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repeated="9"/>
          <table:table-cell table:style-name="ce1">
            <draw:frame draw:z-index="2" draw:id="id1" draw:style-name="a1" draw:name="Gráfico 8" svg:x="0.28125in" svg:y="0.187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E-3" table:style-name="ce2">
            <text:p>0,001</text:p>
          </table:table-cell>
          <table:table-cell office:value-type="string" table:style-name="ce2">
            <text:p><text:s/>error rate</text:p>
          </table:table-cell>
          <table:table-cell office:value-type="float" office:value="38.159999999999997" table:style-name="ce2">
            <text:p>38,16</text:p>
          </table:table-cell>
          <table:table-cell office:value-type="float" office:value="38.159999999999997" table:formula="of:=ROUND([.D2]; 2)" table:style-name="ce2">
            <text:p>38,16</text:p>
          </table:table-cell>
          <table:table-cell office:value-type="float" office:value="23.52" table:formula="of:=MIN([.D2:.D1001])" table:style-name="ce2">
            <text:p>23,5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E-3" table:style-name="ce2">
            <text:p>0,002</text:p>
          </table:table-cell>
          <table:table-cell office:value-type="string" table:style-name="ce2">
            <text:p><text:s/>error rate</text:p>
          </table:table-cell>
          <table:table-cell office:value-type="float" office:value="30.160001999999999" table:style-name="ce2">
            <text:p>30,160002</text:p>
          </table:table-cell>
          <table:table-cell office:value-type="float" office:value="30.16" table:formula="of:=ROUND([.D3]; 2)" table:style-name="ce2">
            <text:p>30,16</text:p>
          </table:table-cell>
          <table:table-cell office:value-type="float" office:value="38.159999999999997" table:formula="of:=MAX([.D2:.D1001])" table:style-name="ce3">
            <text:p>38,16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0000000000000001E-3" table:style-name="ce2">
            <text:p>0,003</text:p>
          </table:table-cell>
          <table:table-cell office:value-type="string" table:style-name="ce2">
            <text:p><text:s/>error rate</text:p>
          </table:table-cell>
          <table:table-cell office:value-type="float" office:value="27.46" table:style-name="ce2">
            <text:p>27,46</text:p>
          </table:table-cell>
          <table:table-cell office:value-type="float" office:value="27.46" table:formula="of:=ROUND([.D4]; 2)" table:style-name="ce2">
            <text:p>27,46</text:p>
          </table:table-cell>
          <table:table-cell office:value-type="float" office:value="27.69715001600003" table:formula="of:=AVERAGE([.D2:.D1001])" table:style-name="ce2">
            <text:p>27,69715002</text:p>
          </table:table-cell>
          <table:table-cell table:number-columns-repeated="11" table:style-name="ce1"/>
          <table:table-cell office:value-type="float" office:value="0.1" table:style-name="ce1">
            <text:p>0,1</text:p>
          </table:table-cell>
          <table:table-cell office:value-type="float" office:value="29.34" table:style-name="ce1">
            <text:p>29,34</text:p>
          </table:table-cell>
          <table:table-cell office:value-type="float" office:value="30.99" table:style-name="ce1">
            <text:p>30,99</text:p>
          </table:table-cell>
          <table:table-cell office:value-type="float" office:value="28.03" table:style-name="ce1">
            <text:p>28,03</text:p>
          </table:table-cell>
          <table:table-cell office:value-type="float" office:value="30.75" table:style-name="ce1">
            <text:p>30,75</text:p>
          </table:table-cell>
          <table:table-cell office:value-type="float" office:value="30.78" table:style-name="ce1">
            <text:p>30,78</text:p>
          </table:table-cell>
          <table:table-cell office:value-type="float" office:value="28.5" table:style-name="ce1">
            <text:p>28,5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0000000000000001E-3" table:style-name="ce2">
            <text:p>0,004</text:p>
          </table:table-cell>
          <table:table-cell office:value-type="string" table:style-name="ce2">
            <text:p><text:s/>error rate</text:p>
          </table:table-cell>
          <table:table-cell office:value-type="float" office:value="26.4" table:style-name="ce2">
            <text:p>26,4</text:p>
          </table:table-cell>
          <table:table-cell office:value-type="float" office:value="26.4" table:formula="of:=ROUND([.D5]; 2)" table:style-name="ce2">
            <text:p>26,4</text:p>
          </table:table-cell>
          <table:table-cell table:style-name="ce2"/>
          <table:table-cell table:number-columns-repeated="11" table:style-name="ce1"/>
          <table:table-cell office:value-type="float" office:value="0.2" table:style-name="ce1">
            <text:p>0,2</text:p>
          </table:table-cell>
          <table:table-cell office:value-type="float" office:value="27.16" table:style-name="ce1">
            <text:p>27,16</text:p>
          </table:table-cell>
          <table:table-cell office:value-type="float" office:value="27.8" table:style-name="ce1">
            <text:p>27,8</text:p>
          </table:table-cell>
          <table:table-cell office:value-type="float" office:value="32.21" table:style-name="ce1">
            <text:p>32,21</text:p>
          </table:table-cell>
          <table:table-cell office:value-type="float" office:value="28.22" table:style-name="ce1">
            <text:p>28,22</text:p>
          </table:table-cell>
          <table:table-cell office:value-type="float" office:value="31.21" table:style-name="ce1">
            <text:p>31,21</text:p>
          </table:table-cell>
          <table:table-cell office:value-type="float" office:value="31.68" table:style-name="ce1">
            <text:p>31,68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0000004000000002E-3" table:style-name="ce2">
            <text:p>0,005</text:p>
          </table:table-cell>
          <table:table-cell office:value-type="string" table:style-name="ce2">
            <text:p><text:s/>error rate</text:p>
          </table:table-cell>
          <table:table-cell office:value-type="float" office:value="25.240002" table:style-name="ce2">
            <text:p>25,240002</text:p>
          </table:table-cell>
          <table:table-cell office:value-type="float" office:value="25.24" table:formula="of:=ROUND([.D6]; 2)" table:style-name="ce2">
            <text:p>25,24</text:p>
          </table:table-cell>
          <table:table-cell table:style-name="ce2"/>
          <table:table-cell table:number-columns-repeated="11" table:style-name="ce1"/>
          <table:table-cell office:value-type="float" office:value="0.3" table:style-name="ce1">
            <text:p>0,3</text:p>
          </table:table-cell>
          <table:table-cell office:value-type="float" office:value="32" table:style-name="ce1">
            <text:p>32</text:p>
          </table:table-cell>
          <table:table-cell office:value-type="float" office:value="29.37" table:style-name="ce1">
            <text:p>29,37</text:p>
          </table:table-cell>
          <table:table-cell office:value-type="float" office:value="30.1" table:style-name="ce1">
            <text:p>30,1</text:p>
          </table:table-cell>
          <table:table-cell office:value-type="float" office:value="33.69" table:style-name="ce1">
            <text:p>33,69</text:p>
          </table:table-cell>
          <table:table-cell office:value-type="float" office:value="29.89" table:style-name="ce1">
            <text:p>29,89</text:p>
          </table:table-cell>
          <table:table-cell office:value-type="float" office:value="29.34" table:style-name="ce1">
            <text:p>29,34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0000004999999999E-3" table:style-name="ce2">
            <text:p>0,006000001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7]; 2)" table:style-name="ce2">
            <text:p>26,5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]-∞;24.0[</text:p>
          </table:table-cell>
          <table:table-cell office:value-type="float" office:value="5" table:formula="of:=COUNTIF([.$E$2:.$E$1001]; &quot;&gt;=&quot; &amp;[.F7])-COUNTIF([.$E$2:.$E$1001]; &quot;&gt;=&quot; &amp;[.G7])" table:style-name="ce1">
            <text:p>5</text:p>
          </table:table-cell>
          <table:table-cell table:number-columns-repeated="8" table:style-name="ce1"/>
          <table:table-cell office:value-type="float" office:value="0.4" table:style-name="ce1">
            <text:p>0,4</text:p>
          </table:table-cell>
          <table:table-cell office:value-type="float" office:value="31.17" table:style-name="ce1">
            <text:p>31,17</text:p>
          </table:table-cell>
          <table:table-cell office:value-type="float" office:value="31.33" table:style-name="ce1">
            <text:p>31,33</text:p>
          </table:table-cell>
          <table:table-cell office:value-type="float" office:value="30.09" table:style-name="ce1">
            <text:p>30,09</text:p>
          </table:table-cell>
          <table:table-cell office:value-type="float" office:value="28.13" table:style-name="ce1">
            <text:p>28,13</text:p>
          </table:table-cell>
          <table:table-cell office:value-type="float" office:value="26.72" table:style-name="ce1">
            <text:p>26,72</text:p>
          </table:table-cell>
          <table:table-cell office:value-type="float" office:value="30.9" table:style-name="ce1">
            <text:p>30,9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0000007E-3" table:style-name="ce2">
            <text:p>0,007000001</text:p>
          </table:table-cell>
          <table:table-cell office:value-type="string" table:style-name="ce2">
            <text:p><text:s/>error rate</text:p>
          </table:table-cell>
          <table:table-cell office:value-type="float" office:value="26.609998999999998" table:style-name="ce2">
            <text:p>26,609999</text:p>
          </table:table-cell>
          <table:table-cell office:value-type="float" office:value="26.61" table:formula="of:=ROUND([.D8]; 2)" table:style-name="ce2">
            <text:p>26,61</text:p>
          </table:table-cell>
          <table:table-cell office:value-type="float" office:value="24" table:style-name="ce1">
            <text:p>24</text:p>
          </table:table-cell>
          <table:table-cell office:value-type="float" office:value="24.5" table:style-name="ce2">
            <text:p>24,5</text:p>
          </table:table-cell>
          <table:table-cell office:value-type="string" table:style-name="ce2">
            <text:p>[24.0;24.5[</text:p>
          </table:table-cell>
          <table:table-cell office:value-type="float" office:value="11" table:formula="of:=COUNTIF([.$E$2:.$E$1001]; &quot;&gt;=&quot; &amp;[.F8])-COUNTIF([.$E$2:.$E$1001]; &quot;&gt;=&quot; &amp;[.G8])" table:style-name="ce1">
            <text:p>11</text:p>
          </table:table-cell>
          <table:table-cell table:number-columns-repeated="8" table:style-name="ce1"/>
          <table:table-cell office:value-type="float" office:value="0.5" table:style-name="ce1">
            <text:p>0,5</text:p>
          </table:table-cell>
          <table:table-cell office:value-type="float" office:value="28.8" table:style-name="ce1">
            <text:p>28,8</text:p>
          </table:table-cell>
          <table:table-cell office:value-type="float" office:value="30.73" table:style-name="ce1">
            <text:p>30,73</text:p>
          </table:table-cell>
          <table:table-cell office:value-type="float" office:value="29.78" table:style-name="ce1">
            <text:p>29,78</text:p>
          </table:table-cell>
          <table:table-cell office:value-type="float" office:value="30.41" table:style-name="ce1">
            <text:p>30,41</text:p>
          </table:table-cell>
          <table:table-cell office:value-type="float" office:value="29.92" table:style-name="ce1">
            <text:p>29,92</text:p>
          </table:table-cell>
          <table:table-cell office:value-type="float" office:value="29.48" table:style-name="ce1">
            <text:p>29,48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0000000000000002E-3" table:style-name="ce2">
            <text:p>0,008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9]; 2)" table:style-name="ce2">
            <text:p>27,01</text:p>
          </table:table-cell>
          <table:table-cell office:value-type="float" office:value="24.5" table:style-name="ce1">
            <text:p>24,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[24.5;25.0[</text:p>
          </table:table-cell>
          <table:table-cell office:value-type="float" office:value="25" table:formula="of:=COUNTIF([.$E$2:.$E$1001]; &quot;&gt;=&quot; &amp;[.F9])-COUNTIF([.$E$2:.$E$1001]; &quot;&gt;=&quot; &amp;[.G9])" table:style-name="ce1">
            <text:p>25</text:p>
          </table:table-cell>
          <table:table-cell table:number-columns-repeated="8" table:style-name="ce1"/>
          <table:table-cell office:value-type="float" office:value="0.6" table:style-name="ce1">
            <text:p>0,6</text:p>
          </table:table-cell>
          <table:table-cell office:value-type="float" office:value="30.19" table:style-name="ce1">
            <text:p>30,19</text:p>
          </table:table-cell>
          <table:table-cell office:value-type="float" office:value="29.12" table:style-name="ce1">
            <text:p>29,12</text:p>
          </table:table-cell>
          <table:table-cell office:value-type="float" office:value="28.49" table:style-name="ce1">
            <text:p>28,49</text:p>
          </table:table-cell>
          <table:table-cell office:value-type="float" office:value="28.18" table:style-name="ce1">
            <text:p>28,18</text:p>
          </table:table-cell>
          <table:table-cell office:value-type="float" office:value="28.68" table:style-name="ce1">
            <text:p>28,68</text:p>
          </table:table-cell>
          <table:table-cell office:value-type="float" office:value="29.1" table:style-name="ce1">
            <text:p>29,1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0000010000000005E-3" table:style-name="ce2">
            <text:p>0,009000001</text:p>
          </table:table-cell>
          <table:table-cell office:value-type="string" table:style-name="ce2">
            <text:p><text:s/>error rate</text:p>
          </table:table-cell>
          <table:table-cell office:value-type="float" office:value="26.08" table:style-name="ce2">
            <text:p>26,08</text:p>
          </table:table-cell>
          <table:table-cell office:value-type="float" office:value="26.08" table:formula="of:=ROUND([.D10]; 2)" table:style-name="ce2">
            <text:p>26,08</text:p>
          </table:table-cell>
          <table:table-cell office:value-type="float" office:value="25" table:style-name="ce1">
            <text:p>25</text:p>
          </table:table-cell>
          <table:table-cell office:value-type="float" office:value="25.5" table:style-name="ce2">
            <text:p>25,5</text:p>
          </table:table-cell>
          <table:table-cell office:value-type="string" table:style-name="ce2">
            <text:p>[25.0;25.5[</text:p>
          </table:table-cell>
          <table:table-cell office:value-type="float" office:value="38" table:formula="of:=COUNTIF([.$E$2:.$E$1001]; &quot;&gt;=&quot; &amp;[.F10])-COUNTIF([.$E$2:.$E$1001]; &quot;&gt;=&quot; &amp;[.G10])" table:style-name="ce1">
            <text:p>38</text:p>
          </table:table-cell>
          <table:table-cell table:number-columns-repeated="8" table:style-name="ce1"/>
          <table:table-cell office:value-type="float" office:value="0.7" table:style-name="ce1">
            <text:p>0,7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30.49" table:style-name="ce1">
            <text:p>30,49</text:p>
          </table:table-cell>
          <table:table-cell office:value-type="float" office:value="27.4" table:style-name="ce1">
            <text:p>27,4</text:p>
          </table:table-cell>
          <table:table-cell office:value-type="float" office:value="29.6" table:style-name="ce1">
            <text:p>29,6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28.11" table:style-name="ce1">
            <text:p>28,11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0000001E-2" table:style-name="ce2">
            <text:p>0,010000001</text:p>
          </table:table-cell>
          <table:table-cell office:value-type="string" table:style-name="ce2">
            <text:p><text:s/>error rate</text:p>
          </table:table-cell>
          <table:table-cell office:value-type="float" office:value="27.439999" table:style-name="ce2">
            <text:p>27,439999</text:p>
          </table:table-cell>
          <table:table-cell office:value-type="float" office:value="27.44" table:formula="of:=ROUND([.D11]; 2)" table:style-name="ce2">
            <text:p>27,44</text:p>
          </table:table-cell>
          <table:table-cell office:value-type="float" office:value="25.5" table:style-name="ce1">
            <text:p>25,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[25.5;26.0[</text:p>
          </table:table-cell>
          <table:table-cell office:value-type="float" office:value="67" table:formula="of:=COUNTIF([.$E$2:.$E$1001]; &quot;&gt;=&quot; &amp;[.F11])-COUNTIF([.$E$2:.$E$1001]; &quot;&gt;=&quot; &amp;[.G11])" table:style-name="ce1">
            <text:p>67</text:p>
          </table:table-cell>
          <table:table-cell table:number-columns-repeated="8" table:style-name="ce1"/>
          <table:table-cell office:value-type="float" office:value="0.8" table:style-name="ce1">
            <text:p>0,8</text:p>
          </table:table-cell>
          <table:table-cell office:value-type="float" office:value="30.73" table:style-name="ce1">
            <text:p>30,73</text:p>
          </table:table-cell>
          <table:table-cell office:value-type="float" office:value="28.01" table:style-name="ce1">
            <text:p>28,01</text:p>
          </table:table-cell>
          <table:table-cell office:value-type="float" office:value="31.74" table:style-name="ce1">
            <text:p>31,74</text:p>
          </table:table-cell>
          <table:table-cell office:value-type="float" office:value="29.08" table:style-name="ce1">
            <text:p>29,08</text:p>
          </table:table-cell>
          <table:table-cell office:value-type="float" office:value="29.61" table:style-name="ce1">
            <text:p>29,61</text:p>
          </table:table-cell>
          <table:table-cell office:value-type="float" office:value="26.47" table:style-name="ce1">
            <text:p>26,47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1000001000000001E-2" table:style-name="ce2">
            <text:p>0,011000001</text:p>
          </table:table-cell>
          <table:table-cell office:value-type="string" table:style-name="ce2">
            <text:p><text:s/>error rate</text:p>
          </table:table-cell>
          <table:table-cell office:value-type="float" office:value="27.16" table:style-name="ce2">
            <text:p>27,16</text:p>
          </table:table-cell>
          <table:table-cell office:value-type="float" office:value="27.16" table:formula="of:=ROUND([.D12]; 2)" table:style-name="ce2">
            <text:p>27,16</text:p>
          </table:table-cell>
          <table:table-cell office:value-type="float" office:value="26" table:style-name="ce1">
            <text:p>26</text:p>
          </table:table-cell>
          <table:table-cell office:value-type="float" office:value="26.5" table:style-name="ce2">
            <text:p>26,5</text:p>
          </table:table-cell>
          <table:table-cell office:value-type="string" table:style-name="ce2">
            <text:p>[26.0;26.5[</text:p>
          </table:table-cell>
          <table:table-cell office:value-type="float" office:value="94" table:formula="of:=COUNTIF([.$E$2:.$E$1001]; &quot;&gt;=&quot; &amp;[.F12])-COUNTIF([.$E$2:.$E$1001]; &quot;&gt;=&quot; &amp;[.G12])" table:style-name="ce1">
            <text:p>94</text:p>
          </table:table-cell>
          <table:table-cell table:number-columns-repeated="8" table:style-name="ce1"/>
          <table:table-cell office:value-type="float" office:value="0.9" table:style-name="ce1">
            <text:p>0,9</text:p>
          </table:table-cell>
          <table:table-cell office:value-type="float" office:value="28.29" table:style-name="ce1">
            <text:p>28,29</text:p>
          </table:table-cell>
          <table:table-cell office:value-type="float" office:value="28.71" table:style-name="ce1">
            <text:p>28,71</text:p>
          </table:table-cell>
          <table:table-cell office:value-type="float" office:value="27.38" table:style-name="ce1">
            <text:p>27,38</text:p>
          </table:table-cell>
          <table:table-cell office:value-type="float" office:value="30.04" table:style-name="ce1">
            <text:p>30,04</text:p>
          </table:table-cell>
          <table:table-cell office:value-type="float" office:value="33.89" table:style-name="ce1">
            <text:p>33,89</text:p>
          </table:table-cell>
          <table:table-cell office:value-type="float" office:value="26.05" table:style-name="ce1">
            <text:p>26,05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2000001E-2" table:style-name="ce2">
            <text:p>0,012000001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13]; 2)" table:style-name="ce2">
            <text:p>27,12</text:p>
          </table:table-cell>
          <table:table-cell office:value-type="float" office:value="26.5" table:style-name="ce1">
            <text:p>26,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[26.5;27.0[</text:p>
          </table:table-cell>
          <table:table-cell office:value-type="float" office:value="133" table:formula="of:=COUNTIF([.$E$2:.$E$1001]; &quot;&gt;=&quot; &amp;[.F13])-COUNTIF([.$E$2:.$E$1001]; &quot;&gt;=&quot; &amp;[.G13])" table:style-name="ce1">
            <text:p>133</text:p>
          </table:table-cell>
          <table:table-cell table:number-columns-repeated="8" table:style-name="ce1"/>
          <table:table-cell office:value-type="string" table:style-name="ce1">
            <text:p>Mínimo</text:p>
          </table:table-cell>
          <table:table-cell office:value-type="float" office:value="27.16" table:formula="of:=MIN([.S4:.S12])" table:style-name="ce1">
            <text:p>27,16</text:p>
          </table:table-cell>
          <table:table-cell office:value-type="float" office:value="27.8" table:formula="of:=MIN([.T4:.T12])" table:style-name="ce1">
            <text:p>27,8</text:p>
          </table:table-cell>
          <table:table-cell office:value-type="float" office:value="27.38" table:formula="of:=MIN([.U4:.U12])" table:style-name="ce1">
            <text:p>27,38</text:p>
          </table:table-cell>
          <table:table-cell office:value-type="float" office:value="28.13" table:formula="of:=MIN([.V4:.V12])" table:style-name="ce1">
            <text:p>28,13</text:p>
          </table:table-cell>
          <table:table-cell office:value-type="float" office:value="26.72" table:formula="of:=MIN([.W4:.W12])" table:style-name="ce1">
            <text:p>26,72</text:p>
          </table:table-cell>
          <table:table-cell office:value-type="float" office:value="26.05" table:formula="of:=MIN([.X4:.X12])" table:style-name="ce1">
            <text:p>26,05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3000001000000001E-2" table:style-name="ce2">
            <text:p>0,013000001</text:p>
          </table:table-cell>
          <table:table-cell office:value-type="string" table:style-name="ce2">
            <text:p><text:s/>error rate</text:p>
          </table:table-cell>
          <table:table-cell office:value-type="float" office:value="27.52" table:style-name="ce2">
            <text:p>27,52</text:p>
          </table:table-cell>
          <table:table-cell office:value-type="float" office:value="27.52" table:formula="of:=ROUND([.D14]; 2)" table:style-name="ce2">
            <text:p>27,52</text:p>
          </table:table-cell>
          <table:table-cell office:value-type="float" office:value="27" table:style-name="ce1">
            <text:p>27</text:p>
          </table:table-cell>
          <table:table-cell office:value-type="float" office:value="27.5" table:style-name="ce2">
            <text:p>27,5</text:p>
          </table:table-cell>
          <table:table-cell office:value-type="string" table:style-name="ce2">
            <text:p>[27.0;27.5[</text:p>
          </table:table-cell>
          <table:table-cell office:value-type="float" office:value="127" table:formula="of:=COUNTIF([.$E$2:.$E$1001]; &quot;&gt;=&quot; &amp;[.F14])-COUNTIF([.$E$2:.$E$1001]; &quot;&gt;=&quot; &amp;[.G14])" table:style-name="ce1">
            <text:p>127</text:p>
          </table:table-cell>
          <table:table-cell table:number-columns-repeated="8" table:style-name="ce1"/>
          <table:table-cell office:value-type="string" table:style-name="ce1">
            <text:p>Média</text:p>
          </table:table-cell>
          <table:table-cell office:value-type="float" office:value="30.014444444444443" table:formula="of:=AVERAGE([.S4:.S12])" table:style-name="ce1">
            <text:p>30,01444444</text:p>
          </table:table-cell>
          <table:table-cell office:value-type="float" office:value="29.616666666666667" table:formula="of:=AVERAGE([.T4:.T12])" table:style-name="ce1">
            <text:p>29,61666667</text:p>
          </table:table-cell>
          <table:table-cell office:value-type="float" office:value="29.468888888888891" table:formula="of:=AVERAGE([.U4:.U12])" table:style-name="ce1">
            <text:p>29,46888889</text:p>
          </table:table-cell>
          <table:table-cell office:value-type="float" office:value="29.788888888888891" table:formula="of:=AVERAGE([.V4:.V12])" table:style-name="ce1">
            <text:p>29,78888889</text:p>
          </table:table-cell>
          <table:table-cell office:value-type="float" office:value="30.33" table:formula="of:=AVERAGE([.W4:.W12])" table:style-name="ce1">
            <text:p>30,33</text:p>
          </table:table-cell>
          <table:table-cell office:value-type="float" office:value="28.847777777777772" table:formula="of:=AVERAGE([.X4:.X12])" table:style-name="ce1">
            <text:p>28,84777778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4000001E-2" table:style-name="ce2">
            <text:p>0,014000001</text:p>
          </table:table-cell>
          <table:table-cell office:value-type="string" table:style-name="ce2">
            <text:p><text:s/>error rate</text:p>
          </table:table-cell>
          <table:table-cell office:value-type="float" office:value="27.25" table:style-name="ce2">
            <text:p>27,25</text:p>
          </table:table-cell>
          <table:table-cell office:value-type="float" office:value="27.25" table:formula="of:=ROUND([.D15]; 2)" table:style-name="ce2">
            <text:p>27,25</text:p>
          </table:table-cell>
          <table:table-cell office:value-type="float" office:value="27.5" table:style-name="ce1">
            <text:p>27,5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[27.5;28.0[</text:p>
          </table:table-cell>
          <table:table-cell office:value-type="float" office:value="110" table:formula="of:=COUNTIF([.$E$2:.$E$1001]; &quot;&gt;=&quot; &amp;[.F15])-COUNTIF([.$E$2:.$E$1001]; &quot;&gt;=&quot; &amp;[.G15])" table:style-name="ce1">
            <text:p>110</text:p>
          </table:table-cell>
          <table:table-cell table:number-columns-repeated="8" table:style-name="ce1"/>
          <table:table-cell office:value-type="string" table:style-name="ce1">
            <text:p>Máximo</text:p>
          </table:table-cell>
          <table:table-cell office:value-type="float" office:value="32.450000000000003" table:formula="of:=MAX([.S4:.S12])" table:style-name="ce1">
            <text:p>32,45</text:p>
          </table:table-cell>
          <table:table-cell office:value-type="float" office:value="31.33" table:formula="of:=MAX([.T4:.T12])" table:style-name="ce1">
            <text:p>31,33</text:p>
          </table:table-cell>
          <table:table-cell office:value-type="float" office:value="32.21" table:formula="of:=MAX([.U4:.U12])" table:style-name="ce1">
            <text:p>32,21</text:p>
          </table:table-cell>
          <table:table-cell office:value-type="float" office:value="33.69" table:formula="of:=MAX([.V4:.V12])" table:style-name="ce1">
            <text:p>33,69</text:p>
          </table:table-cell>
          <table:table-cell office:value-type="float" office:value="33.89" table:formula="of:=MAX([.W4:.W12])" table:style-name="ce1">
            <text:p>33,89</text:p>
          </table:table-cell>
          <table:table-cell office:value-type="float" office:value="31.68" table:formula="of:=MAX([.X4:.X12])" table:style-name="ce1">
            <text:p>31,68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50000015E-2" table:style-name="ce2">
            <text:p>0,015000002</text:p>
          </table:table-cell>
          <table:table-cell office:value-type="string" table:style-name="ce2">
            <text:p><text:s/>error rate</text:p>
          </table:table-cell>
          <table:table-cell office:value-type="float" office:value="28.16" table:style-name="ce2">
            <text:p>28,16</text:p>
          </table:table-cell>
          <table:table-cell office:value-type="float" office:value="28.16" table:formula="of:=ROUND([.D16]; 2)" table:style-name="ce2">
            <text:p>28,1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2">
            <text:p>28,5</text:p>
          </table:table-cell>
          <table:table-cell office:value-type="string" table:style-name="ce2">
            <text:p>[28.0;28.5[</text:p>
          </table:table-cell>
          <table:table-cell office:value-type="float" office:value="87" table:formula="of:=COUNTIF([.$E$2:.$E$1001]; &quot;&gt;=&quot; &amp;[.F16])-COUNTIF([.$E$2:.$E$1001]; &quot;&gt;=&quot; &amp;[.G16])" table:style-name="ce1">
            <text:p>87</text:p>
          </table:table-cell>
          <table:table-cell table:style-name="ce1">
            <draw:frame draw:z-index="1" draw:id="id0" draw:style-name="a0" draw:name="Gráfico 2" svg:x="0.28125in" svg:y="0.1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6E-2" table:style-name="ce2">
            <text:p>0,016</text:p>
          </table:table-cell>
          <table:table-cell office:value-type="string" table:style-name="ce2">
            <text:p><text:s/>error rate</text:p>
          </table:table-cell>
          <table:table-cell office:value-type="float" office:value="30.4" table:style-name="ce2">
            <text:p>30,4</text:p>
          </table:table-cell>
          <table:table-cell office:value-type="float" office:value="30.4" table:formula="of:=ROUND([.D17]; 2)" table:style-name="ce2">
            <text:p>30,4</text:p>
          </table:table-cell>
          <table:table-cell office:value-type="float" office:value="28.5" table:style-name="ce1">
            <text:p>28,5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[28.5;29.0[</text:p>
          </table:table-cell>
          <table:table-cell office:value-type="float" office:value="81" table:formula="of:=COUNTIF([.$E$2:.$E$1001]; &quot;&gt;=&quot; &amp;[.F17])-COUNTIF([.$E$2:.$E$1001]; &quot;&gt;=&quot; &amp;[.G17])" table:style-name="ce1">
            <text:p>81</text:p>
          </table:table-cell>
          <table:table-cell table:number-columns-repeated="9" table:style-name="ce1"/>
          <table:table-cell office:value-type="float" office:value="27.16" table:formula="of:=[.S13]" table:style-name="ce1">
            <text:p>27,16</text:p>
          </table:table-cell>
          <table:table-cell office:value-type="float" office:value="30.014444444444443" table:formula="of:=[.S14]" table:style-name="ce1">
            <text:p>30,01444444</text:p>
          </table:table-cell>
          <table:table-cell office:value-type="float" office:value="32.450000000000003" table:formula="of:=[.S15]" table:style-name="ce1">
            <text:p>32,45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7000000000000001E-2" table:style-name="ce2">
            <text:p>0,017</text:p>
          </table:table-cell>
          <table:table-cell office:value-type="string" table:style-name="ce2">
            <text:p><text:s/>error rate</text:p>
          </table:table-cell>
          <table:table-cell office:value-type="float" office:value="27.91" table:style-name="ce2">
            <text:p>27,91</text:p>
          </table:table-cell>
          <table:table-cell office:value-type="float" office:value="27.91" table:formula="of:=ROUND([.D18]; 2)" table:style-name="ce2">
            <text:p>27,91</text:p>
          </table:table-cell>
          <table:table-cell office:value-type="float" office:value="29" table:style-name="ce1">
            <text:p>29</text:p>
          </table:table-cell>
          <table:table-cell office:value-type="float" office:value="29.5" table:style-name="ce2">
            <text:p>29,5</text:p>
          </table:table-cell>
          <table:table-cell office:value-type="string" table:style-name="ce2">
            <text:p>[29.0;29.5[</text:p>
          </table:table-cell>
          <table:table-cell office:value-type="float" office:value="68" table:formula="of:=COUNTIF([.$E$2:.$E$1001]; &quot;&gt;=&quot; &amp;[.F18])-COUNTIF([.$E$2:.$E$1001]; &quot;&gt;=&quot; &amp;[.G18])" table:style-name="ce1">
            <text:p>68</text:p>
          </table:table-cell>
          <table:table-cell table:number-columns-repeated="9" table:style-name="ce1"/>
          <table:table-cell office:value-type="float" office:value="27.8" table:formula="of:=[.T13]" table:style-name="ce1">
            <text:p>27,8</text:p>
          </table:table-cell>
          <table:table-cell office:value-type="float" office:value="29.616666666666667" table:formula="of:=[.T14]" table:style-name="ce1">
            <text:p>29,61666667</text:p>
          </table:table-cell>
          <table:table-cell office:value-type="float" office:value="31.33" table:formula="of:=[.T15]" table:style-name="ce1">
            <text:p>31,33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8000001000000002E-2" table:style-name="ce2">
            <text:p>0,018000001</text:p>
          </table:table-cell>
          <table:table-cell office:value-type="string" table:style-name="ce2">
            <text:p><text:s/>error rate</text:p>
          </table:table-cell>
          <table:table-cell office:value-type="float" office:value="26.980001000000001" table:style-name="ce2">
            <text:p>26,980001</text:p>
          </table:table-cell>
          <table:table-cell office:value-type="float" office:value="26.98" table:formula="of:=ROUND([.D19]; 2)" table:style-name="ce2">
            <text:p>26,98</text:p>
          </table:table-cell>
          <table:table-cell office:value-type="float" office:value="29.5" table:style-name="ce1">
            <text:p>29,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[29.5;30.0[</text:p>
          </table:table-cell>
          <table:table-cell office:value-type="float" office:value="63" table:formula="of:=COUNTIF([.$E$2:.$E$1001]; &quot;&gt;=&quot; &amp;[.F19])-COUNTIF([.$E$2:.$E$1001]; &quot;&gt;=&quot; &amp;[.G19])" table:style-name="ce1">
            <text:p>63</text:p>
          </table:table-cell>
          <table:table-cell table:number-columns-repeated="9" table:style-name="ce1"/>
          <table:table-cell office:value-type="float" office:value="27.38" table:formula="of:=[.U13]" table:style-name="ce1">
            <text:p>27,38</text:p>
          </table:table-cell>
          <table:table-cell office:value-type="float" office:value="29.468888888888891" table:formula="of:=[.U14]" table:style-name="ce1">
            <text:p>29,46888889</text:p>
          </table:table-cell>
          <table:table-cell office:value-type="float" office:value="32.21" table:formula="of:=[.U15]" table:style-name="ce1">
            <text:p>32,2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9000000999999999E-2" table:style-name="ce2">
            <text:p>0,019000001</text:p>
          </table:table-cell>
          <table:table-cell office:value-type="string" table:style-name="ce2">
            <text:p><text:s/>error rate</text:p>
          </table:table-cell>
          <table:table-cell office:value-type="float" office:value="28.61" table:style-name="ce2">
            <text:p>28,61</text:p>
          </table:table-cell>
          <table:table-cell office:value-type="float" office:value="28.61" table:formula="of:=ROUND([.D20]; 2)" table:style-name="ce2">
            <text:p>28,61</text:p>
          </table:table-cell>
          <table:table-cell office:value-type="float" office:value="30" table:style-name="ce1">
            <text:p>30</text:p>
          </table:table-cell>
          <table:table-cell office:value-type="float" office:value="30.5" table:style-name="ce2">
            <text:p>30,5</text:p>
          </table:table-cell>
          <table:table-cell office:value-type="string" table:style-name="ce2">
            <text:p>[30.0;30,5[</text:p>
          </table:table-cell>
          <table:table-cell office:value-type="float" office:value="32" table:formula="of:=COUNTIF([.$E$2:.$E$1001]; &quot;&gt;=&quot; &amp;[.F20])-COUNTIF([.$E$2:.$E$1001]; &quot;&gt;=&quot; &amp;[.G20])" table:style-name="ce1">
            <text:p>32</text:p>
          </table:table-cell>
          <table:table-cell table:number-columns-repeated="9" table:style-name="ce1"/>
          <table:table-cell office:value-type="float" office:value="28.13" table:formula="of:=[.V13]" table:style-name="ce1">
            <text:p>28,13</text:p>
          </table:table-cell>
          <table:table-cell office:value-type="float" office:value="29.788888888888891" table:formula="of:=[.V14]" table:style-name="ce1">
            <text:p>29,78888889</text:p>
          </table:table-cell>
          <table:table-cell office:value-type="float" office:value="33.69" table:formula="of:=[.V15]" table:style-name="ce1">
            <text:p>33,69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0000001E-2" table:style-name="ce2">
            <text:p>0,020000001</text:p>
          </table:table-cell>
          <table:table-cell office:value-type="string" table:style-name="ce2">
            <text:p><text:s/>error rate</text:p>
          </table:table-cell>
          <table:table-cell office:value-type="float" office:value="28.09" table:style-name="ce2">
            <text:p>28,09</text:p>
          </table:table-cell>
          <table:table-cell office:value-type="float" office:value="28.09" table:formula="of:=ROUND([.D21]; 2)" table:style-name="ce2">
            <text:p>28,09</text:p>
          </table:table-cell>
          <table:table-cell office:value-type="float" office:value="30.5" table:style-name="ce1">
            <text:p>30,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[30.5;31.0[</text:p>
          </table:table-cell>
          <table:table-cell office:value-type="float" office:value="26" table:formula="of:=COUNTIF([.$E$2:.$E$1001]; &quot;&gt;=&quot; &amp;[.F21])-COUNTIF([.$E$2:.$E$1001]; &quot;&gt;=&quot; &amp;[.G21])" table:style-name="ce1">
            <text:p>26</text:p>
          </table:table-cell>
          <table:table-cell table:number-columns-repeated="9" table:style-name="ce1"/>
          <table:table-cell office:value-type="float" office:value="26.72" table:formula="of:=[.W13]" table:style-name="ce1">
            <text:p>26,72</text:p>
          </table:table-cell>
          <table:table-cell office:value-type="float" office:value="30.33" table:formula="of:=[.W14]" table:style-name="ce1">
            <text:p>30,33</text:p>
          </table:table-cell>
          <table:table-cell office:value-type="float" office:value="33.89" table:formula="of:=[.W15]" table:style-name="ce1">
            <text:p>33,89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1000002E-2" table:style-name="ce2">
            <text:p>0,021000002</text:p>
          </table:table-cell>
          <table:table-cell office:value-type="string" table:style-name="ce2">
            <text:p><text:s/>error rate</text:p>
          </table:table-cell>
          <table:table-cell office:value-type="float" office:value="27.71" table:style-name="ce2">
            <text:p>27,71</text:p>
          </table:table-cell>
          <table:table-cell office:value-type="float" office:value="27.71" table:formula="of:=ROUND([.D22]; 2)" table:style-name="ce2">
            <text:p>27,71</text:p>
          </table:table-cell>
          <table:table-cell office:value-type="float" office:value="31" table:style-name="ce1">
            <text:p>31</text:p>
          </table:table-cell>
          <table:table-cell office:value-type="float" office:value="31.5" table:style-name="ce2">
            <text:p>31,5</text:p>
          </table:table-cell>
          <table:table-cell office:value-type="string" table:style-name="ce2">
            <text:p>[31.0;31.5[</text:p>
          </table:table-cell>
          <table:table-cell office:value-type="float" office:value="16" table:formula="of:=COUNTIF([.$E$2:.$E$1001]; &quot;&gt;=&quot; &amp;[.F22])-COUNTIF([.$E$2:.$E$1001]; &quot;&gt;=&quot; &amp;[.G22])" table:style-name="ce1">
            <text:p>16</text:p>
          </table:table-cell>
          <table:table-cell table:number-columns-repeated="9" table:style-name="ce1"/>
          <table:table-cell office:value-type="float" office:value="26.05" table:formula="of:=[.X13]" table:style-name="ce1">
            <text:p>26,05</text:p>
          </table:table-cell>
          <table:table-cell office:value-type="float" office:value="28.847777777777772" table:formula="of:=[.X14]" table:style-name="ce1">
            <text:p>28,84777778</text:p>
          </table:table-cell>
          <table:table-cell office:value-type="float" office:value="31.68" table:formula="of:=[.X15]" table:style-name="ce1">
            <text:p>31,68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2000002000000001E-2" table:style-name="ce2">
            <text:p>0,022000002</text:p>
          </table:table-cell>
          <table:table-cell office:value-type="string" table:style-name="ce2">
            <text:p><text:s/>error rate</text:p>
          </table:table-cell>
          <table:table-cell office:value-type="float" office:value="31.079998" table:style-name="ce2">
            <text:p>31,079998</text:p>
          </table:table-cell>
          <table:table-cell office:value-type="float" office:value="31.08" table:formula="of:=ROUND([.D23]; 2)" table:style-name="ce2">
            <text:p>31,08</text:p>
          </table:table-cell>
          <table:table-cell office:value-type="float" office:value="31.5" table:style-name="ce1">
            <text:p>31,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[31.5;32.0[</text:p>
          </table:table-cell>
          <table:table-cell office:value-type="float" office:value="4" table:formula="of:=COUNTIF([.$E$2:.$E$1001]; &quot;&gt;=&quot; &amp;[.F23])-COUNTIF([.$E$2:.$E$1001]; &quot;&gt;=&quot; &amp;[.G23])" table:style-name="ce1">
            <text:p>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3000001999999999E-2" table:style-name="ce2">
            <text:p>0,023000002</text:p>
          </table:table-cell>
          <table:table-cell office:value-type="string" table:style-name="ce2">
            <text:p><text:s/>error rate</text:p>
          </table:table-cell>
          <table:table-cell office:value-type="float" office:value="28.27" table:style-name="ce2">
            <text:p>28,27</text:p>
          </table:table-cell>
          <table:table-cell office:value-type="float" office:value="28.27" table:formula="of:=ROUND([.D24]; 2)" table:style-name="ce2">
            <text:p>28,27</text:p>
          </table:table-cell>
          <table:table-cell office:value-type="float" office:value="32" table:style-name="ce1">
            <text:p>32</text:p>
          </table:table-cell>
          <table:table-cell office:value-type="float" office:value="32.5" table:style-name="ce2">
            <text:p>32,5</text:p>
          </table:table-cell>
          <table:table-cell office:value-type="string" table:style-name="ce2">
            <text:p>[32.0;32.5[</text:p>
          </table:table-cell>
          <table:table-cell office:value-type="float" office:value="3" table:formula="of:=COUNTIF([.$E$2:.$E$1001]; &quot;&gt;=&quot; &amp;[.F24])-COUNTIF([.$E$2:.$E$1001]; &quot;&gt;=&quot; &amp;[.G24])" table:style-name="ce1">
            <text:p>3</text:p>
          </table:table-cell>
          <table:table-cell table:number-columns-repeated="9" table:style-name="ce1"/>
          <table:table-cell office:value-type="float" office:value="27.16" table:formula="of:=ROUND([.S17]; 2)" table:style-name="ce1">
            <text:p>27,16</text:p>
          </table:table-cell>
          <table:table-cell office:value-type="float" office:value="30.01" table:formula="of:=ROUND([.T17]; 2)" table:style-name="ce1">
            <text:p>30,01</text:p>
          </table:table-cell>
          <table:table-cell office:value-type="float" office:value="32.450000000000003" table:formula="of:=ROUND([.U17]; 2)" table:style-name="ce1">
            <text:p>32,45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4000001999999999E-2" table:style-name="ce2">
            <text:p>0,024000002</text:p>
          </table:table-cell>
          <table:table-cell office:value-type="string" table:style-name="ce2">
            <text:p><text:s/>error rate</text:p>
          </table:table-cell>
          <table:table-cell office:value-type="float" office:value="29.6" table:style-name="ce2">
            <text:p>29,6</text:p>
          </table:table-cell>
          <table:table-cell office:value-type="float" office:value="29.6" table:formula="of:=ROUND([.D25]; 2)" table:style-name="ce2">
            <text:p>29,6</text:p>
          </table:table-cell>
          <table:table-cell office:value-type="float" office:value="32.5" table:style-name="ce1">
            <text:p>32,5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[32.5;33.0[</text:p>
          </table:table-cell>
          <table:table-cell office:value-type="float" office:value="4" table:formula="of:=COUNTIF([.$E$2:.$E$1001]; &quot;&gt;=&quot; &amp;[.F25])-COUNTIF([.$E$2:.$E$1001]; &quot;&gt;=&quot; &amp;[.G25])" table:style-name="ce1">
            <text:p>4</text:p>
          </table:table-cell>
          <table:table-cell table:number-columns-repeated="9" table:style-name="ce1"/>
          <table:table-cell office:value-type="float" office:value="27.8" table:formula="of:=ROUND([.S18]; 2)" table:style-name="ce1">
            <text:p>27,8</text:p>
          </table:table-cell>
          <table:table-cell office:value-type="float" office:value="29.62" table:formula="of:=ROUND([.T18]; 2)" table:style-name="ce1">
            <text:p>29,62</text:p>
          </table:table-cell>
          <table:table-cell office:value-type="float" office:value="31.33" table:formula="of:=ROUND([.U18]; 2)" table:style-name="ce1">
            <text:p>31,33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Learning rate</text:p>
          </table:table-cell>
          <table:table-cell office:value-type="float" office:value="2.5000002E-2" table:style-name="ce2">
            <text:p>0,025000002</text:p>
          </table:table-cell>
          <table:table-cell office:value-type="string" table:style-name="ce2">
            <text:p><text:s/>error rate</text:p>
          </table:table-cell>
          <table:table-cell office:value-type="float" office:value="28.080002" table:style-name="ce2">
            <text:p>28,080002</text:p>
          </table:table-cell>
          <table:table-cell office:value-type="float" office:value="28.08" table:formula="of:=ROUND([.D26]; 2)" table:style-name="ce2">
            <text:p>28,08</text:p>
          </table:table-cell>
          <table:table-cell office:value-type="float" office:value="33" table:style-name="ce1">
            <text:p>33</text:p>
          </table:table-cell>
          <table:table-cell office:value-type="float" office:value="33.5" table:style-name="ce2">
            <text:p>33,5</text:p>
          </table:table-cell>
          <table:table-cell office:value-type="string" table:style-name="ce2">
            <text:p>[33.0;33.5[</text:p>
          </table:table-cell>
          <table:table-cell office:value-type="float" office:value="1" table:formula="of:=COUNTIF([.$E$2:.$E$1001]; &quot;&gt;=&quot; &amp;[.F26])-COUNTIF([.$E$2:.$E$1001]; &quot;&gt;=&quot; &amp;[.G26])" table:style-name="ce1">
            <text:p>1</text:p>
          </table:table-cell>
          <table:table-cell table:number-columns-repeated="9" table:style-name="ce1"/>
          <table:table-cell office:value-type="float" office:value="27.38" table:formula="of:=ROUND([.S19]; 2)" table:style-name="ce1">
            <text:p>27,38</text:p>
          </table:table-cell>
          <table:table-cell office:value-type="float" office:value="29.47" table:formula="of:=ROUND([.T19]; 2)" table:style-name="ce1">
            <text:p>29,47</text:p>
          </table:table-cell>
          <table:table-cell office:value-type="float" office:value="32.21" table:formula="of:=ROUND([.U19]; 2)" table:style-name="ce1">
            <text:p>32,2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Learning rate</text:p>
          </table:table-cell>
          <table:table-cell office:value-type="float" office:value="2.6000002000000001E-2" table:style-name="ce2">
            <text:p>0,026000002</text:p>
          </table:table-cell>
          <table:table-cell office:value-type="string" table:style-name="ce2">
            <text:p><text:s/>error rate</text:p>
          </table:table-cell>
          <table:table-cell office:value-type="float" office:value="32.530003000000001" table:style-name="ce2">
            <text:p>32,530003</text:p>
          </table:table-cell>
          <table:table-cell office:value-type="float" office:value="32.53" table:formula="of:=ROUND([.D27]; 2)" table:style-name="ce2">
            <text:p>32,53</text:p>
          </table:table-cell>
          <table:table-cell office:value-type="float" office:value="33.5" table:style-name="ce1">
            <text:p>33,5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[33.5;+∞[</text:p>
          </table:table-cell>
          <table:table-cell office:value-type="float" office:value="5" table:formula="of:=COUNTIF([.$E$2:.$E$1001]; &quot;&gt;=&quot; &amp;[.F27])-COUNTIF([.$E$2:.$E$1001]; &quot;&gt;=&quot; &amp;[.G27])" table:style-name="ce1">
            <text:p>5</text:p>
          </table:table-cell>
          <table:table-cell table:number-columns-repeated="9" table:style-name="ce1"/>
          <table:table-cell office:value-type="float" office:value="28.13" table:formula="of:=ROUND([.S20]; 2)" table:style-name="ce1">
            <text:p>28,13</text:p>
          </table:table-cell>
          <table:table-cell office:value-type="float" office:value="29.79" table:formula="of:=ROUND([.T20]; 2)" table:style-name="ce1">
            <text:p>29,79</text:p>
          </table:table-cell>
          <table:table-cell office:value-type="float" office:value="33.69" table:formula="of:=ROUND([.U20]; 2)" table:style-name="ce1">
            <text:p>33,6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2.7000003000000002E-2" table:style-name="ce2">
            <text:p>0,027000003</text:p>
          </table:table-cell>
          <table:table-cell office:value-type="string" table:style-name="ce2">
            <text:p><text:s/>error rate</text:p>
          </table:table-cell>
          <table:table-cell office:value-type="float" office:value="29.44" table:style-name="ce2">
            <text:p>29,44</text:p>
          </table:table-cell>
          <table:table-cell office:value-type="float" office:value="29.44" table:formula="of:=ROUND([.D28]; 2)" table:style-name="ce2">
            <text:p>29,44</text:p>
          </table:table-cell>
          <table:table-cell table:style-name="ce2"/>
          <table:table-cell table:number-columns-repeated="12" table:style-name="ce1"/>
          <table:table-cell office:value-type="float" office:value="26.72" table:formula="of:=ROUND([.S21]; 2)" table:style-name="ce1">
            <text:p>26,72</text:p>
          </table:table-cell>
          <table:table-cell office:value-type="float" office:value="30.33" table:formula="of:=ROUND([.T21]; 2)" table:style-name="ce1">
            <text:p>30,33</text:p>
          </table:table-cell>
          <table:table-cell office:value-type="float" office:value="33.89" table:formula="of:=ROUND([.U21]; 2)" table:style-name="ce1">
            <text:p>33,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2.8000002999999999E-2" table:style-name="ce2">
            <text:p>0,028000003</text:p>
          </table:table-cell>
          <table:table-cell office:value-type="string" table:style-name="ce2">
            <text:p><text:s/>error rate</text:p>
          </table:table-cell>
          <table:table-cell office:value-type="float" office:value="29.460000999999998" table:style-name="ce2">
            <text:p>29,460001</text:p>
          </table:table-cell>
          <table:table-cell office:value-type="float" office:value="29.46" table:formula="of:=ROUND([.D29]; 2)" table:style-name="ce2">
            <text:p>29,46</text:p>
          </table:table-cell>
          <table:table-cell table:style-name="ce2"/>
          <table:table-cell table:number-columns-repeated="12" table:style-name="ce1"/>
          <table:table-cell office:value-type="float" office:value="26.05" table:formula="of:=ROUND([.S22]; 2)" table:style-name="ce1">
            <text:p>26,05</text:p>
          </table:table-cell>
          <table:table-cell office:value-type="float" office:value="28.85" table:formula="of:=ROUND([.T22]; 2)" table:style-name="ce1">
            <text:p>28,85</text:p>
          </table:table-cell>
          <table:table-cell office:value-type="float" office:value="31.68" table:formula="of:=ROUND([.U22]; 2)" table:style-name="ce1">
            <text:p>31,6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2.9000003E-2" table:style-name="ce2">
            <text:p>0,029000003</text:p>
          </table:table-cell>
          <table:table-cell office:value-type="string" table:style-name="ce2">
            <text:p><text:s/>error rate</text:p>
          </table:table-cell>
          <table:table-cell office:value-type="float" office:value="27.64" table:style-name="ce2">
            <text:p>27,64</text:p>
          </table:table-cell>
          <table:table-cell office:value-type="float" office:value="27.64" table:formula="of:=ROUND([.D30]; 2)" table:style-name="ce2">
            <text:p>27,64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0000003000000001E-2" table:style-name="ce2">
            <text:p>0,030000003</text:p>
          </table:table-cell>
          <table:table-cell office:value-type="string" table:style-name="ce2">
            <text:p><text:s/>error rate</text:p>
          </table:table-cell>
          <table:table-cell office:value-type="float" office:value="33.94" table:style-name="ce2">
            <text:p>33,94</text:p>
          </table:table-cell>
          <table:table-cell office:value-type="float" office:value="33.94" table:formula="of:=ROUND([.D31]; 2)" table:style-name="ce2">
            <text:p>33,94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1000003000000002E-2" table:style-name="ce2">
            <text:p>0,031000003</text:p>
          </table:table-cell>
          <table:table-cell office:value-type="string" table:style-name="ce2">
            <text:p><text:s/>error rate</text:p>
          </table:table-cell>
          <table:table-cell office:value-type="float" office:value="27.1" table:style-name="ce2">
            <text:p>27,1</text:p>
          </table:table-cell>
          <table:table-cell office:value-type="float" office:value="27.1" table:formula="of:=ROUND([.D32]; 2)" table:style-name="ce2">
            <text:p>27,1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2000000000000001E-2" table:style-name="ce2">
            <text:p>0,032</text:p>
          </table:table-cell>
          <table:table-cell office:value-type="string" table:style-name="ce2">
            <text:p><text:s/>error rate</text:p>
          </table:table-cell>
          <table:table-cell office:value-type="float" office:value="32.11" table:style-name="ce2">
            <text:p>32,11</text:p>
          </table:table-cell>
          <table:table-cell office:value-type="float" office:value="32.11" table:formula="of:=ROUND([.D33]; 2)" table:style-name="ce2">
            <text:p>32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3000000000000002E-2" table:style-name="ce2">
            <text:p>0,033</text:p>
          </table:table-cell>
          <table:table-cell office:value-type="string" table:style-name="ce2">
            <text:p><text:s/>error rate</text:p>
          </table:table-cell>
          <table:table-cell office:value-type="float" office:value="29.58" table:style-name="ce2">
            <text:p>29,58</text:p>
          </table:table-cell>
          <table:table-cell office:value-type="float" office:value="29.58" table:formula="of:=ROUND([.D34]; 2)" table:style-name="ce2">
            <text:p>29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3999997999999997E-2" table:style-name="ce2">
            <text:p>0,033999998</text:p>
          </table:table-cell>
          <table:table-cell office:value-type="string" table:style-name="ce2">
            <text:p><text:s/>error rate</text:p>
          </table:table-cell>
          <table:table-cell office:value-type="float" office:value="26.97" table:style-name="ce2">
            <text:p>26,97</text:p>
          </table:table-cell>
          <table:table-cell office:value-type="float" office:value="26.97" table:formula="of:=ROUND([.D35]; 2)" table:style-name="ce2">
            <text:p>26,9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4999995999999998E-2" table:style-name="ce2">
            <text:p>0,034999996</text:p>
          </table:table-cell>
          <table:table-cell office:value-type="string" table:style-name="ce2">
            <text:p><text:s/>error rate</text:p>
          </table:table-cell>
          <table:table-cell office:value-type="float" office:value="28.46" table:style-name="ce2">
            <text:p>28,46</text:p>
          </table:table-cell>
          <table:table-cell office:value-type="float" office:value="28.46" table:formula="of:=ROUND([.D36]; 2)" table:style-name="ce2">
            <text:p>28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5999995E-2" table:style-name="ce2">
            <text:p>0,035999995</text:p>
          </table:table-cell>
          <table:table-cell office:value-type="string" table:style-name="ce2">
            <text:p><text:s/>error rate</text:p>
          </table:table-cell>
          <table:table-cell office:value-type="float" office:value="28.05" table:style-name="ce2">
            <text:p>28,05</text:p>
          </table:table-cell>
          <table:table-cell office:value-type="float" office:value="28.05" table:formula="of:=ROUND([.D37]; 2)" table:style-name="ce2">
            <text:p>28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6999993000000002E-2" table:style-name="ce2">
            <text:p>0,036999993</text:p>
          </table:table-cell>
          <table:table-cell office:value-type="string" table:style-name="ce2">
            <text:p><text:s/>error rate</text:p>
          </table:table-cell>
          <table:table-cell office:value-type="float" office:value="30.75" table:style-name="ce2">
            <text:p>30,75</text:p>
          </table:table-cell>
          <table:table-cell office:value-type="float" office:value="30.75" table:formula="of:=ROUND([.D38]; 2)" table:style-name="ce2">
            <text:p>30,7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7999989999999997E-2" table:style-name="ce2">
            <text:p>0,03799999</text:p>
          </table:table-cell>
          <table:table-cell office:value-type="string" table:style-name="ce2">
            <text:p><text:s/>error rate</text:p>
          </table:table-cell>
          <table:table-cell office:value-type="float" office:value="25.84" table:style-name="ce2">
            <text:p>25,84</text:p>
          </table:table-cell>
          <table:table-cell office:value-type="float" office:value="25.84" table:formula="of:=ROUND([.D39]; 2)" table:style-name="ce2">
            <text:p>25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8999989999999998E-2" table:style-name="ce2">
            <text:p>0,03899999</text:p>
          </table:table-cell>
          <table:table-cell office:value-type="string" table:style-name="ce2">
            <text:p><text:s/>error rate</text:p>
          </table:table-cell>
          <table:table-cell office:value-type="float" office:value="26.88" table:style-name="ce2">
            <text:p>26,88</text:p>
          </table:table-cell>
          <table:table-cell office:value-type="float" office:value="26.88" table:formula="of:=ROUND([.D40]; 2)" table:style-name="ce2">
            <text:p>26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3.9999988E-2" table:style-name="ce2">
            <text:p>0,039999988</text:p>
          </table:table-cell>
          <table:table-cell office:value-type="string" table:style-name="ce2">
            <text:p><text:s/>error rate</text:p>
          </table:table-cell>
          <table:table-cell office:value-type="float" office:value="27.1" table:style-name="ce2">
            <text:p>27,1</text:p>
          </table:table-cell>
          <table:table-cell office:value-type="float" office:value="27.1" table:formula="of:=ROUND([.D41]; 2)" table:style-name="ce2">
            <text:p>27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0999986000000002E-2" table:style-name="ce2">
            <text:p>0,040999986</text:p>
          </table:table-cell>
          <table:table-cell office:value-type="string" table:style-name="ce2">
            <text:p><text:s/>error rate</text:p>
          </table:table-cell>
          <table:table-cell office:value-type="float" office:value="29.08" table:style-name="ce2">
            <text:p>29,08</text:p>
          </table:table-cell>
          <table:table-cell office:value-type="float" office:value="29.08" table:formula="of:=ROUND([.D42]; 2)" table:style-name="ce2">
            <text:p>29,0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1999984999999997E-2" table:style-name="ce2">
            <text:p>0,041999985</text:p>
          </table:table-cell>
          <table:table-cell office:value-type="string" table:style-name="ce2">
            <text:p><text:s/>error rate</text:p>
          </table:table-cell>
          <table:table-cell office:value-type="float" office:value="28.25" table:style-name="ce2">
            <text:p>28,25</text:p>
          </table:table-cell>
          <table:table-cell office:value-type="float" office:value="28.25" table:formula="of:=ROUND([.D43]; 2)" table:style-name="ce2">
            <text:p>28,2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2999982999999999E-2" table:style-name="ce2">
            <text:p>0,042999983</text:p>
          </table:table-cell>
          <table:table-cell office:value-type="string" table:style-name="ce2">
            <text:p><text:s/>error rate</text:p>
          </table:table-cell>
          <table:table-cell office:value-type="float" office:value="28.130001" table:style-name="ce2">
            <text:p>28,130001</text:p>
          </table:table-cell>
          <table:table-cell office:value-type="float" office:value="28.13" table:formula="of:=ROUND([.D44]; 2)" table:style-name="ce2">
            <text:p>28,1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3999980000000001E-2" table:style-name="ce2">
            <text:p>0,04399998</text:p>
          </table:table-cell>
          <table:table-cell office:value-type="string" table:style-name="ce2">
            <text:p><text:s/>error rate</text:p>
          </table:table-cell>
          <table:table-cell office:value-type="float" office:value="29.76" table:style-name="ce2">
            <text:p>29,76</text:p>
          </table:table-cell>
          <table:table-cell office:value-type="float" office:value="29.76" table:formula="of:=ROUND([.D45]; 2)" table:style-name="ce2">
            <text:p>29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4999980000000002E-2" table:style-name="ce2">
            <text:p>0,04499998</text:p>
          </table:table-cell>
          <table:table-cell office:value-type="string" table:style-name="ce2">
            <text:p><text:s/>error rate</text:p>
          </table:table-cell>
          <table:table-cell office:value-type="float" office:value="27.36" table:style-name="ce2">
            <text:p>27,36</text:p>
          </table:table-cell>
          <table:table-cell office:value-type="float" office:value="27.36" table:formula="of:=ROUND([.D46]; 2)" table:style-name="ce2">
            <text:p>27,3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5999977999999997E-2" table:style-name="ce2">
            <text:p>0,045999978</text:p>
          </table:table-cell>
          <table:table-cell office:value-type="string" table:style-name="ce2">
            <text:p><text:s/>error rate</text:p>
          </table:table-cell>
          <table:table-cell office:value-type="float" office:value="29.31" table:style-name="ce2">
            <text:p>29,31</text:p>
          </table:table-cell>
          <table:table-cell office:value-type="float" office:value="29.31" table:formula="of:=ROUND([.D47]; 2)" table:style-name="ce2">
            <text:p>29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6999975999999999E-2" table:style-name="ce2">
            <text:p>0,046999976</text:p>
          </table:table-cell>
          <table:table-cell office:value-type="string" table:style-name="ce2">
            <text:p><text:s/>error rate</text:p>
          </table:table-cell>
          <table:table-cell office:value-type="float" office:value="27.35" table:style-name="ce2">
            <text:p>27,35</text:p>
          </table:table-cell>
          <table:table-cell office:value-type="float" office:value="27.35" table:formula="of:=ROUND([.D48]; 2)" table:style-name="ce2">
            <text:p>27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7999974000000001E-2" table:style-name="ce2">
            <text:p>0,047999974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49]; 2)" table:style-name="ce2">
            <text:p>26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8999973000000002E-2" table:style-name="ce2">
            <text:p>0,048999973</text:p>
          </table:table-cell>
          <table:table-cell office:value-type="string" table:style-name="ce2">
            <text:p><text:s/>error rate</text:p>
          </table:table-cell>
          <table:table-cell office:value-type="float" office:value="28.279999" table:style-name="ce2">
            <text:p>28,279999</text:p>
          </table:table-cell>
          <table:table-cell office:value-type="float" office:value="28.28" table:formula="of:=ROUND([.D50]; 2)" table:style-name="ce2">
            <text:p>28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4.9999969999999998E-2" table:style-name="ce2">
            <text:p>0,04999997</text:p>
          </table:table-cell>
          <table:table-cell office:value-type="string" table:style-name="ce2">
            <text:p><text:s/>error rate</text:p>
          </table:table-cell>
          <table:table-cell office:value-type="float" office:value="30.619999" table:style-name="ce2">
            <text:p>30,619999</text:p>
          </table:table-cell>
          <table:table-cell office:value-type="float" office:value="30.62" table:formula="of:=ROUND([.D51]; 2)" table:style-name="ce2">
            <text:p>30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0999969999999999E-2" table:style-name="ce2">
            <text:p>0,05099997</text:p>
          </table:table-cell>
          <table:table-cell office:value-type="string" table:style-name="ce2">
            <text:p><text:s/>error rate</text:p>
          </table:table-cell>
          <table:table-cell office:value-type="float" office:value="28.960000999999998" table:style-name="ce2">
            <text:p>28,960001</text:p>
          </table:table-cell>
          <table:table-cell office:value-type="float" office:value="28.96" table:formula="of:=ROUND([.D52]; 2)" table:style-name="ce2">
            <text:p>28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1999968000000001E-2" table:style-name="ce2">
            <text:p>0,051999968</text:p>
          </table:table-cell>
          <table:table-cell office:value-type="string" table:style-name="ce2">
            <text:p><text:s/>error rate</text:p>
          </table:table-cell>
          <table:table-cell office:value-type="float" office:value="26.35" table:style-name="ce2">
            <text:p>26,35</text:p>
          </table:table-cell>
          <table:table-cell office:value-type="float" office:value="26.35" table:formula="of:=ROUND([.D53]; 2)" table:style-name="ce2">
            <text:p>26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2999966000000003E-2" table:style-name="ce2">
            <text:p>0,052999966</text:p>
          </table:table-cell>
          <table:table-cell office:value-type="string" table:style-name="ce2">
            <text:p><text:s/>error rate</text:p>
          </table:table-cell>
          <table:table-cell office:value-type="float" office:value="28.060001" table:style-name="ce2">
            <text:p>28,060001</text:p>
          </table:table-cell>
          <table:table-cell office:value-type="float" office:value="28.06" table:formula="of:=ROUND([.D54]; 2)" table:style-name="ce2">
            <text:p>28,0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3999963999999998E-2" table:style-name="ce2">
            <text:p>0,053999964</text:p>
          </table:table-cell>
          <table:table-cell office:value-type="string" table:style-name="ce2">
            <text:p><text:s/>error rate</text:p>
          </table:table-cell>
          <table:table-cell office:value-type="float" office:value="29.63" table:style-name="ce2">
            <text:p>29,63</text:p>
          </table:table-cell>
          <table:table-cell office:value-type="float" office:value="29.63" table:formula="of:=ROUND([.D55]; 2)" table:style-name="ce2">
            <text:p>29,6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4999961999999999E-2" table:style-name="ce2">
            <text:p>0,054999962</text:p>
          </table:table-cell>
          <table:table-cell office:value-type="string" table:style-name="ce2">
            <text:p><text:s/>error rate</text:p>
          </table:table-cell>
          <table:table-cell office:value-type="float" office:value="26.87" table:style-name="ce2">
            <text:p>26,87</text:p>
          </table:table-cell>
          <table:table-cell office:value-type="float" office:value="26.87" table:formula="of:=ROUND([.D56]; 2)" table:style-name="ce2">
            <text:p>26,8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5999960000000001E-2" table:style-name="ce2">
            <text:p>0,05599996</text:p>
          </table:table-cell>
          <table:table-cell office:value-type="string" table:style-name="ce2">
            <text:p><text:s/>error rate</text:p>
          </table:table-cell>
          <table:table-cell office:value-type="float" office:value="26.730001000000001" table:style-name="ce2">
            <text:p>26,730001</text:p>
          </table:table-cell>
          <table:table-cell office:value-type="float" office:value="26.73" table:formula="of:=ROUND([.D57]; 2)" table:style-name="ce2">
            <text:p>26,7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6999960000000002E-2" table:style-name="ce2">
            <text:p>0,05699996</text:p>
          </table:table-cell>
          <table:table-cell office:value-type="string" table:style-name="ce2">
            <text:p><text:s/>error rate</text:p>
          </table:table-cell>
          <table:table-cell office:value-type="float" office:value="27.73" table:style-name="ce2">
            <text:p>27,73</text:p>
          </table:table-cell>
          <table:table-cell office:value-type="float" office:value="27.73" table:formula="of:=ROUND([.D58]; 2)" table:style-name="ce2">
            <text:p>27,7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7999956999999998E-2" table:style-name="ce2">
            <text:p>0,057999957</text:p>
          </table:table-cell>
          <table:table-cell office:value-type="string" table:style-name="ce2">
            <text:p><text:s/>error rate</text:p>
          </table:table-cell>
          <table:table-cell office:value-type="float" office:value="25.82" table:style-name="ce2">
            <text:p>25,82</text:p>
          </table:table-cell>
          <table:table-cell office:value-type="float" office:value="25.82" table:formula="of:=ROUND([.D59]; 2)" table:style-name="ce2">
            <text:p>25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8999955999999999E-2" table:style-name="ce2">
            <text:p>0,058999956</text:p>
          </table:table-cell>
          <table:table-cell office:value-type="string" table:style-name="ce2">
            <text:p><text:s/>error rate</text:p>
          </table:table-cell>
          <table:table-cell office:value-type="float" office:value="26.56" table:style-name="ce2">
            <text:p>26,56</text:p>
          </table:table-cell>
          <table:table-cell office:value-type="float" office:value="26.56" table:formula="of:=ROUND([.D60]; 2)" table:style-name="ce2">
            <text:p>26,5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5.9999954000000001E-2" table:style-name="ce2">
            <text:p>0,059999954</text:p>
          </table:table-cell>
          <table:table-cell office:value-type="string" table:style-name="ce2">
            <text:p><text:s/>error rate</text:p>
          </table:table-cell>
          <table:table-cell office:value-type="float" office:value="31.150002000000001" table:style-name="ce2">
            <text:p>31,150002</text:p>
          </table:table-cell>
          <table:table-cell office:value-type="float" office:value="31.15" table:formula="of:=ROUND([.D61]; 2)" table:style-name="ce2">
            <text:p>31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0999952000000003E-2" table:style-name="ce2">
            <text:p>0,060999952</text:p>
          </table:table-cell>
          <table:table-cell office:value-type="string" table:style-name="ce2">
            <text:p><text:s/>error rate</text:p>
          </table:table-cell>
          <table:table-cell office:value-type="float" office:value="25.78" table:style-name="ce2">
            <text:p>25,78</text:p>
          </table:table-cell>
          <table:table-cell office:value-type="float" office:value="25.78" table:formula="of:=ROUND([.D62]; 2)" table:style-name="ce2">
            <text:p>25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1999949999999998E-2" table:style-name="ce2">
            <text:p>0,06199995</text:p>
          </table:table-cell>
          <table:table-cell office:value-type="string" table:style-name="ce2">
            <text:p><text:s/>error rate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formula="of:=ROUND([.D63]; 2)" table:style-name="ce2">
            <text:p>28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2999949999999999E-2" table:style-name="ce2">
            <text:p>0,06299995</text:p>
          </table:table-cell>
          <table:table-cell office:value-type="string" table:style-name="ce2">
            <text:p><text:s/>error rate</text:p>
          </table:table-cell>
          <table:table-cell office:value-type="float" office:value="29.38" table:style-name="ce2">
            <text:p>29,38</text:p>
          </table:table-cell>
          <table:table-cell office:value-type="float" office:value="29.38" table:formula="of:=ROUND([.D64]; 2)" table:style-name="ce2">
            <text:p>29,3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399995E-2" table:style-name="ce2">
            <text:p>0,06399995</text:p>
          </table:table-cell>
          <table:table-cell office:value-type="string" table:style-name="ce2">
            <text:p><text:s/>error rate</text:p>
          </table:table-cell>
          <table:table-cell office:value-type="float" office:value="26.679998000000001" table:style-name="ce2">
            <text:p>26,679998</text:p>
          </table:table-cell>
          <table:table-cell office:value-type="float" office:value="26.68" table:formula="of:=ROUND([.D65]; 2)" table:style-name="ce2">
            <text:p>26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4999950000000001E-2" table:style-name="ce2">
            <text:p>0,06499995</text:p>
          </table:table-cell>
          <table:table-cell office:value-type="string" table:style-name="ce2">
            <text:p><text:s/>error rate</text:p>
          </table:table-cell>
          <table:table-cell office:value-type="float" office:value="28.83" table:style-name="ce2">
            <text:p>28,83</text:p>
          </table:table-cell>
          <table:table-cell office:value-type="float" office:value="28.83" table:formula="of:=ROUND([.D66]; 2)" table:style-name="ce2">
            <text:p>28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5999954999999999E-2" table:style-name="ce2">
            <text:p>0,065999955</text:p>
          </table:table-cell>
          <table:table-cell office:value-type="string" table:style-name="ce2">
            <text:p><text:s/>error rate</text:p>
          </table:table-cell>
          <table:table-cell office:value-type="float" office:value="27.47" table:style-name="ce2">
            <text:p>27,47</text:p>
          </table:table-cell>
          <table:table-cell office:value-type="float" office:value="27.47" table:formula="of:=ROUND([.D67]; 2)" table:style-name="ce2">
            <text:p>27,4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6999959999999997E-2" table:style-name="ce2">
            <text:p>0,06699996</text:p>
          </table:table-cell>
          <table:table-cell office:value-type="string" table:style-name="ce2">
            <text:p><text:s/>error rate</text:p>
          </table:table-cell>
          <table:table-cell office:value-type="float" office:value="27.68" table:style-name="ce2">
            <text:p>27,68</text:p>
          </table:table-cell>
          <table:table-cell office:value-type="float" office:value="27.68" table:formula="of:=ROUND([.D68]; 2)" table:style-name="ce2">
            <text:p>27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7999959999999998E-2" table:style-name="ce2">
            <text:p>0,06799996</text:p>
          </table:table-cell>
          <table:table-cell office:value-type="string" table:style-name="ce2">
            <text:p><text:s/>error rate</text:p>
          </table:table-cell>
          <table:table-cell office:value-type="float" office:value="24.31" table:style-name="ce2">
            <text:p>24,31</text:p>
          </table:table-cell>
          <table:table-cell office:value-type="float" office:value="24.31" table:formula="of:=ROUND([.D69]; 2)" table:style-name="ce2">
            <text:p>24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8999959999999999E-2" table:style-name="ce2">
            <text:p>0,06899996</text:p>
          </table:table-cell>
          <table:table-cell office:value-type="string" table:style-name="ce2">
            <text:p><text:s/>error rate</text:p>
          </table:table-cell>
          <table:table-cell office:value-type="float" office:value="28.55" table:style-name="ce2">
            <text:p>28,55</text:p>
          </table:table-cell>
          <table:table-cell office:value-type="float" office:value="28.55" table:formula="of:=ROUND([.D70]; 2)" table:style-name="ce2">
            <text:p>28,5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6.999996E-2" table:style-name="ce2">
            <text:p>0,06999996</text:p>
          </table:table-cell>
          <table:table-cell office:value-type="string" table:style-name="ce2">
            <text:p><text:s/>error rate</text:p>
          </table:table-cell>
          <table:table-cell office:value-type="float" office:value="25.83" table:style-name="ce2">
            <text:p>25,83</text:p>
          </table:table-cell>
          <table:table-cell office:value-type="float" office:value="25.83" table:formula="of:=ROUND([.D71]; 2)" table:style-name="ce2">
            <text:p>25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0999964999999998E-2" table:style-name="ce2">
            <text:p>0,070999965</text:p>
          </table:table-cell>
          <table:table-cell office:value-type="string" table:style-name="ce2">
            <text:p><text:s/>error rate</text:p>
          </table:table-cell>
          <table:table-cell office:value-type="float" office:value="29.15" table:style-name="ce2">
            <text:p>29,15</text:p>
          </table:table-cell>
          <table:table-cell office:value-type="float" office:value="29.15" table:formula="of:=ROUND([.D72]; 2)" table:style-name="ce2">
            <text:p>29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1999969999999996E-2" table:style-name="ce2">
            <text:p>0,07199997</text:p>
          </table:table-cell>
          <table:table-cell office:value-type="string" table:style-name="ce2">
            <text:p><text:s/>error rate</text:p>
          </table:table-cell>
          <table:table-cell office:value-type="float" office:value="28.29" table:style-name="ce2">
            <text:p>28,29</text:p>
          </table:table-cell>
          <table:table-cell office:value-type="float" office:value="28.29" table:formula="of:=ROUND([.D73]; 2)" table:style-name="ce2">
            <text:p>28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2999969999999997E-2" table:style-name="ce2">
            <text:p>0,07299997</text:p>
          </table:table-cell>
          <table:table-cell office:value-type="string" table:style-name="ce2">
            <text:p><text:s/>error rate</text:p>
          </table:table-cell>
          <table:table-cell office:value-type="float" office:value="27.02" table:style-name="ce2">
            <text:p>27,02</text:p>
          </table:table-cell>
          <table:table-cell office:value-type="float" office:value="27.02" table:formula="of:=ROUND([.D74]; 2)" table:style-name="ce2">
            <text:p>27,0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3999969999999998E-2" table:style-name="ce2">
            <text:p>0,07399997</text:p>
          </table:table-cell>
          <table:table-cell office:value-type="string" table:style-name="ce2">
            <text:p><text:s/>error rate</text:p>
          </table:table-cell>
          <table:table-cell office:value-type="float" office:value="27.970001" table:style-name="ce2">
            <text:p>27,970001</text:p>
          </table:table-cell>
          <table:table-cell office:value-type="float" office:value="27.97" table:formula="of:=ROUND([.D75]; 2)" table:style-name="ce2">
            <text:p>27,9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4999969999999999E-2" table:style-name="ce2">
            <text:p>0,07499997</text:p>
          </table:table-cell>
          <table:table-cell office:value-type="string" table:style-name="ce2">
            <text:p><text:s/>error rate</text:p>
          </table:table-cell>
          <table:table-cell office:value-type="float" office:value="27.939999" table:style-name="ce2">
            <text:p>27,939999</text:p>
          </table:table-cell>
          <table:table-cell office:value-type="float" office:value="27.94" table:formula="of:=ROUND([.D76]; 2)" table:style-name="ce2">
            <text:p>27,9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5999974999999997E-2" table:style-name="ce2">
            <text:p>0,075999975</text:p>
          </table:table-cell>
          <table:table-cell office:value-type="string" table:style-name="ce2">
            <text:p><text:s/>error rate</text:p>
          </table:table-cell>
          <table:table-cell office:value-type="float" office:value="26.679998000000001" table:style-name="ce2">
            <text:p>26,679998</text:p>
          </table:table-cell>
          <table:table-cell office:value-type="float" office:value="26.68" table:formula="of:=ROUND([.D77]; 2)" table:style-name="ce2">
            <text:p>26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6999979999999996E-2" table:style-name="ce2">
            <text:p>0,07699998</text:p>
          </table:table-cell>
          <table:table-cell office:value-type="string" table:style-name="ce2">
            <text:p><text:s/>error rate</text:p>
          </table:table-cell>
          <table:table-cell office:value-type="float" office:value="27.95" table:style-name="ce2">
            <text:p>27,95</text:p>
          </table:table-cell>
          <table:table-cell office:value-type="float" office:value="27.95" table:formula="of:=ROUND([.D78]; 2)" table:style-name="ce2">
            <text:p>27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7999979999999997E-2" table:style-name="ce2">
            <text:p>0,07799998</text:p>
          </table:table-cell>
          <table:table-cell office:value-type="string" table:style-name="ce2">
            <text:p><text:s/>error rate</text:p>
          </table:table-cell>
          <table:table-cell office:value-type="float" office:value="25.85" table:style-name="ce2">
            <text:p>25,85</text:p>
          </table:table-cell>
          <table:table-cell office:value-type="float" office:value="25.85" table:formula="of:=ROUND([.D79]; 2)" table:style-name="ce2">
            <text:p>25,8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8999979999999997E-2" table:style-name="ce2">
            <text:p>0,07899998</text:p>
          </table:table-cell>
          <table:table-cell office:value-type="string" table:style-name="ce2">
            <text:p><text:s/>error rate</text:p>
          </table:table-cell>
          <table:table-cell office:value-type="float" office:value="30.919998" table:style-name="ce2">
            <text:p>30,919998</text:p>
          </table:table-cell>
          <table:table-cell office:value-type="float" office:value="30.92" table:formula="of:=ROUND([.D80]; 2)" table:style-name="ce2">
            <text:p>30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7.9999979999999998E-2" table:style-name="ce2">
            <text:p>0,07999998</text:p>
          </table:table-cell>
          <table:table-cell office:value-type="string" table:style-name="ce2">
            <text:p><text:s/>error rate</text:p>
          </table:table-cell>
          <table:table-cell office:value-type="float" office:value="28.29" table:style-name="ce2">
            <text:p>28,29</text:p>
          </table:table-cell>
          <table:table-cell office:value-type="float" office:value="28.29" table:formula="of:=ROUND([.D81]; 2)" table:style-name="ce2">
            <text:p>28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0999984999999997E-2" table:style-name="ce2">
            <text:p>0,080999985</text:p>
          </table:table-cell>
          <table:table-cell office:value-type="string" table:style-name="ce2">
            <text:p><text:s/>error rate</text:p>
          </table:table-cell>
          <table:table-cell office:value-type="float" office:value="29.499998000000001" table:style-name="ce2">
            <text:p>29,499998</text:p>
          </table:table-cell>
          <table:table-cell office:value-type="float" office:value="29.5" table:formula="of:=ROUND([.D82]; 2)" table:style-name="ce2">
            <text:p>29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1999989999999995E-2" table:style-name="ce2">
            <text:p>0,08199999</text:p>
          </table:table-cell>
          <table:table-cell office:value-type="string" table:style-name="ce2">
            <text:p><text:s/>error rate</text:p>
          </table:table-cell>
          <table:table-cell office:value-type="float" office:value="29.58" table:style-name="ce2">
            <text:p>29,58</text:p>
          </table:table-cell>
          <table:table-cell office:value-type="float" office:value="29.58" table:formula="of:=ROUND([.D83]; 2)" table:style-name="ce2">
            <text:p>29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2999989999999996E-2" table:style-name="ce2">
            <text:p>0,08299999</text:p>
          </table:table-cell>
          <table:table-cell office:value-type="string" table:style-name="ce2">
            <text:p><text:s/>error rate</text:p>
          </table:table-cell>
          <table:table-cell office:value-type="float" office:value="29.42" table:style-name="ce2">
            <text:p>29,42</text:p>
          </table:table-cell>
          <table:table-cell office:value-type="float" office:value="29.42" table:formula="of:=ROUND([.D84]; 2)" table:style-name="ce2">
            <text:p>29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3999989999999997E-2" table:style-name="ce2">
            <text:p>0,08399999</text:p>
          </table:table-cell>
          <table:table-cell office:value-type="string" table:style-name="ce2">
            <text:p><text:s/>error rate</text:p>
          </table:table-cell>
          <table:table-cell office:value-type="float" office:value="26.81" table:style-name="ce2">
            <text:p>26,81</text:p>
          </table:table-cell>
          <table:table-cell office:value-type="float" office:value="26.81" table:formula="of:=ROUND([.D85]; 2)" table:style-name="ce2">
            <text:p>26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4999989999999997E-2" table:style-name="ce2">
            <text:p>0,08499999</text:p>
          </table:table-cell>
          <table:table-cell office:value-type="string" table:style-name="ce2">
            <text:p><text:s/>error rate</text:p>
          </table:table-cell>
          <table:table-cell office:value-type="float" office:value="27.28" table:style-name="ce2">
            <text:p>27,28</text:p>
          </table:table-cell>
          <table:table-cell office:value-type="float" office:value="27.28" table:formula="of:=ROUND([.D86]; 2)" table:style-name="ce2">
            <text:p>27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5999994999999996E-2" table:style-name="ce2">
            <text:p>0,085999995</text:p>
          </table:table-cell>
          <table:table-cell office:value-type="string" table:style-name="ce2">
            <text:p><text:s/>error rate</text:p>
          </table:table-cell>
          <table:table-cell office:value-type="float" office:value="28.79" table:style-name="ce2">
            <text:p>28,79</text:p>
          </table:table-cell>
          <table:table-cell office:value-type="float" office:value="28.79" table:formula="of:=ROUND([.D87]; 2)" table:style-name="ce2">
            <text:p>28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6999999999999994E-2" table:style-name="ce2">
            <text:p>0,087</text:p>
          </table:table-cell>
          <table:table-cell office:value-type="string" table:style-name="ce2">
            <text:p><text:s/>error rate</text:p>
          </table:table-cell>
          <table:table-cell office:value-type="float" office:value="28.54" table:style-name="ce2">
            <text:p>28,54</text:p>
          </table:table-cell>
          <table:table-cell office:value-type="float" office:value="28.54" table:formula="of:=ROUND([.D88]; 2)" table:style-name="ce2">
            <text:p>28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7999999999999995E-2" table:style-name="ce2">
            <text:p>0,088</text:p>
          </table:table-cell>
          <table:table-cell office:value-type="string" table:style-name="ce2">
            <text:p><text:s/>error rate</text:p>
          </table:table-cell>
          <table:table-cell office:value-type="float" office:value="26.789999000000002" table:style-name="ce2">
            <text:p>26,789999</text:p>
          </table:table-cell>
          <table:table-cell office:value-type="float" office:value="26.79" table:formula="of:=ROUND([.D89]; 2)" table:style-name="ce2">
            <text:p>26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8.8999999999999996E-2" table:style-name="ce2">
            <text:p>0,089</text:p>
          </table:table-cell>
          <table:table-cell office:value-type="string" table:style-name="ce2">
            <text:p><text:s/>error rate</text:p>
          </table:table-cell>
          <table:table-cell office:value-type="float" office:value="30.68" table:style-name="ce2">
            <text:p>30,68</text:p>
          </table:table-cell>
          <table:table-cell office:value-type="float" office:value="30.68" table:formula="of:=ROUND([.D90]; 2)" table:style-name="ce2">
            <text:p>30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09" table:style-name="ce2">
            <text:p>0,09</text:p>
          </table:table-cell>
          <table:table-cell office:value-type="string" table:style-name="ce2">
            <text:p><text:s/>error rate</text:p>
          </table:table-cell>
          <table:table-cell office:value-type="float" office:value="31.690002" table:style-name="ce2">
            <text:p>31,690002</text:p>
          </table:table-cell>
          <table:table-cell office:value-type="float" office:value="31.69" table:formula="of:=ROUND([.D91]; 2)" table:style-name="ce2">
            <text:p>31,6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1000005999999994E-2" table:style-name="ce2">
            <text:p>0,091000006</text:p>
          </table:table-cell>
          <table:table-cell office:value-type="string" table:style-name="ce2">
            <text:p><text:s/>error rate</text:p>
          </table:table-cell>
          <table:table-cell office:value-type="float" office:value="28.18" table:style-name="ce2">
            <text:p>28,18</text:p>
          </table:table-cell>
          <table:table-cell office:value-type="float" office:value="28.18" table:formula="of:=ROUND([.D92]; 2)" table:style-name="ce2">
            <text:p>28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2000009999999993E-2" table:style-name="ce2">
            <text:p>0,09200001</text:p>
          </table:table-cell>
          <table:table-cell office:value-type="string" table:style-name="ce2">
            <text:p><text:s/>error rate</text:p>
          </table:table-cell>
          <table:table-cell office:value-type="float" office:value="29.72" table:style-name="ce2">
            <text:p>29,72</text:p>
          </table:table-cell>
          <table:table-cell office:value-type="float" office:value="29.72" table:formula="of:=ROUND([.D93]; 2)" table:style-name="ce2">
            <text:p>29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3000009999999994E-2" table:style-name="ce2">
            <text:p>0,09300001</text:p>
          </table:table-cell>
          <table:table-cell office:value-type="string" table:style-name="ce2">
            <text:p><text:s/>error rate</text:p>
          </table:table-cell>
          <table:table-cell office:value-type="float" office:value="27.84" table:style-name="ce2">
            <text:p>27,84</text:p>
          </table:table-cell>
          <table:table-cell office:value-type="float" office:value="27.84" table:formula="of:=ROUND([.D94]; 2)" table:style-name="ce2">
            <text:p>27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4000009999999995E-2" table:style-name="ce2">
            <text:p>0,09400001</text:p>
          </table:table-cell>
          <table:table-cell office:value-type="string" table:style-name="ce2">
            <text:p><text:s/>error rate</text:p>
          </table:table-cell>
          <table:table-cell office:value-type="float" office:value="26.92" table:style-name="ce2">
            <text:p>26,92</text:p>
          </table:table-cell>
          <table:table-cell office:value-type="float" office:value="26.92" table:formula="of:=ROUND([.D95]; 2)" table:style-name="ce2">
            <text:p>26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5000009999999996E-2" table:style-name="ce2">
            <text:p>0,09500001</text:p>
          </table:table-cell>
          <table:table-cell office:value-type="string" table:style-name="ce2">
            <text:p><text:s/>error rate</text:p>
          </table:table-cell>
          <table:table-cell office:value-type="float" office:value="32.390003" table:style-name="ce2">
            <text:p>32,390003</text:p>
          </table:table-cell>
          <table:table-cell office:value-type="float" office:value="32.39" table:formula="of:=ROUND([.D96]; 2)" table:style-name="ce2">
            <text:p>32,3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6000015999999994E-2" table:style-name="ce2">
            <text:p>0,096000016</text:p>
          </table:table-cell>
          <table:table-cell office:value-type="string" table:style-name="ce2">
            <text:p><text:s/>error rate</text:p>
          </table:table-cell>
          <table:table-cell office:value-type="float" office:value="26.640001000000002" table:style-name="ce2">
            <text:p>26,640001</text:p>
          </table:table-cell>
          <table:table-cell office:value-type="float" office:value="26.64" table:formula="of:=ROUND([.D97]; 2)" table:style-name="ce2">
            <text:p>26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7000020000000006E-2" table:style-name="ce2">
            <text:p>0,09700002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98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8000019999999993E-2" table:style-name="ce2">
            <text:p>0,09800002</text:p>
          </table:table-cell>
          <table:table-cell office:value-type="string" table:style-name="ce2">
            <text:p><text:s/>error rate</text:p>
          </table:table-cell>
          <table:table-cell office:value-type="float" office:value="29.03" table:style-name="ce2">
            <text:p>29,03</text:p>
          </table:table-cell>
          <table:table-cell office:value-type="float" office:value="29.03" table:formula="of:=ROUND([.D99]; 2)" table:style-name="ce2">
            <text:p>29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9.9000019999999994E-2" table:style-name="ce2">
            <text:p>0,09900002</text:p>
          </table:table-cell>
          <table:table-cell office:value-type="string" table:style-name="ce2">
            <text:p><text:s/>error rate</text:p>
          </table:table-cell>
          <table:table-cell office:value-type="float" office:value="27.5" table:style-name="ce2">
            <text:p>27,5</text:p>
          </table:table-cell>
          <table:table-cell office:value-type="float" office:value="27.5" table:formula="of:=ROUND([.D100]; 2)" table:style-name="ce2">
            <text:p>27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000002400000001" table:style-name="ce2">
            <text:p>0,100000024</text:p>
          </table:table-cell>
          <table:table-cell office:value-type="string" table:style-name="ce2">
            <text:p><text:s/>error rate</text:p>
          </table:table-cell>
          <table:table-cell office:value-type="float" office:value="27.82" table:style-name="ce2">
            <text:p>27,82</text:p>
          </table:table-cell>
          <table:table-cell office:value-type="float" office:value="27.82" table:formula="of:=ROUND([.D101]; 2)" table:style-name="ce2">
            <text:p>27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100002600000001" table:style-name="ce2">
            <text:p>0,101000026</text:p>
          </table:table-cell>
          <table:table-cell office:value-type="string" table:style-name="ce2">
            <text:p><text:s/>error rate</text:p>
          </table:table-cell>
          <table:table-cell office:value-type="float" office:value="29.109998999999998" table:style-name="ce2">
            <text:p>29,109999</text:p>
          </table:table-cell>
          <table:table-cell office:value-type="float" office:value="29.11" table:formula="of:=ROUND([.D102]; 2)" table:style-name="ce2">
            <text:p>29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200003000000001" table:style-name="ce2">
            <text:p>0,10200003</text:p>
          </table:table-cell>
          <table:table-cell office:value-type="string" table:style-name="ce2">
            <text:p><text:s/>error rate</text:p>
          </table:table-cell>
          <table:table-cell office:value-type="float" office:value="27.24" table:style-name="ce2">
            <text:p>27,24</text:p>
          </table:table-cell>
          <table:table-cell office:value-type="float" office:value="27.24" table:formula="of:=ROUND([.D103]; 2)" table:style-name="ce2">
            <text:p>27,2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300003000000001" table:style-name="ce2">
            <text:p>0,10300003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104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400002999999999" table:style-name="ce2">
            <text:p>0,10400003</text:p>
          </table:table-cell>
          <table:table-cell office:value-type="string" table:style-name="ce2">
            <text:p><text:s/>error rate</text:p>
          </table:table-cell>
          <table:table-cell office:value-type="float" office:value="28.220001" table:style-name="ce2">
            <text:p>28,220001</text:p>
          </table:table-cell>
          <table:table-cell office:value-type="float" office:value="28.22" table:formula="of:=ROUND([.D105]; 2)" table:style-name="ce2">
            <text:p>28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500003400000001" table:style-name="ce2">
            <text:p>0,105000034</text:p>
          </table:table-cell>
          <table:table-cell office:value-type="string" table:style-name="ce2">
            <text:p><text:s/>error rate</text:p>
          </table:table-cell>
          <table:table-cell office:value-type="float" office:value="26.949998999999998" table:style-name="ce2">
            <text:p>26,949999</text:p>
          </table:table-cell>
          <table:table-cell office:value-type="float" office:value="26.95" table:formula="of:=ROUND([.D106]; 2)" table:style-name="ce2">
            <text:p>26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600003600000001" table:style-name="ce2">
            <text:p>0,106000036</text:p>
          </table:table-cell>
          <table:table-cell office:value-type="string" table:style-name="ce2">
            <text:p><text:s/>error rate</text:p>
          </table:table-cell>
          <table:table-cell office:value-type="float" office:value="31.150002000000001" table:style-name="ce2">
            <text:p>31,150002</text:p>
          </table:table-cell>
          <table:table-cell office:value-type="float" office:value="31.15" table:formula="of:=ROUND([.D107]; 2)" table:style-name="ce2">
            <text:p>31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700004" table:style-name="ce2">
            <text:p>0,10700004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108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800004000000001" table:style-name="ce2">
            <text:p>0,10800004</text:p>
          </table:table-cell>
          <table:table-cell office:value-type="string" table:style-name="ce2">
            <text:p><text:s/>error rate</text:p>
          </table:table-cell>
          <table:table-cell office:value-type="float" office:value="28.86" table:style-name="ce2">
            <text:p>28,86</text:p>
          </table:table-cell>
          <table:table-cell office:value-type="float" office:value="28.86" table:formula="of:=ROUND([.D109]; 2)" table:style-name="ce2">
            <text:p>28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0900004000000001" table:style-name="ce2">
            <text:p>0,10900004</text:p>
          </table:table-cell>
          <table:table-cell office:value-type="string" table:style-name="ce2">
            <text:p><text:s/>error rate</text:p>
          </table:table-cell>
          <table:table-cell office:value-type="float" office:value="25.260002" table:style-name="ce2">
            <text:p>25,260002</text:p>
          </table:table-cell>
          <table:table-cell office:value-type="float" office:value="25.26" table:formula="of:=ROUND([.D110]; 2)" table:style-name="ce2">
            <text:p>25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000004400000001" table:style-name="ce2">
            <text:p>0,110000044</text:p>
          </table:table-cell>
          <table:table-cell office:value-type="string" table:style-name="ce2">
            <text:p><text:s/>error rate</text:p>
          </table:table-cell>
          <table:table-cell office:value-type="float" office:value="26.99" table:style-name="ce2">
            <text:p>26,99</text:p>
          </table:table-cell>
          <table:table-cell office:value-type="float" office:value="26.99" table:formula="of:=ROUND([.D111]; 2)" table:style-name="ce2">
            <text:p>26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1000046" table:style-name="ce2">
            <text:p>0,111000046</text:p>
          </table:table-cell>
          <table:table-cell office:value-type="string" table:style-name="ce2">
            <text:p><text:s/>error rate</text:p>
          </table:table-cell>
          <table:table-cell office:value-type="float" office:value="30.36" table:style-name="ce2">
            <text:p>30,36</text:p>
          </table:table-cell>
          <table:table-cell office:value-type="float" office:value="30.36" table:formula="of:=ROUND([.D112]; 2)" table:style-name="ce2">
            <text:p>30,3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200005" table:style-name="ce2">
            <text:p>0,11200005</text:p>
          </table:table-cell>
          <table:table-cell office:value-type="string" table:style-name="ce2">
            <text:p><text:s/>error rate</text:p>
          </table:table-cell>
          <table:table-cell office:value-type="float" office:value="30.39" table:style-name="ce2">
            <text:p>30,39</text:p>
          </table:table-cell>
          <table:table-cell office:value-type="float" office:value="30.39" table:formula="of:=ROUND([.D113]; 2)" table:style-name="ce2">
            <text:p>30,3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300005" table:style-name="ce2">
            <text:p>0,11300005</text:p>
          </table:table-cell>
          <table:table-cell office:value-type="string" table:style-name="ce2">
            <text:p><text:s/>error rate</text:p>
          </table:table-cell>
          <table:table-cell office:value-type="float" office:value="27.24" table:style-name="ce2">
            <text:p>27,24</text:p>
          </table:table-cell>
          <table:table-cell office:value-type="float" office:value="27.24" table:formula="of:=ROUND([.D114]; 2)" table:style-name="ce2">
            <text:p>27,2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400005000000001" table:style-name="ce2">
            <text:p>0,11400005</text:p>
          </table:table-cell>
          <table:table-cell office:value-type="string" table:style-name="ce2">
            <text:p><text:s/>error rate</text:p>
          </table:table-cell>
          <table:table-cell office:value-type="float" office:value="29.679998000000001" table:style-name="ce2">
            <text:p>29,679998</text:p>
          </table:table-cell>
          <table:table-cell office:value-type="float" office:value="29.68" table:formula="of:=ROUND([.D115]; 2)" table:style-name="ce2">
            <text:p>29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5000054" table:style-name="ce2">
            <text:p>0,115000054</text:p>
          </table:table-cell>
          <table:table-cell office:value-type="string" table:style-name="ce2">
            <text:p><text:s/>error rate</text:p>
          </table:table-cell>
          <table:table-cell office:value-type="float" office:value="25.619999" table:style-name="ce2">
            <text:p>25,619999</text:p>
          </table:table-cell>
          <table:table-cell office:value-type="float" office:value="25.62" table:formula="of:=ROUND([.D116]; 2)" table:style-name="ce2">
            <text:p>25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6000056" table:style-name="ce2">
            <text:p>0,116000056</text:p>
          </table:table-cell>
          <table:table-cell office:value-type="string" table:style-name="ce2">
            <text:p><text:s/>error rate</text:p>
          </table:table-cell>
          <table:table-cell office:value-type="float" office:value="27.49" table:style-name="ce2">
            <text:p>27,49</text:p>
          </table:table-cell>
          <table:table-cell office:value-type="float" office:value="27.49" table:formula="of:=ROUND([.D117]; 2)" table:style-name="ce2">
            <text:p>27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700006" table:style-name="ce2">
            <text:p>0,11700006</text:p>
          </table:table-cell>
          <table:table-cell office:value-type="string" table:style-name="ce2">
            <text:p><text:s/>error rate</text:p>
          </table:table-cell>
          <table:table-cell office:value-type="float" office:value="30.96" table:style-name="ce2">
            <text:p>30,96</text:p>
          </table:table-cell>
          <table:table-cell office:value-type="float" office:value="30.96" table:formula="of:=ROUND([.D118]; 2)" table:style-name="ce2">
            <text:p>30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800006" table:style-name="ce2">
            <text:p>0,11800006</text:p>
          </table:table-cell>
          <table:table-cell office:value-type="string" table:style-name="ce2">
            <text:p><text:s/>error rate</text:p>
          </table:table-cell>
          <table:table-cell office:value-type="float" office:value="30.84" table:style-name="ce2">
            <text:p>30,84</text:p>
          </table:table-cell>
          <table:table-cell office:value-type="float" office:value="30.84" table:formula="of:=ROUND([.D119]; 2)" table:style-name="ce2">
            <text:p>30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1900006" table:style-name="ce2">
            <text:p>0,11900006</text:p>
          </table:table-cell>
          <table:table-cell office:value-type="string" table:style-name="ce2">
            <text:p><text:s/>error rate</text:p>
          </table:table-cell>
          <table:table-cell office:value-type="float" office:value="29.72" table:style-name="ce2">
            <text:p>29,72</text:p>
          </table:table-cell>
          <table:table-cell office:value-type="float" office:value="29.72" table:formula="of:=ROUND([.D120]; 2)" table:style-name="ce2">
            <text:p>29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0000064" table:style-name="ce2">
            <text:p>0,120000064</text:p>
          </table:table-cell>
          <table:table-cell office:value-type="string" table:style-name="ce2">
            <text:p><text:s/>error rate</text:p>
          </table:table-cell>
          <table:table-cell office:value-type="float" office:value="26.980001000000001" table:style-name="ce2">
            <text:p>26,980001</text:p>
          </table:table-cell>
          <table:table-cell office:value-type="float" office:value="26.98" table:formula="of:=ROUND([.D121]; 2)" table:style-name="ce2">
            <text:p>26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100007" table:style-name="ce2">
            <text:p>0,12100007</text:p>
          </table:table-cell>
          <table:table-cell office:value-type="string" table:style-name="ce2">
            <text:p><text:s/>error rate</text:p>
          </table:table-cell>
          <table:table-cell office:value-type="float" office:value="31.07" table:style-name="ce2">
            <text:p>31,07</text:p>
          </table:table-cell>
          <table:table-cell office:value-type="float" office:value="31.07" table:formula="of:=ROUND([.D122]; 2)" table:style-name="ce2">
            <text:p>31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200007" table:style-name="ce2">
            <text:p>0,12200007</text:p>
          </table:table-cell>
          <table:table-cell office:value-type="string" table:style-name="ce2">
            <text:p><text:s/>error rate</text:p>
          </table:table-cell>
          <table:table-cell office:value-type="float" office:value="29.67" table:style-name="ce2">
            <text:p>29,67</text:p>
          </table:table-cell>
          <table:table-cell office:value-type="float" office:value="29.67" table:formula="of:=ROUND([.D123]; 2)" table:style-name="ce2">
            <text:p>29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300007" table:style-name="ce2">
            <text:p>0,12300007</text:p>
          </table:table-cell>
          <table:table-cell office:value-type="string" table:style-name="ce2">
            <text:p><text:s/>error rate</text:p>
          </table:table-cell>
          <table:table-cell office:value-type="float" office:value="28.89" table:style-name="ce2">
            <text:p>28,89</text:p>
          </table:table-cell>
          <table:table-cell office:value-type="float" office:value="28.89" table:formula="of:=ROUND([.D124]; 2)" table:style-name="ce2">
            <text:p>28,8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400007" table:style-name="ce2">
            <text:p>0,12400007</text:p>
          </table:table-cell>
          <table:table-cell office:value-type="string" table:style-name="ce2">
            <text:p><text:s/>error rate</text:p>
          </table:table-cell>
          <table:table-cell office:value-type="float" office:value="29.820001999999999" table:style-name="ce2">
            <text:p>29,820002</text:p>
          </table:table-cell>
          <table:table-cell office:value-type="float" office:value="29.82" table:formula="of:=ROUND([.D125]; 2)" table:style-name="ce2">
            <text:p>29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500006999999999" table:style-name="ce2">
            <text:p>0,12500007</text:p>
          </table:table-cell>
          <table:table-cell office:value-type="string" table:style-name="ce2">
            <text:p><text:s/>error rate</text:p>
          </table:table-cell>
          <table:table-cell office:value-type="float" office:value="28.349997999999999" table:style-name="ce2">
            <text:p>28,349998</text:p>
          </table:table-cell>
          <table:table-cell office:value-type="float" office:value="28.35" table:formula="of:=ROUND([.D126]; 2)" table:style-name="ce2">
            <text:p>28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600007999999999" table:style-name="ce2">
            <text:p>0,12600008</text:p>
          </table:table-cell>
          <table:table-cell office:value-type="string" table:style-name="ce2">
            <text:p><text:s/>error rate</text:p>
          </table:table-cell>
          <table:table-cell office:value-type="float" office:value="28.66" table:style-name="ce2">
            <text:p>28,66</text:p>
          </table:table-cell>
          <table:table-cell office:value-type="float" office:value="28.66" table:formula="of:=ROUND([.D127]; 2)" table:style-name="ce2">
            <text:p>28,6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700007999999999" table:style-name="ce2">
            <text:p>0,12700008</text:p>
          </table:table-cell>
          <table:table-cell office:value-type="string" table:style-name="ce2">
            <text:p><text:s/>error rate</text:p>
          </table:table-cell>
          <table:table-cell office:value-type="float" office:value="27.02" table:style-name="ce2">
            <text:p>27,02</text:p>
          </table:table-cell>
          <table:table-cell office:value-type="float" office:value="27.02" table:formula="of:=ROUND([.D128]; 2)" table:style-name="ce2">
            <text:p>27,0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800007999999999" table:style-name="ce2">
            <text:p>0,12800008</text:p>
          </table:table-cell>
          <table:table-cell office:value-type="string" table:style-name="ce2">
            <text:p><text:s/>error rate</text:p>
          </table:table-cell>
          <table:table-cell office:value-type="float" office:value="26.980001000000001" table:style-name="ce2">
            <text:p>26,980001</text:p>
          </table:table-cell>
          <table:table-cell office:value-type="float" office:value="26.98" table:formula="of:=ROUND([.D129]; 2)" table:style-name="ce2">
            <text:p>26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2900007999999999" table:style-name="ce2">
            <text:p>0,12900008</text:p>
          </table:table-cell>
          <table:table-cell office:value-type="string" table:style-name="ce2">
            <text:p><text:s/>error rate</text:p>
          </table:table-cell>
          <table:table-cell office:value-type="float" office:value="28.9" table:style-name="ce2">
            <text:p>28,9</text:p>
          </table:table-cell>
          <table:table-cell office:value-type="float" office:value="28.9" table:formula="of:=ROUND([.D130]; 2)" table:style-name="ce2">
            <text:p>28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000007999999999" table:style-name="ce2">
            <text:p>0,13000008</text:p>
          </table:table-cell>
          <table:table-cell office:value-type="string" table:style-name="ce2">
            <text:p><text:s/>error rate</text:p>
          </table:table-cell>
          <table:table-cell office:value-type="float" office:value="27.66" table:style-name="ce2">
            <text:p>27,66</text:p>
          </table:table-cell>
          <table:table-cell office:value-type="float" office:value="27.66" table:formula="of:=ROUND([.D131]; 2)" table:style-name="ce2">
            <text:p>27,6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100009000000001" table:style-name="ce2">
            <text:p>0,13100009</text:p>
          </table:table-cell>
          <table:table-cell office:value-type="string" table:style-name="ce2">
            <text:p><text:s/>error rate</text:p>
          </table:table-cell>
          <table:table-cell office:value-type="float" office:value="25.330002" table:style-name="ce2">
            <text:p>25,330002</text:p>
          </table:table-cell>
          <table:table-cell office:value-type="float" office:value="25.33" table:formula="of:=ROUND([.D132]; 2)" table:style-name="ce2">
            <text:p>25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200008999999999" table:style-name="ce2">
            <text:p>0,13200009</text:p>
          </table:table-cell>
          <table:table-cell office:value-type="string" table:style-name="ce2">
            <text:p><text:s/>error rate</text:p>
          </table:table-cell>
          <table:table-cell office:value-type="float" office:value="26.800001000000002" table:style-name="ce2">
            <text:p>26,800001</text:p>
          </table:table-cell>
          <table:table-cell office:value-type="float" office:value="26.8" table:formula="of:=ROUND([.D133]; 2)" table:style-name="ce2">
            <text:p>26,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300008999999999" table:style-name="ce2">
            <text:p>0,13300009</text:p>
          </table:table-cell>
          <table:table-cell office:value-type="string" table:style-name="ce2">
            <text:p><text:s/>error rate</text:p>
          </table:table-cell>
          <table:table-cell office:value-type="float" office:value="25.060001" table:style-name="ce2">
            <text:p>25,060001</text:p>
          </table:table-cell>
          <table:table-cell office:value-type="float" office:value="25.06" table:formula="of:=ROUND([.D134]; 2)" table:style-name="ce2">
            <text:p>25,0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400010000000001" table:style-name="ce2">
            <text:p>0,1340001</text:p>
          </table:table-cell>
          <table:table-cell office:value-type="string" table:style-name="ce2">
            <text:p><text:s/>error rate</text:p>
          </table:table-cell>
          <table:table-cell office:value-type="float" office:value="29.74" table:style-name="ce2">
            <text:p>29,74</text:p>
          </table:table-cell>
          <table:table-cell office:value-type="float" office:value="29.74" table:formula="of:=ROUND([.D135]; 2)" table:style-name="ce2">
            <text:p>29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500010000000001" table:style-name="ce2">
            <text:p>0,1350001</text:p>
          </table:table-cell>
          <table:table-cell office:value-type="string" table:style-name="ce2">
            <text:p><text:s/>error rate</text:p>
          </table:table-cell>
          <table:table-cell office:value-type="float" office:value="28.55" table:style-name="ce2">
            <text:p>28,55</text:p>
          </table:table-cell>
          <table:table-cell office:value-type="float" office:value="28.55" table:formula="of:=ROUND([.D136]; 2)" table:style-name="ce2">
            <text:p>28,5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600010000000001" table:style-name="ce2">
            <text:p>0,1360001</text:p>
          </table:table-cell>
          <table:table-cell office:value-type="string" table:style-name="ce2">
            <text:p><text:s/>error rate</text:p>
          </table:table-cell>
          <table:table-cell office:value-type="float" office:value="29.28" table:style-name="ce2">
            <text:p>29,28</text:p>
          </table:table-cell>
          <table:table-cell office:value-type="float" office:value="29.28" table:formula="of:=ROUND([.D137]; 2)" table:style-name="ce2">
            <text:p>29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700010000000001" table:style-name="ce2">
            <text:p>0,1370001</text:p>
          </table:table-cell>
          <table:table-cell office:value-type="string" table:style-name="ce2">
            <text:p><text:s/>error rate</text:p>
          </table:table-cell>
          <table:table-cell office:value-type="float" office:value="27.669998" table:style-name="ce2">
            <text:p>27,669998</text:p>
          </table:table-cell>
          <table:table-cell office:value-type="float" office:value="27.67" table:formula="of:=ROUND([.D138]; 2)" table:style-name="ce2">
            <text:p>27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800009999999999" table:style-name="ce2">
            <text:p>0,1380001</text:p>
          </table:table-cell>
          <table:table-cell office:value-type="string" table:style-name="ce2">
            <text:p><text:s/>error rate</text:p>
          </table:table-cell>
          <table:table-cell office:value-type="float" office:value="28.369999" table:style-name="ce2">
            <text:p>28,369999</text:p>
          </table:table-cell>
          <table:table-cell office:value-type="float" office:value="28.37" table:formula="of:=ROUND([.D139]; 2)" table:style-name="ce2">
            <text:p>28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3900009999999999" table:style-name="ce2">
            <text:p>0,1390001</text:p>
          </table:table-cell>
          <table:table-cell office:value-type="string" table:style-name="ce2">
            <text:p><text:s/>error rate</text:p>
          </table:table-cell>
          <table:table-cell office:value-type="float" office:value="26.81" table:style-name="ce2">
            <text:p>26,81</text:p>
          </table:table-cell>
          <table:table-cell office:value-type="float" office:value="26.81" table:formula="of:=ROUND([.D140]; 2)" table:style-name="ce2">
            <text:p>26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000009999999999" table:style-name="ce2">
            <text:p>0,1400001</text:p>
          </table:table-cell>
          <table:table-cell office:value-type="string" table:style-name="ce2">
            <text:p><text:s/>error rate</text:p>
          </table:table-cell>
          <table:table-cell office:value-type="float" office:value="28.420002" table:style-name="ce2">
            <text:p>28,420002</text:p>
          </table:table-cell>
          <table:table-cell office:value-type="float" office:value="28.42" table:formula="of:=ROUND([.D141]; 2)" table:style-name="ce2">
            <text:p>28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100009999999999" table:style-name="ce2">
            <text:p>0,1410001</text:p>
          </table:table-cell>
          <table:table-cell office:value-type="string" table:style-name="ce2">
            <text:p><text:s/>error rate</text:p>
          </table:table-cell>
          <table:table-cell office:value-type="float" office:value="25.3" table:style-name="ce2">
            <text:p>25,3</text:p>
          </table:table-cell>
          <table:table-cell office:value-type="float" office:value="25.3" table:formula="of:=ROUND([.D142]; 2)" table:style-name="ce2">
            <text:p>25,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200011000000001" table:style-name="ce2">
            <text:p>0,14200011</text:p>
          </table:table-cell>
          <table:table-cell office:value-type="string" table:style-name="ce2">
            <text:p><text:s/>error rate</text:p>
          </table:table-cell>
          <table:table-cell office:value-type="float" office:value="26.179998000000001" table:style-name="ce2">
            <text:p>26,179998</text:p>
          </table:table-cell>
          <table:table-cell office:value-type="float" office:value="26.18" table:formula="of:=ROUND([.D143]; 2)" table:style-name="ce2">
            <text:p>26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300011000000001" table:style-name="ce2">
            <text:p>0,14300011</text:p>
          </table:table-cell>
          <table:table-cell office:value-type="string" table:style-name="ce2">
            <text:p><text:s/>error rate</text:p>
          </table:table-cell>
          <table:table-cell office:value-type="float" office:value="25.92" table:style-name="ce2">
            <text:p>25,92</text:p>
          </table:table-cell>
          <table:table-cell office:value-type="float" office:value="25.92" table:formula="of:=ROUND([.D144]; 2)" table:style-name="ce2">
            <text:p>25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400010999999999" table:style-name="ce2">
            <text:p>0,14400011</text:p>
          </table:table-cell>
          <table:table-cell office:value-type="string" table:style-name="ce2">
            <text:p><text:s/>error rate</text:p>
          </table:table-cell>
          <table:table-cell office:value-type="float" office:value="29.62" table:style-name="ce2">
            <text:p>29,62</text:p>
          </table:table-cell>
          <table:table-cell office:value-type="float" office:value="29.62" table:formula="of:=ROUND([.D145]; 2)" table:style-name="ce2">
            <text:p>29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500012000000001" table:style-name="ce2">
            <text:p>0,14500012</text:p>
          </table:table-cell>
          <table:table-cell office:value-type="string" table:style-name="ce2">
            <text:p><text:s/>error rate</text:p>
          </table:table-cell>
          <table:table-cell office:value-type="float" office:value="26.53" table:style-name="ce2">
            <text:p>26,53</text:p>
          </table:table-cell>
          <table:table-cell office:value-type="float" office:value="26.53" table:formula="of:=ROUND([.D146]; 2)" table:style-name="ce2">
            <text:p>26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600012000000001" table:style-name="ce2">
            <text:p>0,14600012</text:p>
          </table:table-cell>
          <table:table-cell office:value-type="string" table:style-name="ce2">
            <text:p><text:s/>error rate</text:p>
          </table:table-cell>
          <table:table-cell office:value-type="float" office:value="25.45" table:style-name="ce2">
            <text:p>25,45</text:p>
          </table:table-cell>
          <table:table-cell office:value-type="float" office:value="25.45" table:formula="of:=ROUND([.D147]; 2)" table:style-name="ce2">
            <text:p>25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700012000000001" table:style-name="ce2">
            <text:p>0,14700012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148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800012000000001" table:style-name="ce2">
            <text:p>0,14800012</text:p>
          </table:table-cell>
          <table:table-cell office:value-type="string" table:style-name="ce2">
            <text:p><text:s/>error rate</text:p>
          </table:table-cell>
          <table:table-cell office:value-type="float" office:value="26.22" table:style-name="ce2">
            <text:p>26,22</text:p>
          </table:table-cell>
          <table:table-cell office:value-type="float" office:value="26.22" table:formula="of:=ROUND([.D149]; 2)" table:style-name="ce2">
            <text:p>26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4900012000000001" table:style-name="ce2">
            <text:p>0,14900012</text:p>
          </table:table-cell>
          <table:table-cell office:value-type="string" table:style-name="ce2">
            <text:p><text:s/>error rate</text:p>
          </table:table-cell>
          <table:table-cell office:value-type="float" office:value="26.910001999999999" table:style-name="ce2">
            <text:p>26,910002</text:p>
          </table:table-cell>
          <table:table-cell office:value-type="float" office:value="26.91" table:formula="of:=ROUND([.D150]; 2)" table:style-name="ce2">
            <text:p>26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000013000000001" table:style-name="ce2">
            <text:p>0,15000013</text:p>
          </table:table-cell>
          <table:table-cell office:value-type="string" table:style-name="ce2">
            <text:p><text:s/>error rate</text:p>
          </table:table-cell>
          <table:table-cell office:value-type="float" office:value="29.800001000000002" table:style-name="ce2">
            <text:p>29,800001</text:p>
          </table:table-cell>
          <table:table-cell office:value-type="float" office:value="29.8" table:formula="of:=ROUND([.D151]; 2)" table:style-name="ce2">
            <text:p>29,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100013000000001" table:style-name="ce2">
            <text:p>0,15100013</text:p>
          </table:table-cell>
          <table:table-cell office:value-type="string" table:style-name="ce2">
            <text:p><text:s/>error rate</text:p>
          </table:table-cell>
          <table:table-cell office:value-type="float" office:value="25.52" table:style-name="ce2">
            <text:p>25,52</text:p>
          </table:table-cell>
          <table:table-cell office:value-type="float" office:value="25.52" table:formula="of:=ROUND([.D152]; 2)" table:style-name="ce2">
            <text:p>25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200013000000001" table:style-name="ce2">
            <text:p>0,15200013</text:p>
          </table:table-cell>
          <table:table-cell office:value-type="string" table:style-name="ce2">
            <text:p><text:s/>error rate</text:p>
          </table:table-cell>
          <table:table-cell office:value-type="float" office:value="28.11" table:style-name="ce2">
            <text:p>28,11</text:p>
          </table:table-cell>
          <table:table-cell office:value-type="float" office:value="28.11" table:formula="of:=ROUND([.D153]; 2)" table:style-name="ce2">
            <text:p>28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300013000000001" table:style-name="ce2">
            <text:p>0,15300013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154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400013000000001" table:style-name="ce2">
            <text:p>0,15400013</text:p>
          </table:table-cell>
          <table:table-cell office:value-type="string" table:style-name="ce2">
            <text:p><text:s/>error rate</text:p>
          </table:table-cell>
          <table:table-cell office:value-type="float" office:value="26.99" table:style-name="ce2">
            <text:p>26,99</text:p>
          </table:table-cell>
          <table:table-cell office:value-type="float" office:value="26.99" table:formula="of:=ROUND([.D155]; 2)" table:style-name="ce2">
            <text:p>26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500014000000001" table:style-name="ce2">
            <text:p>0,15500014</text:p>
          </table:table-cell>
          <table:table-cell office:value-type="string" table:style-name="ce2">
            <text:p><text:s/>error rate</text:p>
          </table:table-cell>
          <table:table-cell office:value-type="float" office:value="30.989998" table:style-name="ce2">
            <text:p>30,989998</text:p>
          </table:table-cell>
          <table:table-cell office:value-type="float" office:value="30.99" table:formula="of:=ROUND([.D156]; 2)" table:style-name="ce2">
            <text:p>30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600014000000001" table:style-name="ce2">
            <text:p>0,15600014</text:p>
          </table:table-cell>
          <table:table-cell office:value-type="string" table:style-name="ce2">
            <text:p><text:s/>error rate</text:p>
          </table:table-cell>
          <table:table-cell office:value-type="float" office:value="31.16" table:style-name="ce2">
            <text:p>31,16</text:p>
          </table:table-cell>
          <table:table-cell office:value-type="float" office:value="31.16" table:formula="of:=ROUND([.D157]; 2)" table:style-name="ce2">
            <text:p>31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700014000000001" table:style-name="ce2">
            <text:p>0,15700014</text:p>
          </table:table-cell>
          <table:table-cell office:value-type="string" table:style-name="ce2">
            <text:p><text:s/>error rate</text:p>
          </table:table-cell>
          <table:table-cell office:value-type="float" office:value="28.580002" table:style-name="ce2">
            <text:p>28,580002</text:p>
          </table:table-cell>
          <table:table-cell office:value-type="float" office:value="28.58" table:formula="of:=ROUND([.D158]; 2)" table:style-name="ce2">
            <text:p>28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800014000000001" table:style-name="ce2">
            <text:p>0,15800014</text:p>
          </table:table-cell>
          <table:table-cell office:value-type="string" table:style-name="ce2">
            <text:p><text:s/>error rate</text:p>
          </table:table-cell>
          <table:table-cell office:value-type="float" office:value="27.48" table:style-name="ce2">
            <text:p>27,48</text:p>
          </table:table-cell>
          <table:table-cell office:value-type="float" office:value="27.48" table:formula="of:=ROUND([.D159]; 2)" table:style-name="ce2">
            <text:p>27,4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5900014000000001" table:style-name="ce2">
            <text:p>0,15900014</text:p>
          </table:table-cell>
          <table:table-cell office:value-type="string" table:style-name="ce2">
            <text:p><text:s/>error rate</text:p>
          </table:table-cell>
          <table:table-cell office:value-type="float" office:value="27.64" table:style-name="ce2">
            <text:p>27,64</text:p>
          </table:table-cell>
          <table:table-cell office:value-type="float" office:value="27.64" table:formula="of:=ROUND([.D160]; 2)" table:style-name="ce2">
            <text:p>27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000015000000001" table:style-name="ce2">
            <text:p>0,16000015</text:p>
          </table:table-cell>
          <table:table-cell office:value-type="string" table:style-name="ce2">
            <text:p><text:s/>error rate</text:p>
          </table:table-cell>
          <table:table-cell office:value-type="float" office:value="25.85" table:style-name="ce2">
            <text:p>25,85</text:p>
          </table:table-cell>
          <table:table-cell office:value-type="float" office:value="25.85" table:formula="of:=ROUND([.D161]; 2)" table:style-name="ce2">
            <text:p>25,8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100015000000001" table:style-name="ce2">
            <text:p>0,16100015</text:p>
          </table:table-cell>
          <table:table-cell office:value-type="string" table:style-name="ce2">
            <text:p><text:s/>error rate</text:p>
          </table:table-cell>
          <table:table-cell office:value-type="float" office:value="27.669998" table:style-name="ce2">
            <text:p>27,669998</text:p>
          </table:table-cell>
          <table:table-cell office:value-type="float" office:value="27.67" table:formula="of:=ROUND([.D162]; 2)" table:style-name="ce2">
            <text:p>27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200015000000001" table:style-name="ce2">
            <text:p>0,16200015</text:p>
          </table:table-cell>
          <table:table-cell office:value-type="string" table:style-name="ce2">
            <text:p><text:s/>error rate</text:p>
          </table:table-cell>
          <table:table-cell office:value-type="float" office:value="28.420002" table:style-name="ce2">
            <text:p>28,420002</text:p>
          </table:table-cell>
          <table:table-cell office:value-type="float" office:value="28.42" table:formula="of:=ROUND([.D163]; 2)" table:style-name="ce2">
            <text:p>28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300015000000001" table:style-name="ce2">
            <text:p>0,16300015</text:p>
          </table:table-cell>
          <table:table-cell office:value-type="string" table:style-name="ce2">
            <text:p><text:s/>error rate</text:p>
          </table:table-cell>
          <table:table-cell office:value-type="float" office:value="28.279999" table:style-name="ce2">
            <text:p>28,279999</text:p>
          </table:table-cell>
          <table:table-cell office:value-type="float" office:value="28.28" table:formula="of:=ROUND([.D164]; 2)" table:style-name="ce2">
            <text:p>28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400015000000001" table:style-name="ce2">
            <text:p>0,16400015</text:p>
          </table:table-cell>
          <table:table-cell office:value-type="string" table:style-name="ce2">
            <text:p><text:s/>error rate</text:p>
          </table:table-cell>
          <table:table-cell office:value-type="float" office:value="31.11" table:style-name="ce2">
            <text:p>31,11</text:p>
          </table:table-cell>
          <table:table-cell office:value-type="float" office:value="31.11" table:formula="of:=ROUND([.D165]; 2)" table:style-name="ce2">
            <text:p>31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500016000000001" table:style-name="ce2">
            <text:p>0,16500016</text:p>
          </table:table-cell>
          <table:table-cell office:value-type="string" table:style-name="ce2">
            <text:p><text:s/>error rate</text:p>
          </table:table-cell>
          <table:table-cell office:value-type="float" office:value="28.54" table:style-name="ce2">
            <text:p>28,54</text:p>
          </table:table-cell>
          <table:table-cell office:value-type="float" office:value="28.54" table:formula="of:=ROUND([.D166]; 2)" table:style-name="ce2">
            <text:p>28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600016000000001" table:style-name="ce2">
            <text:p>0,16600016</text:p>
          </table:table-cell>
          <table:table-cell office:value-type="string" table:style-name="ce2">
            <text:p><text:s/>error rate</text:p>
          </table:table-cell>
          <table:table-cell office:value-type="float" office:value="26.930002000000002" table:style-name="ce2">
            <text:p>26,930002</text:p>
          </table:table-cell>
          <table:table-cell office:value-type="float" office:value="26.93" table:formula="of:=ROUND([.D167]; 2)" table:style-name="ce2">
            <text:p>26,9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700016000000001" table:style-name="ce2">
            <text:p>0,16700016</text:p>
          </table:table-cell>
          <table:table-cell office:value-type="string" table:style-name="ce2">
            <text:p><text:s/>error rate</text:p>
          </table:table-cell>
          <table:table-cell office:value-type="float" office:value="27.22" table:style-name="ce2">
            <text:p>27,22</text:p>
          </table:table-cell>
          <table:table-cell office:value-type="float" office:value="27.22" table:formula="of:=ROUND([.D168]; 2)" table:style-name="ce2">
            <text:p>27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800016000000001" table:style-name="ce2">
            <text:p>0,16800016</text:p>
          </table:table-cell>
          <table:table-cell office:value-type="string" table:style-name="ce2">
            <text:p><text:s/>error rate</text:p>
          </table:table-cell>
          <table:table-cell office:value-type="float" office:value="30.899998" table:style-name="ce2">
            <text:p>30,899998</text:p>
          </table:table-cell>
          <table:table-cell office:value-type="float" office:value="30.9" table:formula="of:=ROUND([.D169]; 2)" table:style-name="ce2">
            <text:p>30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6900016000000001" table:style-name="ce2">
            <text:p>0,16900016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170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000017000000001" table:style-name="ce2">
            <text:p>0,17000017</text:p>
          </table:table-cell>
          <table:table-cell office:value-type="string" table:style-name="ce2">
            <text:p><text:s/>error rate</text:p>
          </table:table-cell>
          <table:table-cell office:value-type="float" office:value="27.36" table:style-name="ce2">
            <text:p>27,36</text:p>
          </table:table-cell>
          <table:table-cell office:value-type="float" office:value="27.36" table:formula="of:=ROUND([.D171]; 2)" table:style-name="ce2">
            <text:p>27,3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100017000000001" table:style-name="ce2">
            <text:p>0,17100017</text:p>
          </table:table-cell>
          <table:table-cell office:value-type="string" table:style-name="ce2">
            <text:p><text:s/>error rate</text:p>
          </table:table-cell>
          <table:table-cell office:value-type="float" office:value="27.24" table:style-name="ce2">
            <text:p>27,24</text:p>
          </table:table-cell>
          <table:table-cell office:value-type="float" office:value="27.24" table:formula="of:=ROUND([.D172]; 2)" table:style-name="ce2">
            <text:p>27,2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200017000000001" table:style-name="ce2">
            <text:p>0,17200017</text:p>
          </table:table-cell>
          <table:table-cell office:value-type="string" table:style-name="ce2">
            <text:p><text:s/>error rate</text:p>
          </table:table-cell>
          <table:table-cell office:value-type="float" office:value="29.62" table:style-name="ce2">
            <text:p>29,62</text:p>
          </table:table-cell>
          <table:table-cell office:value-type="float" office:value="29.62" table:formula="of:=ROUND([.D173]; 2)" table:style-name="ce2">
            <text:p>29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300017000000001" table:style-name="ce2">
            <text:p>0,17300017</text:p>
          </table:table-cell>
          <table:table-cell office:value-type="string" table:style-name="ce2">
            <text:p><text:s/>error rate</text:p>
          </table:table-cell>
          <table:table-cell office:value-type="float" office:value="27.739998" table:style-name="ce2">
            <text:p>27,739998</text:p>
          </table:table-cell>
          <table:table-cell office:value-type="float" office:value="27.74" table:formula="of:=ROUND([.D174]; 2)" table:style-name="ce2">
            <text:p>27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400017000000001" table:style-name="ce2">
            <text:p>0,17400017</text:p>
          </table:table-cell>
          <table:table-cell office:value-type="string" table:style-name="ce2">
            <text:p><text:s/>error rate</text:p>
          </table:table-cell>
          <table:table-cell office:value-type="float" office:value="27.509998" table:style-name="ce2">
            <text:p>27,509998</text:p>
          </table:table-cell>
          <table:table-cell office:value-type="float" office:value="27.51" table:formula="of:=ROUND([.D175]; 2)" table:style-name="ce2">
            <text:p>27,5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500018000000001" table:style-name="ce2">
            <text:p>0,17500018</text:p>
          </table:table-cell>
          <table:table-cell office:value-type="string" table:style-name="ce2">
            <text:p><text:s/>error rate</text:p>
          </table:table-cell>
          <table:table-cell office:value-type="float" office:value="26.859998999999998" table:style-name="ce2">
            <text:p>26,859999</text:p>
          </table:table-cell>
          <table:table-cell office:value-type="float" office:value="26.86" table:formula="of:=ROUND([.D176]; 2)" table:style-name="ce2">
            <text:p>26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600018000000001" table:style-name="ce2">
            <text:p>0,17600018</text:p>
          </table:table-cell>
          <table:table-cell office:value-type="string" table:style-name="ce2">
            <text:p><text:s/>error rate</text:p>
          </table:table-cell>
          <table:table-cell office:value-type="float" office:value="25.67" table:style-name="ce2">
            <text:p>25,67</text:p>
          </table:table-cell>
          <table:table-cell office:value-type="float" office:value="25.67" table:formula="of:=ROUND([.D177]; 2)" table:style-name="ce2">
            <text:p>25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700018000000001" table:style-name="ce2">
            <text:p>0,17700018</text:p>
          </table:table-cell>
          <table:table-cell office:value-type="string" table:style-name="ce2">
            <text:p><text:s/>error rate</text:p>
          </table:table-cell>
          <table:table-cell office:value-type="float" office:value="27.59" table:style-name="ce2">
            <text:p>27,59</text:p>
          </table:table-cell>
          <table:table-cell office:value-type="float" office:value="27.59" table:formula="of:=ROUND([.D178]; 2)" table:style-name="ce2">
            <text:p>27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800018000000001" table:style-name="ce2">
            <text:p>0,17800018</text:p>
          </table:table-cell>
          <table:table-cell office:value-type="string" table:style-name="ce2">
            <text:p><text:s/>error rate</text:p>
          </table:table-cell>
          <table:table-cell office:value-type="float" office:value="26.800001000000002" table:style-name="ce2">
            <text:p>26,800001</text:p>
          </table:table-cell>
          <table:table-cell office:value-type="float" office:value="26.8" table:formula="of:=ROUND([.D179]; 2)" table:style-name="ce2">
            <text:p>26,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7900018000000001" table:style-name="ce2">
            <text:p>0,17900018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180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000019" table:style-name="ce2">
            <text:p>0,18000019</text:p>
          </table:table-cell>
          <table:table-cell office:value-type="string" table:style-name="ce2">
            <text:p><text:s/>error rate</text:p>
          </table:table-cell>
          <table:table-cell office:value-type="float" office:value="27.720001" table:style-name="ce2">
            <text:p>27,720001</text:p>
          </table:table-cell>
          <table:table-cell office:value-type="float" office:value="27.72" table:formula="of:=ROUND([.D181]; 2)" table:style-name="ce2">
            <text:p>27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100019000000001" table:style-name="ce2">
            <text:p>0,18100019</text:p>
          </table:table-cell>
          <table:table-cell office:value-type="string" table:style-name="ce2">
            <text:p><text:s/>error rate</text:p>
          </table:table-cell>
          <table:table-cell office:value-type="float" office:value="24.72" table:style-name="ce2">
            <text:p>24,72</text:p>
          </table:table-cell>
          <table:table-cell office:value-type="float" office:value="24.72" table:formula="of:=ROUND([.D182]; 2)" table:style-name="ce2">
            <text:p>24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200019000000001" table:style-name="ce2">
            <text:p>0,18200019</text:p>
          </table:table-cell>
          <table:table-cell office:value-type="string" table:style-name="ce2">
            <text:p><text:s/>error rate</text:p>
          </table:table-cell>
          <table:table-cell office:value-type="float" office:value="25.83" table:style-name="ce2">
            <text:p>25,83</text:p>
          </table:table-cell>
          <table:table-cell office:value-type="float" office:value="25.83" table:formula="of:=ROUND([.D183]; 2)" table:style-name="ce2">
            <text:p>25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300019000000001" table:style-name="ce2">
            <text:p>0,18300019</text:p>
          </table:table-cell>
          <table:table-cell office:value-type="string" table:style-name="ce2">
            <text:p><text:s/>error rate</text:p>
          </table:table-cell>
          <table:table-cell office:value-type="float" office:value="25.34" table:style-name="ce2">
            <text:p>25,34</text:p>
          </table:table-cell>
          <table:table-cell office:value-type="float" office:value="25.34" table:formula="of:=ROUND([.D184]; 2)" table:style-name="ce2">
            <text:p>25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40002" table:style-name="ce2">
            <text:p>0,1840002</text:p>
          </table:table-cell>
          <table:table-cell office:value-type="string" table:style-name="ce2">
            <text:p><text:s/>error rate</text:p>
          </table:table-cell>
          <table:table-cell office:value-type="float" office:value="24.98" table:style-name="ce2">
            <text:p>24,98</text:p>
          </table:table-cell>
          <table:table-cell office:value-type="float" office:value="24.98" table:formula="of:=ROUND([.D185]; 2)" table:style-name="ce2">
            <text:p>24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50002" table:style-name="ce2">
            <text:p>0,1850002</text:p>
          </table:table-cell>
          <table:table-cell office:value-type="string" table:style-name="ce2">
            <text:p><text:s/>error rate</text:p>
          </table:table-cell>
          <table:table-cell office:value-type="float" office:value="28.71" table:style-name="ce2">
            <text:p>28,71</text:p>
          </table:table-cell>
          <table:table-cell office:value-type="float" office:value="28.71" table:formula="of:=ROUND([.D186]; 2)" table:style-name="ce2">
            <text:p>28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60002" table:style-name="ce2">
            <text:p>0,1860002</text:p>
          </table:table-cell>
          <table:table-cell office:value-type="string" table:style-name="ce2">
            <text:p><text:s/>error rate</text:p>
          </table:table-cell>
          <table:table-cell office:value-type="float" office:value="27.06" table:style-name="ce2">
            <text:p>27,06</text:p>
          </table:table-cell>
          <table:table-cell office:value-type="float" office:value="27.06" table:formula="of:=ROUND([.D187]; 2)" table:style-name="ce2">
            <text:p>27,0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700020000000001" table:style-name="ce2">
            <text:p>0,1870002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188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800020000000001" table:style-name="ce2">
            <text:p>0,1880002</text:p>
          </table:table-cell>
          <table:table-cell office:value-type="string" table:style-name="ce2">
            <text:p><text:s/>error rate</text:p>
          </table:table-cell>
          <table:table-cell office:value-type="float" office:value="28.76" table:style-name="ce2">
            <text:p>28,76</text:p>
          </table:table-cell>
          <table:table-cell office:value-type="float" office:value="28.76" table:formula="of:=ROUND([.D189]; 2)" table:style-name="ce2">
            <text:p>28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8900020000000001" table:style-name="ce2">
            <text:p>0,1890002</text:p>
          </table:table-cell>
          <table:table-cell office:value-type="string" table:style-name="ce2">
            <text:p><text:s/>error rate</text:p>
          </table:table-cell>
          <table:table-cell office:value-type="float" office:value="30.52" table:style-name="ce2">
            <text:p>30,52</text:p>
          </table:table-cell>
          <table:table-cell office:value-type="float" office:value="30.52" table:formula="of:=ROUND([.D190]; 2)" table:style-name="ce2">
            <text:p>30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000020000000001" table:style-name="ce2">
            <text:p>0,1900002</text:p>
          </table:table-cell>
          <table:table-cell office:value-type="string" table:style-name="ce2">
            <text:p><text:s/>error rate</text:p>
          </table:table-cell>
          <table:table-cell office:value-type="float" office:value="29.820001999999999" table:style-name="ce2">
            <text:p>29,820002</text:p>
          </table:table-cell>
          <table:table-cell office:value-type="float" office:value="29.82" table:formula="of:=ROUND([.D191]; 2)" table:style-name="ce2">
            <text:p>29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100021" table:style-name="ce2">
            <text:p>0,19100021</text:p>
          </table:table-cell>
          <table:table-cell office:value-type="string" table:style-name="ce2">
            <text:p><text:s/>error rate</text:p>
          </table:table-cell>
          <table:table-cell office:value-type="float" office:value="29.910001999999999" table:style-name="ce2">
            <text:p>29,910002</text:p>
          </table:table-cell>
          <table:table-cell office:value-type="float" office:value="29.91" table:formula="of:=ROUND([.D192]; 2)" table:style-name="ce2">
            <text:p>29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200021" table:style-name="ce2">
            <text:p>0,19200021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193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300021000000001" table:style-name="ce2">
            <text:p>0,19300021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194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400021000000001" table:style-name="ce2">
            <text:p>0,19400021</text:p>
          </table:table-cell>
          <table:table-cell office:value-type="string" table:style-name="ce2">
            <text:p><text:s/>error rate</text:p>
          </table:table-cell>
          <table:table-cell office:value-type="float" office:value="28.529999" table:style-name="ce2">
            <text:p>28,529999</text:p>
          </table:table-cell>
          <table:table-cell office:value-type="float" office:value="28.53" table:formula="of:=ROUND([.D195]; 2)" table:style-name="ce2">
            <text:p>28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500022" table:style-name="ce2">
            <text:p>0,19500022</text:p>
          </table:table-cell>
          <table:table-cell office:value-type="string" table:style-name="ce2">
            <text:p><text:s/>error rate</text:p>
          </table:table-cell>
          <table:table-cell office:value-type="float" office:value="26.269998999999999" table:style-name="ce2">
            <text:p>26,269999</text:p>
          </table:table-cell>
          <table:table-cell office:value-type="float" office:value="26.27" table:formula="of:=ROUND([.D196]; 2)" table:style-name="ce2">
            <text:p>26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600022" table:style-name="ce2">
            <text:p>0,19600022</text:p>
          </table:table-cell>
          <table:table-cell office:value-type="string" table:style-name="ce2">
            <text:p><text:s/>error rate</text:p>
          </table:table-cell>
          <table:table-cell office:value-type="float" office:value="27.54" table:style-name="ce2">
            <text:p>27,54</text:p>
          </table:table-cell>
          <table:table-cell office:value-type="float" office:value="27.54" table:formula="of:=ROUND([.D197]; 2)" table:style-name="ce2">
            <text:p>27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700022" table:style-name="ce2">
            <text:p>0,19700022</text:p>
          </table:table-cell>
          <table:table-cell office:value-type="string" table:style-name="ce2">
            <text:p><text:s/>error rate</text:p>
          </table:table-cell>
          <table:table-cell office:value-type="float" office:value="27.35" table:style-name="ce2">
            <text:p>27,35</text:p>
          </table:table-cell>
          <table:table-cell office:value-type="float" office:value="27.35" table:formula="of:=ROUND([.D198]; 2)" table:style-name="ce2">
            <text:p>27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800022" table:style-name="ce2">
            <text:p>0,19800022</text:p>
          </table:table-cell>
          <table:table-cell office:value-type="string" table:style-name="ce2">
            <text:p><text:s/>error rate</text:p>
          </table:table-cell>
          <table:table-cell office:value-type="float" office:value="27.91" table:style-name="ce2">
            <text:p>27,91</text:p>
          </table:table-cell>
          <table:table-cell office:value-type="float" office:value="27.91" table:formula="of:=ROUND([.D199]; 2)" table:style-name="ce2">
            <text:p>27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19900022000000001" table:style-name="ce2">
            <text:p>0,19900022</text:p>
          </table:table-cell>
          <table:table-cell office:value-type="string" table:style-name="ce2">
            <text:p><text:s/>error rate</text:p>
          </table:table-cell>
          <table:table-cell office:value-type="float" office:value="27.15" table:style-name="ce2">
            <text:p>27,15</text:p>
          </table:table-cell>
          <table:table-cell office:value-type="float" office:value="27.15" table:formula="of:=ROUND([.D200]; 2)" table:style-name="ce2">
            <text:p>27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000023" table:style-name="ce2">
            <text:p>0,20000023</text:p>
          </table:table-cell>
          <table:table-cell office:value-type="string" table:style-name="ce2">
            <text:p><text:s/>error rate</text:p>
          </table:table-cell>
          <table:table-cell office:value-type="float" office:value="26.109998999999998" table:style-name="ce2">
            <text:p>26,109999</text:p>
          </table:table-cell>
          <table:table-cell office:value-type="float" office:value="26.11" table:formula="of:=ROUND([.D201]; 2)" table:style-name="ce2">
            <text:p>26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100023" table:style-name="ce2">
            <text:p>0,20100023</text:p>
          </table:table-cell>
          <table:table-cell office:value-type="string" table:style-name="ce2">
            <text:p><text:s/>error rate</text:p>
          </table:table-cell>
          <table:table-cell office:value-type="float" office:value="25.7" table:style-name="ce2">
            <text:p>25,7</text:p>
          </table:table-cell>
          <table:table-cell office:value-type="float" office:value="25.7" table:formula="of:=ROUND([.D202]; 2)" table:style-name="ce2">
            <text:p>25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200023" table:style-name="ce2">
            <text:p>0,20200023</text:p>
          </table:table-cell>
          <table:table-cell office:value-type="string" table:style-name="ce2">
            <text:p><text:s/>error rate</text:p>
          </table:table-cell>
          <table:table-cell office:value-type="float" office:value="27.759998" table:style-name="ce2">
            <text:p>27,759998</text:p>
          </table:table-cell>
          <table:table-cell office:value-type="float" office:value="27.76" table:formula="of:=ROUND([.D203]; 2)" table:style-name="ce2">
            <text:p>27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300023" table:style-name="ce2">
            <text:p>0,20300023</text:p>
          </table:table-cell>
          <table:table-cell office:value-type="string" table:style-name="ce2">
            <text:p><text:s/>error rate</text:p>
          </table:table-cell>
          <table:table-cell office:value-type="float" office:value="27.599997999999999" table:style-name="ce2">
            <text:p>27,599998</text:p>
          </table:table-cell>
          <table:table-cell office:value-type="float" office:value="27.6" table:formula="of:=ROUND([.D204]; 2)" table:style-name="ce2">
            <text:p>27,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400023" table:style-name="ce2">
            <text:p>0,20400023</text:p>
          </table:table-cell>
          <table:table-cell office:value-type="string" table:style-name="ce2">
            <text:p><text:s/>error rate</text:p>
          </table:table-cell>
          <table:table-cell office:value-type="float" office:value="28.600002" table:style-name="ce2">
            <text:p>28,600002</text:p>
          </table:table-cell>
          <table:table-cell office:value-type="float" office:value="28.6" table:formula="of:=ROUND([.D205]; 2)" table:style-name="ce2">
            <text:p>28,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500024" table:style-name="ce2">
            <text:p>0,20500024</text:p>
          </table:table-cell>
          <table:table-cell office:value-type="string" table:style-name="ce2">
            <text:p><text:s/>error rate</text:p>
          </table:table-cell>
          <table:table-cell office:value-type="float" office:value="27.46" table:style-name="ce2">
            <text:p>27,46</text:p>
          </table:table-cell>
          <table:table-cell office:value-type="float" office:value="27.46" table:formula="of:=ROUND([.D206]; 2)" table:style-name="ce2">
            <text:p>27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600024" table:style-name="ce2">
            <text:p>0,20600024</text:p>
          </table:table-cell>
          <table:table-cell office:value-type="string" table:style-name="ce2">
            <text:p><text:s/>error rate</text:p>
          </table:table-cell>
          <table:table-cell office:value-type="float" office:value="28.880001" table:style-name="ce2">
            <text:p>28,880001</text:p>
          </table:table-cell>
          <table:table-cell office:value-type="float" office:value="28.88" table:formula="of:=ROUND([.D207]; 2)" table:style-name="ce2">
            <text:p>28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700024" table:style-name="ce2">
            <text:p>0,20700024</text:p>
          </table:table-cell>
          <table:table-cell office:value-type="string" table:style-name="ce2">
            <text:p><text:s/>error rate</text:p>
          </table:table-cell>
          <table:table-cell office:value-type="float" office:value="27.25" table:style-name="ce2">
            <text:p>27,25</text:p>
          </table:table-cell>
          <table:table-cell office:value-type="float" office:value="27.25" table:formula="of:=ROUND([.D208]; 2)" table:style-name="ce2">
            <text:p>27,2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800024" table:style-name="ce2">
            <text:p>0,20800024</text:p>
          </table:table-cell>
          <table:table-cell office:value-type="string" table:style-name="ce2">
            <text:p><text:s/>error rate</text:p>
          </table:table-cell>
          <table:table-cell office:value-type="float" office:value="26.24" table:style-name="ce2">
            <text:p>26,24</text:p>
          </table:table-cell>
          <table:table-cell office:value-type="float" office:value="26.24" table:formula="of:=ROUND([.D209]; 2)" table:style-name="ce2">
            <text:p>26,2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0900024" table:style-name="ce2">
            <text:p>0,20900024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210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000025" table:style-name="ce2">
            <text:p>0,21000025</text:p>
          </table:table-cell>
          <table:table-cell office:value-type="string" table:style-name="ce2">
            <text:p><text:s/>error rate</text:p>
          </table:table-cell>
          <table:table-cell office:value-type="float" office:value="29.210000999999998" table:style-name="ce2">
            <text:p>29,210001</text:p>
          </table:table-cell>
          <table:table-cell office:value-type="float" office:value="29.21" table:formula="of:=ROUND([.D211]; 2)" table:style-name="ce2">
            <text:p>29,2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100025" table:style-name="ce2">
            <text:p>0,21100025</text:p>
          </table:table-cell>
          <table:table-cell office:value-type="string" table:style-name="ce2">
            <text:p><text:s/>error rate</text:p>
          </table:table-cell>
          <table:table-cell office:value-type="float" office:value="29.679998000000001" table:style-name="ce2">
            <text:p>29,679998</text:p>
          </table:table-cell>
          <table:table-cell office:value-type="float" office:value="29.68" table:formula="of:=ROUND([.D212]; 2)" table:style-name="ce2">
            <text:p>29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200025" table:style-name="ce2">
            <text:p>0,21200025</text:p>
          </table:table-cell>
          <table:table-cell office:value-type="string" table:style-name="ce2">
            <text:p><text:s/>error rate</text:p>
          </table:table-cell>
          <table:table-cell office:value-type="float" office:value="28.310001" table:style-name="ce2">
            <text:p>28,310001</text:p>
          </table:table-cell>
          <table:table-cell office:value-type="float" office:value="28.31" table:formula="of:=ROUND([.D213]; 2)" table:style-name="ce2">
            <text:p>28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300025" table:style-name="ce2">
            <text:p>0,21300025</text:p>
          </table:table-cell>
          <table:table-cell office:value-type="string" table:style-name="ce2">
            <text:p><text:s/>error rate</text:p>
          </table:table-cell>
          <table:table-cell office:value-type="float" office:value="28.83" table:style-name="ce2">
            <text:p>28,83</text:p>
          </table:table-cell>
          <table:table-cell office:value-type="float" office:value="28.83" table:formula="of:=ROUND([.D214]; 2)" table:style-name="ce2">
            <text:p>28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400025" table:style-name="ce2">
            <text:p>0,21400025</text:p>
          </table:table-cell>
          <table:table-cell office:value-type="string" table:style-name="ce2">
            <text:p><text:s/>error rate</text:p>
          </table:table-cell>
          <table:table-cell office:value-type="float" office:value="26.460000999999998" table:style-name="ce2">
            <text:p>26,460001</text:p>
          </table:table-cell>
          <table:table-cell office:value-type="float" office:value="26.46" table:formula="of:=ROUND([.D215]; 2)" table:style-name="ce2">
            <text:p>26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500026" table:style-name="ce2">
            <text:p>0,21500026</text:p>
          </table:table-cell>
          <table:table-cell office:value-type="string" table:style-name="ce2">
            <text:p><text:s/>error rate</text:p>
          </table:table-cell>
          <table:table-cell office:value-type="float" office:value="27.579998" table:style-name="ce2">
            <text:p>27,579998</text:p>
          </table:table-cell>
          <table:table-cell office:value-type="float" office:value="27.58" table:formula="of:=ROUND([.D216]; 2)" table:style-name="ce2">
            <text:p>27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600026" table:style-name="ce2">
            <text:p>0,21600026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217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700026" table:style-name="ce2">
            <text:p>0,21700026</text:p>
          </table:table-cell>
          <table:table-cell office:value-type="string" table:style-name="ce2">
            <text:p><text:s/>error rate</text:p>
          </table:table-cell>
          <table:table-cell office:value-type="float" office:value="26.710000999999998" table:style-name="ce2">
            <text:p>26,710001</text:p>
          </table:table-cell>
          <table:table-cell office:value-type="float" office:value="26.71" table:formula="of:=ROUND([.D218]; 2)" table:style-name="ce2">
            <text:p>26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800026" table:style-name="ce2">
            <text:p>0,21800026</text:p>
          </table:table-cell>
          <table:table-cell office:value-type="string" table:style-name="ce2">
            <text:p><text:s/>error rate</text:p>
          </table:table-cell>
          <table:table-cell office:value-type="float" office:value="27.18" table:style-name="ce2">
            <text:p>27,18</text:p>
          </table:table-cell>
          <table:table-cell office:value-type="float" office:value="27.18" table:formula="of:=ROUND([.D219]; 2)" table:style-name="ce2">
            <text:p>27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1900027" table:style-name="ce2">
            <text:p>0,21900027</text:p>
          </table:table-cell>
          <table:table-cell office:value-type="string" table:style-name="ce2">
            <text:p><text:s/>error rate</text:p>
          </table:table-cell>
          <table:table-cell office:value-type="float" office:value="29.35" table:style-name="ce2">
            <text:p>29,35</text:p>
          </table:table-cell>
          <table:table-cell office:value-type="float" office:value="29.35" table:formula="of:=ROUND([.D220]; 2)" table:style-name="ce2">
            <text:p>29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000027" table:style-name="ce2">
            <text:p>0,22000027</text:p>
          </table:table-cell>
          <table:table-cell office:value-type="string" table:style-name="ce2">
            <text:p><text:s/>error rate</text:p>
          </table:table-cell>
          <table:table-cell office:value-type="float" office:value="26.710000999999998" table:style-name="ce2">
            <text:p>26,710001</text:p>
          </table:table-cell>
          <table:table-cell office:value-type="float" office:value="26.71" table:formula="of:=ROUND([.D221]; 2)" table:style-name="ce2">
            <text:p>26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100027" table:style-name="ce2">
            <text:p>0,22100027</text:p>
          </table:table-cell>
          <table:table-cell office:value-type="string" table:style-name="ce2">
            <text:p><text:s/>error rate</text:p>
          </table:table-cell>
          <table:table-cell office:value-type="float" office:value="25.69" table:style-name="ce2">
            <text:p>25,69</text:p>
          </table:table-cell>
          <table:table-cell office:value-type="float" office:value="25.69" table:formula="of:=ROUND([.D222]; 2)" table:style-name="ce2">
            <text:p>25,6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200027" table:style-name="ce2">
            <text:p>0,22200027</text:p>
          </table:table-cell>
          <table:table-cell office:value-type="string" table:style-name="ce2">
            <text:p><text:s/>error rate</text:p>
          </table:table-cell>
          <table:table-cell office:value-type="float" office:value="25.92" table:style-name="ce2">
            <text:p>25,92</text:p>
          </table:table-cell>
          <table:table-cell office:value-type="float" office:value="25.92" table:formula="of:=ROUND([.D223]; 2)" table:style-name="ce2">
            <text:p>25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300027" table:style-name="ce2">
            <text:p>0,22300027</text:p>
          </table:table-cell>
          <table:table-cell office:value-type="string" table:style-name="ce2">
            <text:p><text:s/>error rate</text:p>
          </table:table-cell>
          <table:table-cell office:value-type="float" office:value="28.189999" table:style-name="ce2">
            <text:p>28,189999</text:p>
          </table:table-cell>
          <table:table-cell office:value-type="float" office:value="28.19" table:formula="of:=ROUND([.D224]; 2)" table:style-name="ce2">
            <text:p>28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400028" table:style-name="ce2">
            <text:p>0,22400028</text:p>
          </table:table-cell>
          <table:table-cell office:value-type="string" table:style-name="ce2">
            <text:p><text:s/>error rate</text:p>
          </table:table-cell>
          <table:table-cell office:value-type="float" office:value="27.140001000000002" table:style-name="ce2">
            <text:p>27,140001</text:p>
          </table:table-cell>
          <table:table-cell office:value-type="float" office:value="27.14" table:formula="of:=ROUND([.D225]; 2)" table:style-name="ce2">
            <text:p>27,1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500028" table:style-name="ce2">
            <text:p>0,22500028</text:p>
          </table:table-cell>
          <table:table-cell office:value-type="string" table:style-name="ce2">
            <text:p><text:s/>error rate</text:p>
          </table:table-cell>
          <table:table-cell office:value-type="float" office:value="24.9" table:style-name="ce2">
            <text:p>24,9</text:p>
          </table:table-cell>
          <table:table-cell office:value-type="float" office:value="24.9" table:formula="of:=ROUND([.D226]; 2)" table:style-name="ce2">
            <text:p>24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600028" table:style-name="ce2">
            <text:p>0,22600028</text:p>
          </table:table-cell>
          <table:table-cell office:value-type="string" table:style-name="ce2">
            <text:p><text:s/>error rate</text:p>
          </table:table-cell>
          <table:table-cell office:value-type="float" office:value="28.59" table:style-name="ce2">
            <text:p>28,59</text:p>
          </table:table-cell>
          <table:table-cell office:value-type="float" office:value="28.59" table:formula="of:=ROUND([.D227]; 2)" table:style-name="ce2">
            <text:p>28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700028" table:style-name="ce2">
            <text:p>0,22700028</text:p>
          </table:table-cell>
          <table:table-cell office:value-type="string" table:style-name="ce2">
            <text:p><text:s/>error rate</text:p>
          </table:table-cell>
          <table:table-cell office:value-type="float" office:value="29.679998000000001" table:style-name="ce2">
            <text:p>29,679998</text:p>
          </table:table-cell>
          <table:table-cell office:value-type="float" office:value="29.68" table:formula="of:=ROUND([.D228]; 2)" table:style-name="ce2">
            <text:p>29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800028" table:style-name="ce2">
            <text:p>0,22800028</text:p>
          </table:table-cell>
          <table:table-cell office:value-type="string" table:style-name="ce2">
            <text:p><text:s/>error rate</text:p>
          </table:table-cell>
          <table:table-cell office:value-type="float" office:value="29.359998999999998" table:style-name="ce2">
            <text:p>29,359999</text:p>
          </table:table-cell>
          <table:table-cell office:value-type="float" office:value="29.36" table:formula="of:=ROUND([.D229]; 2)" table:style-name="ce2">
            <text:p>29,3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2900029" table:style-name="ce2">
            <text:p>0,22900029</text:p>
          </table:table-cell>
          <table:table-cell office:value-type="string" table:style-name="ce2">
            <text:p><text:s/>error rate</text:p>
          </table:table-cell>
          <table:table-cell office:value-type="float" office:value="28.52" table:style-name="ce2">
            <text:p>28,52</text:p>
          </table:table-cell>
          <table:table-cell office:value-type="float" office:value="28.52" table:formula="of:=ROUND([.D230]; 2)" table:style-name="ce2">
            <text:p>28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000029" table:style-name="ce2">
            <text:p>0,23000029</text:p>
          </table:table-cell>
          <table:table-cell office:value-type="string" table:style-name="ce2">
            <text:p><text:s/>error rate</text:p>
          </table:table-cell>
          <table:table-cell office:value-type="float" office:value="27.42" table:style-name="ce2">
            <text:p>27,42</text:p>
          </table:table-cell>
          <table:table-cell office:value-type="float" office:value="27.42" table:formula="of:=ROUND([.D231]; 2)" table:style-name="ce2">
            <text:p>27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100029" table:style-name="ce2">
            <text:p>0,23100029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232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200029" table:style-name="ce2">
            <text:p>0,23200029</text:p>
          </table:table-cell>
          <table:table-cell office:value-type="string" table:style-name="ce2">
            <text:p><text:s/>error rate</text:p>
          </table:table-cell>
          <table:table-cell office:value-type="float" office:value="23.62" table:style-name="ce2">
            <text:p>23,62</text:p>
          </table:table-cell>
          <table:table-cell office:value-type="float" office:value="23.62" table:formula="of:=ROUND([.D233]; 2)" table:style-name="ce2">
            <text:p>23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300029999999999" table:style-name="ce2">
            <text:p>0,2330003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234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400029999999999" table:style-name="ce2">
            <text:p>0,2340003</text:p>
          </table:table-cell>
          <table:table-cell office:value-type="string" table:style-name="ce2">
            <text:p><text:s/>error rate</text:p>
          </table:table-cell>
          <table:table-cell office:value-type="float" office:value="27.649998" table:style-name="ce2">
            <text:p>27,649998</text:p>
          </table:table-cell>
          <table:table-cell office:value-type="float" office:value="27.65" table:formula="of:=ROUND([.D235]; 2)" table:style-name="ce2">
            <text:p>27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50003" table:style-name="ce2">
            <text:p>0,2350003</text:p>
          </table:table-cell>
          <table:table-cell office:value-type="string" table:style-name="ce2">
            <text:p><text:s/>error rate</text:p>
          </table:table-cell>
          <table:table-cell office:value-type="float" office:value="27.79" table:style-name="ce2">
            <text:p>27,79</text:p>
          </table:table-cell>
          <table:table-cell office:value-type="float" office:value="27.79" table:formula="of:=ROUND([.D236]; 2)" table:style-name="ce2">
            <text:p>27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60003" table:style-name="ce2">
            <text:p>0,2360003</text:p>
          </table:table-cell>
          <table:table-cell office:value-type="string" table:style-name="ce2">
            <text:p><text:s/>error rate</text:p>
          </table:table-cell>
          <table:table-cell office:value-type="float" office:value="28.04" table:style-name="ce2">
            <text:p>28,04</text:p>
          </table:table-cell>
          <table:table-cell office:value-type="float" office:value="28.04" table:formula="of:=ROUND([.D237]; 2)" table:style-name="ce2">
            <text:p>28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70003" table:style-name="ce2">
            <text:p>0,2370003</text:p>
          </table:table-cell>
          <table:table-cell office:value-type="string" table:style-name="ce2">
            <text:p><text:s/>error rate</text:p>
          </table:table-cell>
          <table:table-cell office:value-type="float" office:value="27.22" table:style-name="ce2">
            <text:p>27,22</text:p>
          </table:table-cell>
          <table:table-cell office:value-type="float" office:value="27.22" table:formula="of:=ROUND([.D238]; 2)" table:style-name="ce2">
            <text:p>27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80003" table:style-name="ce2">
            <text:p>0,2380003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239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390003" table:style-name="ce2">
            <text:p>0,2390003</text:p>
          </table:table-cell>
          <table:table-cell office:value-type="string" table:style-name="ce2">
            <text:p><text:s/>error rate</text:p>
          </table:table-cell>
          <table:table-cell office:value-type="float" office:value="29.38" table:style-name="ce2">
            <text:p>29,38</text:p>
          </table:table-cell>
          <table:table-cell office:value-type="float" office:value="29.38" table:formula="of:=ROUND([.D240]; 2)" table:style-name="ce2">
            <text:p>29,3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000030999999999" table:style-name="ce2">
            <text:p>0,24000031</text:p>
          </table:table-cell>
          <table:table-cell office:value-type="string" table:style-name="ce2">
            <text:p><text:s/>error rate</text:p>
          </table:table-cell>
          <table:table-cell office:value-type="float" office:value="25.69" table:style-name="ce2">
            <text:p>25,69</text:p>
          </table:table-cell>
          <table:table-cell office:value-type="float" office:value="25.69" table:formula="of:=ROUND([.D241]; 2)" table:style-name="ce2">
            <text:p>25,6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100031" table:style-name="ce2">
            <text:p>0,24100031</text:p>
          </table:table-cell>
          <table:table-cell office:value-type="string" table:style-name="ce2">
            <text:p><text:s/>error rate</text:p>
          </table:table-cell>
          <table:table-cell office:value-type="float" office:value="29.01" table:style-name="ce2">
            <text:p>29,01</text:p>
          </table:table-cell>
          <table:table-cell office:value-type="float" office:value="29.01" table:formula="of:=ROUND([.D242]; 2)" table:style-name="ce2">
            <text:p>29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200031" table:style-name="ce2">
            <text:p>0,24200031</text:p>
          </table:table-cell>
          <table:table-cell office:value-type="string" table:style-name="ce2">
            <text:p><text:s/>error rate</text:p>
          </table:table-cell>
          <table:table-cell office:value-type="float" office:value="30.989998" table:style-name="ce2">
            <text:p>30,989998</text:p>
          </table:table-cell>
          <table:table-cell office:value-type="float" office:value="30.99" table:formula="of:=ROUND([.D243]; 2)" table:style-name="ce2">
            <text:p>30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300031" table:style-name="ce2">
            <text:p>0,24300031</text:p>
          </table:table-cell>
          <table:table-cell office:value-type="string" table:style-name="ce2">
            <text:p><text:s/>error rate</text:p>
          </table:table-cell>
          <table:table-cell office:value-type="float" office:value="26.289999000000002" table:style-name="ce2">
            <text:p>26,289999</text:p>
          </table:table-cell>
          <table:table-cell office:value-type="float" office:value="26.29" table:formula="of:=ROUND([.D244]; 2)" table:style-name="ce2">
            <text:p>26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400031999999999" table:style-name="ce2">
            <text:p>0,24400032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245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500031999999999" table:style-name="ce2">
            <text:p>0,24500032</text:p>
          </table:table-cell>
          <table:table-cell office:value-type="string" table:style-name="ce2">
            <text:p><text:s/>error rate</text:p>
          </table:table-cell>
          <table:table-cell office:value-type="float" office:value="27.19" table:style-name="ce2">
            <text:p>27,19</text:p>
          </table:table-cell>
          <table:table-cell office:value-type="float" office:value="27.19" table:formula="of:=ROUND([.D246]; 2)" table:style-name="ce2">
            <text:p>27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600031999999999" table:style-name="ce2">
            <text:p>0,24600032</text:p>
          </table:table-cell>
          <table:table-cell office:value-type="string" table:style-name="ce2">
            <text:p><text:s/>error rate</text:p>
          </table:table-cell>
          <table:table-cell office:value-type="float" office:value="28.369999" table:style-name="ce2">
            <text:p>28,369999</text:p>
          </table:table-cell>
          <table:table-cell office:value-type="float" office:value="28.37" table:formula="of:=ROUND([.D247]; 2)" table:style-name="ce2">
            <text:p>28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700032" table:style-name="ce2">
            <text:p>0,24700032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248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800032" table:style-name="ce2">
            <text:p>0,24800032</text:p>
          </table:table-cell>
          <table:table-cell office:value-type="string" table:style-name="ce2">
            <text:p><text:s/>error rate</text:p>
          </table:table-cell>
          <table:table-cell office:value-type="float" office:value="30.39" table:style-name="ce2">
            <text:p>30,39</text:p>
          </table:table-cell>
          <table:table-cell office:value-type="float" office:value="30.39" table:formula="of:=ROUND([.D249]; 2)" table:style-name="ce2">
            <text:p>30,3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4900032999999999" table:style-name="ce2">
            <text:p>0,24900033</text:p>
          </table:table-cell>
          <table:table-cell office:value-type="string" table:style-name="ce2">
            <text:p><text:s/>error rate</text:p>
          </table:table-cell>
          <table:table-cell office:value-type="float" office:value="28.099997999999999" table:style-name="ce2">
            <text:p>28,099998</text:p>
          </table:table-cell>
          <table:table-cell office:value-type="float" office:value="28.1" table:formula="of:=ROUND([.D250]; 2)" table:style-name="ce2">
            <text:p>28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000032999999999" table:style-name="ce2">
            <text:p>0,25000033</text:p>
          </table:table-cell>
          <table:table-cell office:value-type="string" table:style-name="ce2">
            <text:p><text:s/>error rate</text:p>
          </table:table-cell>
          <table:table-cell office:value-type="float" office:value="25.960000999999998" table:style-name="ce2">
            <text:p>25,960001</text:p>
          </table:table-cell>
          <table:table-cell office:value-type="float" office:value="25.96" table:formula="of:=ROUND([.D251]; 2)" table:style-name="ce2">
            <text:p>25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100031" table:style-name="ce2">
            <text:p>0,25100031</text:p>
          </table:table-cell>
          <table:table-cell office:value-type="string" table:style-name="ce2">
            <text:p><text:s/>error rate</text:p>
          </table:table-cell>
          <table:table-cell office:value-type="float" office:value="26.609998999999998" table:style-name="ce2">
            <text:p>26,609999</text:p>
          </table:table-cell>
          <table:table-cell office:value-type="float" office:value="26.61" table:formula="of:=ROUND([.D252]; 2)" table:style-name="ce2">
            <text:p>26,6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200030000000001" table:style-name="ce2">
            <text:p>0,2520003</text:p>
          </table:table-cell>
          <table:table-cell office:value-type="string" table:style-name="ce2">
            <text:p><text:s/>error rate</text:p>
          </table:table-cell>
          <table:table-cell office:value-type="float" office:value="29.840001999999998" table:style-name="ce2">
            <text:p>29,840002</text:p>
          </table:table-cell>
          <table:table-cell office:value-type="float" office:value="29.84" table:formula="of:=ROUND([.D253]; 2)" table:style-name="ce2">
            <text:p>29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300030000000001" table:style-name="ce2">
            <text:p>0,2530003</text:p>
          </table:table-cell>
          <table:table-cell office:value-type="string" table:style-name="ce2">
            <text:p><text:s/>error rate</text:p>
          </table:table-cell>
          <table:table-cell office:value-type="float" office:value="28.960000999999998" table:style-name="ce2">
            <text:p>28,960001</text:p>
          </table:table-cell>
          <table:table-cell office:value-type="float" office:value="28.96" table:formula="of:=ROUND([.D254]; 2)" table:style-name="ce2">
            <text:p>28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400028000000002" table:style-name="ce2">
            <text:p>0,25400028</text:p>
          </table:table-cell>
          <table:table-cell office:value-type="string" table:style-name="ce2">
            <text:p><text:s/>error rate</text:p>
          </table:table-cell>
          <table:table-cell office:value-type="float" office:value="26.570001999999999" table:style-name="ce2">
            <text:p>26,570002</text:p>
          </table:table-cell>
          <table:table-cell office:value-type="float" office:value="26.57" table:formula="of:=ROUND([.D255]; 2)" table:style-name="ce2">
            <text:p>26,5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500025999999998" table:style-name="ce2">
            <text:p>0,25500026</text:p>
          </table:table-cell>
          <table:table-cell office:value-type="string" table:style-name="ce2">
            <text:p><text:s/>error rate</text:p>
          </table:table-cell>
          <table:table-cell office:value-type="float" office:value="30.31" table:style-name="ce2">
            <text:p>30,31</text:p>
          </table:table-cell>
          <table:table-cell office:value-type="float" office:value="30.31" table:formula="of:=ROUND([.D256]; 2)" table:style-name="ce2">
            <text:p>30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600024999999998" table:style-name="ce2">
            <text:p>0,25600025</text:p>
          </table:table-cell>
          <table:table-cell office:value-type="string" table:style-name="ce2">
            <text:p><text:s/>error rate</text:p>
          </table:table-cell>
          <table:table-cell office:value-type="float" office:value="29.820001999999999" table:style-name="ce2">
            <text:p>29,820002</text:p>
          </table:table-cell>
          <table:table-cell office:value-type="float" office:value="29.82" table:formula="of:=ROUND([.D257]; 2)" table:style-name="ce2">
            <text:p>29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700023999999999" table:style-name="ce2">
            <text:p>0,25700024</text:p>
          </table:table-cell>
          <table:table-cell office:value-type="string" table:style-name="ce2">
            <text:p><text:s/>error rate</text:p>
          </table:table-cell>
          <table:table-cell office:value-type="float" office:value="28.060001" table:style-name="ce2">
            <text:p>28,060001</text:p>
          </table:table-cell>
          <table:table-cell office:value-type="float" office:value="28.06" table:formula="of:=ROUND([.D258]; 2)" table:style-name="ce2">
            <text:p>28,0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800022" table:style-name="ce2">
            <text:p>0,25800022</text:p>
          </table:table-cell>
          <table:table-cell office:value-type="string" table:style-name="ce2">
            <text:p><text:s/>error rate</text:p>
          </table:table-cell>
          <table:table-cell office:value-type="float" office:value="29.08" table:style-name="ce2">
            <text:p>29,08</text:p>
          </table:table-cell>
          <table:table-cell office:value-type="float" office:value="29.08" table:formula="of:=ROUND([.D259]; 2)" table:style-name="ce2">
            <text:p>29,0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5900020000000001" table:style-name="ce2">
            <text:p>0,2590002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260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000020000000001" table:style-name="ce2">
            <text:p>0,2600002</text:p>
          </table:table-cell>
          <table:table-cell office:value-type="string" table:style-name="ce2">
            <text:p><text:s/>error rate</text:p>
          </table:table-cell>
          <table:table-cell office:value-type="float" office:value="29.840001999999998" table:style-name="ce2">
            <text:p>29,840002</text:p>
          </table:table-cell>
          <table:table-cell office:value-type="float" office:value="29.84" table:formula="of:=ROUND([.D261]; 2)" table:style-name="ce2">
            <text:p>29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100020000000002" table:style-name="ce2">
            <text:p>0,2610002</text:p>
          </table:table-cell>
          <table:table-cell office:value-type="string" table:style-name="ce2">
            <text:p><text:s/>error rate</text:p>
          </table:table-cell>
          <table:table-cell office:value-type="float" office:value="27.41" table:style-name="ce2">
            <text:p>27,41</text:p>
          </table:table-cell>
          <table:table-cell office:value-type="float" office:value="27.41" table:formula="of:=ROUND([.D262]; 2)" table:style-name="ce2">
            <text:p>27,4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200016999999998" table:style-name="ce2">
            <text:p>0,26200017</text:p>
          </table:table-cell>
          <table:table-cell office:value-type="string" table:style-name="ce2">
            <text:p><text:s/>error rate</text:p>
          </table:table-cell>
          <table:table-cell office:value-type="float" office:value="29.31" table:style-name="ce2">
            <text:p>29,31</text:p>
          </table:table-cell>
          <table:table-cell office:value-type="float" office:value="29.31" table:formula="of:=ROUND([.D263]; 2)" table:style-name="ce2">
            <text:p>29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300015999999998" table:style-name="ce2">
            <text:p>0,26300016</text:p>
          </table:table-cell>
          <table:table-cell office:value-type="string" table:style-name="ce2">
            <text:p><text:s/>error rate</text:p>
          </table:table-cell>
          <table:table-cell office:value-type="float" office:value="29.87" table:style-name="ce2">
            <text:p>29,87</text:p>
          </table:table-cell>
          <table:table-cell office:value-type="float" office:value="29.87" table:formula="of:=ROUND([.D264]; 2)" table:style-name="ce2">
            <text:p>29,8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400014999999999" table:style-name="ce2">
            <text:p>0,26400015</text:p>
          </table:table-cell>
          <table:table-cell office:value-type="string" table:style-name="ce2">
            <text:p><text:s/>error rate</text:p>
          </table:table-cell>
          <table:table-cell office:value-type="float" office:value="27.38" table:style-name="ce2">
            <text:p>27,38</text:p>
          </table:table-cell>
          <table:table-cell office:value-type="float" office:value="27.38" table:formula="of:=ROUND([.D265]; 2)" table:style-name="ce2">
            <text:p>27,3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500013" table:style-name="ce2">
            <text:p>0,26500013</text:p>
          </table:table-cell>
          <table:table-cell office:value-type="string" table:style-name="ce2">
            <text:p><text:s/>error rate</text:p>
          </table:table-cell>
          <table:table-cell office:value-type="float" office:value="29.22" table:style-name="ce2">
            <text:p>29,22</text:p>
          </table:table-cell>
          <table:table-cell office:value-type="float" office:value="29.22" table:formula="of:=ROUND([.D266]; 2)" table:style-name="ce2">
            <text:p>29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600012000000001" table:style-name="ce2">
            <text:p>0,26600012</text:p>
          </table:table-cell>
          <table:table-cell office:value-type="string" table:style-name="ce2">
            <text:p><text:s/>error rate</text:p>
          </table:table-cell>
          <table:table-cell office:value-type="float" office:value="28.240002" table:style-name="ce2">
            <text:p>28,240002</text:p>
          </table:table-cell>
          <table:table-cell office:value-type="float" office:value="28.24" table:formula="of:=ROUND([.D267]; 2)" table:style-name="ce2">
            <text:p>28,2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700010000000002" table:style-name="ce2">
            <text:p>0,2670001</text:p>
          </table:table-cell>
          <table:table-cell office:value-type="string" table:style-name="ce2">
            <text:p><text:s/>error rate</text:p>
          </table:table-cell>
          <table:table-cell office:value-type="float" office:value="29.480001000000001" table:style-name="ce2">
            <text:p>29,480001</text:p>
          </table:table-cell>
          <table:table-cell office:value-type="float" office:value="29.48" table:formula="of:=ROUND([.D268]; 2)" table:style-name="ce2">
            <text:p>29,4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800010000000002" table:style-name="ce2">
            <text:p>0,2680001</text:p>
          </table:table-cell>
          <table:table-cell office:value-type="string" table:style-name="ce2">
            <text:p><text:s/>error rate</text:p>
          </table:table-cell>
          <table:table-cell office:value-type="float" office:value="28.670002" table:style-name="ce2">
            <text:p>28,670002</text:p>
          </table:table-cell>
          <table:table-cell office:value-type="float" office:value="28.67" table:formula="of:=ROUND([.D269]; 2)" table:style-name="ce2">
            <text:p>28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6900007999999997" table:style-name="ce2">
            <text:p>0,26900008</text:p>
          </table:table-cell>
          <table:table-cell office:value-type="string" table:style-name="ce2">
            <text:p><text:s/>error rate</text:p>
          </table:table-cell>
          <table:table-cell office:value-type="float" office:value="26.03" table:style-name="ce2">
            <text:p>26,03</text:p>
          </table:table-cell>
          <table:table-cell office:value-type="float" office:value="26.03" table:formula="of:=ROUND([.D270]; 2)" table:style-name="ce2">
            <text:p>26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000006999999998" table:style-name="ce2">
            <text:p>0,27000007</text:p>
          </table:table-cell>
          <table:table-cell office:value-type="string" table:style-name="ce2">
            <text:p><text:s/>error rate</text:p>
          </table:table-cell>
          <table:table-cell office:value-type="float" office:value="25.92" table:style-name="ce2">
            <text:p>25,92</text:p>
          </table:table-cell>
          <table:table-cell office:value-type="float" office:value="25.92" table:formula="of:=ROUND([.D271]; 2)" table:style-name="ce2">
            <text:p>25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100005999999999" table:style-name="ce2">
            <text:p>0,27100006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272]; 2)" table:style-name="ce2">
            <text:p>26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200004" table:style-name="ce2">
            <text:p>0,27200004</text:p>
          </table:table-cell>
          <table:table-cell office:value-type="string" table:style-name="ce2">
            <text:p><text:s/>error rate</text:p>
          </table:table-cell>
          <table:table-cell office:value-type="float" office:value="27.56" table:style-name="ce2">
            <text:p>27,56</text:p>
          </table:table-cell>
          <table:table-cell office:value-type="float" office:value="27.56" table:formula="of:=ROUND([.D273]; 2)" table:style-name="ce2">
            <text:p>27,5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300003" table:style-name="ce2">
            <text:p>0,27300003</text:p>
          </table:table-cell>
          <table:table-cell office:value-type="string" table:style-name="ce2">
            <text:p><text:s/>error rate</text:p>
          </table:table-cell>
          <table:table-cell office:value-type="float" office:value="29.710000999999998" table:style-name="ce2">
            <text:p>29,710001</text:p>
          </table:table-cell>
          <table:table-cell office:value-type="float" office:value="29.71" table:formula="of:=ROUND([.D274]; 2)" table:style-name="ce2">
            <text:p>29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400002000000001" table:style-name="ce2">
            <text:p>0,27400002</text:p>
          </table:table-cell>
          <table:table-cell office:value-type="string" table:style-name="ce2">
            <text:p><text:s/>error rate</text:p>
          </table:table-cell>
          <table:table-cell office:value-type="float" office:value="29.09" table:style-name="ce2">
            <text:p>29,09</text:p>
          </table:table-cell>
          <table:table-cell office:value-type="float" office:value="29.09" table:formula="of:=ROUND([.D275]; 2)" table:style-name="ce2">
            <text:p>29,0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500000000000002" table:style-name="ce2">
            <text:p>0,275</text:p>
          </table:table-cell>
          <table:table-cell office:value-type="string" table:style-name="ce2">
            <text:p><text:s/>error rate</text:p>
          </table:table-cell>
          <table:table-cell office:value-type="float" office:value="26.08" table:style-name="ce2">
            <text:p>26,08</text:p>
          </table:table-cell>
          <table:table-cell office:value-type="float" office:value="26.08" table:formula="of:=ROUND([.D276]; 2)" table:style-name="ce2">
            <text:p>26,0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600000000000002" table:style-name="ce2">
            <text:p>0,276</text:p>
          </table:table-cell>
          <table:table-cell office:value-type="string" table:style-name="ce2">
            <text:p><text:s/>error rate</text:p>
          </table:table-cell>
          <table:table-cell office:value-type="float" office:value="28.380001" table:style-name="ce2">
            <text:p>28,380001</text:p>
          </table:table-cell>
          <table:table-cell office:value-type="float" office:value="28.38" table:formula="of:=ROUND([.D277]; 2)" table:style-name="ce2">
            <text:p>28,3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699997999999998" table:style-name="ce2">
            <text:p>0,27699998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278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799996999999999" table:style-name="ce2">
            <text:p>0,27799997</text:p>
          </table:table-cell>
          <table:table-cell office:value-type="string" table:style-name="ce2">
            <text:p><text:s/>error rate</text:p>
          </table:table-cell>
          <table:table-cell office:value-type="float" office:value="30.109998999999998" table:style-name="ce2">
            <text:p>30,109999</text:p>
          </table:table-cell>
          <table:table-cell office:value-type="float" office:value="30.11" table:formula="of:=ROUND([.D279]; 2)" table:style-name="ce2">
            <text:p>30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899995" table:style-name="ce2">
            <text:p>0,27899995</text:p>
          </table:table-cell>
          <table:table-cell office:value-type="string" table:style-name="ce2">
            <text:p><text:s/>error rate</text:p>
          </table:table-cell>
          <table:table-cell office:value-type="float" office:value="29.960000999999998" table:style-name="ce2">
            <text:p>29,960001</text:p>
          </table:table-cell>
          <table:table-cell office:value-type="float" office:value="29.96" table:formula="of:=ROUND([.D280]; 2)" table:style-name="ce2">
            <text:p>29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7999994" table:style-name="ce2">
            <text:p>0,27999994</text:p>
          </table:table-cell>
          <table:table-cell office:value-type="string" table:style-name="ce2">
            <text:p><text:s/>error rate</text:p>
          </table:table-cell>
          <table:table-cell office:value-type="float" office:value="28.080002" table:style-name="ce2">
            <text:p>28,080002</text:p>
          </table:table-cell>
          <table:table-cell office:value-type="float" office:value="28.08" table:formula="of:=ROUND([.D281]; 2)" table:style-name="ce2">
            <text:p>28,0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099993000000001" table:style-name="ce2">
            <text:p>0,28099993</text:p>
          </table:table-cell>
          <table:table-cell office:value-type="string" table:style-name="ce2">
            <text:p><text:s/>error rate</text:p>
          </table:table-cell>
          <table:table-cell office:value-type="float" office:value="25.52" table:style-name="ce2">
            <text:p>25,52</text:p>
          </table:table-cell>
          <table:table-cell office:value-type="float" office:value="25.52" table:formula="of:=ROUND([.D282]; 2)" table:style-name="ce2">
            <text:p>25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199992000000002" table:style-name="ce2">
            <text:p>0,28199992</text:p>
          </table:table-cell>
          <table:table-cell office:value-type="string" table:style-name="ce2">
            <text:p><text:s/>error rate</text:p>
          </table:table-cell>
          <table:table-cell office:value-type="float" office:value="25.099997999999999" table:style-name="ce2">
            <text:p>25,099998</text:p>
          </table:table-cell>
          <table:table-cell office:value-type="float" office:value="25.1" table:formula="of:=ROUND([.D283]; 2)" table:style-name="ce2">
            <text:p>25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299990000000003" table:style-name="ce2">
            <text:p>0,2829999</text:p>
          </table:table-cell>
          <table:table-cell office:value-type="string" table:style-name="ce2">
            <text:p><text:s/>error rate</text:p>
          </table:table-cell>
          <table:table-cell office:value-type="float" office:value="27.34" table:style-name="ce2">
            <text:p>27,34</text:p>
          </table:table-cell>
          <table:table-cell office:value-type="float" office:value="27.34" table:formula="of:=ROUND([.D284]; 2)" table:style-name="ce2">
            <text:p>27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399990000000003" table:style-name="ce2">
            <text:p>0,2839999</text:p>
          </table:table-cell>
          <table:table-cell office:value-type="string" table:style-name="ce2">
            <text:p><text:s/>error rate</text:p>
          </table:table-cell>
          <table:table-cell office:value-type="float" office:value="29.109998999999998" table:style-name="ce2">
            <text:p>29,109999</text:p>
          </table:table-cell>
          <table:table-cell office:value-type="float" office:value="29.11" table:formula="of:=ROUND([.D285]; 2)" table:style-name="ce2">
            <text:p>29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499987999999998" table:style-name="ce2">
            <text:p>0,28499988</text:p>
          </table:table-cell>
          <table:table-cell office:value-type="string" table:style-name="ce2">
            <text:p><text:s/>error rate</text:p>
          </table:table-cell>
          <table:table-cell office:value-type="float" office:value="30.95" table:style-name="ce2">
            <text:p>30,95</text:p>
          </table:table-cell>
          <table:table-cell office:value-type="float" office:value="30.95" table:formula="of:=ROUND([.D286]; 2)" table:style-name="ce2">
            <text:p>30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599985999999999" table:style-name="ce2">
            <text:p>0,28599986</text:p>
          </table:table-cell>
          <table:table-cell office:value-type="string" table:style-name="ce2">
            <text:p><text:s/>error rate</text:p>
          </table:table-cell>
          <table:table-cell office:value-type="float" office:value="26.38" table:style-name="ce2">
            <text:p>26,38</text:p>
          </table:table-cell>
          <table:table-cell office:value-type="float" office:value="26.38" table:formula="of:=ROUND([.D287]; 2)" table:style-name="ce2">
            <text:p>26,3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699985" table:style-name="ce2">
            <text:p>0,28699985</text:p>
          </table:table-cell>
          <table:table-cell office:value-type="string" table:style-name="ce2">
            <text:p><text:s/>error rate</text:p>
          </table:table-cell>
          <table:table-cell office:value-type="float" office:value="30.26" table:style-name="ce2">
            <text:p>30,26</text:p>
          </table:table-cell>
          <table:table-cell office:value-type="float" office:value="30.26" table:formula="of:=ROUND([.D288]; 2)" table:style-name="ce2">
            <text:p>30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799984000000001" table:style-name="ce2">
            <text:p>0,28799984</text:p>
          </table:table-cell>
          <table:table-cell office:value-type="string" table:style-name="ce2">
            <text:p><text:s/>error rate</text:p>
          </table:table-cell>
          <table:table-cell office:value-type="float" office:value="28.960000999999998" table:style-name="ce2">
            <text:p>28,960001</text:p>
          </table:table-cell>
          <table:table-cell office:value-type="float" office:value="28.96" table:formula="of:=ROUND([.D289]; 2)" table:style-name="ce2">
            <text:p>28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899983000000001" table:style-name="ce2">
            <text:p>0,28899983</text:p>
          </table:table-cell>
          <table:table-cell office:value-type="string" table:style-name="ce2">
            <text:p><text:s/>error rate</text:p>
          </table:table-cell>
          <table:table-cell office:value-type="float" office:value="28.619999" table:style-name="ce2">
            <text:p>28,619999</text:p>
          </table:table-cell>
          <table:table-cell office:value-type="float" office:value="28.62" table:formula="of:=ROUND([.D290]; 2)" table:style-name="ce2">
            <text:p>28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8999979999999997" table:style-name="ce2">
            <text:p>0,2899998</text:p>
          </table:table-cell>
          <table:table-cell office:value-type="string" table:style-name="ce2">
            <text:p><text:s/>error rate</text:p>
          </table:table-cell>
          <table:table-cell office:value-type="float" office:value="26.58" table:style-name="ce2">
            <text:p>26,58</text:p>
          </table:table-cell>
          <table:table-cell office:value-type="float" office:value="26.58" table:formula="of:=ROUND([.D291]; 2)" table:style-name="ce2">
            <text:p>26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099979999999998" table:style-name="ce2">
            <text:p>0,2909998</text:p>
          </table:table-cell>
          <table:table-cell office:value-type="string" table:style-name="ce2">
            <text:p><text:s/>error rate</text:p>
          </table:table-cell>
          <table:table-cell office:value-type="float" office:value="30.019998999999999" table:style-name="ce2">
            <text:p>30,019999</text:p>
          </table:table-cell>
          <table:table-cell office:value-type="float" office:value="30.02" table:formula="of:=ROUND([.D292]; 2)" table:style-name="ce2">
            <text:p>30,0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199979999999998" table:style-name="ce2">
            <text:p>0,2919998</text:p>
          </table:table-cell>
          <table:table-cell office:value-type="string" table:style-name="ce2">
            <text:p><text:s/>error rate</text:p>
          </table:table-cell>
          <table:table-cell office:value-type="float" office:value="28.330002" table:style-name="ce2">
            <text:p>28,330002</text:p>
          </table:table-cell>
          <table:table-cell office:value-type="float" office:value="28.33" table:formula="of:=ROUND([.D293]; 2)" table:style-name="ce2">
            <text:p>28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299976999999999" table:style-name="ce2">
            <text:p>0,29299977</text:p>
          </table:table-cell>
          <table:table-cell office:value-type="string" table:style-name="ce2">
            <text:p><text:s/>error rate</text:p>
          </table:table-cell>
          <table:table-cell office:value-type="float" office:value="27.18" table:style-name="ce2">
            <text:p>27,18</text:p>
          </table:table-cell>
          <table:table-cell office:value-type="float" office:value="27.18" table:formula="of:=ROUND([.D294]; 2)" table:style-name="ce2">
            <text:p>27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399976" table:style-name="ce2">
            <text:p>0,29399976</text:p>
          </table:table-cell>
          <table:table-cell office:value-type="string" table:style-name="ce2">
            <text:p><text:s/>error rate</text:p>
          </table:table-cell>
          <table:table-cell office:value-type="float" office:value="29.09" table:style-name="ce2">
            <text:p>29,09</text:p>
          </table:table-cell>
          <table:table-cell office:value-type="float" office:value="29.09" table:formula="of:=ROUND([.D295]; 2)" table:style-name="ce2">
            <text:p>29,0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499975000000001" table:style-name="ce2">
            <text:p>0,29499975</text:p>
          </table:table-cell>
          <table:table-cell office:value-type="string" table:style-name="ce2">
            <text:p><text:s/>error rate</text:p>
          </table:table-cell>
          <table:table-cell office:value-type="float" office:value="29.65" table:style-name="ce2">
            <text:p>29,65</text:p>
          </table:table-cell>
          <table:table-cell office:value-type="float" office:value="29.65" table:formula="of:=ROUND([.D296]; 2)" table:style-name="ce2">
            <text:p>29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599974000000001" table:style-name="ce2">
            <text:p>0,29599974</text:p>
          </table:table-cell>
          <table:table-cell office:value-type="string" table:style-name="ce2">
            <text:p><text:s/>error rate</text:p>
          </table:table-cell>
          <table:table-cell office:value-type="float" office:value="28.57" table:style-name="ce2">
            <text:p>28,57</text:p>
          </table:table-cell>
          <table:table-cell office:value-type="float" office:value="28.57" table:formula="of:=ROUND([.D297]; 2)" table:style-name="ce2">
            <text:p>28,5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699972000000002" table:style-name="ce2">
            <text:p>0,29699972</text:p>
          </table:table-cell>
          <table:table-cell office:value-type="string" table:style-name="ce2">
            <text:p><text:s/>error rate</text:p>
          </table:table-cell>
          <table:table-cell office:value-type="float" office:value="28.29" table:style-name="ce2">
            <text:p>28,29</text:p>
          </table:table-cell>
          <table:table-cell office:value-type="float" office:value="28.29" table:formula="of:=ROUND([.D298]; 2)" table:style-name="ce2">
            <text:p>28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799969999999998" table:style-name="ce2">
            <text:p>0,2979997</text:p>
          </table:table-cell>
          <table:table-cell office:value-type="string" table:style-name="ce2">
            <text:p><text:s/>error rate</text:p>
          </table:table-cell>
          <table:table-cell office:value-type="float" office:value="25.86" table:style-name="ce2">
            <text:p>25,86</text:p>
          </table:table-cell>
          <table:table-cell office:value-type="float" office:value="25.86" table:formula="of:=ROUND([.D299]; 2)" table:style-name="ce2">
            <text:p>25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899969999999998" table:style-name="ce2">
            <text:p>0,2989997</text:p>
          </table:table-cell>
          <table:table-cell office:value-type="string" table:style-name="ce2">
            <text:p><text:s/>error rate</text:p>
          </table:table-cell>
          <table:table-cell office:value-type="float" office:value="26.320001999999999" table:style-name="ce2">
            <text:p>26,320002</text:p>
          </table:table-cell>
          <table:table-cell office:value-type="float" office:value="26.32" table:formula="of:=ROUND([.D300]; 2)" table:style-name="ce2">
            <text:p>26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29999967999999999" table:style-name="ce2">
            <text:p>0,29999968</text:p>
          </table:table-cell>
          <table:table-cell office:value-type="string" table:style-name="ce2">
            <text:p><text:s/>error rate</text:p>
          </table:table-cell>
          <table:table-cell office:value-type="float" office:value="28.510002" table:style-name="ce2">
            <text:p>28,510002</text:p>
          </table:table-cell>
          <table:table-cell office:value-type="float" office:value="28.51" table:formula="of:=ROUND([.D301]; 2)" table:style-name="ce2">
            <text:p>28,5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099967" table:style-name="ce2">
            <text:p>0,30099967</text:p>
          </table:table-cell>
          <table:table-cell office:value-type="string" table:style-name="ce2">
            <text:p><text:s/>error rate</text:p>
          </table:table-cell>
          <table:table-cell office:value-type="float" office:value="25.89" table:style-name="ce2">
            <text:p>25,89</text:p>
          </table:table-cell>
          <table:table-cell office:value-type="float" office:value="25.89" table:formula="of:=ROUND([.D302]; 2)" table:style-name="ce2">
            <text:p>25,8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199966" table:style-name="ce2">
            <text:p>0,30199966</text:p>
          </table:table-cell>
          <table:table-cell office:value-type="string" table:style-name="ce2">
            <text:p><text:s/>error rate</text:p>
          </table:table-cell>
          <table:table-cell office:value-type="float" office:value="25.05" table:style-name="ce2">
            <text:p>25,05</text:p>
          </table:table-cell>
          <table:table-cell office:value-type="float" office:value="25.05" table:formula="of:=ROUND([.D303]; 2)" table:style-name="ce2">
            <text:p>25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299965000000001" table:style-name="ce2">
            <text:p>0,30299965</text:p>
          </table:table-cell>
          <table:table-cell office:value-type="string" table:style-name="ce2">
            <text:p><text:s/>error rate</text:p>
          </table:table-cell>
          <table:table-cell office:value-type="float" office:value="30.809998" table:style-name="ce2">
            <text:p>30,809998</text:p>
          </table:table-cell>
          <table:table-cell office:value-type="float" office:value="30.81" table:formula="of:=ROUND([.D304]; 2)" table:style-name="ce2">
            <text:p>30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399963000000002" table:style-name="ce2">
            <text:p>0,30399963</text:p>
          </table:table-cell>
          <table:table-cell office:value-type="string" table:style-name="ce2">
            <text:p><text:s/>error rate</text:p>
          </table:table-cell>
          <table:table-cell office:value-type="float" office:value="29.640001000000002" table:style-name="ce2">
            <text:p>29,640001</text:p>
          </table:table-cell>
          <table:table-cell office:value-type="float" office:value="29.64" table:formula="of:=ROUND([.D305]; 2)" table:style-name="ce2">
            <text:p>29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499962000000003" table:style-name="ce2">
            <text:p>0,30499962</text:p>
          </table:table-cell>
          <table:table-cell office:value-type="string" table:style-name="ce2">
            <text:p><text:s/>error rate</text:p>
          </table:table-cell>
          <table:table-cell office:value-type="float" office:value="26.56" table:style-name="ce2">
            <text:p>26,56</text:p>
          </table:table-cell>
          <table:table-cell office:value-type="float" office:value="26.56" table:formula="of:=ROUND([.D306]; 2)" table:style-name="ce2">
            <text:p>26,5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599959999999998" table:style-name="ce2">
            <text:p>0,3059996</text:p>
          </table:table-cell>
          <table:table-cell office:value-type="string" table:style-name="ce2">
            <text:p><text:s/>error rate</text:p>
          </table:table-cell>
          <table:table-cell office:value-type="float" office:value="26.62" table:style-name="ce2">
            <text:p>26,62</text:p>
          </table:table-cell>
          <table:table-cell office:value-type="float" office:value="26.62" table:formula="of:=ROUND([.D307]; 2)" table:style-name="ce2">
            <text:p>26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699959999999998" table:style-name="ce2">
            <text:p>0,3069996</text:p>
          </table:table-cell>
          <table:table-cell office:value-type="string" table:style-name="ce2">
            <text:p><text:s/>error rate</text:p>
          </table:table-cell>
          <table:table-cell office:value-type="float" office:value="25.54" table:style-name="ce2">
            <text:p>25,54</text:p>
          </table:table-cell>
          <table:table-cell office:value-type="float" office:value="25.54" table:formula="of:=ROUND([.D308]; 2)" table:style-name="ce2">
            <text:p>25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799958" table:style-name="ce2">
            <text:p>0,30799958</text:p>
          </table:table-cell>
          <table:table-cell office:value-type="string" table:style-name="ce2">
            <text:p><text:s/>error rate</text:p>
          </table:table-cell>
          <table:table-cell office:value-type="float" office:value="26.660001999999999" table:style-name="ce2">
            <text:p>26,660002</text:p>
          </table:table-cell>
          <table:table-cell office:value-type="float" office:value="26.66" table:formula="of:=ROUND([.D309]; 2)" table:style-name="ce2">
            <text:p>26,6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899957" table:style-name="ce2">
            <text:p>0,30899957</text:p>
          </table:table-cell>
          <table:table-cell office:value-type="string" table:style-name="ce2">
            <text:p><text:s/>error rate</text:p>
          </table:table-cell>
          <table:table-cell office:value-type="float" office:value="26.089998000000001" table:style-name="ce2">
            <text:p>26,089998</text:p>
          </table:table-cell>
          <table:table-cell office:value-type="float" office:value="26.09" table:formula="of:=ROUND([.D310]; 2)" table:style-name="ce2">
            <text:p>26,0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0999956000000001" table:style-name="ce2">
            <text:p>0,30999956</text:p>
          </table:table-cell>
          <table:table-cell office:value-type="string" table:style-name="ce2">
            <text:p><text:s/>error rate</text:p>
          </table:table-cell>
          <table:table-cell office:value-type="float" office:value="29.74" table:style-name="ce2">
            <text:p>29,74</text:p>
          </table:table-cell>
          <table:table-cell office:value-type="float" office:value="29.74" table:formula="of:=ROUND([.D311]; 2)" table:style-name="ce2">
            <text:p>29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099954000000002" table:style-name="ce2">
            <text:p>0,31099954</text:p>
          </table:table-cell>
          <table:table-cell office:value-type="string" table:style-name="ce2">
            <text:p><text:s/>error rate</text:p>
          </table:table-cell>
          <table:table-cell office:value-type="float" office:value="28.619999" table:style-name="ce2">
            <text:p>28,619999</text:p>
          </table:table-cell>
          <table:table-cell office:value-type="float" office:value="28.62" table:formula="of:=ROUND([.D312]; 2)" table:style-name="ce2">
            <text:p>28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199953000000002" table:style-name="ce2">
            <text:p>0,31199953</text:p>
          </table:table-cell>
          <table:table-cell office:value-type="string" table:style-name="ce2">
            <text:p><text:s/>error rate</text:p>
          </table:table-cell>
          <table:table-cell office:value-type="float" office:value="26.63" table:style-name="ce2">
            <text:p>26,63</text:p>
          </table:table-cell>
          <table:table-cell office:value-type="float" office:value="26.63" table:formula="of:=ROUND([.D313]; 2)" table:style-name="ce2">
            <text:p>26,6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299951999999998" table:style-name="ce2">
            <text:p>0,31299952</text:p>
          </table:table-cell>
          <table:table-cell office:value-type="string" table:style-name="ce2">
            <text:p><text:s/>error rate</text:p>
          </table:table-cell>
          <table:table-cell office:value-type="float" office:value="26.550001000000002" table:style-name="ce2">
            <text:p>26,550001</text:p>
          </table:table-cell>
          <table:table-cell office:value-type="float" office:value="26.55" table:formula="of:=ROUND([.D314]; 2)" table:style-name="ce2">
            <text:p>26,5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399949999999999" table:style-name="ce2">
            <text:p>0,3139995</text:p>
          </table:table-cell>
          <table:table-cell office:value-type="string" table:style-name="ce2">
            <text:p><text:s/>error rate</text:p>
          </table:table-cell>
          <table:table-cell office:value-type="float" office:value="29.409998000000002" table:style-name="ce2">
            <text:p>29,409998</text:p>
          </table:table-cell>
          <table:table-cell office:value-type="float" office:value="29.41" table:formula="of:=ROUND([.D315]; 2)" table:style-name="ce2">
            <text:p>29,4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499949999999999" table:style-name="ce2">
            <text:p>0,3149995</text:p>
          </table:table-cell>
          <table:table-cell office:value-type="string" table:style-name="ce2">
            <text:p><text:s/>error rate</text:p>
          </table:table-cell>
          <table:table-cell office:value-type="float" office:value="27.03" table:style-name="ce2">
            <text:p>27,03</text:p>
          </table:table-cell>
          <table:table-cell office:value-type="float" office:value="27.03" table:formula="of:=ROUND([.D316]; 2)" table:style-name="ce2">
            <text:p>27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599948" table:style-name="ce2">
            <text:p>0,31599948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317]; 2)" table:style-name="ce2">
            <text:p>27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699947000000001" table:style-name="ce2">
            <text:p>0,31699947</text:p>
          </table:table-cell>
          <table:table-cell office:value-type="string" table:style-name="ce2">
            <text:p><text:s/>error rate</text:p>
          </table:table-cell>
          <table:table-cell office:value-type="float" office:value="29.6" table:style-name="ce2">
            <text:p>29,6</text:p>
          </table:table-cell>
          <table:table-cell office:value-type="float" office:value="29.6" table:formula="of:=ROUND([.D318]; 2)" table:style-name="ce2">
            <text:p>29,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799945000000002" table:style-name="ce2">
            <text:p>0,31799945</text:p>
          </table:table-cell>
          <table:table-cell office:value-type="string" table:style-name="ce2">
            <text:p><text:s/>error rate</text:p>
          </table:table-cell>
          <table:table-cell office:value-type="float" office:value="26.17" table:style-name="ce2">
            <text:p>26,17</text:p>
          </table:table-cell>
          <table:table-cell office:value-type="float" office:value="26.17" table:formula="of:=ROUND([.D319]; 2)" table:style-name="ce2">
            <text:p>26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899944000000002" table:style-name="ce2">
            <text:p>0,31899944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320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1999942999999997" table:style-name="ce2">
            <text:p>0,31999943</text:p>
          </table:table-cell>
          <table:table-cell office:value-type="string" table:style-name="ce2">
            <text:p><text:s/>error rate</text:p>
          </table:table-cell>
          <table:table-cell office:value-type="float" office:value="27.49" table:style-name="ce2">
            <text:p>27,49</text:p>
          </table:table-cell>
          <table:table-cell office:value-type="float" office:value="27.49" table:formula="of:=ROUND([.D321]; 2)" table:style-name="ce2">
            <text:p>27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099939999999999" table:style-name="ce2">
            <text:p>0,3209994</text:p>
          </table:table-cell>
          <table:table-cell office:value-type="string" table:style-name="ce2">
            <text:p><text:s/>error rate</text:p>
          </table:table-cell>
          <table:table-cell office:value-type="float" office:value="30.13" table:style-name="ce2">
            <text:p>30,13</text:p>
          </table:table-cell>
          <table:table-cell office:value-type="float" office:value="30.13" table:formula="of:=ROUND([.D322]; 2)" table:style-name="ce2">
            <text:p>30,1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199939999999999" table:style-name="ce2">
            <text:p>0,3219994</text:p>
          </table:table-cell>
          <table:table-cell office:value-type="string" table:style-name="ce2">
            <text:p><text:s/>error rate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formula="of:=ROUND([.D323]; 2)" table:style-name="ce2">
            <text:p>28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299939999999999" table:style-name="ce2">
            <text:p>0,3229994</text:p>
          </table:table-cell>
          <table:table-cell office:value-type="string" table:style-name="ce2">
            <text:p><text:s/>error rate</text:p>
          </table:table-cell>
          <table:table-cell office:value-type="float" office:value="27.35" table:style-name="ce2">
            <text:p>27,35</text:p>
          </table:table-cell>
          <table:table-cell office:value-type="float" office:value="27.35" table:formula="of:=ROUND([.D324]; 2)" table:style-name="ce2">
            <text:p>27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399938" table:style-name="ce2">
            <text:p>0,32399938</text:p>
          </table:table-cell>
          <table:table-cell office:value-type="string" table:style-name="ce2">
            <text:p><text:s/>error rate</text:p>
          </table:table-cell>
          <table:table-cell office:value-type="float" office:value="27.41" table:style-name="ce2">
            <text:p>27,41</text:p>
          </table:table-cell>
          <table:table-cell office:value-type="float" office:value="27.41" table:formula="of:=ROUND([.D325]; 2)" table:style-name="ce2">
            <text:p>27,4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499936000000001" table:style-name="ce2">
            <text:p>0,32499936</text:p>
          </table:table-cell>
          <table:table-cell office:value-type="string" table:style-name="ce2">
            <text:p><text:s/>error rate</text:p>
          </table:table-cell>
          <table:table-cell office:value-type="float" office:value="26.19" table:style-name="ce2">
            <text:p>26,19</text:p>
          </table:table-cell>
          <table:table-cell office:value-type="float" office:value="26.19" table:formula="of:=ROUND([.D326]; 2)" table:style-name="ce2">
            <text:p>26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599935000000002" table:style-name="ce2">
            <text:p>0,32599935</text:p>
          </table:table-cell>
          <table:table-cell office:value-type="string" table:style-name="ce2">
            <text:p><text:s/>error rate</text:p>
          </table:table-cell>
          <table:table-cell office:value-type="float" office:value="27.720001" table:style-name="ce2">
            <text:p>27,720001</text:p>
          </table:table-cell>
          <table:table-cell office:value-type="float" office:value="27.72" table:formula="of:=ROUND([.D327]; 2)" table:style-name="ce2">
            <text:p>27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699934000000003" table:style-name="ce2">
            <text:p>0,32699934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328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799931999999998" table:style-name="ce2">
            <text:p>0,32799932</text:p>
          </table:table-cell>
          <table:table-cell office:value-type="string" table:style-name="ce2">
            <text:p><text:s/>error rate</text:p>
          </table:table-cell>
          <table:table-cell office:value-type="float" office:value="29.589998000000001" table:style-name="ce2">
            <text:p>29,589998</text:p>
          </table:table-cell>
          <table:table-cell office:value-type="float" office:value="29.59" table:formula="of:=ROUND([.D329]; 2)" table:style-name="ce2">
            <text:p>29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899929999999999" table:style-name="ce2">
            <text:p>0,3289993</text:p>
          </table:table-cell>
          <table:table-cell office:value-type="string" table:style-name="ce2">
            <text:p><text:s/>error rate</text:p>
          </table:table-cell>
          <table:table-cell office:value-type="float" office:value="29.16" table:style-name="ce2">
            <text:p>29,16</text:p>
          </table:table-cell>
          <table:table-cell office:value-type="float" office:value="29.16" table:formula="of:=ROUND([.D330]; 2)" table:style-name="ce2">
            <text:p>29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299993" table:style-name="ce2">
            <text:p>0,3299993</text:p>
          </table:table-cell>
          <table:table-cell office:value-type="string" table:style-name="ce2">
            <text:p><text:s/>error rate</text:p>
          </table:table-cell>
          <table:table-cell office:value-type="float" office:value="26.140001000000002" table:style-name="ce2">
            <text:p>26,140001</text:p>
          </table:table-cell>
          <table:table-cell office:value-type="float" office:value="26.14" table:formula="of:=ROUND([.D331]; 2)" table:style-name="ce2">
            <text:p>26,1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099928000000001" table:style-name="ce2">
            <text:p>0,33099928</text:p>
          </table:table-cell>
          <table:table-cell office:value-type="string" table:style-name="ce2">
            <text:p><text:s/>error rate</text:p>
          </table:table-cell>
          <table:table-cell office:value-type="float" office:value="25.73" table:style-name="ce2">
            <text:p>25,73</text:p>
          </table:table-cell>
          <table:table-cell office:value-type="float" office:value="25.73" table:formula="of:=ROUND([.D332]; 2)" table:style-name="ce2">
            <text:p>25,7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199927000000001" table:style-name="ce2">
            <text:p>0,33199927</text:p>
          </table:table-cell>
          <table:table-cell office:value-type="string" table:style-name="ce2">
            <text:p><text:s/>error rate</text:p>
          </table:table-cell>
          <table:table-cell office:value-type="float" office:value="25.46" table:style-name="ce2">
            <text:p>25,46</text:p>
          </table:table-cell>
          <table:table-cell office:value-type="float" office:value="25.46" table:formula="of:=ROUND([.D333]; 2)" table:style-name="ce2">
            <text:p>25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299926000000002" table:style-name="ce2">
            <text:p>0,33299926</text:p>
          </table:table-cell>
          <table:table-cell office:value-type="string" table:style-name="ce2">
            <text:p><text:s/>error rate</text:p>
          </table:table-cell>
          <table:table-cell office:value-type="float" office:value="26.789999000000002" table:style-name="ce2">
            <text:p>26,789999</text:p>
          </table:table-cell>
          <table:table-cell office:value-type="float" office:value="26.79" table:formula="of:=ROUND([.D334]; 2)" table:style-name="ce2">
            <text:p>26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399925000000003" table:style-name="ce2">
            <text:p>0,33399925</text:p>
          </table:table-cell>
          <table:table-cell office:value-type="string" table:style-name="ce2">
            <text:p><text:s/>error rate</text:p>
          </table:table-cell>
          <table:table-cell office:value-type="float" office:value="27.54" table:style-name="ce2">
            <text:p>27,54</text:p>
          </table:table-cell>
          <table:table-cell office:value-type="float" office:value="27.54" table:formula="of:=ROUND([.D335]; 2)" table:style-name="ce2">
            <text:p>27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499922999999998" table:style-name="ce2">
            <text:p>0,33499923</text:p>
          </table:table-cell>
          <table:table-cell office:value-type="string" table:style-name="ce2">
            <text:p><text:s/>error rate</text:p>
          </table:table-cell>
          <table:table-cell office:value-type="float" office:value="28.310001" table:style-name="ce2">
            <text:p>28,310001</text:p>
          </table:table-cell>
          <table:table-cell office:value-type="float" office:value="28.31" table:formula="of:=ROUND([.D336]; 2)" table:style-name="ce2">
            <text:p>28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599921999999999" table:style-name="ce2">
            <text:p>0,33599922</text:p>
          </table:table-cell>
          <table:table-cell office:value-type="string" table:style-name="ce2">
            <text:p><text:s/>error rate</text:p>
          </table:table-cell>
          <table:table-cell office:value-type="float" office:value="26.859998999999998" table:style-name="ce2">
            <text:p>26,859999</text:p>
          </table:table-cell>
          <table:table-cell office:value-type="float" office:value="26.86" table:formula="of:=ROUND([.D337]; 2)" table:style-name="ce2">
            <text:p>26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69992" table:style-name="ce2">
            <text:p>0,3369992</text:p>
          </table:table-cell>
          <table:table-cell office:value-type="string" table:style-name="ce2">
            <text:p><text:s/>error rate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ROUND([.D338]; 2)" table:style-name="ce2">
            <text:p>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79992" table:style-name="ce2">
            <text:p>0,3379992</text:p>
          </table:table-cell>
          <table:table-cell office:value-type="string" table:style-name="ce2">
            <text:p><text:s/>error rate</text:p>
          </table:table-cell>
          <table:table-cell office:value-type="float" office:value="29.9" table:style-name="ce2">
            <text:p>29,9</text:p>
          </table:table-cell>
          <table:table-cell office:value-type="float" office:value="29.9" table:formula="of:=ROUND([.D339]; 2)" table:style-name="ce2">
            <text:p>29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899918000000001" table:style-name="ce2">
            <text:p>0,33899918</text:p>
          </table:table-cell>
          <table:table-cell office:value-type="string" table:style-name="ce2">
            <text:p><text:s/>error rate</text:p>
          </table:table-cell>
          <table:table-cell office:value-type="float" office:value="26.07" table:style-name="ce2">
            <text:p>26,07</text:p>
          </table:table-cell>
          <table:table-cell office:value-type="float" office:value="26.07" table:formula="of:=ROUND([.D340]; 2)" table:style-name="ce2">
            <text:p>26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3999917000000002" table:style-name="ce2">
            <text:p>0,33999917</text:p>
          </table:table-cell>
          <table:table-cell office:value-type="string" table:style-name="ce2">
            <text:p><text:s/>error rate</text:p>
          </table:table-cell>
          <table:table-cell office:value-type="float" office:value="28.57" table:style-name="ce2">
            <text:p>28,57</text:p>
          </table:table-cell>
          <table:table-cell office:value-type="float" office:value="28.57" table:formula="of:=ROUND([.D341]; 2)" table:style-name="ce2">
            <text:p>28,5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099916000000002" table:style-name="ce2">
            <text:p>0,34099916</text:p>
          </table:table-cell>
          <table:table-cell office:value-type="string" table:style-name="ce2">
            <text:p><text:s/>error rate</text:p>
          </table:table-cell>
          <table:table-cell office:value-type="float" office:value="26.4" table:style-name="ce2">
            <text:p>26,4</text:p>
          </table:table-cell>
          <table:table-cell office:value-type="float" office:value="26.4" table:formula="of:=ROUND([.D342]; 2)" table:style-name="ce2">
            <text:p>26,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199913999999998" table:style-name="ce2">
            <text:p>0,34199914</text:p>
          </table:table-cell>
          <table:table-cell office:value-type="string" table:style-name="ce2">
            <text:p><text:s/>error rate</text:p>
          </table:table-cell>
          <table:table-cell office:value-type="float" office:value="25.04" table:style-name="ce2">
            <text:p>25,04</text:p>
          </table:table-cell>
          <table:table-cell office:value-type="float" office:value="25.04" table:formula="of:=ROUND([.D343]; 2)" table:style-name="ce2">
            <text:p>25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299912999999999" table:style-name="ce2">
            <text:p>0,34299913</text:p>
          </table:table-cell>
          <table:table-cell office:value-type="string" table:style-name="ce2">
            <text:p><text:s/>error rate</text:p>
          </table:table-cell>
          <table:table-cell office:value-type="float" office:value="26.85" table:style-name="ce2">
            <text:p>26,85</text:p>
          </table:table-cell>
          <table:table-cell office:value-type="float" office:value="26.85" table:formula="of:=ROUND([.D344]; 2)" table:style-name="ce2">
            <text:p>26,8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399911999999999" table:style-name="ce2">
            <text:p>0,34399912</text:p>
          </table:table-cell>
          <table:table-cell office:value-type="string" table:style-name="ce2">
            <text:p><text:s/>error rate</text:p>
          </table:table-cell>
          <table:table-cell office:value-type="float" office:value="25.960000999999998" table:style-name="ce2">
            <text:p>25,960001</text:p>
          </table:table-cell>
          <table:table-cell office:value-type="float" office:value="25.96" table:formula="of:=ROUND([.D345]; 2)" table:style-name="ce2">
            <text:p>25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49991" table:style-name="ce2">
            <text:p>0,3449991</text:p>
          </table:table-cell>
          <table:table-cell office:value-type="string" table:style-name="ce2">
            <text:p><text:s/>error rate</text:p>
          </table:table-cell>
          <table:table-cell office:value-type="float" office:value="26.35" table:style-name="ce2">
            <text:p>26,35</text:p>
          </table:table-cell>
          <table:table-cell office:value-type="float" office:value="26.35" table:formula="of:=ROUND([.D346]; 2)" table:style-name="ce2">
            <text:p>26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59991" table:style-name="ce2">
            <text:p>0,3459991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347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699908000000002" table:style-name="ce2">
            <text:p>0,34699908</text:p>
          </table:table-cell>
          <table:table-cell office:value-type="string" table:style-name="ce2">
            <text:p><text:s/>error rate</text:p>
          </table:table-cell>
          <table:table-cell office:value-type="float" office:value="27.579998" table:style-name="ce2">
            <text:p>27,579998</text:p>
          </table:table-cell>
          <table:table-cell office:value-type="float" office:value="27.58" table:formula="of:=ROUND([.D348]; 2)" table:style-name="ce2">
            <text:p>27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799907000000002" table:style-name="ce2">
            <text:p>0,34799907</text:p>
          </table:table-cell>
          <table:table-cell office:value-type="string" table:style-name="ce2">
            <text:p><text:s/>error rate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ROUND([.D349]; 2)" table:style-name="ce2">
            <text:p>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899904999999998" table:style-name="ce2">
            <text:p>0,34899905</text:p>
          </table:table-cell>
          <table:table-cell office:value-type="string" table:style-name="ce2">
            <text:p><text:s/>error rate</text:p>
          </table:table-cell>
          <table:table-cell office:value-type="float" office:value="32.530003000000001" table:style-name="ce2">
            <text:p>32,530003</text:p>
          </table:table-cell>
          <table:table-cell office:value-type="float" office:value="32.53" table:formula="of:=ROUND([.D350]; 2)" table:style-name="ce2">
            <text:p>32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4999903999999998" table:style-name="ce2">
            <text:p>0,34999904</text:p>
          </table:table-cell>
          <table:table-cell office:value-type="string" table:style-name="ce2">
            <text:p><text:s/>error rate</text:p>
          </table:table-cell>
          <table:table-cell office:value-type="float" office:value="29.269998999999999" table:style-name="ce2">
            <text:p>29,269999</text:p>
          </table:table-cell>
          <table:table-cell office:value-type="float" office:value="29.27" table:formula="of:=ROUND([.D351]; 2)" table:style-name="ce2">
            <text:p>29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099902999999999" table:style-name="ce2">
            <text:p>0,35099903</text:p>
          </table:table-cell>
          <table:table-cell office:value-type="string" table:style-name="ce2">
            <text:p><text:s/>error rate</text:p>
          </table:table-cell>
          <table:table-cell office:value-type="float" office:value="30.300001000000002" table:style-name="ce2">
            <text:p>30,300001</text:p>
          </table:table-cell>
          <table:table-cell office:value-type="float" office:value="30.3" table:formula="of:=ROUND([.D352]; 2)" table:style-name="ce2">
            <text:p>30,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199900000000001" table:style-name="ce2">
            <text:p>0,351999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353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299900000000001" table:style-name="ce2">
            <text:p>0,352999</text:p>
          </table:table-cell>
          <table:table-cell office:value-type="string" table:style-name="ce2">
            <text:p><text:s/>error rate</text:p>
          </table:table-cell>
          <table:table-cell office:value-type="float" office:value="30.7" table:style-name="ce2">
            <text:p>30,7</text:p>
          </table:table-cell>
          <table:table-cell office:value-type="float" office:value="30.7" table:formula="of:=ROUND([.D354]; 2)" table:style-name="ce2">
            <text:p>30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399900000000001" table:style-name="ce2">
            <text:p>0,353999</text:p>
          </table:table-cell>
          <table:table-cell office:value-type="string" table:style-name="ce2">
            <text:p><text:s/>error rate</text:p>
          </table:table-cell>
          <table:table-cell office:value-type="float" office:value="26.609998999999998" table:style-name="ce2">
            <text:p>26,609999</text:p>
          </table:table-cell>
          <table:table-cell office:value-type="float" office:value="26.61" table:formula="of:=ROUND([.D355]; 2)" table:style-name="ce2">
            <text:p>26,6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499898000000002" table:style-name="ce2">
            <text:p>0,35499898</text:p>
          </table:table-cell>
          <table:table-cell office:value-type="string" table:style-name="ce2">
            <text:p><text:s/>error rate</text:p>
          </table:table-cell>
          <table:table-cell office:value-type="float" office:value="29.480001000000001" table:style-name="ce2">
            <text:p>29,480001</text:p>
          </table:table-cell>
          <table:table-cell office:value-type="float" office:value="29.48" table:formula="of:=ROUND([.D356]; 2)" table:style-name="ce2">
            <text:p>29,4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599895999999998" table:style-name="ce2">
            <text:p>0,35599896</text:p>
          </table:table-cell>
          <table:table-cell office:value-type="string" table:style-name="ce2">
            <text:p><text:s/>error rate</text:p>
          </table:table-cell>
          <table:table-cell office:value-type="float" office:value="28.130001" table:style-name="ce2">
            <text:p>28,130001</text:p>
          </table:table-cell>
          <table:table-cell office:value-type="float" office:value="28.13" table:formula="of:=ROUND([.D357]; 2)" table:style-name="ce2">
            <text:p>28,1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699894999999998" table:style-name="ce2">
            <text:p>0,35699895</text:p>
          </table:table-cell>
          <table:table-cell office:value-type="string" table:style-name="ce2">
            <text:p><text:s/>error rate</text:p>
          </table:table-cell>
          <table:table-cell office:value-type="float" office:value="27.070001999999999" table:style-name="ce2">
            <text:p>27,070002</text:p>
          </table:table-cell>
          <table:table-cell office:value-type="float" office:value="27.07" table:formula="of:=ROUND([.D358]; 2)" table:style-name="ce2">
            <text:p>27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799893999999999" table:style-name="ce2">
            <text:p>0,35799894</text:p>
          </table:table-cell>
          <table:table-cell office:value-type="string" table:style-name="ce2">
            <text:p><text:s/>error rate</text:p>
          </table:table-cell>
          <table:table-cell office:value-type="float" office:value="26.38" table:style-name="ce2">
            <text:p>26,38</text:p>
          </table:table-cell>
          <table:table-cell office:value-type="float" office:value="26.38" table:formula="of:=ROUND([.D359]; 2)" table:style-name="ce2">
            <text:p>26,3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899892" table:style-name="ce2">
            <text:p>0,35899892</text:p>
          </table:table-cell>
          <table:table-cell office:value-type="string" table:style-name="ce2">
            <text:p><text:s/>error rate</text:p>
          </table:table-cell>
          <table:table-cell office:value-type="float" office:value="32.030003000000001" table:style-name="ce2">
            <text:p>32,030003</text:p>
          </table:table-cell>
          <table:table-cell office:value-type="float" office:value="32.03" table:formula="of:=ROUND([.D360]; 2)" table:style-name="ce2">
            <text:p>32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5999890000000001" table:style-name="ce2">
            <text:p>0,3599989</text:p>
          </table:table-cell>
          <table:table-cell office:value-type="string" table:style-name="ce2">
            <text:p><text:s/>error rate</text:p>
          </table:table-cell>
          <table:table-cell office:value-type="float" office:value="28.64" table:style-name="ce2">
            <text:p>28,64</text:p>
          </table:table-cell>
          <table:table-cell office:value-type="float" office:value="28.64" table:formula="of:=ROUND([.D361]; 2)" table:style-name="ce2">
            <text:p>28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099890000000001" table:style-name="ce2">
            <text:p>0,3609989</text:p>
          </table:table-cell>
          <table:table-cell office:value-type="string" table:style-name="ce2">
            <text:p><text:s/>error rate</text:p>
          </table:table-cell>
          <table:table-cell office:value-type="float" office:value="26.980001000000001" table:style-name="ce2">
            <text:p>26,980001</text:p>
          </table:table-cell>
          <table:table-cell office:value-type="float" office:value="26.98" table:formula="of:=ROUND([.D362]; 2)" table:style-name="ce2">
            <text:p>26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199890000000001" table:style-name="ce2">
            <text:p>0,3619989</text:p>
          </table:table-cell>
          <table:table-cell office:value-type="string" table:style-name="ce2">
            <text:p><text:s/>error rate</text:p>
          </table:table-cell>
          <table:table-cell office:value-type="float" office:value="24.77" table:style-name="ce2">
            <text:p>24,77</text:p>
          </table:table-cell>
          <table:table-cell office:value-type="float" office:value="24.77" table:formula="of:=ROUND([.D363]; 2)" table:style-name="ce2">
            <text:p>24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299886999999997" table:style-name="ce2">
            <text:p>0,36299887</text:p>
          </table:table-cell>
          <table:table-cell office:value-type="string" table:style-name="ce2">
            <text:p><text:s/>error rate</text:p>
          </table:table-cell>
          <table:table-cell office:value-type="float" office:value="25.68" table:style-name="ce2">
            <text:p>25,68</text:p>
          </table:table-cell>
          <table:table-cell office:value-type="float" office:value="25.68" table:formula="of:=ROUND([.D364]; 2)" table:style-name="ce2">
            <text:p>25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399885999999998" table:style-name="ce2">
            <text:p>0,36399886</text:p>
          </table:table-cell>
          <table:table-cell office:value-type="string" table:style-name="ce2">
            <text:p><text:s/>error rate</text:p>
          </table:table-cell>
          <table:table-cell office:value-type="float" office:value="26.26" table:style-name="ce2">
            <text:p>26,26</text:p>
          </table:table-cell>
          <table:table-cell office:value-type="float" office:value="26.26" table:formula="of:=ROUND([.D365]; 2)" table:style-name="ce2">
            <text:p>26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499884999999999" table:style-name="ce2">
            <text:p>0,36499885</text:p>
          </table:table-cell>
          <table:table-cell office:value-type="string" table:style-name="ce2">
            <text:p><text:s/>error rate</text:p>
          </table:table-cell>
          <table:table-cell office:value-type="float" office:value="26.789999000000002" table:style-name="ce2">
            <text:p>26,789999</text:p>
          </table:table-cell>
          <table:table-cell office:value-type="float" office:value="26.79" table:formula="of:=ROUND([.D366]; 2)" table:style-name="ce2">
            <text:p>26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599883" table:style-name="ce2">
            <text:p>0,36599883</text:p>
          </table:table-cell>
          <table:table-cell office:value-type="string" table:style-name="ce2">
            <text:p><text:s/>error rate</text:p>
          </table:table-cell>
          <table:table-cell office:value-type="float" office:value="26.76" table:style-name="ce2">
            <text:p>26,76</text:p>
          </table:table-cell>
          <table:table-cell office:value-type="float" office:value="26.76" table:formula="of:=ROUND([.D367]; 2)" table:style-name="ce2">
            <text:p>26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699882" table:style-name="ce2">
            <text:p>0,36699882</text:p>
          </table:table-cell>
          <table:table-cell office:value-type="string" table:style-name="ce2">
            <text:p><text:s/>error rate</text:p>
          </table:table-cell>
          <table:table-cell office:value-type="float" office:value="24.779999" table:style-name="ce2">
            <text:p>24,779999</text:p>
          </table:table-cell>
          <table:table-cell office:value-type="float" office:value="24.78" table:formula="of:=ROUND([.D368]; 2)" table:style-name="ce2">
            <text:p>24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799880000000001" table:style-name="ce2">
            <text:p>0,3679988</text:p>
          </table:table-cell>
          <table:table-cell office:value-type="string" table:style-name="ce2">
            <text:p><text:s/>error rate</text:p>
          </table:table-cell>
          <table:table-cell office:value-type="float" office:value="24.63" table:style-name="ce2">
            <text:p>24,63</text:p>
          </table:table-cell>
          <table:table-cell office:value-type="float" office:value="24.63" table:formula="of:=ROUND([.D369]; 2)" table:style-name="ce2">
            <text:p>24,6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899880000000002" table:style-name="ce2">
            <text:p>0,3689988</text:p>
          </table:table-cell>
          <table:table-cell office:value-type="string" table:style-name="ce2">
            <text:p><text:s/>error rate</text:p>
          </table:table-cell>
          <table:table-cell office:value-type="float" office:value="30.300001000000002" table:style-name="ce2">
            <text:p>30,300001</text:p>
          </table:table-cell>
          <table:table-cell office:value-type="float" office:value="30.3" table:formula="of:=ROUND([.D370]; 2)" table:style-name="ce2">
            <text:p>30,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6999878000000003" table:style-name="ce2">
            <text:p>0,36999878</text:p>
          </table:table-cell>
          <table:table-cell office:value-type="string" table:style-name="ce2">
            <text:p><text:s/>error rate</text:p>
          </table:table-cell>
          <table:table-cell office:value-type="float" office:value="29.730001000000001" table:style-name="ce2">
            <text:p>29,730001</text:p>
          </table:table-cell>
          <table:table-cell office:value-type="float" office:value="29.73" table:formula="of:=ROUND([.D371]; 2)" table:style-name="ce2">
            <text:p>29,7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099876999999998" table:style-name="ce2">
            <text:p>0,37099877</text:p>
          </table:table-cell>
          <table:table-cell office:value-type="string" table:style-name="ce2">
            <text:p><text:s/>error rate</text:p>
          </table:table-cell>
          <table:table-cell office:value-type="float" office:value="27.24" table:style-name="ce2">
            <text:p>27,24</text:p>
          </table:table-cell>
          <table:table-cell office:value-type="float" office:value="27.24" table:formula="of:=ROUND([.D372]; 2)" table:style-name="ce2">
            <text:p>27,2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199875999999998" table:style-name="ce2">
            <text:p>0,37199876</text:p>
          </table:table-cell>
          <table:table-cell office:value-type="string" table:style-name="ce2">
            <text:p><text:s/>error rate</text:p>
          </table:table-cell>
          <table:table-cell office:value-type="float" office:value="24.51" table:style-name="ce2">
            <text:p>24,51</text:p>
          </table:table-cell>
          <table:table-cell office:value-type="float" office:value="24.51" table:formula="of:=ROUND([.D373]; 2)" table:style-name="ce2">
            <text:p>24,5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299874" table:style-name="ce2">
            <text:p>0,37299874</text:p>
          </table:table-cell>
          <table:table-cell office:value-type="string" table:style-name="ce2">
            <text:p><text:s/>error rate</text:p>
          </table:table-cell>
          <table:table-cell office:value-type="float" office:value="25.59" table:style-name="ce2">
            <text:p>25,59</text:p>
          </table:table-cell>
          <table:table-cell office:value-type="float" office:value="25.59" table:formula="of:=ROUND([.D374]; 2)" table:style-name="ce2">
            <text:p>25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399873" table:style-name="ce2">
            <text:p>0,37399873</text:p>
          </table:table-cell>
          <table:table-cell office:value-type="string" table:style-name="ce2">
            <text:p><text:s/>error rate</text:p>
          </table:table-cell>
          <table:table-cell office:value-type="float" office:value="26.99" table:style-name="ce2">
            <text:p>26,99</text:p>
          </table:table-cell>
          <table:table-cell office:value-type="float" office:value="26.99" table:formula="of:=ROUND([.D375]; 2)" table:style-name="ce2">
            <text:p>26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499872000000001" table:style-name="ce2">
            <text:p>0,37499872</text:p>
          </table:table-cell>
          <table:table-cell office:value-type="string" table:style-name="ce2">
            <text:p><text:s/>error rate</text:p>
          </table:table-cell>
          <table:table-cell office:value-type="float" office:value="31.46" table:style-name="ce2">
            <text:p>31,46</text:p>
          </table:table-cell>
          <table:table-cell office:value-type="float" office:value="31.46" table:formula="of:=ROUND([.D376]; 2)" table:style-name="ce2">
            <text:p>31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599870000000002" table:style-name="ce2">
            <text:p>0,3759987</text:p>
          </table:table-cell>
          <table:table-cell office:value-type="string" table:style-name="ce2">
            <text:p><text:s/>error rate</text:p>
          </table:table-cell>
          <table:table-cell office:value-type="float" office:value="26.140001000000002" table:style-name="ce2">
            <text:p>26,140001</text:p>
          </table:table-cell>
          <table:table-cell office:value-type="float" office:value="26.14" table:formula="of:=ROUND([.D377]; 2)" table:style-name="ce2">
            <text:p>26,1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699870000000002" table:style-name="ce2">
            <text:p>0,3769987</text:p>
          </table:table-cell>
          <table:table-cell office:value-type="string" table:style-name="ce2">
            <text:p><text:s/>error rate</text:p>
          </table:table-cell>
          <table:table-cell office:value-type="float" office:value="29.81" table:style-name="ce2">
            <text:p>29,81</text:p>
          </table:table-cell>
          <table:table-cell office:value-type="float" office:value="29.81" table:formula="of:=ROUND([.D378]; 2)" table:style-name="ce2">
            <text:p>29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799867999999998" table:style-name="ce2">
            <text:p>0,37799868</text:p>
          </table:table-cell>
          <table:table-cell office:value-type="string" table:style-name="ce2">
            <text:p><text:s/>error rate</text:p>
          </table:table-cell>
          <table:table-cell office:value-type="float" office:value="28.69" table:style-name="ce2">
            <text:p>28,69</text:p>
          </table:table-cell>
          <table:table-cell office:value-type="float" office:value="28.69" table:formula="of:=ROUND([.D379]; 2)" table:style-name="ce2">
            <text:p>28,6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899866999999998" table:style-name="ce2">
            <text:p>0,37899867</text:p>
          </table:table-cell>
          <table:table-cell office:value-type="string" table:style-name="ce2">
            <text:p><text:s/>error rate</text:p>
          </table:table-cell>
          <table:table-cell office:value-type="float" office:value="27.23" table:style-name="ce2">
            <text:p>27,23</text:p>
          </table:table-cell>
          <table:table-cell office:value-type="float" office:value="27.23" table:formula="of:=ROUND([.D380]; 2)" table:style-name="ce2">
            <text:p>27,2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7999864999999999" table:style-name="ce2">
            <text:p>0,37999865</text:p>
          </table:table-cell>
          <table:table-cell office:value-type="string" table:style-name="ce2">
            <text:p><text:s/>error rate</text:p>
          </table:table-cell>
          <table:table-cell office:value-type="float" office:value="27.52" table:style-name="ce2">
            <text:p>27,52</text:p>
          </table:table-cell>
          <table:table-cell office:value-type="float" office:value="27.52" table:formula="of:=ROUND([.D381]; 2)" table:style-name="ce2">
            <text:p>27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099864" table:style-name="ce2">
            <text:p>0,38099864</text:p>
          </table:table-cell>
          <table:table-cell office:value-type="string" table:style-name="ce2">
            <text:p><text:s/>error rate</text:p>
          </table:table-cell>
          <table:table-cell office:value-type="float" office:value="29.53" table:style-name="ce2">
            <text:p>29,53</text:p>
          </table:table-cell>
          <table:table-cell office:value-type="float" office:value="29.53" table:formula="of:=ROUND([.D382]; 2)" table:style-name="ce2">
            <text:p>29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199863000000001" table:style-name="ce2">
            <text:p>0,38199863</text:p>
          </table:table-cell>
          <table:table-cell office:value-type="string" table:style-name="ce2">
            <text:p><text:s/>error rate</text:p>
          </table:table-cell>
          <table:table-cell office:value-type="float" office:value="29.22" table:style-name="ce2">
            <text:p>29,22</text:p>
          </table:table-cell>
          <table:table-cell office:value-type="float" office:value="29.22" table:formula="of:=ROUND([.D383]; 2)" table:style-name="ce2">
            <text:p>29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299862000000001" table:style-name="ce2">
            <text:p>0,38299862</text:p>
          </table:table-cell>
          <table:table-cell office:value-type="string" table:style-name="ce2">
            <text:p><text:s/>error rate</text:p>
          </table:table-cell>
          <table:table-cell office:value-type="float" office:value="24.66" table:style-name="ce2">
            <text:p>24,66</text:p>
          </table:table-cell>
          <table:table-cell office:value-type="float" office:value="24.66" table:formula="of:=ROUND([.D384]; 2)" table:style-name="ce2">
            <text:p>24,6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399860000000002" table:style-name="ce2">
            <text:p>0,3839986</text:p>
          </table:table-cell>
          <table:table-cell office:value-type="string" table:style-name="ce2">
            <text:p><text:s/>error rate</text:p>
          </table:table-cell>
          <table:table-cell office:value-type="float" office:value="25.82" table:style-name="ce2">
            <text:p>25,82</text:p>
          </table:table-cell>
          <table:table-cell office:value-type="float" office:value="25.82" table:formula="of:=ROUND([.D385]; 2)" table:style-name="ce2">
            <text:p>25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499860000000002" table:style-name="ce2">
            <text:p>0,3849986</text:p>
          </table:table-cell>
          <table:table-cell office:value-type="string" table:style-name="ce2">
            <text:p><text:s/>error rate</text:p>
          </table:table-cell>
          <table:table-cell office:value-type="float" office:value="33.329998000000003" table:style-name="ce2">
            <text:p>33,329998</text:p>
          </table:table-cell>
          <table:table-cell office:value-type="float" office:value="33.33" table:formula="of:=ROUND([.D386]; 2)" table:style-name="ce2">
            <text:p>33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599857999999998" table:style-name="ce2">
            <text:p>0,38599858</text:p>
          </table:table-cell>
          <table:table-cell office:value-type="string" table:style-name="ce2">
            <text:p><text:s/>error rate</text:p>
          </table:table-cell>
          <table:table-cell office:value-type="float" office:value="28.279999" table:style-name="ce2">
            <text:p>28,279999</text:p>
          </table:table-cell>
          <table:table-cell office:value-type="float" office:value="28.28" table:formula="of:=ROUND([.D387]; 2)" table:style-name="ce2">
            <text:p>28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699855999999999" table:style-name="ce2">
            <text:p>0,38699856</text:p>
          </table:table-cell>
          <table:table-cell office:value-type="string" table:style-name="ce2">
            <text:p><text:s/>error rate</text:p>
          </table:table-cell>
          <table:table-cell office:value-type="float" office:value="26.859998999999998" table:style-name="ce2">
            <text:p>26,859999</text:p>
          </table:table-cell>
          <table:table-cell office:value-type="float" office:value="26.86" table:formula="of:=ROUND([.D388]; 2)" table:style-name="ce2">
            <text:p>26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799855" table:style-name="ce2">
            <text:p>0,38799855</text:p>
          </table:table-cell>
          <table:table-cell office:value-type="string" table:style-name="ce2">
            <text:p><text:s/>error rate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formula="of:=ROUND([.D389]; 2)" table:style-name="ce2">
            <text:p>29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899854" table:style-name="ce2">
            <text:p>0,38899854</text:p>
          </table:table-cell>
          <table:table-cell office:value-type="string" table:style-name="ce2">
            <text:p><text:s/>error rate</text:p>
          </table:table-cell>
          <table:table-cell office:value-type="float" office:value="26.15" table:style-name="ce2">
            <text:p>26,15</text:p>
          </table:table-cell>
          <table:table-cell office:value-type="float" office:value="26.15" table:formula="of:=ROUND([.D390]; 2)" table:style-name="ce2">
            <text:p>26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8999853000000001" table:style-name="ce2">
            <text:p>0,38999853</text:p>
          </table:table-cell>
          <table:table-cell office:value-type="string" table:style-name="ce2">
            <text:p><text:s/>error rate</text:p>
          </table:table-cell>
          <table:table-cell office:value-type="float" office:value="26.49" table:style-name="ce2">
            <text:p>26,49</text:p>
          </table:table-cell>
          <table:table-cell office:value-type="float" office:value="26.49" table:formula="of:=ROUND([.D391]; 2)" table:style-name="ce2">
            <text:p>26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099850000000003" table:style-name="ce2">
            <text:p>0,3909985</text:p>
          </table:table-cell>
          <table:table-cell office:value-type="string" table:style-name="ce2">
            <text:p><text:s/>error rate</text:p>
          </table:table-cell>
          <table:table-cell office:value-type="float" office:value="26.12" table:style-name="ce2">
            <text:p>26,12</text:p>
          </table:table-cell>
          <table:table-cell office:value-type="float" office:value="26.12" table:formula="of:=ROUND([.D392]; 2)" table:style-name="ce2">
            <text:p>26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199850000000003" table:style-name="ce2">
            <text:p>0,3919985</text:p>
          </table:table-cell>
          <table:table-cell office:value-type="string" table:style-name="ce2">
            <text:p><text:s/>error rate</text:p>
          </table:table-cell>
          <table:table-cell office:value-type="float" office:value="26.74" table:style-name="ce2">
            <text:p>26,74</text:p>
          </table:table-cell>
          <table:table-cell office:value-type="float" office:value="26.74" table:formula="of:=ROUND([.D393]; 2)" table:style-name="ce2">
            <text:p>26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299849999999997" table:style-name="ce2">
            <text:p>0,3929985</text:p>
          </table:table-cell>
          <table:table-cell office:value-type="string" table:style-name="ce2">
            <text:p><text:s/>error rate</text:p>
          </table:table-cell>
          <table:table-cell office:value-type="float" office:value="28.490002" table:style-name="ce2">
            <text:p>28,490002</text:p>
          </table:table-cell>
          <table:table-cell office:value-type="float" office:value="28.49" table:formula="of:=ROUND([.D394]; 2)" table:style-name="ce2">
            <text:p>28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399846999999999" table:style-name="ce2">
            <text:p>0,39399847</text:p>
          </table:table-cell>
          <table:table-cell office:value-type="string" table:style-name="ce2">
            <text:p><text:s/>error rate</text:p>
          </table:table-cell>
          <table:table-cell office:value-type="float" office:value="26.37" table:style-name="ce2">
            <text:p>26,37</text:p>
          </table:table-cell>
          <table:table-cell office:value-type="float" office:value="26.37" table:formula="of:=ROUND([.D395]; 2)" table:style-name="ce2">
            <text:p>26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499846" table:style-name="ce2">
            <text:p>0,39499846</text:p>
          </table:table-cell>
          <table:table-cell office:value-type="string" table:style-name="ce2">
            <text:p><text:s/>error rate</text:p>
          </table:table-cell>
          <table:table-cell office:value-type="float" office:value="28.099997999999999" table:style-name="ce2">
            <text:p>28,099998</text:p>
          </table:table-cell>
          <table:table-cell office:value-type="float" office:value="28.1" table:formula="of:=ROUND([.D396]; 2)" table:style-name="ce2">
            <text:p>28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599845" table:style-name="ce2">
            <text:p>0,39599845</text:p>
          </table:table-cell>
          <table:table-cell office:value-type="string" table:style-name="ce2">
            <text:p><text:s/>error rate</text:p>
          </table:table-cell>
          <table:table-cell office:value-type="float" office:value="26.910001999999999" table:style-name="ce2">
            <text:p>26,910002</text:p>
          </table:table-cell>
          <table:table-cell office:value-type="float" office:value="26.91" table:formula="of:=ROUND([.D397]; 2)" table:style-name="ce2">
            <text:p>26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699844000000001" table:style-name="ce2">
            <text:p>0,39699844</text:p>
          </table:table-cell>
          <table:table-cell office:value-type="string" table:style-name="ce2">
            <text:p><text:s/>error rate</text:p>
          </table:table-cell>
          <table:table-cell office:value-type="float" office:value="26.750001999999999" table:style-name="ce2">
            <text:p>26,750002</text:p>
          </table:table-cell>
          <table:table-cell office:value-type="float" office:value="26.75" table:formula="of:=ROUND([.D398]; 2)" table:style-name="ce2">
            <text:p>26,7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799842000000002" table:style-name="ce2">
            <text:p>0,39799842</text:p>
          </table:table-cell>
          <table:table-cell office:value-type="string" table:style-name="ce2">
            <text:p><text:s/>error rate</text:p>
          </table:table-cell>
          <table:table-cell office:value-type="float" office:value="28.27" table:style-name="ce2">
            <text:p>28,27</text:p>
          </table:table-cell>
          <table:table-cell office:value-type="float" office:value="28.27" table:formula="of:=ROUND([.D399]; 2)" table:style-name="ce2">
            <text:p>28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899839999999998" table:style-name="ce2">
            <text:p>0,3989984</text:p>
          </table:table-cell>
          <table:table-cell office:value-type="string" table:style-name="ce2">
            <text:p><text:s/>error rate</text:p>
          </table:table-cell>
          <table:table-cell office:value-type="float" office:value="28.04" table:style-name="ce2">
            <text:p>28,04</text:p>
          </table:table-cell>
          <table:table-cell office:value-type="float" office:value="28.04" table:formula="of:=ROUND([.D400]; 2)" table:style-name="ce2">
            <text:p>28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39999839999999998" table:style-name="ce2">
            <text:p>0,3999984</text:p>
          </table:table-cell>
          <table:table-cell office:value-type="string" table:style-name="ce2">
            <text:p><text:s/>error rate</text:p>
          </table:table-cell>
          <table:table-cell office:value-type="float" office:value="27.720001" table:style-name="ce2">
            <text:p>27,720001</text:p>
          </table:table-cell>
          <table:table-cell office:value-type="float" office:value="27.72" table:formula="of:=ROUND([.D401]; 2)" table:style-name="ce2">
            <text:p>27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099837999999999" table:style-name="ce2">
            <text:p>0,40099838</text:p>
          </table:table-cell>
          <table:table-cell office:value-type="string" table:style-name="ce2">
            <text:p><text:s/>error rate</text:p>
          </table:table-cell>
          <table:table-cell office:value-type="float" office:value="27.849997999999999" table:style-name="ce2">
            <text:p>27,849998</text:p>
          </table:table-cell>
          <table:table-cell office:value-type="float" office:value="27.85" table:formula="of:=ROUND([.D402]; 2)" table:style-name="ce2">
            <text:p>27,8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199836999999999" table:style-name="ce2">
            <text:p>0,40199837</text:p>
          </table:table-cell>
          <table:table-cell office:value-type="string" table:style-name="ce2">
            <text:p><text:s/>error rate</text:p>
          </table:table-cell>
          <table:table-cell office:value-type="float" office:value="27.54" table:style-name="ce2">
            <text:p>27,54</text:p>
          </table:table-cell>
          <table:table-cell office:value-type="float" office:value="27.54" table:formula="of:=ROUND([.D403]; 2)" table:style-name="ce2">
            <text:p>27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299836" table:style-name="ce2">
            <text:p>0,40299836</text:p>
          </table:table-cell>
          <table:table-cell office:value-type="string" table:style-name="ce2">
            <text:p><text:s/>error rate</text:p>
          </table:table-cell>
          <table:table-cell office:value-type="float" office:value="26.35" table:style-name="ce2">
            <text:p>26,35</text:p>
          </table:table-cell>
          <table:table-cell office:value-type="float" office:value="26.35" table:formula="of:=ROUND([.D404]; 2)" table:style-name="ce2">
            <text:p>26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399835000000001" table:style-name="ce2">
            <text:p>0,40399835</text:p>
          </table:table-cell>
          <table:table-cell office:value-type="string" table:style-name="ce2">
            <text:p><text:s/>error rate</text:p>
          </table:table-cell>
          <table:table-cell office:value-type="float" office:value="32.74" table:style-name="ce2">
            <text:p>32,74</text:p>
          </table:table-cell>
          <table:table-cell office:value-type="float" office:value="32.74" table:formula="of:=ROUND([.D405]; 2)" table:style-name="ce2">
            <text:p>32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499833000000002" table:style-name="ce2">
            <text:p>0,40499833</text:p>
          </table:table-cell>
          <table:table-cell office:value-type="string" table:style-name="ce2">
            <text:p><text:s/>error rate</text:p>
          </table:table-cell>
          <table:table-cell office:value-type="float" office:value="26.210000999999998" table:style-name="ce2">
            <text:p>26,210001</text:p>
          </table:table-cell>
          <table:table-cell office:value-type="float" office:value="26.21" table:formula="of:=ROUND([.D406]; 2)" table:style-name="ce2">
            <text:p>26,2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599832000000002" table:style-name="ce2">
            <text:p>0,40599832</text:p>
          </table:table-cell>
          <table:table-cell office:value-type="string" table:style-name="ce2">
            <text:p><text:s/>error rate</text:p>
          </table:table-cell>
          <table:table-cell office:value-type="float" office:value="26.49" table:style-name="ce2">
            <text:p>26,49</text:p>
          </table:table-cell>
          <table:table-cell office:value-type="float" office:value="26.49" table:formula="of:=ROUND([.D407]; 2)" table:style-name="ce2">
            <text:p>26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699829999999998" table:style-name="ce2">
            <text:p>0,4069983</text:p>
          </table:table-cell>
          <table:table-cell office:value-type="string" table:style-name="ce2">
            <text:p><text:s/>error rate</text:p>
          </table:table-cell>
          <table:table-cell office:value-type="float" office:value="27.38" table:style-name="ce2">
            <text:p>27,38</text:p>
          </table:table-cell>
          <table:table-cell office:value-type="float" office:value="27.38" table:formula="of:=ROUND([.D408]; 2)" table:style-name="ce2">
            <text:p>27,3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799829999999998" table:style-name="ce2">
            <text:p>0,4079983</text:p>
          </table:table-cell>
          <table:table-cell office:value-type="string" table:style-name="ce2">
            <text:p><text:s/>error rate</text:p>
          </table:table-cell>
          <table:table-cell office:value-type="float" office:value="28.45" table:style-name="ce2">
            <text:p>28,45</text:p>
          </table:table-cell>
          <table:table-cell office:value-type="float" office:value="28.45" table:formula="of:=ROUND([.D409]; 2)" table:style-name="ce2">
            <text:p>28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899827999999999" table:style-name="ce2">
            <text:p>0,40899828</text:p>
          </table:table-cell>
          <table:table-cell office:value-type="string" table:style-name="ce2">
            <text:p><text:s/>error rate</text:p>
          </table:table-cell>
          <table:table-cell office:value-type="float" office:value="26.179998000000001" table:style-name="ce2">
            <text:p>26,179998</text:p>
          </table:table-cell>
          <table:table-cell office:value-type="float" office:value="26.18" table:formula="of:=ROUND([.D410]; 2)" table:style-name="ce2">
            <text:p>26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0999827" table:style-name="ce2">
            <text:p>0,40999827</text:p>
          </table:table-cell>
          <table:table-cell office:value-type="string" table:style-name="ce2">
            <text:p><text:s/>error rate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formula="of:=ROUND([.D411]; 2)" table:style-name="ce2">
            <text:p>28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099826" table:style-name="ce2">
            <text:p>0,41099826</text:p>
          </table:table-cell>
          <table:table-cell office:value-type="string" table:style-name="ce2">
            <text:p><text:s/>error rate</text:p>
          </table:table-cell>
          <table:table-cell office:value-type="float" office:value="27.34" table:style-name="ce2">
            <text:p>27,34</text:p>
          </table:table-cell>
          <table:table-cell office:value-type="float" office:value="27.34" table:formula="of:=ROUND([.D412]; 2)" table:style-name="ce2">
            <text:p>27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199824000000002" table:style-name="ce2">
            <text:p>0,41199824</text:p>
          </table:table-cell>
          <table:table-cell office:value-type="string" table:style-name="ce2">
            <text:p><text:s/>error rate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ROUND([.D413]; 2)" table:style-name="ce2">
            <text:p>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299823000000002" table:style-name="ce2">
            <text:p>0,41299823</text:p>
          </table:table-cell>
          <table:table-cell office:value-type="string" table:style-name="ce2">
            <text:p><text:s/>error rate</text:p>
          </table:table-cell>
          <table:table-cell office:value-type="float" office:value="29.16" table:style-name="ce2">
            <text:p>29,16</text:p>
          </table:table-cell>
          <table:table-cell office:value-type="float" office:value="29.16" table:formula="of:=ROUND([.D414]; 2)" table:style-name="ce2">
            <text:p>29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399821999999997" table:style-name="ce2">
            <text:p>0,41399822</text:p>
          </table:table-cell>
          <table:table-cell office:value-type="string" table:style-name="ce2">
            <text:p><text:s/>error rate</text:p>
          </table:table-cell>
          <table:table-cell office:value-type="float" office:value="25.380001" table:style-name="ce2">
            <text:p>25,380001</text:p>
          </table:table-cell>
          <table:table-cell office:value-type="float" office:value="25.38" table:formula="of:=ROUND([.D415]; 2)" table:style-name="ce2">
            <text:p>25,3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499819999999998" table:style-name="ce2">
            <text:p>0,4149982</text:p>
          </table:table-cell>
          <table:table-cell office:value-type="string" table:style-name="ce2">
            <text:p><text:s/>error rate</text:p>
          </table:table-cell>
          <table:table-cell office:value-type="float" office:value="24.51" table:style-name="ce2">
            <text:p>24,51</text:p>
          </table:table-cell>
          <table:table-cell office:value-type="float" office:value="24.51" table:formula="of:=ROUND([.D416]; 2)" table:style-name="ce2">
            <text:p>24,5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599819999999998" table:style-name="ce2">
            <text:p>0,4159982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417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699818" table:style-name="ce2">
            <text:p>0,41699818</text:p>
          </table:table-cell>
          <table:table-cell office:value-type="string" table:style-name="ce2">
            <text:p><text:s/>error rate</text:p>
          </table:table-cell>
          <table:table-cell office:value-type="float" office:value="25.260002" table:style-name="ce2">
            <text:p>25,260002</text:p>
          </table:table-cell>
          <table:table-cell office:value-type="float" office:value="25.26" table:formula="of:=ROUND([.D418]; 2)" table:style-name="ce2">
            <text:p>25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799816000000001" table:style-name="ce2">
            <text:p>0,41799816</text:p>
          </table:table-cell>
          <table:table-cell office:value-type="string" table:style-name="ce2">
            <text:p><text:s/>error rate</text:p>
          </table:table-cell>
          <table:table-cell office:value-type="float" office:value="26.69" table:style-name="ce2">
            <text:p>26,69</text:p>
          </table:table-cell>
          <table:table-cell office:value-type="float" office:value="26.69" table:formula="of:=ROUND([.D419]; 2)" table:style-name="ce2">
            <text:p>26,6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899815000000001" table:style-name="ce2">
            <text:p>0,41899815</text:p>
          </table:table-cell>
          <table:table-cell office:value-type="string" table:style-name="ce2">
            <text:p><text:s/>error rate</text:p>
          </table:table-cell>
          <table:table-cell office:value-type="float" office:value="28.43" table:style-name="ce2">
            <text:p>28,43</text:p>
          </table:table-cell>
          <table:table-cell office:value-type="float" office:value="28.43" table:formula="of:=ROUND([.D420]; 2)" table:style-name="ce2">
            <text:p>28,4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1999814000000002" table:style-name="ce2">
            <text:p>0,41999814</text:p>
          </table:table-cell>
          <table:table-cell office:value-type="string" table:style-name="ce2">
            <text:p><text:s/>error rate</text:p>
          </table:table-cell>
          <table:table-cell office:value-type="float" office:value="30.28" table:style-name="ce2">
            <text:p>30,28</text:p>
          </table:table-cell>
          <table:table-cell office:value-type="float" office:value="30.28" table:formula="of:=ROUND([.D421]; 2)" table:style-name="ce2">
            <text:p>30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099813000000003" table:style-name="ce2">
            <text:p>0,42099813</text:p>
          </table:table-cell>
          <table:table-cell office:value-type="string" table:style-name="ce2">
            <text:p><text:s/>error rate</text:p>
          </table:table-cell>
          <table:table-cell office:value-type="float" office:value="26.679998000000001" table:style-name="ce2">
            <text:p>26,679998</text:p>
          </table:table-cell>
          <table:table-cell office:value-type="float" office:value="26.68" table:formula="of:=ROUND([.D422]; 2)" table:style-name="ce2">
            <text:p>26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199809999999999" table:style-name="ce2">
            <text:p>0,4219981</text:p>
          </table:table-cell>
          <table:table-cell office:value-type="string" table:style-name="ce2">
            <text:p><text:s/>error rate</text:p>
          </table:table-cell>
          <table:table-cell office:value-type="float" office:value="28.86" table:style-name="ce2">
            <text:p>28,86</text:p>
          </table:table-cell>
          <table:table-cell office:value-type="float" office:value="28.86" table:formula="of:=ROUND([.D423]; 2)" table:style-name="ce2">
            <text:p>28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299809999999999" table:style-name="ce2">
            <text:p>0,4229981</text:p>
          </table:table-cell>
          <table:table-cell office:value-type="string" table:style-name="ce2">
            <text:p><text:s/>error rate</text:p>
          </table:table-cell>
          <table:table-cell office:value-type="float" office:value="29.339998000000001" table:style-name="ce2">
            <text:p>29,339998</text:p>
          </table:table-cell>
          <table:table-cell office:value-type="float" office:value="29.34" table:formula="of:=ROUND([.D424]; 2)" table:style-name="ce2">
            <text:p>29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399809999999999" table:style-name="ce2">
            <text:p>0,4239981</text:p>
          </table:table-cell>
          <table:table-cell office:value-type="string" table:style-name="ce2">
            <text:p><text:s/>error rate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formula="of:=ROUND([.D425]; 2)" table:style-name="ce2">
            <text:p>26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499807000000001" table:style-name="ce2">
            <text:p>0,42499807</text:p>
          </table:table-cell>
          <table:table-cell office:value-type="string" table:style-name="ce2">
            <text:p><text:s/>error rate</text:p>
          </table:table-cell>
          <table:table-cell office:value-type="float" office:value="26.339998000000001" table:style-name="ce2">
            <text:p>26,339998</text:p>
          </table:table-cell>
          <table:table-cell office:value-type="float" office:value="26.34" table:formula="of:=ROUND([.D426]; 2)" table:style-name="ce2">
            <text:p>26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599806000000001" table:style-name="ce2">
            <text:p>0,42599806</text:p>
          </table:table-cell>
          <table:table-cell office:value-type="string" table:style-name="ce2">
            <text:p><text:s/>error rate</text:p>
          </table:table-cell>
          <table:table-cell office:value-type="float" office:value="28.169998" table:style-name="ce2">
            <text:p>28,169998</text:p>
          </table:table-cell>
          <table:table-cell office:value-type="float" office:value="28.17" table:formula="of:=ROUND([.D427]; 2)" table:style-name="ce2">
            <text:p>28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699805000000002" table:style-name="ce2">
            <text:p>0,42699805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428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799804000000002" table:style-name="ce2">
            <text:p>0,42799804</text:p>
          </table:table-cell>
          <table:table-cell office:value-type="string" table:style-name="ce2">
            <text:p><text:s/>error rate</text:p>
          </table:table-cell>
          <table:table-cell office:value-type="float" office:value="26.210000999999998" table:style-name="ce2">
            <text:p>26,210001</text:p>
          </table:table-cell>
          <table:table-cell office:value-type="float" office:value="26.21" table:formula="of:=ROUND([.D429]; 2)" table:style-name="ce2">
            <text:p>26,2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899801999999998" table:style-name="ce2">
            <text:p>0,42899802</text:p>
          </table:table-cell>
          <table:table-cell office:value-type="string" table:style-name="ce2">
            <text:p><text:s/>error rate</text:p>
          </table:table-cell>
          <table:table-cell office:value-type="float" office:value="26.97" table:style-name="ce2">
            <text:p>26,97</text:p>
          </table:table-cell>
          <table:table-cell office:value-type="float" office:value="26.97" table:formula="of:=ROUND([.D430]; 2)" table:style-name="ce2">
            <text:p>26,9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2999799999999999" table:style-name="ce2">
            <text:p>0,429998</text:p>
          </table:table-cell>
          <table:table-cell office:value-type="string" table:style-name="ce2">
            <text:p><text:s/>error rate</text:p>
          </table:table-cell>
          <table:table-cell office:value-type="float" office:value="29.19" table:style-name="ce2">
            <text:p>29,19</text:p>
          </table:table-cell>
          <table:table-cell office:value-type="float" office:value="29.19" table:formula="of:=ROUND([.D431]; 2)" table:style-name="ce2">
            <text:p>29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099799999999999" table:style-name="ce2">
            <text:p>0,430998</text:p>
          </table:table-cell>
          <table:table-cell office:value-type="string" table:style-name="ce2">
            <text:p><text:s/>error rate</text:p>
          </table:table-cell>
          <table:table-cell office:value-type="float" office:value="27.19" table:style-name="ce2">
            <text:p>27,19</text:p>
          </table:table-cell>
          <table:table-cell office:value-type="float" office:value="27.19" table:formula="of:=ROUND([.D432]; 2)" table:style-name="ce2">
            <text:p>27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199798" table:style-name="ce2">
            <text:p>0,43199798</text:p>
          </table:table-cell>
          <table:table-cell office:value-type="string" table:style-name="ce2">
            <text:p><text:s/>error rate</text:p>
          </table:table-cell>
          <table:table-cell office:value-type="float" office:value="26.960000999999998" table:style-name="ce2">
            <text:p>26,960001</text:p>
          </table:table-cell>
          <table:table-cell office:value-type="float" office:value="26.96" table:formula="of:=ROUND([.D433]; 2)" table:style-name="ce2">
            <text:p>26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299797000000001" table:style-name="ce2">
            <text:p>0,43299797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434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399796000000002" table:style-name="ce2">
            <text:p>0,43399796</text:p>
          </table:table-cell>
          <table:table-cell office:value-type="string" table:style-name="ce2">
            <text:p><text:s/>error rate</text:p>
          </table:table-cell>
          <table:table-cell office:value-type="float" office:value="27.59" table:style-name="ce2">
            <text:p>27,59</text:p>
          </table:table-cell>
          <table:table-cell office:value-type="float" office:value="27.59" table:formula="of:=ROUND([.D435]; 2)" table:style-name="ce2">
            <text:p>27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499795000000002" table:style-name="ce2">
            <text:p>0,43499795</text:p>
          </table:table-cell>
          <table:table-cell office:value-type="string" table:style-name="ce2">
            <text:p><text:s/>error rate</text:p>
          </table:table-cell>
          <table:table-cell office:value-type="float" office:value="26.699998999999998" table:style-name="ce2">
            <text:p>26,699999</text:p>
          </table:table-cell>
          <table:table-cell office:value-type="float" office:value="26.7" table:formula="of:=ROUND([.D436]; 2)" table:style-name="ce2">
            <text:p>26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599792999999998" table:style-name="ce2">
            <text:p>0,43599793</text:p>
          </table:table-cell>
          <table:table-cell office:value-type="string" table:style-name="ce2">
            <text:p><text:s/>error rate</text:p>
          </table:table-cell>
          <table:table-cell office:value-type="float" office:value="29.539999000000002" table:style-name="ce2">
            <text:p>29,539999</text:p>
          </table:table-cell>
          <table:table-cell office:value-type="float" office:value="29.54" table:formula="of:=ROUND([.D437]; 2)" table:style-name="ce2">
            <text:p>29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699791999999998" table:style-name="ce2">
            <text:p>0,43699792</text:p>
          </table:table-cell>
          <table:table-cell office:value-type="string" table:style-name="ce2">
            <text:p><text:s/>error rate</text:p>
          </table:table-cell>
          <table:table-cell office:value-type="float" office:value="26.4" table:style-name="ce2">
            <text:p>26,4</text:p>
          </table:table-cell>
          <table:table-cell office:value-type="float" office:value="26.4" table:formula="of:=ROUND([.D438]; 2)" table:style-name="ce2">
            <text:p>26,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79979" table:style-name="ce2">
            <text:p>0,4379979</text:p>
          </table:table-cell>
          <table:table-cell office:value-type="string" table:style-name="ce2">
            <text:p><text:s/>error rate</text:p>
          </table:table-cell>
          <table:table-cell office:value-type="float" office:value="26.339998000000001" table:style-name="ce2">
            <text:p>26,339998</text:p>
          </table:table-cell>
          <table:table-cell office:value-type="float" office:value="26.34" table:formula="of:=ROUND([.D439]; 2)" table:style-name="ce2">
            <text:p>26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89979" table:style-name="ce2">
            <text:p>0,4389979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440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3999788000000001" table:style-name="ce2">
            <text:p>0,43999788</text:p>
          </table:table-cell>
          <table:table-cell office:value-type="string" table:style-name="ce2">
            <text:p><text:s/>error rate</text:p>
          </table:table-cell>
          <table:table-cell office:value-type="float" office:value="27.050001000000002" table:style-name="ce2">
            <text:p>27,050001</text:p>
          </table:table-cell>
          <table:table-cell office:value-type="float" office:value="27.05" table:formula="of:=ROUND([.D441]; 2)" table:style-name="ce2">
            <text:p>27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099787000000001" table:style-name="ce2">
            <text:p>0,44099787</text:p>
          </table:table-cell>
          <table:table-cell office:value-type="string" table:style-name="ce2">
            <text:p><text:s/>error rate</text:p>
          </table:table-cell>
          <table:table-cell office:value-type="float" office:value="29.319997999999998" table:style-name="ce2">
            <text:p>29,319998</text:p>
          </table:table-cell>
          <table:table-cell office:value-type="float" office:value="29.32" table:formula="of:=ROUND([.D442]; 2)" table:style-name="ce2">
            <text:p>29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199786000000002" table:style-name="ce2">
            <text:p>0,44199786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443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299783999999998" table:style-name="ce2">
            <text:p>0,44299784</text:p>
          </table:table-cell>
          <table:table-cell office:value-type="string" table:style-name="ce2">
            <text:p><text:s/>error rate</text:p>
          </table:table-cell>
          <table:table-cell office:value-type="float" office:value="27.529999" table:style-name="ce2">
            <text:p>27,529999</text:p>
          </table:table-cell>
          <table:table-cell office:value-type="float" office:value="27.53" table:formula="of:=ROUND([.D444]; 2)" table:style-name="ce2">
            <text:p>27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399782999999998" table:style-name="ce2">
            <text:p>0,44399783</text:p>
          </table:table-cell>
          <table:table-cell office:value-type="string" table:style-name="ce2">
            <text:p><text:s/>error rate</text:p>
          </table:table-cell>
          <table:table-cell office:value-type="float" office:value="25.57" table:style-name="ce2">
            <text:p>25,57</text:p>
          </table:table-cell>
          <table:table-cell office:value-type="float" office:value="25.57" table:formula="of:=ROUND([.D445]; 2)" table:style-name="ce2">
            <text:p>25,5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499781999999999" table:style-name="ce2">
            <text:p>0,44499782</text:p>
          </table:table-cell>
          <table:table-cell office:value-type="string" table:style-name="ce2">
            <text:p><text:s/>error rate</text:p>
          </table:table-cell>
          <table:table-cell office:value-type="float" office:value="26.67" table:style-name="ce2">
            <text:p>26,67</text:p>
          </table:table-cell>
          <table:table-cell office:value-type="float" office:value="26.67" table:formula="of:=ROUND([.D446]; 2)" table:style-name="ce2">
            <text:p>26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59978" table:style-name="ce2">
            <text:p>0,4459978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447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69978" table:style-name="ce2">
            <text:p>0,4469978</text:p>
          </table:table-cell>
          <table:table-cell office:value-type="string" table:style-name="ce2">
            <text:p><text:s/>error rate</text:p>
          </table:table-cell>
          <table:table-cell office:value-type="float" office:value="27.95" table:style-name="ce2">
            <text:p>27,95</text:p>
          </table:table-cell>
          <table:table-cell office:value-type="float" office:value="27.95" table:formula="of:=ROUND([.D448]; 2)" table:style-name="ce2">
            <text:p>27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799778000000001" table:style-name="ce2">
            <text:p>0,44799778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449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899777000000002" table:style-name="ce2">
            <text:p>0,44899777</text:p>
          </table:table-cell>
          <table:table-cell office:value-type="string" table:style-name="ce2">
            <text:p><text:s/>error rate</text:p>
          </table:table-cell>
          <table:table-cell office:value-type="float" office:value="27.070001999999999" table:style-name="ce2">
            <text:p>27,070002</text:p>
          </table:table-cell>
          <table:table-cell office:value-type="float" office:value="27.07" table:formula="of:=ROUND([.D450]; 2)" table:style-name="ce2">
            <text:p>27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4999774999999997" table:style-name="ce2">
            <text:p>0,44999775</text:p>
          </table:table-cell>
          <table:table-cell office:value-type="string" table:style-name="ce2">
            <text:p><text:s/>error rate</text:p>
          </table:table-cell>
          <table:table-cell office:value-type="float" office:value="26.87" table:style-name="ce2">
            <text:p>26,87</text:p>
          </table:table-cell>
          <table:table-cell office:value-type="float" office:value="26.87" table:formula="of:=ROUND([.D451]; 2)" table:style-name="ce2">
            <text:p>26,8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099773999999998" table:style-name="ce2">
            <text:p>0,45099774</text:p>
          </table:table-cell>
          <table:table-cell office:value-type="string" table:style-name="ce2">
            <text:p><text:s/>error rate</text:p>
          </table:table-cell>
          <table:table-cell office:value-type="float" office:value="26.269998999999999" table:style-name="ce2">
            <text:p>26,269999</text:p>
          </table:table-cell>
          <table:table-cell office:value-type="float" office:value="26.27" table:formula="of:=ROUND([.D452]; 2)" table:style-name="ce2">
            <text:p>26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199772999999999" table:style-name="ce2">
            <text:p>0,45199773</text:p>
          </table:table-cell>
          <table:table-cell office:value-type="string" table:style-name="ce2">
            <text:p><text:s/>error rate</text:p>
          </table:table-cell>
          <table:table-cell office:value-type="float" office:value="28" table:style-name="ce2">
            <text:p>28</text:p>
          </table:table-cell>
          <table:table-cell office:value-type="float" office:value="28" table:formula="of:=ROUND([.D453]; 2)" table:style-name="ce2">
            <text:p>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29977" table:style-name="ce2">
            <text:p>0,4529977</text:p>
          </table:table-cell>
          <table:table-cell office:value-type="string" table:style-name="ce2">
            <text:p><text:s/>error rate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ROUND([.D454]; 2)" table:style-name="ce2">
            <text:p>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39977" table:style-name="ce2">
            <text:p>0,4539977</text:p>
          </table:table-cell>
          <table:table-cell office:value-type="string" table:style-name="ce2">
            <text:p><text:s/>error rate</text:p>
          </table:table-cell>
          <table:table-cell office:value-type="float" office:value="26.140001000000002" table:style-name="ce2">
            <text:p>26,140001</text:p>
          </table:table-cell>
          <table:table-cell office:value-type="float" office:value="26.14" table:formula="of:=ROUND([.D455]; 2)" table:style-name="ce2">
            <text:p>26,1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49977" table:style-name="ce2">
            <text:p>0,4549977</text:p>
          </table:table-cell>
          <table:table-cell office:value-type="string" table:style-name="ce2">
            <text:p><text:s/>error rate</text:p>
          </table:table-cell>
          <table:table-cell office:value-type="float" office:value="28.09" table:style-name="ce2">
            <text:p>28,09</text:p>
          </table:table-cell>
          <table:table-cell office:value-type="float" office:value="28.09" table:formula="of:=ROUND([.D456]; 2)" table:style-name="ce2">
            <text:p>28,0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599768000000002" table:style-name="ce2">
            <text:p>0,45599768</text:p>
          </table:table-cell>
          <table:table-cell office:value-type="string" table:style-name="ce2">
            <text:p><text:s/>error rate</text:p>
          </table:table-cell>
          <table:table-cell office:value-type="float" office:value="27.25" table:style-name="ce2">
            <text:p>27,25</text:p>
          </table:table-cell>
          <table:table-cell office:value-type="float" office:value="27.25" table:formula="of:=ROUND([.D457]; 2)" table:style-name="ce2">
            <text:p>27,2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699765999999997" table:style-name="ce2">
            <text:p>0,45699766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458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799764999999998" table:style-name="ce2">
            <text:p>0,45799765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459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899763999999998" table:style-name="ce2">
            <text:p>0,45899764</text:p>
          </table:table-cell>
          <table:table-cell office:value-type="string" table:style-name="ce2">
            <text:p><text:s/>error rate</text:p>
          </table:table-cell>
          <table:table-cell office:value-type="float" office:value="29.210000999999998" table:style-name="ce2">
            <text:p>29,210001</text:p>
          </table:table-cell>
          <table:table-cell office:value-type="float" office:value="29.21" table:formula="of:=ROUND([.D460]; 2)" table:style-name="ce2">
            <text:p>29,2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5999762" table:style-name="ce2">
            <text:p>0,45999762</text:p>
          </table:table-cell>
          <table:table-cell office:value-type="string" table:style-name="ce2">
            <text:p><text:s/>error rate</text:p>
          </table:table-cell>
          <table:table-cell office:value-type="float" office:value="29.09" table:style-name="ce2">
            <text:p>29,09</text:p>
          </table:table-cell>
          <table:table-cell office:value-type="float" office:value="29.09" table:formula="of:=ROUND([.D461]; 2)" table:style-name="ce2">
            <text:p>29,0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099760000000001" table:style-name="ce2">
            <text:p>0,4609976</text:p>
          </table:table-cell>
          <table:table-cell office:value-type="string" table:style-name="ce2">
            <text:p><text:s/>error rate</text:p>
          </table:table-cell>
          <table:table-cell office:value-type="float" office:value="24.42" table:style-name="ce2">
            <text:p>24,42</text:p>
          </table:table-cell>
          <table:table-cell office:value-type="float" office:value="24.42" table:formula="of:=ROUND([.D462]; 2)" table:style-name="ce2">
            <text:p>24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199760000000001" table:style-name="ce2">
            <text:p>0,4619976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463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299760000000001" table:style-name="ce2">
            <text:p>0,4629976</text:p>
          </table:table-cell>
          <table:table-cell office:value-type="string" table:style-name="ce2">
            <text:p><text:s/>error rate</text:p>
          </table:table-cell>
          <table:table-cell office:value-type="float" office:value="26.429998000000001" table:style-name="ce2">
            <text:p>26,429998</text:p>
          </table:table-cell>
          <table:table-cell office:value-type="float" office:value="26.43" table:formula="of:=ROUND([.D464]; 2)" table:style-name="ce2">
            <text:p>26,4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399757000000003" table:style-name="ce2">
            <text:p>0,46399757</text:p>
          </table:table-cell>
          <table:table-cell office:value-type="string" table:style-name="ce2">
            <text:p><text:s/>error rate</text:p>
          </table:table-cell>
          <table:table-cell office:value-type="float" office:value="26.76" table:style-name="ce2">
            <text:p>26,76</text:p>
          </table:table-cell>
          <table:table-cell office:value-type="float" office:value="26.76" table:formula="of:=ROUND([.D465]; 2)" table:style-name="ce2">
            <text:p>26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499755999999998" table:style-name="ce2">
            <text:p>0,46499756</text:p>
          </table:table-cell>
          <table:table-cell office:value-type="string" table:style-name="ce2">
            <text:p><text:s/>error rate</text:p>
          </table:table-cell>
          <table:table-cell office:value-type="float" office:value="27.810001" table:style-name="ce2">
            <text:p>27,810001</text:p>
          </table:table-cell>
          <table:table-cell office:value-type="float" office:value="27.81" table:formula="of:=ROUND([.D466]; 2)" table:style-name="ce2">
            <text:p>27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599754999999998" table:style-name="ce2">
            <text:p>0,46599755</text:p>
          </table:table-cell>
          <table:table-cell office:value-type="string" table:style-name="ce2">
            <text:p><text:s/>error rate</text:p>
          </table:table-cell>
          <table:table-cell office:value-type="float" office:value="31.330002" table:style-name="ce2">
            <text:p>31,330002</text:p>
          </table:table-cell>
          <table:table-cell office:value-type="float" office:value="31.33" table:formula="of:=ROUND([.D467]; 2)" table:style-name="ce2">
            <text:p>31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699752999999999" table:style-name="ce2">
            <text:p>0,46699753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468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799752" table:style-name="ce2">
            <text:p>0,46799752</text:p>
          </table:table-cell>
          <table:table-cell office:value-type="string" table:style-name="ce2">
            <text:p><text:s/>error rate</text:p>
          </table:table-cell>
          <table:table-cell office:value-type="float" office:value="24.81" table:style-name="ce2">
            <text:p>24,81</text:p>
          </table:table-cell>
          <table:table-cell office:value-type="float" office:value="24.81" table:formula="of:=ROUND([.D469]; 2)" table:style-name="ce2">
            <text:p>24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899750000000001" table:style-name="ce2">
            <text:p>0,4689975</text:p>
          </table:table-cell>
          <table:table-cell office:value-type="string" table:style-name="ce2">
            <text:p><text:s/>error rate</text:p>
          </table:table-cell>
          <table:table-cell office:value-type="float" office:value="29.12" table:style-name="ce2">
            <text:p>29,12</text:p>
          </table:table-cell>
          <table:table-cell office:value-type="float" office:value="29.12" table:formula="of:=ROUND([.D470]; 2)" table:style-name="ce2">
            <text:p>29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6999750000000001" table:style-name="ce2">
            <text:p>0,4699975</text:p>
          </table:table-cell>
          <table:table-cell office:value-type="string" table:style-name="ce2">
            <text:p><text:s/>error rate</text:p>
          </table:table-cell>
          <table:table-cell office:value-type="float" office:value="24.85" table:style-name="ce2">
            <text:p>24,85</text:p>
          </table:table-cell>
          <table:table-cell office:value-type="float" office:value="24.85" table:formula="of:=ROUND([.D471]; 2)" table:style-name="ce2">
            <text:p>24,8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099748000000002" table:style-name="ce2">
            <text:p>0,47099748</text:p>
          </table:table-cell>
          <table:table-cell office:value-type="string" table:style-name="ce2">
            <text:p><text:s/>error rate</text:p>
          </table:table-cell>
          <table:table-cell office:value-type="float" office:value="25.18" table:style-name="ce2">
            <text:p>25,18</text:p>
          </table:table-cell>
          <table:table-cell office:value-type="float" office:value="25.18" table:formula="of:=ROUND([.D472]; 2)" table:style-name="ce2">
            <text:p>25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199746999999997" table:style-name="ce2">
            <text:p>0,47199747</text:p>
          </table:table-cell>
          <table:table-cell office:value-type="string" table:style-name="ce2">
            <text:p><text:s/>error rate</text:p>
          </table:table-cell>
          <table:table-cell office:value-type="float" office:value="27.35" table:style-name="ce2">
            <text:p>27,35</text:p>
          </table:table-cell>
          <table:table-cell office:value-type="float" office:value="27.35" table:formula="of:=ROUND([.D473]; 2)" table:style-name="ce2">
            <text:p>27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299745999999998" table:style-name="ce2">
            <text:p>0,47299746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474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399743999999999" table:style-name="ce2">
            <text:p>0,47399744</text:p>
          </table:table-cell>
          <table:table-cell office:value-type="string" table:style-name="ce2">
            <text:p><text:s/>error rate</text:p>
          </table:table-cell>
          <table:table-cell office:value-type="float" office:value="27.759998" table:style-name="ce2">
            <text:p>27,759998</text:p>
          </table:table-cell>
          <table:table-cell office:value-type="float" office:value="27.76" table:formula="of:=ROUND([.D475]; 2)" table:style-name="ce2">
            <text:p>27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499743" table:style-name="ce2">
            <text:p>0,47499743</text:p>
          </table:table-cell>
          <table:table-cell office:value-type="string" table:style-name="ce2">
            <text:p><text:s/>error rate</text:p>
          </table:table-cell>
          <table:table-cell office:value-type="float" office:value="25.260002" table:style-name="ce2">
            <text:p>25,260002</text:p>
          </table:table-cell>
          <table:table-cell office:value-type="float" office:value="25.26" table:formula="of:=ROUND([.D476]; 2)" table:style-name="ce2">
            <text:p>25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599742" table:style-name="ce2">
            <text:p>0,47599742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477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699740000000002" table:style-name="ce2">
            <text:p>0,4769974</text:p>
          </table:table-cell>
          <table:table-cell office:value-type="string" table:style-name="ce2">
            <text:p><text:s/>error rate</text:p>
          </table:table-cell>
          <table:table-cell office:value-type="float" office:value="26.67" table:style-name="ce2">
            <text:p>26,67</text:p>
          </table:table-cell>
          <table:table-cell office:value-type="float" office:value="26.67" table:formula="of:=ROUND([.D478]; 2)" table:style-name="ce2">
            <text:p>26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799740000000002" table:style-name="ce2">
            <text:p>0,4779974</text:p>
          </table:table-cell>
          <table:table-cell office:value-type="string" table:style-name="ce2">
            <text:p><text:s/>error rate</text:p>
          </table:table-cell>
          <table:table-cell office:value-type="float" office:value="27.82" table:style-name="ce2">
            <text:p>27,82</text:p>
          </table:table-cell>
          <table:table-cell office:value-type="float" office:value="27.82" table:formula="of:=ROUND([.D479]; 2)" table:style-name="ce2">
            <text:p>27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899737999999997" table:style-name="ce2">
            <text:p>0,47899738</text:p>
          </table:table-cell>
          <table:table-cell office:value-type="string" table:style-name="ce2">
            <text:p><text:s/>error rate</text:p>
          </table:table-cell>
          <table:table-cell office:value-type="float" office:value="31.11" table:style-name="ce2">
            <text:p>31,11</text:p>
          </table:table-cell>
          <table:table-cell office:value-type="float" office:value="31.11" table:formula="of:=ROUND([.D480]; 2)" table:style-name="ce2">
            <text:p>31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7999736999999998" table:style-name="ce2">
            <text:p>0,47999737</text:p>
          </table:table-cell>
          <table:table-cell office:value-type="string" table:style-name="ce2">
            <text:p><text:s/>error rate</text:p>
          </table:table-cell>
          <table:table-cell office:value-type="float" office:value="25.89" table:style-name="ce2">
            <text:p>25,89</text:p>
          </table:table-cell>
          <table:table-cell office:value-type="float" office:value="25.89" table:formula="of:=ROUND([.D481]; 2)" table:style-name="ce2">
            <text:p>25,8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099734999999999" table:style-name="ce2">
            <text:p>0,48099735</text:p>
          </table:table-cell>
          <table:table-cell office:value-type="string" table:style-name="ce2">
            <text:p><text:s/>error rate</text:p>
          </table:table-cell>
          <table:table-cell office:value-type="float" office:value="27.34" table:style-name="ce2">
            <text:p>27,34</text:p>
          </table:table-cell>
          <table:table-cell office:value-type="float" office:value="27.34" table:formula="of:=ROUND([.D482]; 2)" table:style-name="ce2">
            <text:p>27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199734" table:style-name="ce2">
            <text:p>0,48199734</text:p>
          </table:table-cell>
          <table:table-cell office:value-type="string" table:style-name="ce2">
            <text:p><text:s/>error rate</text:p>
          </table:table-cell>
          <table:table-cell office:value-type="float" office:value="30.96" table:style-name="ce2">
            <text:p>30,96</text:p>
          </table:table-cell>
          <table:table-cell office:value-type="float" office:value="30.96" table:formula="of:=ROUND([.D483]; 2)" table:style-name="ce2">
            <text:p>30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299733" table:style-name="ce2">
            <text:p>0,48299733</text:p>
          </table:table-cell>
          <table:table-cell office:value-type="string" table:style-name="ce2">
            <text:p><text:s/>error rate</text:p>
          </table:table-cell>
          <table:table-cell office:value-type="float" office:value="25.220001" table:style-name="ce2">
            <text:p>25,220001</text:p>
          </table:table-cell>
          <table:table-cell office:value-type="float" office:value="25.22" table:formula="of:=ROUND([.D484]; 2)" table:style-name="ce2">
            <text:p>25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399732000000001" table:style-name="ce2">
            <text:p>0,48399732</text:p>
          </table:table-cell>
          <table:table-cell office:value-type="string" table:style-name="ce2">
            <text:p><text:s/>error rate</text:p>
          </table:table-cell>
          <table:table-cell office:value-type="float" office:value="25.7" table:style-name="ce2">
            <text:p>25,7</text:p>
          </table:table-cell>
          <table:table-cell office:value-type="float" office:value="25.7" table:formula="of:=ROUND([.D485]; 2)" table:style-name="ce2">
            <text:p>25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499730000000002" table:style-name="ce2">
            <text:p>0,4849973</text:p>
          </table:table-cell>
          <table:table-cell office:value-type="string" table:style-name="ce2">
            <text:p><text:s/>error rate</text:p>
          </table:table-cell>
          <table:table-cell office:value-type="float" office:value="29.769998999999999" table:style-name="ce2">
            <text:p>29,769999</text:p>
          </table:table-cell>
          <table:table-cell office:value-type="float" office:value="29.77" table:formula="of:=ROUND([.D486]; 2)" table:style-name="ce2">
            <text:p>29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599730000000002" table:style-name="ce2">
            <text:p>0,4859973</text:p>
          </table:table-cell>
          <table:table-cell office:value-type="string" table:style-name="ce2">
            <text:p><text:s/>error rate</text:p>
          </table:table-cell>
          <table:table-cell office:value-type="float" office:value="28.9" table:style-name="ce2">
            <text:p>28,9</text:p>
          </table:table-cell>
          <table:table-cell office:value-type="float" office:value="28.9" table:formula="of:=ROUND([.D487]; 2)" table:style-name="ce2">
            <text:p>28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699727999999998" table:style-name="ce2">
            <text:p>0,48699728</text:p>
          </table:table-cell>
          <table:table-cell office:value-type="string" table:style-name="ce2">
            <text:p><text:s/>error rate</text:p>
          </table:table-cell>
          <table:table-cell office:value-type="float" office:value="25.949998999999998" table:style-name="ce2">
            <text:p>25,949999</text:p>
          </table:table-cell>
          <table:table-cell office:value-type="float" office:value="25.95" table:formula="of:=ROUND([.D488]; 2)" table:style-name="ce2">
            <text:p>25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799725999999999" table:style-name="ce2">
            <text:p>0,48799726</text:p>
          </table:table-cell>
          <table:table-cell office:value-type="string" table:style-name="ce2">
            <text:p><text:s/>error rate</text:p>
          </table:table-cell>
          <table:table-cell office:value-type="float" office:value="29.609998999999998" table:style-name="ce2">
            <text:p>29,609999</text:p>
          </table:table-cell>
          <table:table-cell office:value-type="float" office:value="29.61" table:formula="of:=ROUND([.D489]; 2)" table:style-name="ce2">
            <text:p>29,6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899724999999999" table:style-name="ce2">
            <text:p>0,48899725</text:p>
          </table:table-cell>
          <table:table-cell office:value-type="string" table:style-name="ce2">
            <text:p><text:s/>error rate</text:p>
          </table:table-cell>
          <table:table-cell office:value-type="float" office:value="27.61" table:style-name="ce2">
            <text:p>27,61</text:p>
          </table:table-cell>
          <table:table-cell office:value-type="float" office:value="27.61" table:formula="of:=ROUND([.D490]; 2)" table:style-name="ce2">
            <text:p>27,6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8999724" table:style-name="ce2">
            <text:p>0,48999724</text:p>
          </table:table-cell>
          <table:table-cell office:value-type="string" table:style-name="ce2">
            <text:p><text:s/>error rate</text:p>
          </table:table-cell>
          <table:table-cell office:value-type="float" office:value="26.56" table:style-name="ce2">
            <text:p>26,56</text:p>
          </table:table-cell>
          <table:table-cell office:value-type="float" office:value="26.56" table:formula="of:=ROUND([.D491]; 2)" table:style-name="ce2">
            <text:p>26,5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099723000000001" table:style-name="ce2">
            <text:p>0,49099723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492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199720000000002" table:style-name="ce2">
            <text:p>0,4919972</text:p>
          </table:table-cell>
          <table:table-cell office:value-type="string" table:style-name="ce2">
            <text:p><text:s/>error rate</text:p>
          </table:table-cell>
          <table:table-cell office:value-type="float" office:value="28.86" table:style-name="ce2">
            <text:p>28,86</text:p>
          </table:table-cell>
          <table:table-cell office:value-type="float" office:value="28.86" table:formula="of:=ROUND([.D493]; 2)" table:style-name="ce2">
            <text:p>28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299720000000002" table:style-name="ce2">
            <text:p>0,4929972</text:p>
          </table:table-cell>
          <table:table-cell office:value-type="string" table:style-name="ce2">
            <text:p><text:s/>error rate</text:p>
          </table:table-cell>
          <table:table-cell office:value-type="float" office:value="25.69" table:style-name="ce2">
            <text:p>25,69</text:p>
          </table:table-cell>
          <table:table-cell office:value-type="float" office:value="25.69" table:formula="of:=ROUND([.D494]; 2)" table:style-name="ce2">
            <text:p>25,6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399720000000003" table:style-name="ce2">
            <text:p>0,4939972</text:p>
          </table:table-cell>
          <table:table-cell office:value-type="string" table:style-name="ce2">
            <text:p><text:s/>error rate</text:p>
          </table:table-cell>
          <table:table-cell office:value-type="float" office:value="29.519998999999999" table:style-name="ce2">
            <text:p>29,519999</text:p>
          </table:table-cell>
          <table:table-cell office:value-type="float" office:value="29.52" table:formula="of:=ROUND([.D495]; 2)" table:style-name="ce2">
            <text:p>29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499716999999999" table:style-name="ce2">
            <text:p>0,49499717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496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599715999999999" table:style-name="ce2">
            <text:p>0,49599716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497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699715" table:style-name="ce2">
            <text:p>0,49699715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498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799713000000001" table:style-name="ce2">
            <text:p>0,49799713</text:p>
          </table:table-cell>
          <table:table-cell office:value-type="string" table:style-name="ce2">
            <text:p><text:s/>error rate</text:p>
          </table:table-cell>
          <table:table-cell office:value-type="float" office:value="28.48" table:style-name="ce2">
            <text:p>28,48</text:p>
          </table:table-cell>
          <table:table-cell office:value-type="float" office:value="28.48" table:formula="of:=ROUND([.D499]; 2)" table:style-name="ce2">
            <text:p>28,4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899712000000002" table:style-name="ce2">
            <text:p>0,49899712</text:p>
          </table:table-cell>
          <table:table-cell office:value-type="string" table:style-name="ce2">
            <text:p><text:s/>error rate</text:p>
          </table:table-cell>
          <table:table-cell office:value-type="float" office:value="31.600002" table:style-name="ce2">
            <text:p>31,600002</text:p>
          </table:table-cell>
          <table:table-cell office:value-type="float" office:value="31.6" table:formula="of:=ROUND([.D500]; 2)" table:style-name="ce2">
            <text:p>31,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49999710000000003" table:style-name="ce2">
            <text:p>0,4999971</text:p>
          </table:table-cell>
          <table:table-cell office:value-type="string" table:style-name="ce2">
            <text:p><text:s/>error rate</text:p>
          </table:table-cell>
          <table:table-cell office:value-type="float" office:value="24.449998999999998" table:style-name="ce2">
            <text:p>24,449999</text:p>
          </table:table-cell>
          <table:table-cell office:value-type="float" office:value="24.45" table:formula="of:=ROUND([.D501]; 2)" table:style-name="ce2">
            <text:p>24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099709999999997" table:style-name="ce2">
            <text:p>0,5009971</text:p>
          </table:table-cell>
          <table:table-cell office:value-type="string" table:style-name="ce2">
            <text:p><text:s/>error rate</text:p>
          </table:table-cell>
          <table:table-cell office:value-type="float" office:value="27.36" table:style-name="ce2">
            <text:p>27,36</text:p>
          </table:table-cell>
          <table:table-cell office:value-type="float" office:value="27.36" table:formula="of:=ROUND([.D502]; 2)" table:style-name="ce2">
            <text:p>27,3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199709999999997" table:style-name="ce2">
            <text:p>0,5019971</text:p>
          </table:table-cell>
          <table:table-cell office:value-type="string" table:style-name="ce2">
            <text:p><text:s/>error rate</text:p>
          </table:table-cell>
          <table:table-cell office:value-type="float" office:value="29.480001000000001" table:style-name="ce2">
            <text:p>29,480001</text:p>
          </table:table-cell>
          <table:table-cell office:value-type="float" office:value="29.48" table:formula="of:=ROUND([.D503]; 2)" table:style-name="ce2">
            <text:p>29,4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299709999999997" table:style-name="ce2">
            <text:p>0,5029971</text:p>
          </table:table-cell>
          <table:table-cell office:value-type="string" table:style-name="ce2">
            <text:p><text:s/>error rate</text:p>
          </table:table-cell>
          <table:table-cell office:value-type="float" office:value="25.560001" table:style-name="ce2">
            <text:p>25,560001</text:p>
          </table:table-cell>
          <table:table-cell office:value-type="float" office:value="25.56" table:formula="of:=ROUND([.D504]; 2)" table:style-name="ce2">
            <text:p>25,5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399709999999998" table:style-name="ce2">
            <text:p>0,5039971</text:p>
          </table:table-cell>
          <table:table-cell office:value-type="string" table:style-name="ce2">
            <text:p><text:s/>error rate</text:p>
          </table:table-cell>
          <table:table-cell office:value-type="float" office:value="28.14" table:style-name="ce2">
            <text:p>28,14</text:p>
          </table:table-cell>
          <table:table-cell office:value-type="float" office:value="28.14" table:formula="of:=ROUND([.D505]; 2)" table:style-name="ce2">
            <text:p>28,1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499709999999998" table:style-name="ce2">
            <text:p>0,5049971</text:p>
          </table:table-cell>
          <table:table-cell office:value-type="string" table:style-name="ce2">
            <text:p><text:s/>error rate</text:p>
          </table:table-cell>
          <table:table-cell office:value-type="float" office:value="26.589998000000001" table:style-name="ce2">
            <text:p>26,589998</text:p>
          </table:table-cell>
          <table:table-cell office:value-type="float" office:value="26.59" table:formula="of:=ROUND([.D506]; 2)" table:style-name="ce2">
            <text:p>26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599706" table:style-name="ce2">
            <text:p>0,50599706</text:p>
          </table:table-cell>
          <table:table-cell office:value-type="string" table:style-name="ce2">
            <text:p><text:s/>error rate</text:p>
          </table:table-cell>
          <table:table-cell office:value-type="float" office:value="27.16" table:style-name="ce2">
            <text:p>27,16</text:p>
          </table:table-cell>
          <table:table-cell office:value-type="float" office:value="27.16" table:formula="of:=ROUND([.D507]; 2)" table:style-name="ce2">
            <text:p>27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699704999999995" table:style-name="ce2">
            <text:p>0,50699705</text:p>
          </table:table-cell>
          <table:table-cell office:value-type="string" table:style-name="ce2">
            <text:p><text:s/>error rate</text:p>
          </table:table-cell>
          <table:table-cell office:value-type="float" office:value="27.919998" table:style-name="ce2">
            <text:p>27,919998</text:p>
          </table:table-cell>
          <table:table-cell office:value-type="float" office:value="27.92" table:formula="of:=ROUND([.D508]; 2)" table:style-name="ce2">
            <text:p>27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799704000000001" table:style-name="ce2">
            <text:p>0,50799704</text:p>
          </table:table-cell>
          <table:table-cell office:value-type="string" table:style-name="ce2">
            <text:p><text:s/>error rate</text:p>
          </table:table-cell>
          <table:table-cell office:value-type="float" office:value="27.369999" table:style-name="ce2">
            <text:p>27,369999</text:p>
          </table:table-cell>
          <table:table-cell office:value-type="float" office:value="27.37" table:formula="of:=ROUND([.D509]; 2)" table:style-name="ce2">
            <text:p>27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899700000000003" table:style-name="ce2">
            <text:p>0,508997</text:p>
          </table:table-cell>
          <table:table-cell office:value-type="string" table:style-name="ce2">
            <text:p><text:s/>error rate</text:p>
          </table:table-cell>
          <table:table-cell office:value-type="float" office:value="28.07" table:style-name="ce2">
            <text:p>28,07</text:p>
          </table:table-cell>
          <table:table-cell office:value-type="float" office:value="28.07" table:formula="of:=ROUND([.D510]; 2)" table:style-name="ce2">
            <text:p>28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0999700000000003" table:style-name="ce2">
            <text:p>0,509997</text:p>
          </table:table-cell>
          <table:table-cell office:value-type="string" table:style-name="ce2">
            <text:p><text:s/>error rate</text:p>
          </table:table-cell>
          <table:table-cell office:value-type="float" office:value="30.160001999999999" table:style-name="ce2">
            <text:p>30,160002</text:p>
          </table:table-cell>
          <table:table-cell office:value-type="float" office:value="30.16" table:formula="of:=ROUND([.D511]; 2)" table:style-name="ce2">
            <text:p>30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099700000000003" table:style-name="ce2">
            <text:p>0,510997</text:p>
          </table:table-cell>
          <table:table-cell office:value-type="string" table:style-name="ce2">
            <text:p><text:s/>error rate</text:p>
          </table:table-cell>
          <table:table-cell office:value-type="float" office:value="30.03" table:style-name="ce2">
            <text:p>30,03</text:p>
          </table:table-cell>
          <table:table-cell office:value-type="float" office:value="30.03" table:formula="of:=ROUND([.D512]; 2)" table:style-name="ce2">
            <text:p>30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199700000000004" table:style-name="ce2">
            <text:p>0,511997</text:p>
          </table:table-cell>
          <table:table-cell office:value-type="string" table:style-name="ce2">
            <text:p><text:s/>error rate</text:p>
          </table:table-cell>
          <table:table-cell office:value-type="float" office:value="26.47" table:style-name="ce2">
            <text:p>26,47</text:p>
          </table:table-cell>
          <table:table-cell office:value-type="float" office:value="26.47" table:formula="of:=ROUND([.D513]; 2)" table:style-name="ce2">
            <text:p>26,4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299700000000004" table:style-name="ce2">
            <text:p>0,512997</text:p>
          </table:table-cell>
          <table:table-cell office:value-type="string" table:style-name="ce2">
            <text:p><text:s/>error rate</text:p>
          </table:table-cell>
          <table:table-cell office:value-type="float" office:value="29.17" table:style-name="ce2">
            <text:p>29,17</text:p>
          </table:table-cell>
          <table:table-cell office:value-type="float" office:value="29.17" table:formula="of:=ROUND([.D514]; 2)" table:style-name="ce2">
            <text:p>29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399695999999995" table:style-name="ce2">
            <text:p>0,51399696</text:p>
          </table:table-cell>
          <table:table-cell office:value-type="string" table:style-name="ce2">
            <text:p><text:s/>error rate</text:p>
          </table:table-cell>
          <table:table-cell office:value-type="float" office:value="26.15" table:style-name="ce2">
            <text:p>26,15</text:p>
          </table:table-cell>
          <table:table-cell office:value-type="float" office:value="26.15" table:formula="of:=ROUND([.D515]; 2)" table:style-name="ce2">
            <text:p>26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499695000000001" table:style-name="ce2">
            <text:p>0,51499695</text:p>
          </table:table-cell>
          <table:table-cell office:value-type="string" table:style-name="ce2">
            <text:p><text:s/>error rate</text:p>
          </table:table-cell>
          <table:table-cell office:value-type="float" office:value="29.980001000000001" table:style-name="ce2">
            <text:p>29,980001</text:p>
          </table:table-cell>
          <table:table-cell office:value-type="float" office:value="29.98" table:formula="of:=ROUND([.D516]; 2)" table:style-name="ce2">
            <text:p>29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599693000000002" table:style-name="ce2">
            <text:p>0,51599693</text:p>
          </table:table-cell>
          <table:table-cell office:value-type="string" table:style-name="ce2">
            <text:p><text:s/>error rate</text:p>
          </table:table-cell>
          <table:table-cell office:value-type="float" office:value="27.7" table:style-name="ce2">
            <text:p>27,7</text:p>
          </table:table-cell>
          <table:table-cell office:value-type="float" office:value="27.7" table:formula="of:=ROUND([.D517]; 2)" table:style-name="ce2">
            <text:p>27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699689999999998" table:style-name="ce2">
            <text:p>0,5169969</text:p>
          </table:table-cell>
          <table:table-cell office:value-type="string" table:style-name="ce2">
            <text:p><text:s/>error rate</text:p>
          </table:table-cell>
          <table:table-cell office:value-type="float" office:value="29.16" table:style-name="ce2">
            <text:p>29,16</text:p>
          </table:table-cell>
          <table:table-cell office:value-type="float" office:value="29.16" table:formula="of:=ROUND([.D518]; 2)" table:style-name="ce2">
            <text:p>29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799689999999998" table:style-name="ce2">
            <text:p>0,5179969</text:p>
          </table:table-cell>
          <table:table-cell office:value-type="string" table:style-name="ce2">
            <text:p><text:s/>error rate</text:p>
          </table:table-cell>
          <table:table-cell office:value-type="float" office:value="25.5" table:style-name="ce2">
            <text:p>25,5</text:p>
          </table:table-cell>
          <table:table-cell office:value-type="float" office:value="25.5" table:formula="of:=ROUND([.D519]; 2)" table:style-name="ce2">
            <text:p>25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899689999999998" table:style-name="ce2">
            <text:p>0,5189969</text:p>
          </table:table-cell>
          <table:table-cell office:value-type="string" table:style-name="ce2">
            <text:p><text:s/>error rate</text:p>
          </table:table-cell>
          <table:table-cell office:value-type="float" office:value="28.39" table:style-name="ce2">
            <text:p>28,39</text:p>
          </table:table-cell>
          <table:table-cell office:value-type="float" office:value="28.39" table:formula="of:=ROUND([.D520]; 2)" table:style-name="ce2">
            <text:p>28,3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1999689999999998" table:style-name="ce2">
            <text:p>0,5199969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521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099686999999995" table:style-name="ce2">
            <text:p>0,52099687</text:p>
          </table:table-cell>
          <table:table-cell office:value-type="string" table:style-name="ce2">
            <text:p><text:s/>error rate</text:p>
          </table:table-cell>
          <table:table-cell office:value-type="float" office:value="29.319997999999998" table:style-name="ce2">
            <text:p>29,319998</text:p>
          </table:table-cell>
          <table:table-cell office:value-type="float" office:value="29.32" table:formula="of:=ROUND([.D522]; 2)" table:style-name="ce2">
            <text:p>29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199686000000001" table:style-name="ce2">
            <text:p>0,52199686</text:p>
          </table:table-cell>
          <table:table-cell office:value-type="string" table:style-name="ce2">
            <text:p><text:s/>error rate</text:p>
          </table:table-cell>
          <table:table-cell office:value-type="float" office:value="27.939999" table:style-name="ce2">
            <text:p>27,939999</text:p>
          </table:table-cell>
          <table:table-cell office:value-type="float" office:value="27.94" table:formula="of:=ROUND([.D523]; 2)" table:style-name="ce2">
            <text:p>27,9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299684000000002" table:style-name="ce2">
            <text:p>0,52299684</text:p>
          </table:table-cell>
          <table:table-cell office:value-type="string" table:style-name="ce2">
            <text:p><text:s/>error rate</text:p>
          </table:table-cell>
          <table:table-cell office:value-type="float" office:value="30.140001000000002" table:style-name="ce2">
            <text:p>30,140001</text:p>
          </table:table-cell>
          <table:table-cell office:value-type="float" office:value="30.14" table:formula="of:=ROUND([.D524]; 2)" table:style-name="ce2">
            <text:p>30,1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399682999999997" table:style-name="ce2">
            <text:p>0,52399683</text:p>
          </table:table-cell>
          <table:table-cell office:value-type="string" table:style-name="ce2">
            <text:p><text:s/>error rate</text:p>
          </table:table-cell>
          <table:table-cell office:value-type="float" office:value="29.51" table:style-name="ce2">
            <text:p>29,51</text:p>
          </table:table-cell>
          <table:table-cell office:value-type="float" office:value="29.51" table:formula="of:=ROUND([.D525]; 2)" table:style-name="ce2">
            <text:p>29,5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499680000000004" table:style-name="ce2">
            <text:p>0,5249968</text:p>
          </table:table-cell>
          <table:table-cell office:value-type="string" table:style-name="ce2">
            <text:p><text:s/>error rate</text:p>
          </table:table-cell>
          <table:table-cell office:value-type="float" office:value="30.54" table:style-name="ce2">
            <text:p>30,54</text:p>
          </table:table-cell>
          <table:table-cell office:value-type="float" office:value="30.54" table:formula="of:=ROUND([.D526]; 2)" table:style-name="ce2">
            <text:p>30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599680000000004" table:style-name="ce2">
            <text:p>0,5259968</text:p>
          </table:table-cell>
          <table:table-cell office:value-type="string" table:style-name="ce2">
            <text:p><text:s/>error rate</text:p>
          </table:table-cell>
          <table:table-cell office:value-type="float" office:value="27.32" table:style-name="ce2">
            <text:p>27,32</text:p>
          </table:table-cell>
          <table:table-cell office:value-type="float" office:value="27.32" table:formula="of:=ROUND([.D527]; 2)" table:style-name="ce2">
            <text:p>27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699680000000004" table:style-name="ce2">
            <text:p>0,5269968</text:p>
          </table:table-cell>
          <table:table-cell office:value-type="string" table:style-name="ce2">
            <text:p><text:s/>error rate</text:p>
          </table:table-cell>
          <table:table-cell office:value-type="float" office:value="26.269998999999999" table:style-name="ce2">
            <text:p>26,269999</text:p>
          </table:table-cell>
          <table:table-cell office:value-type="float" office:value="26.27" table:formula="of:=ROUND([.D528]; 2)" table:style-name="ce2">
            <text:p>26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799680000000004" table:style-name="ce2">
            <text:p>0,5279968</text:p>
          </table:table-cell>
          <table:table-cell office:value-type="string" table:style-name="ce2">
            <text:p><text:s/>error rate</text:p>
          </table:table-cell>
          <table:table-cell office:value-type="float" office:value="28.330002" table:style-name="ce2">
            <text:p>28,330002</text:p>
          </table:table-cell>
          <table:table-cell office:value-type="float" office:value="28.33" table:formula="of:=ROUND([.D529]; 2)" table:style-name="ce2">
            <text:p>28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899677000000001" table:style-name="ce2">
            <text:p>0,52899677</text:p>
          </table:table-cell>
          <table:table-cell office:value-type="string" table:style-name="ce2">
            <text:p><text:s/>error rate</text:p>
          </table:table-cell>
          <table:table-cell office:value-type="float" office:value="26.97" table:style-name="ce2">
            <text:p>26,97</text:p>
          </table:table-cell>
          <table:table-cell office:value-type="float" office:value="26.97" table:formula="of:=ROUND([.D530]; 2)" table:style-name="ce2">
            <text:p>26,9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2999675000000002" table:style-name="ce2">
            <text:p>0,52999675</text:p>
          </table:table-cell>
          <table:table-cell office:value-type="string" table:style-name="ce2">
            <text:p><text:s/>error rate</text:p>
          </table:table-cell>
          <table:table-cell office:value-type="float" office:value="28.77" table:style-name="ce2">
            <text:p>28,77</text:p>
          </table:table-cell>
          <table:table-cell office:value-type="float" office:value="28.77" table:formula="of:=ROUND([.D531]; 2)" table:style-name="ce2">
            <text:p>28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099673999999997" table:style-name="ce2">
            <text:p>0,53099674</text:p>
          </table:table-cell>
          <table:table-cell office:value-type="string" table:style-name="ce2">
            <text:p><text:s/>error rate</text:p>
          </table:table-cell>
          <table:table-cell office:value-type="float" office:value="25.29" table:style-name="ce2">
            <text:p>25,29</text:p>
          </table:table-cell>
          <table:table-cell office:value-type="float" office:value="25.29" table:formula="of:=ROUND([.D532]; 2)" table:style-name="ce2">
            <text:p>25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199669999999999" table:style-name="ce2">
            <text:p>0,5319967</text:p>
          </table:table-cell>
          <table:table-cell office:value-type="string" table:style-name="ce2">
            <text:p><text:s/>error rate</text:p>
          </table:table-cell>
          <table:table-cell office:value-type="float" office:value="28.650002000000001" table:style-name="ce2">
            <text:p>28,650002</text:p>
          </table:table-cell>
          <table:table-cell office:value-type="float" office:value="28.65" table:formula="of:=ROUND([.D533]; 2)" table:style-name="ce2">
            <text:p>28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299669999999999" table:style-name="ce2">
            <text:p>0,5329967</text:p>
          </table:table-cell>
          <table:table-cell office:value-type="string" table:style-name="ce2">
            <text:p><text:s/>error rate</text:p>
          </table:table-cell>
          <table:table-cell office:value-type="float" office:value="26.19" table:style-name="ce2">
            <text:p>26,19</text:p>
          </table:table-cell>
          <table:table-cell office:value-type="float" office:value="26.19" table:formula="of:=ROUND([.D534]; 2)" table:style-name="ce2">
            <text:p>26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399669999999999" table:style-name="ce2">
            <text:p>0,5339967</text:p>
          </table:table-cell>
          <table:table-cell office:value-type="string" table:style-name="ce2">
            <text:p><text:s/>error rate</text:p>
          </table:table-cell>
          <table:table-cell office:value-type="float" office:value="27.619999" table:style-name="ce2">
            <text:p>27,619999</text:p>
          </table:table-cell>
          <table:table-cell office:value-type="float" office:value="27.62" table:formula="of:=ROUND([.D535]; 2)" table:style-name="ce2">
            <text:p>27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499669999999999" table:style-name="ce2">
            <text:p>0,5349967</text:p>
          </table:table-cell>
          <table:table-cell office:value-type="string" table:style-name="ce2">
            <text:p><text:s/>error rate</text:p>
          </table:table-cell>
          <table:table-cell office:value-type="float" office:value="26.58" table:style-name="ce2">
            <text:p>26,58</text:p>
          </table:table-cell>
          <table:table-cell office:value-type="float" office:value="26.58" table:formula="of:=ROUND([.D536]; 2)" table:style-name="ce2">
            <text:p>26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599669999999999" table:style-name="ce2">
            <text:p>0,5359967</text:p>
          </table:table-cell>
          <table:table-cell office:value-type="string" table:style-name="ce2">
            <text:p><text:s/>error rate</text:p>
          </table:table-cell>
          <table:table-cell office:value-type="float" office:value="26.94" table:style-name="ce2">
            <text:p>26,94</text:p>
          </table:table-cell>
          <table:table-cell office:value-type="float" office:value="26.94" table:formula="of:=ROUND([.D537]; 2)" table:style-name="ce2">
            <text:p>26,9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699666000000001" table:style-name="ce2">
            <text:p>0,53699666</text:p>
          </table:table-cell>
          <table:table-cell office:value-type="string" table:style-name="ce2">
            <text:p><text:s/>error rate</text:p>
          </table:table-cell>
          <table:table-cell office:value-type="float" office:value="25.350002" table:style-name="ce2">
            <text:p>25,350002</text:p>
          </table:table-cell>
          <table:table-cell office:value-type="float" office:value="25.35" table:formula="of:=ROUND([.D538]; 2)" table:style-name="ce2">
            <text:p>25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799664999999997" table:style-name="ce2">
            <text:p>0,53799665</text:p>
          </table:table-cell>
          <table:table-cell office:value-type="string" table:style-name="ce2">
            <text:p><text:s/>error rate</text:p>
          </table:table-cell>
          <table:table-cell office:value-type="float" office:value="25.510002" table:style-name="ce2">
            <text:p>25,510002</text:p>
          </table:table-cell>
          <table:table-cell office:value-type="float" office:value="25.51" table:formula="of:=ROUND([.D539]; 2)" table:style-name="ce2">
            <text:p>25,5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899664000000003" table:style-name="ce2">
            <text:p>0,53899664</text:p>
          </table:table-cell>
          <table:table-cell office:value-type="string" table:style-name="ce2">
            <text:p><text:s/>error rate</text:p>
          </table:table-cell>
          <table:table-cell office:value-type="float" office:value="30.43" table:style-name="ce2">
            <text:p>30,43</text:p>
          </table:table-cell>
          <table:table-cell office:value-type="float" office:value="30.43" table:formula="of:=ROUND([.D540]; 2)" table:style-name="ce2">
            <text:p>30,4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3999660000000005" table:style-name="ce2">
            <text:p>0,5399966</text:p>
          </table:table-cell>
          <table:table-cell office:value-type="string" table:style-name="ce2">
            <text:p><text:s/>error rate</text:p>
          </table:table-cell>
          <table:table-cell office:value-type="float" office:value="27.54" table:style-name="ce2">
            <text:p>27,54</text:p>
          </table:table-cell>
          <table:table-cell office:value-type="float" office:value="27.54" table:formula="of:=ROUND([.D541]; 2)" table:style-name="ce2">
            <text:p>27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099660000000005" table:style-name="ce2">
            <text:p>0,5409966</text:p>
          </table:table-cell>
          <table:table-cell office:value-type="string" table:style-name="ce2">
            <text:p><text:s/>error rate</text:p>
          </table:table-cell>
          <table:table-cell office:value-type="float" office:value="28.11" table:style-name="ce2">
            <text:p>28,11</text:p>
          </table:table-cell>
          <table:table-cell office:value-type="float" office:value="28.11" table:formula="of:=ROUND([.D542]; 2)" table:style-name="ce2">
            <text:p>28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199660000000005" table:style-name="ce2">
            <text:p>0,5419966</text:p>
          </table:table-cell>
          <table:table-cell office:value-type="string" table:style-name="ce2">
            <text:p><text:s/>error rate</text:p>
          </table:table-cell>
          <table:table-cell office:value-type="float" office:value="30.47" table:style-name="ce2">
            <text:p>30,47</text:p>
          </table:table-cell>
          <table:table-cell office:value-type="float" office:value="30.47" table:formula="of:=ROUND([.D543]; 2)" table:style-name="ce2">
            <text:p>30,4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299660000000005" table:style-name="ce2">
            <text:p>0,5429966</text:p>
          </table:table-cell>
          <table:table-cell office:value-type="string" table:style-name="ce2">
            <text:p><text:s/>error rate</text:p>
          </table:table-cell>
          <table:table-cell office:value-type="float" office:value="28.64" table:style-name="ce2">
            <text:p>28,64</text:p>
          </table:table-cell>
          <table:table-cell office:value-type="float" office:value="28.64" table:formula="of:=ROUND([.D544]; 2)" table:style-name="ce2">
            <text:p>28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399660000000005" table:style-name="ce2">
            <text:p>0,5439966</text:p>
          </table:table-cell>
          <table:table-cell office:value-type="string" table:style-name="ce2">
            <text:p><text:s/>error rate</text:p>
          </table:table-cell>
          <table:table-cell office:value-type="float" office:value="27.79" table:style-name="ce2">
            <text:p>27,79</text:p>
          </table:table-cell>
          <table:table-cell office:value-type="float" office:value="27.79" table:formula="of:=ROUND([.D545]; 2)" table:style-name="ce2">
            <text:p>27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499655999999996" table:style-name="ce2">
            <text:p>0,54499656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546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599655000000002" table:style-name="ce2">
            <text:p>0,54599655</text:p>
          </table:table-cell>
          <table:table-cell office:value-type="string" table:style-name="ce2">
            <text:p><text:s/>error rate</text:p>
          </table:table-cell>
          <table:table-cell office:value-type="float" office:value="25.189999" table:style-name="ce2">
            <text:p>25,189999</text:p>
          </table:table-cell>
          <table:table-cell office:value-type="float" office:value="25.19" table:formula="of:=ROUND([.D547]; 2)" table:style-name="ce2">
            <text:p>25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699653000000004" table:style-name="ce2">
            <text:p>0,54699653</text:p>
          </table:table-cell>
          <table:table-cell office:value-type="string" table:style-name="ce2">
            <text:p><text:s/>error rate</text:p>
          </table:table-cell>
          <table:table-cell office:value-type="float" office:value="32.92" table:style-name="ce2">
            <text:p>32,92</text:p>
          </table:table-cell>
          <table:table-cell office:value-type="float" office:value="32.92" table:formula="of:=ROUND([.D548]; 2)" table:style-name="ce2">
            <text:p>32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79965" table:style-name="ce2">
            <text:p>0,5479965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549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89965" table:style-name="ce2">
            <text:p>0,5489965</text:p>
          </table:table-cell>
          <table:table-cell office:value-type="string" table:style-name="ce2">
            <text:p><text:s/>error rate</text:p>
          </table:table-cell>
          <table:table-cell office:value-type="float" office:value="26.390001000000002" table:style-name="ce2">
            <text:p>26,390001</text:p>
          </table:table-cell>
          <table:table-cell office:value-type="float" office:value="26.39" table:formula="of:=ROUND([.D550]; 2)" table:style-name="ce2">
            <text:p>26,3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499965" table:style-name="ce2">
            <text:p>0,5499965</text:p>
          </table:table-cell>
          <table:table-cell office:value-type="string" table:style-name="ce2">
            <text:p><text:s/>error rate</text:p>
          </table:table-cell>
          <table:table-cell office:value-type="float" office:value="23.52" table:style-name="ce2">
            <text:p>23,52</text:p>
          </table:table-cell>
          <table:table-cell office:value-type="float" office:value="23.52" table:formula="of:=ROUND([.D551]; 2)" table:style-name="ce2">
            <text:p>23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09965" table:style-name="ce2">
            <text:p>0,5509965</text:p>
          </table:table-cell>
          <table:table-cell office:value-type="string" table:style-name="ce2">
            <text:p><text:s/>error rate</text:p>
          </table:table-cell>
          <table:table-cell office:value-type="float" office:value="29.460000999999998" table:style-name="ce2">
            <text:p>29,460001</text:p>
          </table:table-cell>
          <table:table-cell office:value-type="float" office:value="29.46" table:formula="of:=ROUND([.D552]; 2)" table:style-name="ce2">
            <text:p>29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199646999999996" table:style-name="ce2">
            <text:p>0,55199647</text:p>
          </table:table-cell>
          <table:table-cell office:value-type="string" table:style-name="ce2">
            <text:p><text:s/>error rate</text:p>
          </table:table-cell>
          <table:table-cell office:value-type="float" office:value="27.11" table:style-name="ce2">
            <text:p>27,11</text:p>
          </table:table-cell>
          <table:table-cell office:value-type="float" office:value="27.11" table:formula="of:=ROUND([.D553]; 2)" table:style-name="ce2">
            <text:p>27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299646000000002" table:style-name="ce2">
            <text:p>0,55299646</text:p>
          </table:table-cell>
          <table:table-cell office:value-type="string" table:style-name="ce2">
            <text:p><text:s/>error rate</text:p>
          </table:table-cell>
          <table:table-cell office:value-type="float" office:value="25.99" table:style-name="ce2">
            <text:p>25,99</text:p>
          </table:table-cell>
          <table:table-cell office:value-type="float" office:value="25.99" table:formula="of:=ROUND([.D554]; 2)" table:style-name="ce2">
            <text:p>25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399644000000003" table:style-name="ce2">
            <text:p>0,55399644</text:p>
          </table:table-cell>
          <table:table-cell office:value-type="string" table:style-name="ce2">
            <text:p><text:s/>error rate</text:p>
          </table:table-cell>
          <table:table-cell office:value-type="float" office:value="29.53" table:style-name="ce2">
            <text:p>29,53</text:p>
          </table:table-cell>
          <table:table-cell office:value-type="float" office:value="29.53" table:formula="of:=ROUND([.D555]; 2)" table:style-name="ce2">
            <text:p>29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499642999999999" table:style-name="ce2">
            <text:p>0,55499643</text:p>
          </table:table-cell>
          <table:table-cell office:value-type="string" table:style-name="ce2">
            <text:p><text:s/>error rate</text:p>
          </table:table-cell>
          <table:table-cell office:value-type="float" office:value="25.5" table:style-name="ce2">
            <text:p>25,5</text:p>
          </table:table-cell>
          <table:table-cell office:value-type="float" office:value="25.5" table:formula="of:=ROUND([.D556]; 2)" table:style-name="ce2">
            <text:p>25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599639999999995" table:style-name="ce2">
            <text:p>0,5559964</text:p>
          </table:table-cell>
          <table:table-cell office:value-type="string" table:style-name="ce2">
            <text:p><text:s/>error rate</text:p>
          </table:table-cell>
          <table:table-cell office:value-type="float" office:value="26.539999000000002" table:style-name="ce2">
            <text:p>26,539999</text:p>
          </table:table-cell>
          <table:table-cell office:value-type="float" office:value="26.54" table:formula="of:=ROUND([.D557]; 2)" table:style-name="ce2">
            <text:p>26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699639999999995" table:style-name="ce2">
            <text:p>0,5569964</text:p>
          </table:table-cell>
          <table:table-cell office:value-type="string" table:style-name="ce2">
            <text:p><text:s/>error rate</text:p>
          </table:table-cell>
          <table:table-cell office:value-type="float" office:value="26.409998000000002" table:style-name="ce2">
            <text:p>26,409998</text:p>
          </table:table-cell>
          <table:table-cell office:value-type="float" office:value="26.41" table:formula="of:=ROUND([.D558]; 2)" table:style-name="ce2">
            <text:p>26,4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799639999999995" table:style-name="ce2">
            <text:p>0,5579964</text:p>
          </table:table-cell>
          <table:table-cell office:value-type="string" table:style-name="ce2">
            <text:p><text:s/>error rate</text:p>
          </table:table-cell>
          <table:table-cell office:value-type="float" office:value="29.660001999999999" table:style-name="ce2">
            <text:p>29,660002</text:p>
          </table:table-cell>
          <table:table-cell office:value-type="float" office:value="29.66" table:formula="of:=ROUND([.D559]; 2)" table:style-name="ce2">
            <text:p>29,6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899639999999995" table:style-name="ce2">
            <text:p>0,5589964</text:p>
          </table:table-cell>
          <table:table-cell office:value-type="string" table:style-name="ce2">
            <text:p><text:s/>error rate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ROUND([.D560]; 2)" table:style-name="ce2">
            <text:p>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5999637000000002" table:style-name="ce2">
            <text:p>0,55999637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561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099635000000003" table:style-name="ce2">
            <text:p>0,56099635</text:p>
          </table:table-cell>
          <table:table-cell office:value-type="string" table:style-name="ce2">
            <text:p><text:s/>error rate</text:p>
          </table:table-cell>
          <table:table-cell office:value-type="float" office:value="26.960000999999998" table:style-name="ce2">
            <text:p>26,960001</text:p>
          </table:table-cell>
          <table:table-cell office:value-type="float" office:value="26.96" table:formula="of:=ROUND([.D562]; 2)" table:style-name="ce2">
            <text:p>26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199633999999998" table:style-name="ce2">
            <text:p>0,56199634</text:p>
          </table:table-cell>
          <table:table-cell office:value-type="string" table:style-name="ce2">
            <text:p><text:s/>error rate</text:p>
          </table:table-cell>
          <table:table-cell office:value-type="float" office:value="25.119999" table:style-name="ce2">
            <text:p>25,119999</text:p>
          </table:table-cell>
          <table:table-cell office:value-type="float" office:value="25.12" table:formula="of:=ROUND([.D563]; 2)" table:style-name="ce2">
            <text:p>25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299630000000001" table:style-name="ce2">
            <text:p>0,5629963</text:p>
          </table:table-cell>
          <table:table-cell office:value-type="string" table:style-name="ce2">
            <text:p><text:s/>error rate</text:p>
          </table:table-cell>
          <table:table-cell office:value-type="float" office:value="25.79" table:style-name="ce2">
            <text:p>25,79</text:p>
          </table:table-cell>
          <table:table-cell office:value-type="float" office:value="25.79" table:formula="of:=ROUND([.D564]; 2)" table:style-name="ce2">
            <text:p>25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399630000000001" table:style-name="ce2">
            <text:p>0,5639963</text:p>
          </table:table-cell>
          <table:table-cell office:value-type="string" table:style-name="ce2">
            <text:p><text:s/>error rate</text:p>
          </table:table-cell>
          <table:table-cell office:value-type="float" office:value="27.739998" table:style-name="ce2">
            <text:p>27,739998</text:p>
          </table:table-cell>
          <table:table-cell office:value-type="float" office:value="27.74" table:formula="of:=ROUND([.D565]; 2)" table:style-name="ce2">
            <text:p>27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499630000000001" table:style-name="ce2">
            <text:p>0,5649963</text:p>
          </table:table-cell>
          <table:table-cell office:value-type="string" table:style-name="ce2">
            <text:p><text:s/>error rate</text:p>
          </table:table-cell>
          <table:table-cell office:value-type="float" office:value="27.96" table:style-name="ce2">
            <text:p>27,96</text:p>
          </table:table-cell>
          <table:table-cell office:value-type="float" office:value="27.96" table:formula="of:=ROUND([.D566]; 2)" table:style-name="ce2">
            <text:p>27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599630000000001" table:style-name="ce2">
            <text:p>0,5659963</text:p>
          </table:table-cell>
          <table:table-cell office:value-type="string" table:style-name="ce2">
            <text:p><text:s/>error rate</text:p>
          </table:table-cell>
          <table:table-cell office:value-type="float" office:value="24.72" table:style-name="ce2">
            <text:p>24,72</text:p>
          </table:table-cell>
          <table:table-cell office:value-type="float" office:value="24.72" table:formula="of:=ROUND([.D567]; 2)" table:style-name="ce2">
            <text:p>24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699630000000001" table:style-name="ce2">
            <text:p>0,5669963</text:p>
          </table:table-cell>
          <table:table-cell office:value-type="string" table:style-name="ce2">
            <text:p><text:s/>error rate</text:p>
          </table:table-cell>
          <table:table-cell office:value-type="float" office:value="27.52" table:style-name="ce2">
            <text:p>27,52</text:p>
          </table:table-cell>
          <table:table-cell office:value-type="float" office:value="27.52" table:formula="of:=ROUND([.D568]; 2)" table:style-name="ce2">
            <text:p>27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799626000000003" table:style-name="ce2">
            <text:p>0,56799626</text:p>
          </table:table-cell>
          <table:table-cell office:value-type="string" table:style-name="ce2">
            <text:p><text:s/>error rate</text:p>
          </table:table-cell>
          <table:table-cell office:value-type="float" office:value="27.86" table:style-name="ce2">
            <text:p>27,86</text:p>
          </table:table-cell>
          <table:table-cell office:value-type="float" office:value="27.86" table:formula="of:=ROUND([.D569]; 2)" table:style-name="ce2">
            <text:p>27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899624999999998" table:style-name="ce2">
            <text:p>0,56899625</text:p>
          </table:table-cell>
          <table:table-cell office:value-type="string" table:style-name="ce2">
            <text:p><text:s/>error rate</text:p>
          </table:table-cell>
          <table:table-cell office:value-type="float" office:value="25.76" table:style-name="ce2">
            <text:p>25,76</text:p>
          </table:table-cell>
          <table:table-cell office:value-type="float" office:value="25.76" table:formula="of:=ROUND([.D570]; 2)" table:style-name="ce2">
            <text:p>25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6999624000000004" table:style-name="ce2">
            <text:p>0,56999624</text:p>
          </table:table-cell>
          <table:table-cell office:value-type="string" table:style-name="ce2">
            <text:p><text:s/>error rate</text:p>
          </table:table-cell>
          <table:table-cell office:value-type="float" office:value="28.95" table:style-name="ce2">
            <text:p>28,95</text:p>
          </table:table-cell>
          <table:table-cell office:value-type="float" office:value="28.95" table:formula="of:=ROUND([.D571]; 2)" table:style-name="ce2">
            <text:p>28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099619999999995" table:style-name="ce2">
            <text:p>0,5709962</text:p>
          </table:table-cell>
          <table:table-cell office:value-type="string" table:style-name="ce2">
            <text:p><text:s/>error rate</text:p>
          </table:table-cell>
          <table:table-cell office:value-type="float" office:value="28.98" table:style-name="ce2">
            <text:p>28,98</text:p>
          </table:table-cell>
          <table:table-cell office:value-type="float" office:value="28.98" table:formula="of:=ROUND([.D572]; 2)" table:style-name="ce2">
            <text:p>28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199619999999995" table:style-name="ce2">
            <text:p>0,5719962</text:p>
          </table:table-cell>
          <table:table-cell office:value-type="string" table:style-name="ce2">
            <text:p><text:s/>error rate</text:p>
          </table:table-cell>
          <table:table-cell office:value-type="float" office:value="24.71" table:style-name="ce2">
            <text:p>24,71</text:p>
          </table:table-cell>
          <table:table-cell office:value-type="float" office:value="24.71" table:formula="of:=ROUND([.D573]; 2)" table:style-name="ce2">
            <text:p>24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299619999999996" table:style-name="ce2">
            <text:p>0,5729962</text:p>
          </table:table-cell>
          <table:table-cell office:value-type="string" table:style-name="ce2">
            <text:p><text:s/>error rate</text:p>
          </table:table-cell>
          <table:table-cell office:value-type="float" office:value="27.06" table:style-name="ce2">
            <text:p>27,06</text:p>
          </table:table-cell>
          <table:table-cell office:value-type="float" office:value="27.06" table:formula="of:=ROUND([.D574]; 2)" table:style-name="ce2">
            <text:p>27,0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399619999999996" table:style-name="ce2">
            <text:p>0,5739962</text:p>
          </table:table-cell>
          <table:table-cell office:value-type="string" table:style-name="ce2">
            <text:p><text:s/>error rate</text:p>
          </table:table-cell>
          <table:table-cell office:value-type="float" office:value="30.15" table:style-name="ce2">
            <text:p>30,15</text:p>
          </table:table-cell>
          <table:table-cell office:value-type="float" office:value="30.15" table:formula="of:=ROUND([.D575]; 2)" table:style-name="ce2">
            <text:p>30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499619999999996" table:style-name="ce2">
            <text:p>0,5749962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576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599615999999998" table:style-name="ce2">
            <text:p>0,57599616</text:p>
          </table:table-cell>
          <table:table-cell office:value-type="string" table:style-name="ce2">
            <text:p><text:s/>error rate</text:p>
          </table:table-cell>
          <table:table-cell office:value-type="float" office:value="29.02" table:style-name="ce2">
            <text:p>29,02</text:p>
          </table:table-cell>
          <table:table-cell office:value-type="float" office:value="29.02" table:formula="of:=ROUND([.D577]; 2)" table:style-name="ce2">
            <text:p>29,0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699615000000004" table:style-name="ce2">
            <text:p>0,57699615</text:p>
          </table:table-cell>
          <table:table-cell office:value-type="string" table:style-name="ce2">
            <text:p><text:s/>error rate</text:p>
          </table:table-cell>
          <table:table-cell office:value-type="float" office:value="26.81" table:style-name="ce2">
            <text:p>26,81</text:p>
          </table:table-cell>
          <table:table-cell office:value-type="float" office:value="26.81" table:formula="of:=ROUND([.D578]; 2)" table:style-name="ce2">
            <text:p>26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799613000000005" table:style-name="ce2">
            <text:p>0,57799613</text:p>
          </table:table-cell>
          <table:table-cell office:value-type="string" table:style-name="ce2">
            <text:p><text:s/>error rate</text:p>
          </table:table-cell>
          <table:table-cell office:value-type="float" office:value="29.56" table:style-name="ce2">
            <text:p>29,56</text:p>
          </table:table-cell>
          <table:table-cell office:value-type="float" office:value="29.56" table:formula="of:=ROUND([.D579]; 2)" table:style-name="ce2">
            <text:p>29,5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899610000000001" table:style-name="ce2">
            <text:p>0,5789961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580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7999610000000001" table:style-name="ce2">
            <text:p>0,5799961</text:p>
          </table:table-cell>
          <table:table-cell office:value-type="string" table:style-name="ce2">
            <text:p><text:s/>error rate</text:p>
          </table:table-cell>
          <table:table-cell office:value-type="float" office:value="27.369999" table:style-name="ce2">
            <text:p>27,369999</text:p>
          </table:table-cell>
          <table:table-cell office:value-type="float" office:value="27.37" table:formula="of:=ROUND([.D581]; 2)" table:style-name="ce2">
            <text:p>27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099610000000002" table:style-name="ce2">
            <text:p>0,5809961</text:p>
          </table:table-cell>
          <table:table-cell office:value-type="string" table:style-name="ce2">
            <text:p><text:s/>error rate</text:p>
          </table:table-cell>
          <table:table-cell office:value-type="float" office:value="24.81" table:style-name="ce2">
            <text:p>24,81</text:p>
          </table:table-cell>
          <table:table-cell office:value-type="float" office:value="24.81" table:formula="of:=ROUND([.D582]; 2)" table:style-name="ce2">
            <text:p>24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199610000000002" table:style-name="ce2">
            <text:p>0,5819961</text:p>
          </table:table-cell>
          <table:table-cell office:value-type="string" table:style-name="ce2">
            <text:p><text:s/>error rate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formula="of:=ROUND([.D583]; 2)" table:style-name="ce2">
            <text:p>29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299610000000002" table:style-name="ce2">
            <text:p>0,5829961</text:p>
          </table:table-cell>
          <table:table-cell office:value-type="string" table:style-name="ce2">
            <text:p><text:s/>error rate</text:p>
          </table:table-cell>
          <table:table-cell office:value-type="float" office:value="33.880000000000003" table:style-name="ce2">
            <text:p>33,88</text:p>
          </table:table-cell>
          <table:table-cell office:value-type="float" office:value="33.880000000000003" table:formula="of:=ROUND([.D584]; 2)" table:style-name="ce2">
            <text:p>33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399606000000004" table:style-name="ce2">
            <text:p>0,58399606</text:p>
          </table:table-cell>
          <table:table-cell office:value-type="string" table:style-name="ce2">
            <text:p><text:s/>error rate</text:p>
          </table:table-cell>
          <table:table-cell office:value-type="float" office:value="24.869999" table:style-name="ce2">
            <text:p>24,869999</text:p>
          </table:table-cell>
          <table:table-cell office:value-type="float" office:value="24.87" table:formula="of:=ROUND([.D585]; 2)" table:style-name="ce2">
            <text:p>24,8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499604000000005" table:style-name="ce2">
            <text:p>0,58499604</text:p>
          </table:table-cell>
          <table:table-cell office:value-type="string" table:style-name="ce2">
            <text:p><text:s/>error rate</text:p>
          </table:table-cell>
          <table:table-cell office:value-type="float" office:value="26.300001000000002" table:style-name="ce2">
            <text:p>26,300001</text:p>
          </table:table-cell>
          <table:table-cell office:value-type="float" office:value="26.3" table:formula="of:=ROUND([.D586]; 2)" table:style-name="ce2">
            <text:p>26,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599603" table:style-name="ce2">
            <text:p>0,58599603</text:p>
          </table:table-cell>
          <table:table-cell office:value-type="string" table:style-name="ce2">
            <text:p><text:s/>error rate</text:p>
          </table:table-cell>
          <table:table-cell office:value-type="float" office:value="27.93" table:style-name="ce2">
            <text:p>27,93</text:p>
          </table:table-cell>
          <table:table-cell office:value-type="float" office:value="27.93" table:formula="of:=ROUND([.D587]; 2)" table:style-name="ce2">
            <text:p>27,9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699599999999996" table:style-name="ce2">
            <text:p>0,586996</text:p>
          </table:table-cell>
          <table:table-cell office:value-type="string" table:style-name="ce2">
            <text:p><text:s/>error rate</text:p>
          </table:table-cell>
          <table:table-cell office:value-type="float" office:value="30.210000999999998" table:style-name="ce2">
            <text:p>30,210001</text:p>
          </table:table-cell>
          <table:table-cell office:value-type="float" office:value="30.21" table:formula="of:=ROUND([.D588]; 2)" table:style-name="ce2">
            <text:p>30,2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799599999999996" table:style-name="ce2">
            <text:p>0,587996</text:p>
          </table:table-cell>
          <table:table-cell office:value-type="string" table:style-name="ce2">
            <text:p><text:s/>error rate</text:p>
          </table:table-cell>
          <table:table-cell office:value-type="float" office:value="30.22" table:style-name="ce2">
            <text:p>30,22</text:p>
          </table:table-cell>
          <table:table-cell office:value-type="float" office:value="30.22" table:formula="of:=ROUND([.D589]; 2)" table:style-name="ce2">
            <text:p>30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899599999999996" table:style-name="ce2">
            <text:p>0,588996</text:p>
          </table:table-cell>
          <table:table-cell office:value-type="string" table:style-name="ce2">
            <text:p><text:s/>error rate</text:p>
          </table:table-cell>
          <table:table-cell office:value-type="float" office:value="27.41" table:style-name="ce2">
            <text:p>27,41</text:p>
          </table:table-cell>
          <table:table-cell office:value-type="float" office:value="27.41" table:formula="of:=ROUND([.D590]; 2)" table:style-name="ce2">
            <text:p>27,4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8999599999999996" table:style-name="ce2">
            <text:p>0,589996</text:p>
          </table:table-cell>
          <table:table-cell office:value-type="string" table:style-name="ce2">
            <text:p><text:s/>error rate</text:p>
          </table:table-cell>
          <table:table-cell office:value-type="float" office:value="25.69" table:style-name="ce2">
            <text:p>25,69</text:p>
          </table:table-cell>
          <table:table-cell office:value-type="float" office:value="25.69" table:formula="of:=ROUND([.D591]; 2)" table:style-name="ce2">
            <text:p>25,6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099597000000004" table:style-name="ce2">
            <text:p>0,59099597</text:p>
          </table:table-cell>
          <table:table-cell office:value-type="string" table:style-name="ce2">
            <text:p><text:s/>error rate</text:p>
          </table:table-cell>
          <table:table-cell office:value-type="float" office:value="29.249998000000001" table:style-name="ce2">
            <text:p>29,249998</text:p>
          </table:table-cell>
          <table:table-cell office:value-type="float" office:value="29.25" table:formula="of:=ROUND([.D592]; 2)" table:style-name="ce2">
            <text:p>29,2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199595000000005" table:style-name="ce2">
            <text:p>0,59199595</text:p>
          </table:table-cell>
          <table:table-cell office:value-type="string" table:style-name="ce2">
            <text:p><text:s/>error rate</text:p>
          </table:table-cell>
          <table:table-cell office:value-type="float" office:value="25.650002000000001" table:style-name="ce2">
            <text:p>25,650002</text:p>
          </table:table-cell>
          <table:table-cell office:value-type="float" office:value="25.65" table:formula="of:=ROUND([.D593]; 2)" table:style-name="ce2">
            <text:p>25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299594" table:style-name="ce2">
            <text:p>0,59299594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594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399590000000002" table:style-name="ce2">
            <text:p>0,5939959</text:p>
          </table:table-cell>
          <table:table-cell office:value-type="string" table:style-name="ce2">
            <text:p><text:s/>error rate</text:p>
          </table:table-cell>
          <table:table-cell office:value-type="float" office:value="27.23" table:style-name="ce2">
            <text:p>27,23</text:p>
          </table:table-cell>
          <table:table-cell office:value-type="float" office:value="27.23" table:formula="of:=ROUND([.D595]; 2)" table:style-name="ce2">
            <text:p>27,2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499590000000002" table:style-name="ce2">
            <text:p>0,5949959</text:p>
          </table:table-cell>
          <table:table-cell office:value-type="string" table:style-name="ce2">
            <text:p><text:s/>error rate</text:p>
          </table:table-cell>
          <table:table-cell office:value-type="float" office:value="26.19" table:style-name="ce2">
            <text:p>26,19</text:p>
          </table:table-cell>
          <table:table-cell office:value-type="float" office:value="26.19" table:formula="of:=ROUND([.D596]; 2)" table:style-name="ce2">
            <text:p>26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599590000000002" table:style-name="ce2">
            <text:p>0,5959959</text:p>
          </table:table-cell>
          <table:table-cell office:value-type="string" table:style-name="ce2">
            <text:p><text:s/>error rate</text:p>
          </table:table-cell>
          <table:table-cell office:value-type="float" office:value="30.33" table:style-name="ce2">
            <text:p>30,33</text:p>
          </table:table-cell>
          <table:table-cell office:value-type="float" office:value="30.33" table:formula="of:=ROUND([.D597]; 2)" table:style-name="ce2">
            <text:p>30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699590000000002" table:style-name="ce2">
            <text:p>0,5969959</text:p>
          </table:table-cell>
          <table:table-cell office:value-type="string" table:style-name="ce2">
            <text:p><text:s/>error rate</text:p>
          </table:table-cell>
          <table:table-cell office:value-type="float" office:value="28.84" table:style-name="ce2">
            <text:p>28,84</text:p>
          </table:table-cell>
          <table:table-cell office:value-type="float" office:value="28.84" table:formula="of:=ROUND([.D598]; 2)" table:style-name="ce2">
            <text:p>28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799590000000002" table:style-name="ce2">
            <text:p>0,5979959</text:p>
          </table:table-cell>
          <table:table-cell office:value-type="string" table:style-name="ce2">
            <text:p><text:s/>error rate</text:p>
          </table:table-cell>
          <table:table-cell office:value-type="float" office:value="25.16" table:style-name="ce2">
            <text:p>25,16</text:p>
          </table:table-cell>
          <table:table-cell office:value-type="float" office:value="25.16" table:formula="of:=ROUND([.D599]; 2)" table:style-name="ce2">
            <text:p>25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899586000000005" table:style-name="ce2">
            <text:p>0,59899586</text:p>
          </table:table-cell>
          <table:table-cell office:value-type="string" table:style-name="ce2">
            <text:p><text:s/>error rate</text:p>
          </table:table-cell>
          <table:table-cell office:value-type="float" office:value="26.960000999999998" table:style-name="ce2">
            <text:p>26,960001</text:p>
          </table:table-cell>
          <table:table-cell office:value-type="float" office:value="26.96" table:formula="of:=ROUND([.D600]; 2)" table:style-name="ce2">
            <text:p>26,9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59999585" table:style-name="ce2">
            <text:p>0,59999585</text:p>
          </table:table-cell>
          <table:table-cell office:value-type="string" table:style-name="ce2">
            <text:p><text:s/>error rate</text:p>
          </table:table-cell>
          <table:table-cell office:value-type="float" office:value="26.47" table:style-name="ce2">
            <text:p>26,47</text:p>
          </table:table-cell>
          <table:table-cell office:value-type="float" office:value="26.47" table:formula="of:=ROUND([.D601]; 2)" table:style-name="ce2">
            <text:p>26,4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099583999999995" table:style-name="ce2">
            <text:p>0,60099584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602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199579999999997" table:style-name="ce2">
            <text:p>0,6019958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603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299579999999997" table:style-name="ce2">
            <text:p>0,6029958</text:p>
          </table:table-cell>
          <table:table-cell office:value-type="string" table:style-name="ce2">
            <text:p><text:s/>error rate</text:p>
          </table:table-cell>
          <table:table-cell office:value-type="float" office:value="27.17" table:style-name="ce2">
            <text:p>27,17</text:p>
          </table:table-cell>
          <table:table-cell office:value-type="float" office:value="27.17" table:formula="of:=ROUND([.D604]; 2)" table:style-name="ce2">
            <text:p>27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399579999999997" table:style-name="ce2">
            <text:p>0,6039958</text:p>
          </table:table-cell>
          <table:table-cell office:value-type="string" table:style-name="ce2">
            <text:p><text:s/>error rate</text:p>
          </table:table-cell>
          <table:table-cell office:value-type="float" office:value="28.560001" table:style-name="ce2">
            <text:p>28,560001</text:p>
          </table:table-cell>
          <table:table-cell office:value-type="float" office:value="28.56" table:formula="of:=ROUND([.D605]; 2)" table:style-name="ce2">
            <text:p>28,5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499579999999997" table:style-name="ce2">
            <text:p>0,6049958</text:p>
          </table:table-cell>
          <table:table-cell office:value-type="string" table:style-name="ce2">
            <text:p><text:s/>error rate</text:p>
          </table:table-cell>
          <table:table-cell office:value-type="float" office:value="28.73" table:style-name="ce2">
            <text:p>28,73</text:p>
          </table:table-cell>
          <table:table-cell office:value-type="float" office:value="28.73" table:formula="of:=ROUND([.D606]; 2)" table:style-name="ce2">
            <text:p>28,7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599579999999997" table:style-name="ce2">
            <text:p>0,6059958</text:p>
          </table:table-cell>
          <table:table-cell office:value-type="string" table:style-name="ce2">
            <text:p><text:s/>error rate</text:p>
          </table:table-cell>
          <table:table-cell office:value-type="float" office:value="24.26" table:style-name="ce2">
            <text:p>24,26</text:p>
          </table:table-cell>
          <table:table-cell office:value-type="float" office:value="24.26" table:formula="of:=ROUND([.D607]; 2)" table:style-name="ce2">
            <text:p>24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699576" table:style-name="ce2">
            <text:p>0,60699576</text:p>
          </table:table-cell>
          <table:table-cell office:value-type="string" table:style-name="ce2">
            <text:p><text:s/>error rate</text:p>
          </table:table-cell>
          <table:table-cell office:value-type="float" office:value="24.17" table:style-name="ce2">
            <text:p>24,17</text:p>
          </table:table-cell>
          <table:table-cell office:value-type="float" office:value="24.17" table:formula="of:=ROUND([.D608]; 2)" table:style-name="ce2">
            <text:p>24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799574999999995" table:style-name="ce2">
            <text:p>0,60799575</text:p>
          </table:table-cell>
          <table:table-cell office:value-type="string" table:style-name="ce2">
            <text:p><text:s/>error rate</text:p>
          </table:table-cell>
          <table:table-cell office:value-type="float" office:value="25.8" table:style-name="ce2">
            <text:p>25,8</text:p>
          </table:table-cell>
          <table:table-cell office:value-type="float" office:value="25.8" table:formula="of:=ROUND([.D609]; 2)" table:style-name="ce2">
            <text:p>25,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899574000000001" table:style-name="ce2">
            <text:p>0,60899574</text:p>
          </table:table-cell>
          <table:table-cell office:value-type="string" table:style-name="ce2">
            <text:p><text:s/>error rate</text:p>
          </table:table-cell>
          <table:table-cell office:value-type="float" office:value="28.36" table:style-name="ce2">
            <text:p>28,36</text:p>
          </table:table-cell>
          <table:table-cell office:value-type="float" office:value="28.36" table:formula="of:=ROUND([.D610]; 2)" table:style-name="ce2">
            <text:p>28,3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0999570000000003" table:style-name="ce2">
            <text:p>0,6099957</text:p>
          </table:table-cell>
          <table:table-cell office:value-type="string" table:style-name="ce2">
            <text:p><text:s/>error rate</text:p>
          </table:table-cell>
          <table:table-cell office:value-type="float" office:value="25.080002" table:style-name="ce2">
            <text:p>25,080002</text:p>
          </table:table-cell>
          <table:table-cell office:value-type="float" office:value="25.08" table:formula="of:=ROUND([.D611]; 2)" table:style-name="ce2">
            <text:p>25,0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099570000000003" table:style-name="ce2">
            <text:p>0,6109957</text:p>
          </table:table-cell>
          <table:table-cell office:value-type="string" table:style-name="ce2">
            <text:p><text:s/>error rate</text:p>
          </table:table-cell>
          <table:table-cell office:value-type="float" office:value="26.640001000000002" table:style-name="ce2">
            <text:p>26,640001</text:p>
          </table:table-cell>
          <table:table-cell office:value-type="float" office:value="26.64" table:formula="of:=ROUND([.D612]; 2)" table:style-name="ce2">
            <text:p>26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199570000000003" table:style-name="ce2">
            <text:p>0,6119957</text:p>
          </table:table-cell>
          <table:table-cell office:value-type="string" table:style-name="ce2">
            <text:p><text:s/>error rate</text:p>
          </table:table-cell>
          <table:table-cell office:value-type="float" office:value="26.28" table:style-name="ce2">
            <text:p>26,28</text:p>
          </table:table-cell>
          <table:table-cell office:value-type="float" office:value="26.28" table:formula="of:=ROUND([.D613]; 2)" table:style-name="ce2">
            <text:p>26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299570000000003" table:style-name="ce2">
            <text:p>0,6129957</text:p>
          </table:table-cell>
          <table:table-cell office:value-type="string" table:style-name="ce2">
            <text:p><text:s/>error rate</text:p>
          </table:table-cell>
          <table:table-cell office:value-type="float" office:value="25.73" table:style-name="ce2">
            <text:p>25,73</text:p>
          </table:table-cell>
          <table:table-cell office:value-type="float" office:value="25.73" table:formula="of:=ROUND([.D614]; 2)" table:style-name="ce2">
            <text:p>25,7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399570000000003" table:style-name="ce2">
            <text:p>0,6139957</text:p>
          </table:table-cell>
          <table:table-cell office:value-type="string" table:style-name="ce2">
            <text:p><text:s/>error rate</text:p>
          </table:table-cell>
          <table:table-cell office:value-type="float" office:value="28.259998" table:style-name="ce2">
            <text:p>28,259998</text:p>
          </table:table-cell>
          <table:table-cell office:value-type="float" office:value="28.26" table:formula="of:=ROUND([.D615]; 2)" table:style-name="ce2">
            <text:p>28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499566000000006" table:style-name="ce2">
            <text:p>0,61499566</text:p>
          </table:table-cell>
          <table:table-cell office:value-type="string" table:style-name="ce2">
            <text:p><text:s/>error rate</text:p>
          </table:table-cell>
          <table:table-cell office:value-type="float" office:value="26.750001999999999" table:style-name="ce2">
            <text:p>26,750002</text:p>
          </table:table-cell>
          <table:table-cell office:value-type="float" office:value="26.75" table:formula="of:=ROUND([.D616]; 2)" table:style-name="ce2">
            <text:p>26,7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599565000000001" table:style-name="ce2">
            <text:p>0,61599565</text:p>
          </table:table-cell>
          <table:table-cell office:value-type="string" table:style-name="ce2">
            <text:p><text:s/>error rate</text:p>
          </table:table-cell>
          <table:table-cell office:value-type="float" office:value="25.91" table:style-name="ce2">
            <text:p>25,91</text:p>
          </table:table-cell>
          <table:table-cell office:value-type="float" office:value="25.91" table:formula="of:=ROUND([.D617]; 2)" table:style-name="ce2">
            <text:p>25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699563000000002" table:style-name="ce2">
            <text:p>0,61699563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618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799559999999998" table:style-name="ce2">
            <text:p>0,6179956</text:p>
          </table:table-cell>
          <table:table-cell office:value-type="string" table:style-name="ce2">
            <text:p><text:s/>error rate</text:p>
          </table:table-cell>
          <table:table-cell office:value-type="float" office:value="26.94" table:style-name="ce2">
            <text:p>26,94</text:p>
          </table:table-cell>
          <table:table-cell office:value-type="float" office:value="26.94" table:formula="of:=ROUND([.D619]; 2)" table:style-name="ce2">
            <text:p>26,9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899559999999998" table:style-name="ce2">
            <text:p>0,6189956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620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1999559999999998" table:style-name="ce2">
            <text:p>0,6199956</text:p>
          </table:table-cell>
          <table:table-cell office:value-type="string" table:style-name="ce2">
            <text:p><text:s/>error rate</text:p>
          </table:table-cell>
          <table:table-cell office:value-type="float" office:value="28.71" table:style-name="ce2">
            <text:p>28,71</text:p>
          </table:table-cell>
          <table:table-cell office:value-type="float" office:value="28.71" table:formula="of:=ROUND([.D621]; 2)" table:style-name="ce2">
            <text:p>28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099559999999998" table:style-name="ce2">
            <text:p>0,6209956</text:p>
          </table:table-cell>
          <table:table-cell office:value-type="string" table:style-name="ce2">
            <text:p><text:s/>error rate</text:p>
          </table:table-cell>
          <table:table-cell office:value-type="float" office:value="28.810001" table:style-name="ce2">
            <text:p>28,810001</text:p>
          </table:table-cell>
          <table:table-cell office:value-type="float" office:value="28.81" table:formula="of:=ROUND([.D622]; 2)" table:style-name="ce2">
            <text:p>28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199557000000005" table:style-name="ce2">
            <text:p>0,62199557</text:p>
          </table:table-cell>
          <table:table-cell office:value-type="string" table:style-name="ce2">
            <text:p><text:s/>error rate</text:p>
          </table:table-cell>
          <table:table-cell office:value-type="float" office:value="28.78" table:style-name="ce2">
            <text:p>28,78</text:p>
          </table:table-cell>
          <table:table-cell office:value-type="float" office:value="28.78" table:formula="of:=ROUND([.D623]; 2)" table:style-name="ce2">
            <text:p>28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299556" table:style-name="ce2">
            <text:p>0,62299556</text:p>
          </table:table-cell>
          <table:table-cell office:value-type="string" table:style-name="ce2">
            <text:p><text:s/>error rate</text:p>
          </table:table-cell>
          <table:table-cell office:value-type="float" office:value="25.119999" table:style-name="ce2">
            <text:p>25,119999</text:p>
          </table:table-cell>
          <table:table-cell office:value-type="float" office:value="25.12" table:formula="of:=ROUND([.D624]; 2)" table:style-name="ce2">
            <text:p>25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399554000000002" table:style-name="ce2">
            <text:p>0,62399554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625]; 2)" table:style-name="ce2">
            <text:p>27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499550000000004" table:style-name="ce2">
            <text:p>0,6249955</text:p>
          </table:table-cell>
          <table:table-cell office:value-type="string" table:style-name="ce2">
            <text:p><text:s/>error rate</text:p>
          </table:table-cell>
          <table:table-cell office:value-type="float" office:value="25.87" table:style-name="ce2">
            <text:p>25,87</text:p>
          </table:table-cell>
          <table:table-cell office:value-type="float" office:value="25.87" table:formula="of:=ROUND([.D626]; 2)" table:style-name="ce2">
            <text:p>25,8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599550000000004" table:style-name="ce2">
            <text:p>0,6259955</text:p>
          </table:table-cell>
          <table:table-cell office:value-type="string" table:style-name="ce2">
            <text:p><text:s/>error rate</text:p>
          </table:table-cell>
          <table:table-cell office:value-type="float" office:value="27.47" table:style-name="ce2">
            <text:p>27,47</text:p>
          </table:table-cell>
          <table:table-cell office:value-type="float" office:value="27.47" table:formula="of:=ROUND([.D627]; 2)" table:style-name="ce2">
            <text:p>27,4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699550000000004" table:style-name="ce2">
            <text:p>0,6269955</text:p>
          </table:table-cell>
          <table:table-cell office:value-type="string" table:style-name="ce2">
            <text:p><text:s/>error rate</text:p>
          </table:table-cell>
          <table:table-cell office:value-type="float" office:value="29.269998999999999" table:style-name="ce2">
            <text:p>29,269999</text:p>
          </table:table-cell>
          <table:table-cell office:value-type="float" office:value="29.27" table:formula="of:=ROUND([.D628]; 2)" table:style-name="ce2">
            <text:p>29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799550000000004" table:style-name="ce2">
            <text:p>0,6279955</text:p>
          </table:table-cell>
          <table:table-cell office:value-type="string" table:style-name="ce2">
            <text:p><text:s/>error rate</text:p>
          </table:table-cell>
          <table:table-cell office:value-type="float" office:value="27.02" table:style-name="ce2">
            <text:p>27,02</text:p>
          </table:table-cell>
          <table:table-cell office:value-type="float" office:value="27.02" table:formula="of:=ROUND([.D629]; 2)" table:style-name="ce2">
            <text:p>27,0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899550000000004" table:style-name="ce2">
            <text:p>0,6289955</text:p>
          </table:table-cell>
          <table:table-cell office:value-type="string" table:style-name="ce2">
            <text:p><text:s/>error rate</text:p>
          </table:table-cell>
          <table:table-cell office:value-type="float" office:value="27.759998" table:style-name="ce2">
            <text:p>27,759998</text:p>
          </table:table-cell>
          <table:table-cell office:value-type="float" office:value="27.76" table:formula="of:=ROUND([.D630]; 2)" table:style-name="ce2">
            <text:p>27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2999547" table:style-name="ce2">
            <text:p>0,62999547</text:p>
          </table:table-cell>
          <table:table-cell office:value-type="string" table:style-name="ce2">
            <text:p><text:s/>error rate</text:p>
          </table:table-cell>
          <table:table-cell office:value-type="float" office:value="24.99" table:style-name="ce2">
            <text:p>24,99</text:p>
          </table:table-cell>
          <table:table-cell office:value-type="float" office:value="24.99" table:formula="of:=ROUND([.D631]; 2)" table:style-name="ce2">
            <text:p>24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099545000000001" table:style-name="ce2">
            <text:p>0,63099545</text:p>
          </table:table-cell>
          <table:table-cell office:value-type="string" table:style-name="ce2">
            <text:p><text:s/>error rate</text:p>
          </table:table-cell>
          <table:table-cell office:value-type="float" office:value="29.550001000000002" table:style-name="ce2">
            <text:p>29,550001</text:p>
          </table:table-cell>
          <table:table-cell office:value-type="float" office:value="29.55" table:formula="of:=ROUND([.D632]; 2)" table:style-name="ce2">
            <text:p>29,5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199543999999996" table:style-name="ce2">
            <text:p>0,63199544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633]; 2)" table:style-name="ce2">
            <text:p>26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299539999999999" table:style-name="ce2">
            <text:p>0,6329954</text:p>
          </table:table-cell>
          <table:table-cell office:value-type="string" table:style-name="ce2">
            <text:p><text:s/>error rate</text:p>
          </table:table-cell>
          <table:table-cell office:value-type="float" office:value="28.25" table:style-name="ce2">
            <text:p>28,25</text:p>
          </table:table-cell>
          <table:table-cell office:value-type="float" office:value="28.25" table:formula="of:=ROUND([.D634]; 2)" table:style-name="ce2">
            <text:p>28,2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399539999999999" table:style-name="ce2">
            <text:p>0,6339954</text:p>
          </table:table-cell>
          <table:table-cell office:value-type="string" table:style-name="ce2">
            <text:p><text:s/>error rate</text:p>
          </table:table-cell>
          <table:table-cell office:value-type="float" office:value="26.63" table:style-name="ce2">
            <text:p>26,63</text:p>
          </table:table-cell>
          <table:table-cell office:value-type="float" office:value="26.63" table:formula="of:=ROUND([.D635]; 2)" table:style-name="ce2">
            <text:p>26,6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499539999999999" table:style-name="ce2">
            <text:p>0,6349954</text:p>
          </table:table-cell>
          <table:table-cell office:value-type="string" table:style-name="ce2">
            <text:p><text:s/>error rate</text:p>
          </table:table-cell>
          <table:table-cell office:value-type="float" office:value="26.710000999999998" table:style-name="ce2">
            <text:p>26,710001</text:p>
          </table:table-cell>
          <table:table-cell office:value-type="float" office:value="26.71" table:formula="of:=ROUND([.D636]; 2)" table:style-name="ce2">
            <text:p>26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599539999999999" table:style-name="ce2">
            <text:p>0,6359954</text:p>
          </table:table-cell>
          <table:table-cell office:value-type="string" table:style-name="ce2">
            <text:p><text:s/>error rate</text:p>
          </table:table-cell>
          <table:table-cell office:value-type="float" office:value="26.320001999999999" table:style-name="ce2">
            <text:p>26,320002</text:p>
          </table:table-cell>
          <table:table-cell office:value-type="float" office:value="26.32" table:formula="of:=ROUND([.D637]; 2)" table:style-name="ce2">
            <text:p>26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699539999999999" table:style-name="ce2">
            <text:p>0,6369954</text:p>
          </table:table-cell>
          <table:table-cell office:value-type="string" table:style-name="ce2">
            <text:p><text:s/>error rate</text:p>
          </table:table-cell>
          <table:table-cell office:value-type="float" office:value="28.54" table:style-name="ce2">
            <text:p>28,54</text:p>
          </table:table-cell>
          <table:table-cell office:value-type="float" office:value="28.54" table:formula="of:=ROUND([.D638]; 2)" table:style-name="ce2">
            <text:p>28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799536000000001" table:style-name="ce2">
            <text:p>0,63799536</text:p>
          </table:table-cell>
          <table:table-cell office:value-type="string" table:style-name="ce2">
            <text:p><text:s/>error rate</text:p>
          </table:table-cell>
          <table:table-cell office:value-type="float" office:value="25.9" table:style-name="ce2">
            <text:p>25,9</text:p>
          </table:table-cell>
          <table:table-cell office:value-type="float" office:value="25.9" table:formula="of:=ROUND([.D639]; 2)" table:style-name="ce2">
            <text:p>25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899534999999996" table:style-name="ce2">
            <text:p>0,63899535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640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3999534000000002" table:style-name="ce2">
            <text:p>0,63999534</text:p>
          </table:table-cell>
          <table:table-cell office:value-type="string" table:style-name="ce2">
            <text:p><text:s/>error rate</text:p>
          </table:table-cell>
          <table:table-cell office:value-type="float" office:value="30.619999" table:style-name="ce2">
            <text:p>30,619999</text:p>
          </table:table-cell>
          <table:table-cell office:value-type="float" office:value="30.62" table:formula="of:=ROUND([.D641]; 2)" table:style-name="ce2">
            <text:p>30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099530000000005" table:style-name="ce2">
            <text:p>0,6409953</text:p>
          </table:table-cell>
          <table:table-cell office:value-type="string" table:style-name="ce2">
            <text:p><text:s/>error rate</text:p>
          </table:table-cell>
          <table:table-cell office:value-type="float" office:value="29.67" table:style-name="ce2">
            <text:p>29,67</text:p>
          </table:table-cell>
          <table:table-cell office:value-type="float" office:value="29.67" table:formula="of:=ROUND([.D642]; 2)" table:style-name="ce2">
            <text:p>29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199530000000005" table:style-name="ce2">
            <text:p>0,6419953</text:p>
          </table:table-cell>
          <table:table-cell office:value-type="string" table:style-name="ce2">
            <text:p><text:s/>error rate</text:p>
          </table:table-cell>
          <table:table-cell office:value-type="float" office:value="29.09" table:style-name="ce2">
            <text:p>29,09</text:p>
          </table:table-cell>
          <table:table-cell office:value-type="float" office:value="29.09" table:formula="of:=ROUND([.D643]; 2)" table:style-name="ce2">
            <text:p>29,0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299530000000005" table:style-name="ce2">
            <text:p>0,6429953</text:p>
          </table:table-cell>
          <table:table-cell office:value-type="string" table:style-name="ce2">
            <text:p><text:s/>error rate</text:p>
          </table:table-cell>
          <table:table-cell office:value-type="float" office:value="28.490002" table:style-name="ce2">
            <text:p>28,490002</text:p>
          </table:table-cell>
          <table:table-cell office:value-type="float" office:value="28.49" table:formula="of:=ROUND([.D644]; 2)" table:style-name="ce2">
            <text:p>28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399530000000005" table:style-name="ce2">
            <text:p>0,6439953</text:p>
          </table:table-cell>
          <table:table-cell office:value-type="string" table:style-name="ce2">
            <text:p><text:s/>error rate</text:p>
          </table:table-cell>
          <table:table-cell office:value-type="float" office:value="26.03" table:style-name="ce2">
            <text:p>26,03</text:p>
          </table:table-cell>
          <table:table-cell office:value-type="float" office:value="26.03" table:formula="of:=ROUND([.D645]; 2)" table:style-name="ce2">
            <text:p>26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499530000000005" table:style-name="ce2">
            <text:p>0,6449953</text:p>
          </table:table-cell>
          <table:table-cell office:value-type="string" table:style-name="ce2">
            <text:p><text:s/>error rate</text:p>
          </table:table-cell>
          <table:table-cell office:value-type="float" office:value="30.5" table:style-name="ce2">
            <text:p>30,5</text:p>
          </table:table-cell>
          <table:table-cell office:value-type="float" office:value="30.5" table:formula="of:=ROUND([.D646]; 2)" table:style-name="ce2">
            <text:p>30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599525999999996" table:style-name="ce2">
            <text:p>0,64599526</text:p>
          </table:table-cell>
          <table:table-cell office:value-type="string" table:style-name="ce2">
            <text:p><text:s/>error rate</text:p>
          </table:table-cell>
          <table:table-cell office:value-type="float" office:value="29.88" table:style-name="ce2">
            <text:p>29,88</text:p>
          </table:table-cell>
          <table:table-cell office:value-type="float" office:value="29.88" table:formula="of:=ROUND([.D647]; 2)" table:style-name="ce2">
            <text:p>29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699525000000002" table:style-name="ce2">
            <text:p>0,64699525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648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799523000000003" table:style-name="ce2">
            <text:p>0,64799523</text:p>
          </table:table-cell>
          <table:table-cell office:value-type="string" table:style-name="ce2">
            <text:p><text:s/>error rate</text:p>
          </table:table-cell>
          <table:table-cell office:value-type="float" office:value="29.07" table:style-name="ce2">
            <text:p>29,07</text:p>
          </table:table-cell>
          <table:table-cell office:value-type="float" office:value="29.07" table:formula="of:=ROUND([.D649]; 2)" table:style-name="ce2">
            <text:p>29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899519999999999" table:style-name="ce2">
            <text:p>0,6489952</text:p>
          </table:table-cell>
          <table:table-cell office:value-type="string" table:style-name="ce2">
            <text:p><text:s/>error rate</text:p>
          </table:table-cell>
          <table:table-cell office:value-type="float" office:value="27.649998" table:style-name="ce2">
            <text:p>27,649998</text:p>
          </table:table-cell>
          <table:table-cell office:value-type="float" office:value="27.65" table:formula="of:=ROUND([.D650]; 2)" table:style-name="ce2">
            <text:p>27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499952" table:style-name="ce2">
            <text:p>0,6499952</text:p>
          </table:table-cell>
          <table:table-cell office:value-type="string" table:style-name="ce2">
            <text:p><text:s/>error rate</text:p>
          </table:table-cell>
          <table:table-cell office:value-type="float" office:value="27.3" table:style-name="ce2">
            <text:p>27,3</text:p>
          </table:table-cell>
          <table:table-cell office:value-type="float" office:value="27.3" table:formula="of:=ROUND([.D651]; 2)" table:style-name="ce2">
            <text:p>27,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09952" table:style-name="ce2">
            <text:p>0,6509952</text:p>
          </table:table-cell>
          <table:table-cell office:value-type="string" table:style-name="ce2">
            <text:p><text:s/>error rate</text:p>
          </table:table-cell>
          <table:table-cell office:value-type="float" office:value="27.7" table:style-name="ce2">
            <text:p>27,7</text:p>
          </table:table-cell>
          <table:table-cell office:value-type="float" office:value="27.7" table:formula="of:=ROUND([.D652]; 2)" table:style-name="ce2">
            <text:p>27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19952" table:style-name="ce2">
            <text:p>0,6519952</text:p>
          </table:table-cell>
          <table:table-cell office:value-type="string" table:style-name="ce2">
            <text:p><text:s/>error rate</text:p>
          </table:table-cell>
          <table:table-cell office:value-type="float" office:value="27.990002" table:style-name="ce2">
            <text:p>27,990002</text:p>
          </table:table-cell>
          <table:table-cell office:value-type="float" office:value="27.99" table:formula="of:=ROUND([.D653]; 2)" table:style-name="ce2">
            <text:p>27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299516999999996" table:style-name="ce2">
            <text:p>0,65299517</text:p>
          </table:table-cell>
          <table:table-cell office:value-type="string" table:style-name="ce2">
            <text:p><text:s/>error rate</text:p>
          </table:table-cell>
          <table:table-cell office:value-type="float" office:value="26.359998999999998" table:style-name="ce2">
            <text:p>26,359999</text:p>
          </table:table-cell>
          <table:table-cell office:value-type="float" office:value="26.36" table:formula="of:=ROUND([.D654]; 2)" table:style-name="ce2">
            <text:p>26,3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399516000000002" table:style-name="ce2">
            <text:p>0,65399516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655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499514000000003" table:style-name="ce2">
            <text:p>0,65499514</text:p>
          </table:table-cell>
          <table:table-cell office:value-type="string" table:style-name="ce2">
            <text:p><text:s/>error rate</text:p>
          </table:table-cell>
          <table:table-cell office:value-type="float" office:value="29.51" table:style-name="ce2">
            <text:p>29,51</text:p>
          </table:table-cell>
          <table:table-cell office:value-type="float" office:value="29.51" table:formula="of:=ROUND([.D656]; 2)" table:style-name="ce2">
            <text:p>29,5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599512999999998" table:style-name="ce2">
            <text:p>0,65599513</text:p>
          </table:table-cell>
          <table:table-cell office:value-type="string" table:style-name="ce2">
            <text:p><text:s/>error rate</text:p>
          </table:table-cell>
          <table:table-cell office:value-type="float" office:value="25.029999" table:style-name="ce2">
            <text:p>25,029999</text:p>
          </table:table-cell>
          <table:table-cell office:value-type="float" office:value="25.03" table:formula="of:=ROUND([.D657]; 2)" table:style-name="ce2">
            <text:p>25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699510000000005" table:style-name="ce2">
            <text:p>0,6569951</text:p>
          </table:table-cell>
          <table:table-cell office:value-type="string" table:style-name="ce2">
            <text:p><text:s/>error rate</text:p>
          </table:table-cell>
          <table:table-cell office:value-type="float" office:value="31.99" table:style-name="ce2">
            <text:p>31,99</text:p>
          </table:table-cell>
          <table:table-cell office:value-type="float" office:value="31.99" table:formula="of:=ROUND([.D658]; 2)" table:style-name="ce2">
            <text:p>31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799510000000005" table:style-name="ce2">
            <text:p>0,6579951</text:p>
          </table:table-cell>
          <table:table-cell office:value-type="string" table:style-name="ce2">
            <text:p><text:s/>error rate</text:p>
          </table:table-cell>
          <table:table-cell office:value-type="float" office:value="30.779999" table:style-name="ce2">
            <text:p>30,779999</text:p>
          </table:table-cell>
          <table:table-cell office:value-type="float" office:value="30.78" table:formula="of:=ROUND([.D659]; 2)" table:style-name="ce2">
            <text:p>30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899509999999994" table:style-name="ce2">
            <text:p>0,6589951</text:p>
          </table:table-cell>
          <table:table-cell office:value-type="string" table:style-name="ce2">
            <text:p><text:s/>error rate</text:p>
          </table:table-cell>
          <table:table-cell office:value-type="float" office:value="27.71" table:style-name="ce2">
            <text:p>27,71</text:p>
          </table:table-cell>
          <table:table-cell office:value-type="float" office:value="27.71" table:formula="of:=ROUND([.D660]; 2)" table:style-name="ce2">
            <text:p>27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5999509999999995" table:style-name="ce2">
            <text:p>0,6599951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661]; 2)" table:style-name="ce2">
            <text:p>27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099507000000002" table:style-name="ce2">
            <text:p>0,66099507</text:p>
          </table:table-cell>
          <table:table-cell office:value-type="string" table:style-name="ce2">
            <text:p><text:s/>error rate</text:p>
          </table:table-cell>
          <table:table-cell office:value-type="float" office:value="29.28" table:style-name="ce2">
            <text:p>29,28</text:p>
          </table:table-cell>
          <table:table-cell office:value-type="float" office:value="29.28" table:formula="of:=ROUND([.D662]; 2)" table:style-name="ce2">
            <text:p>29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199505000000003" table:style-name="ce2">
            <text:p>0,66199505</text:p>
          </table:table-cell>
          <table:table-cell office:value-type="string" table:style-name="ce2">
            <text:p><text:s/>error rate</text:p>
          </table:table-cell>
          <table:table-cell office:value-type="float" office:value="26.58" table:style-name="ce2">
            <text:p>26,58</text:p>
          </table:table-cell>
          <table:table-cell office:value-type="float" office:value="26.58" table:formula="of:=ROUND([.D663]; 2)" table:style-name="ce2">
            <text:p>26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299503999999998" table:style-name="ce2">
            <text:p>0,66299504</text:p>
          </table:table-cell>
          <table:table-cell office:value-type="string" table:style-name="ce2">
            <text:p><text:s/>error rate</text:p>
          </table:table-cell>
          <table:table-cell office:value-type="float" office:value="25.490002" table:style-name="ce2">
            <text:p>25,490002</text:p>
          </table:table-cell>
          <table:table-cell office:value-type="float" office:value="25.49" table:formula="of:=ROUND([.D664]; 2)" table:style-name="ce2">
            <text:p>25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3995" table:style-name="ce2">
            <text:p>0,663995</text:p>
          </table:table-cell>
          <table:table-cell office:value-type="string" table:style-name="ce2">
            <text:p><text:s/>error rate</text:p>
          </table:table-cell>
          <table:table-cell office:value-type="float" office:value="27.4" table:style-name="ce2">
            <text:p>27,4</text:p>
          </table:table-cell>
          <table:table-cell office:value-type="float" office:value="27.4" table:formula="of:=ROUND([.D665]; 2)" table:style-name="ce2">
            <text:p>27,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4995" table:style-name="ce2">
            <text:p>0,664995</text:p>
          </table:table-cell>
          <table:table-cell office:value-type="string" table:style-name="ce2">
            <text:p><text:s/>error rate</text:p>
          </table:table-cell>
          <table:table-cell office:value-type="float" office:value="27.68" table:style-name="ce2">
            <text:p>27,68</text:p>
          </table:table-cell>
          <table:table-cell office:value-type="float" office:value="27.68" table:formula="of:=ROUND([.D666]; 2)" table:style-name="ce2">
            <text:p>27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5995" table:style-name="ce2">
            <text:p>0,665995</text:p>
          </table:table-cell>
          <table:table-cell office:value-type="string" table:style-name="ce2">
            <text:p><text:s/>error rate</text:p>
          </table:table-cell>
          <table:table-cell office:value-type="float" office:value="27.25" table:style-name="ce2">
            <text:p>27,25</text:p>
          </table:table-cell>
          <table:table-cell office:value-type="float" office:value="27.25" table:formula="of:=ROUND([.D667]; 2)" table:style-name="ce2">
            <text:p>27,2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6995" table:style-name="ce2">
            <text:p>0,666995</text:p>
          </table:table-cell>
          <table:table-cell office:value-type="string" table:style-name="ce2">
            <text:p><text:s/>error rate</text:p>
          </table:table-cell>
          <table:table-cell office:value-type="float" office:value="28.68" table:style-name="ce2">
            <text:p>28,68</text:p>
          </table:table-cell>
          <table:table-cell office:value-type="float" office:value="28.68" table:formula="of:=ROUND([.D668]; 2)" table:style-name="ce2">
            <text:p>28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799500000000001" table:style-name="ce2">
            <text:p>0,667995</text:p>
          </table:table-cell>
          <table:table-cell office:value-type="string" table:style-name="ce2">
            <text:p><text:s/>error rate</text:p>
          </table:table-cell>
          <table:table-cell office:value-type="float" office:value="26.53" table:style-name="ce2">
            <text:p>26,53</text:p>
          </table:table-cell>
          <table:table-cell office:value-type="float" office:value="26.53" table:formula="of:=ROUND([.D669]; 2)" table:style-name="ce2">
            <text:p>26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899496000000003" table:style-name="ce2">
            <text:p>0,66899496</text:p>
          </table:table-cell>
          <table:table-cell office:value-type="string" table:style-name="ce2">
            <text:p><text:s/>error rate</text:p>
          </table:table-cell>
          <table:table-cell office:value-type="float" office:value="30.51" table:style-name="ce2">
            <text:p>30,51</text:p>
          </table:table-cell>
          <table:table-cell office:value-type="float" office:value="30.51" table:formula="of:=ROUND([.D670]; 2)" table:style-name="ce2">
            <text:p>30,5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6999494999999998" table:style-name="ce2">
            <text:p>0,66999495</text:p>
          </table:table-cell>
          <table:table-cell office:value-type="string" table:style-name="ce2">
            <text:p><text:s/>error rate</text:p>
          </table:table-cell>
          <table:table-cell office:value-type="float" office:value="27.48" table:style-name="ce2">
            <text:p>27,48</text:p>
          </table:table-cell>
          <table:table-cell office:value-type="float" office:value="27.48" table:formula="of:=ROUND([.D671]; 2)" table:style-name="ce2">
            <text:p>27,4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099494000000004" table:style-name="ce2">
            <text:p>0,67099494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672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199489999999995" table:style-name="ce2">
            <text:p>0,6719949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673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299489999999995" table:style-name="ce2">
            <text:p>0,6729949</text:p>
          </table:table-cell>
          <table:table-cell office:value-type="string" table:style-name="ce2">
            <text:p><text:s/>error rate</text:p>
          </table:table-cell>
          <table:table-cell office:value-type="float" office:value="26.28" table:style-name="ce2">
            <text:p>26,28</text:p>
          </table:table-cell>
          <table:table-cell office:value-type="float" office:value="26.28" table:formula="of:=ROUND([.D674]; 2)" table:style-name="ce2">
            <text:p>26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399489999999995" table:style-name="ce2">
            <text:p>0,6739949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675]; 2)" table:style-name="ce2">
            <text:p>27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499489999999995" table:style-name="ce2">
            <text:p>0,6749949</text:p>
          </table:table-cell>
          <table:table-cell office:value-type="string" table:style-name="ce2">
            <text:p><text:s/>error rate</text:p>
          </table:table-cell>
          <table:table-cell office:value-type="float" office:value="26.87" table:style-name="ce2">
            <text:p>26,87</text:p>
          </table:table-cell>
          <table:table-cell office:value-type="float" office:value="26.87" table:formula="of:=ROUND([.D676]; 2)" table:style-name="ce2">
            <text:p>26,8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599489999999995" table:style-name="ce2">
            <text:p>0,6759949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677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699485999999998" table:style-name="ce2">
            <text:p>0,67699486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678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799485000000004" table:style-name="ce2">
            <text:p>0,67799485</text:p>
          </table:table-cell>
          <table:table-cell office:value-type="string" table:style-name="ce2">
            <text:p><text:s/>error rate</text:p>
          </table:table-cell>
          <table:table-cell office:value-type="float" office:value="24.85" table:style-name="ce2">
            <text:p>24,85</text:p>
          </table:table-cell>
          <table:table-cell office:value-type="float" office:value="24.85" table:formula="of:=ROUND([.D679]; 2)" table:style-name="ce2">
            <text:p>24,8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899483000000005" table:style-name="ce2">
            <text:p>0,67899483</text:p>
          </table:table-cell>
          <table:table-cell office:value-type="string" table:style-name="ce2">
            <text:p><text:s/>error rate</text:p>
          </table:table-cell>
          <table:table-cell office:value-type="float" office:value="29.83" table:style-name="ce2">
            <text:p>29,83</text:p>
          </table:table-cell>
          <table:table-cell office:value-type="float" office:value="29.83" table:formula="of:=ROUND([.D680]; 2)" table:style-name="ce2">
            <text:p>29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7999480000000001" table:style-name="ce2">
            <text:p>0,6799948</text:p>
          </table:table-cell>
          <table:table-cell office:value-type="string" table:style-name="ce2">
            <text:p><text:s/>error rate</text:p>
          </table:table-cell>
          <table:table-cell office:value-type="float" office:value="28.89" table:style-name="ce2">
            <text:p>28,89</text:p>
          </table:table-cell>
          <table:table-cell office:value-type="float" office:value="28.89" table:formula="of:=ROUND([.D681]; 2)" table:style-name="ce2">
            <text:p>28,8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099480000000001" table:style-name="ce2">
            <text:p>0,6809948</text:p>
          </table:table-cell>
          <table:table-cell office:value-type="string" table:style-name="ce2">
            <text:p><text:s/>error rate</text:p>
          </table:table-cell>
          <table:table-cell office:value-type="float" office:value="26.88" table:style-name="ce2">
            <text:p>26,88</text:p>
          </table:table-cell>
          <table:table-cell office:value-type="float" office:value="26.88" table:formula="of:=ROUND([.D682]; 2)" table:style-name="ce2">
            <text:p>26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199480000000001" table:style-name="ce2">
            <text:p>0,6819948</text:p>
          </table:table-cell>
          <table:table-cell office:value-type="string" table:style-name="ce2">
            <text:p><text:s/>error rate</text:p>
          </table:table-cell>
          <table:table-cell office:value-type="float" office:value="25.099997999999999" table:style-name="ce2">
            <text:p>25,099998</text:p>
          </table:table-cell>
          <table:table-cell office:value-type="float" office:value="25.1" table:formula="of:=ROUND([.D683]; 2)" table:style-name="ce2">
            <text:p>25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299480000000001" table:style-name="ce2">
            <text:p>0,6829948</text:p>
          </table:table-cell>
          <table:table-cell office:value-type="string" table:style-name="ce2">
            <text:p><text:s/>error rate</text:p>
          </table:table-cell>
          <table:table-cell office:value-type="float" office:value="26.15" table:style-name="ce2">
            <text:p>26,15</text:p>
          </table:table-cell>
          <table:table-cell office:value-type="float" office:value="26.15" table:formula="of:=ROUND([.D684]; 2)" table:style-name="ce2">
            <text:p>26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399476999999997" table:style-name="ce2">
            <text:p>0,68399477</text:p>
          </table:table-cell>
          <table:table-cell office:value-type="string" table:style-name="ce2">
            <text:p><text:s/>error rate</text:p>
          </table:table-cell>
          <table:table-cell office:value-type="float" office:value="28.880001" table:style-name="ce2">
            <text:p>28,880001</text:p>
          </table:table-cell>
          <table:table-cell office:value-type="float" office:value="28.88" table:formula="of:=ROUND([.D685]; 2)" table:style-name="ce2">
            <text:p>28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499476000000004" table:style-name="ce2">
            <text:p>0,68499476</text:p>
          </table:table-cell>
          <table:table-cell office:value-type="string" table:style-name="ce2">
            <text:p><text:s/>error rate</text:p>
          </table:table-cell>
          <table:table-cell office:value-type="float" office:value="29.6" table:style-name="ce2">
            <text:p>29,6</text:p>
          </table:table-cell>
          <table:table-cell office:value-type="float" office:value="29.6" table:formula="of:=ROUND([.D686]; 2)" table:style-name="ce2">
            <text:p>29,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599474000000005" table:style-name="ce2">
            <text:p>0,68599474</text:p>
          </table:table-cell>
          <table:table-cell office:value-type="string" table:style-name="ce2">
            <text:p><text:s/>error rate</text:p>
          </table:table-cell>
          <table:table-cell office:value-type="float" office:value="28.16" table:style-name="ce2">
            <text:p>28,16</text:p>
          </table:table-cell>
          <table:table-cell office:value-type="float" office:value="28.16" table:formula="of:=ROUND([.D687]; 2)" table:style-name="ce2">
            <text:p>28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699473" table:style-name="ce2">
            <text:p>0,68699473</text:p>
          </table:table-cell>
          <table:table-cell office:value-type="string" table:style-name="ce2">
            <text:p><text:s/>error rate</text:p>
          </table:table-cell>
          <table:table-cell office:value-type="float" office:value="25.79" table:style-name="ce2">
            <text:p>25,79</text:p>
          </table:table-cell>
          <table:table-cell office:value-type="float" office:value="25.79" table:formula="of:=ROUND([.D688]; 2)" table:style-name="ce2">
            <text:p>25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799469999999996" table:style-name="ce2">
            <text:p>0,6879947</text:p>
          </table:table-cell>
          <table:table-cell office:value-type="string" table:style-name="ce2">
            <text:p><text:s/>error rate</text:p>
          </table:table-cell>
          <table:table-cell office:value-type="float" office:value="25.080002" table:style-name="ce2">
            <text:p>25,080002</text:p>
          </table:table-cell>
          <table:table-cell office:value-type="float" office:value="25.08" table:formula="of:=ROUND([.D689]; 2)" table:style-name="ce2">
            <text:p>25,0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899469999999996" table:style-name="ce2">
            <text:p>0,6889947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690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8999469999999996" table:style-name="ce2">
            <text:p>0,6899947</text:p>
          </table:table-cell>
          <table:table-cell office:value-type="string" table:style-name="ce2">
            <text:p><text:s/>error rate</text:p>
          </table:table-cell>
          <table:table-cell office:value-type="float" office:value="28.130001" table:style-name="ce2">
            <text:p>28,130001</text:p>
          </table:table-cell>
          <table:table-cell office:value-type="float" office:value="28.13" table:formula="of:=ROUND([.D691]; 2)" table:style-name="ce2">
            <text:p>28,1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099469999999996" table:style-name="ce2">
            <text:p>0,6909947</text:p>
          </table:table-cell>
          <table:table-cell office:value-type="string" table:style-name="ce2">
            <text:p><text:s/>error rate</text:p>
          </table:table-cell>
          <table:table-cell office:value-type="float" office:value="27.16" table:style-name="ce2">
            <text:p>27,16</text:p>
          </table:table-cell>
          <table:table-cell office:value-type="float" office:value="27.16" table:formula="of:=ROUND([.D692]; 2)" table:style-name="ce2">
            <text:p>27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199467000000003" table:style-name="ce2">
            <text:p>0,69199467</text:p>
          </table:table-cell>
          <table:table-cell office:value-type="string" table:style-name="ce2">
            <text:p><text:s/>error rate</text:p>
          </table:table-cell>
          <table:table-cell office:value-type="float" office:value="25.97" table:style-name="ce2">
            <text:p>25,97</text:p>
          </table:table-cell>
          <table:table-cell office:value-type="float" office:value="25.97" table:formula="of:=ROUND([.D693]; 2)" table:style-name="ce2">
            <text:p>25,9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299465000000005" table:style-name="ce2">
            <text:p>0,69299465</text:p>
          </table:table-cell>
          <table:table-cell office:value-type="string" table:style-name="ce2">
            <text:p><text:s/>error rate</text:p>
          </table:table-cell>
          <table:table-cell office:value-type="float" office:value="26.03" table:style-name="ce2">
            <text:p>26,03</text:p>
          </table:table-cell>
          <table:table-cell office:value-type="float" office:value="26.03" table:formula="of:=ROUND([.D694]; 2)" table:style-name="ce2">
            <text:p>26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399464" table:style-name="ce2">
            <text:p>0,69399464</text:p>
          </table:table-cell>
          <table:table-cell office:value-type="string" table:style-name="ce2">
            <text:p><text:s/>error rate</text:p>
          </table:table-cell>
          <table:table-cell office:value-type="float" office:value="26.13" table:style-name="ce2">
            <text:p>26,13</text:p>
          </table:table-cell>
          <table:table-cell office:value-type="float" office:value="26.13" table:formula="of:=ROUND([.D695]; 2)" table:style-name="ce2">
            <text:p>26,1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499460000000002" table:style-name="ce2">
            <text:p>0,6949946</text:p>
          </table:table-cell>
          <table:table-cell office:value-type="string" table:style-name="ce2">
            <text:p><text:s/>error rate</text:p>
          </table:table-cell>
          <table:table-cell office:value-type="float" office:value="28.61" table:style-name="ce2">
            <text:p>28,61</text:p>
          </table:table-cell>
          <table:table-cell office:value-type="float" office:value="28.61" table:formula="of:=ROUND([.D696]; 2)" table:style-name="ce2">
            <text:p>28,6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599460000000002" table:style-name="ce2">
            <text:p>0,6959946</text:p>
          </table:table-cell>
          <table:table-cell office:value-type="string" table:style-name="ce2">
            <text:p><text:s/>error rate</text:p>
          </table:table-cell>
          <table:table-cell office:value-type="float" office:value="28.82" table:style-name="ce2">
            <text:p>28,82</text:p>
          </table:table-cell>
          <table:table-cell office:value-type="float" office:value="28.82" table:formula="of:=ROUND([.D697]; 2)" table:style-name="ce2">
            <text:p>28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699460000000002" table:style-name="ce2">
            <text:p>0,6969946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698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799460000000002" table:style-name="ce2">
            <text:p>0,6979946</text:p>
          </table:table-cell>
          <table:table-cell office:value-type="string" table:style-name="ce2">
            <text:p><text:s/>error rate</text:p>
          </table:table-cell>
          <table:table-cell office:value-type="float" office:value="29.02" table:style-name="ce2">
            <text:p>29,02</text:p>
          </table:table-cell>
          <table:table-cell office:value-type="float" office:value="29.02" table:formula="of:=ROUND([.D699]; 2)" table:style-name="ce2">
            <text:p>29,0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899460000000002" table:style-name="ce2">
            <text:p>0,6989946</text:p>
          </table:table-cell>
          <table:table-cell office:value-type="string" table:style-name="ce2">
            <text:p><text:s/>error rate</text:p>
          </table:table-cell>
          <table:table-cell office:value-type="float" office:value="25.18" table:style-name="ce2">
            <text:p>25,18</text:p>
          </table:table-cell>
          <table:table-cell office:value-type="float" office:value="25.18" table:formula="of:=ROUND([.D700]; 2)" table:style-name="ce2">
            <text:p>25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69999456000000004" table:style-name="ce2">
            <text:p>0,69999456</text:p>
          </table:table-cell>
          <table:table-cell office:value-type="string" table:style-name="ce2">
            <text:p><text:s/>error rate</text:p>
          </table:table-cell>
          <table:table-cell office:value-type="float" office:value="28.580002" table:style-name="ce2">
            <text:p>28,580002</text:p>
          </table:table-cell>
          <table:table-cell office:value-type="float" office:value="28.58" table:formula="of:=ROUND([.D701]; 2)" table:style-name="ce2">
            <text:p>28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099454999999999" table:style-name="ce2">
            <text:p>0,70099455</text:p>
          </table:table-cell>
          <table:table-cell office:value-type="string" table:style-name="ce2">
            <text:p><text:s/>error rate</text:p>
          </table:table-cell>
          <table:table-cell office:value-type="float" office:value="27.630001" table:style-name="ce2">
            <text:p>27,630001</text:p>
          </table:table-cell>
          <table:table-cell office:value-type="float" office:value="27.63" table:formula="of:=ROUND([.D702]; 2)" table:style-name="ce2">
            <text:p>27,6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199453999999994" table:style-name="ce2">
            <text:p>0,70199454</text:p>
          </table:table-cell>
          <table:table-cell office:value-type="string" table:style-name="ce2">
            <text:p><text:s/>error rate</text:p>
          </table:table-cell>
          <table:table-cell office:value-type="float" office:value="25.279999" table:style-name="ce2">
            <text:p>25,279999</text:p>
          </table:table-cell>
          <table:table-cell office:value-type="float" office:value="25.28" table:formula="of:=ROUND([.D703]; 2)" table:style-name="ce2">
            <text:p>25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299449999999997" table:style-name="ce2">
            <text:p>0,7029945</text:p>
          </table:table-cell>
          <table:table-cell office:value-type="string" table:style-name="ce2">
            <text:p><text:s/>error rate</text:p>
          </table:table-cell>
          <table:table-cell office:value-type="float" office:value="30.039999000000002" table:style-name="ce2">
            <text:p>30,039999</text:p>
          </table:table-cell>
          <table:table-cell office:value-type="float" office:value="30.04" table:formula="of:=ROUND([.D704]; 2)" table:style-name="ce2">
            <text:p>30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399449999999997" table:style-name="ce2">
            <text:p>0,7039945</text:p>
          </table:table-cell>
          <table:table-cell office:value-type="string" table:style-name="ce2">
            <text:p><text:s/>error rate</text:p>
          </table:table-cell>
          <table:table-cell office:value-type="float" office:value="25.81" table:style-name="ce2">
            <text:p>25,81</text:p>
          </table:table-cell>
          <table:table-cell office:value-type="float" office:value="25.81" table:formula="of:=ROUND([.D705]; 2)" table:style-name="ce2">
            <text:p>25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499449999999997" table:style-name="ce2">
            <text:p>0,7049945</text:p>
          </table:table-cell>
          <table:table-cell office:value-type="string" table:style-name="ce2">
            <text:p><text:s/>error rate</text:p>
          </table:table-cell>
          <table:table-cell office:value-type="float" office:value="28.61" table:style-name="ce2">
            <text:p>28,61</text:p>
          </table:table-cell>
          <table:table-cell office:value-type="float" office:value="28.61" table:formula="of:=ROUND([.D706]; 2)" table:style-name="ce2">
            <text:p>28,6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599449999999997" table:style-name="ce2">
            <text:p>0,7059945</text:p>
          </table:table-cell>
          <table:table-cell office:value-type="string" table:style-name="ce2">
            <text:p><text:s/>error rate</text:p>
          </table:table-cell>
          <table:table-cell office:value-type="float" office:value="31.2" table:style-name="ce2">
            <text:p>31,2</text:p>
          </table:table-cell>
          <table:table-cell office:value-type="float" office:value="31.2" table:formula="of:=ROUND([.D707]; 2)" table:style-name="ce2">
            <text:p>31,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699449999999997" table:style-name="ce2">
            <text:p>0,7069945</text:p>
          </table:table-cell>
          <table:table-cell office:value-type="string" table:style-name="ce2">
            <text:p><text:s/>error rate</text:p>
          </table:table-cell>
          <table:table-cell office:value-type="float" office:value="24.17" table:style-name="ce2">
            <text:p>24,17</text:p>
          </table:table-cell>
          <table:table-cell office:value-type="float" office:value="24.17" table:formula="of:=ROUND([.D708]; 2)" table:style-name="ce2">
            <text:p>24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799445999999999" table:style-name="ce2">
            <text:p>0,70799446</text:p>
          </table:table-cell>
          <table:table-cell office:value-type="string" table:style-name="ce2">
            <text:p><text:s/>error rate</text:p>
          </table:table-cell>
          <table:table-cell office:value-type="float" office:value="29.69" table:style-name="ce2">
            <text:p>29,69</text:p>
          </table:table-cell>
          <table:table-cell office:value-type="float" office:value="29.69" table:formula="of:=ROUND([.D709]; 2)" table:style-name="ce2">
            <text:p>29,6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899445000000005" table:style-name="ce2">
            <text:p>0,70899445</text:p>
          </table:table-cell>
          <table:table-cell office:value-type="string" table:style-name="ce2">
            <text:p><text:s/>error rate</text:p>
          </table:table-cell>
          <table:table-cell office:value-type="float" office:value="24.31" table:style-name="ce2">
            <text:p>24,31</text:p>
          </table:table-cell>
          <table:table-cell office:value-type="float" office:value="24.31" table:formula="of:=ROUND([.D710]; 2)" table:style-name="ce2">
            <text:p>24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0999444" table:style-name="ce2">
            <text:p>0,70999444</text:p>
          </table:table-cell>
          <table:table-cell office:value-type="string" table:style-name="ce2">
            <text:p><text:s/>error rate</text:p>
          </table:table-cell>
          <table:table-cell office:value-type="float" office:value="27.070001999999999" table:style-name="ce2">
            <text:p>27,070002</text:p>
          </table:table-cell>
          <table:table-cell office:value-type="float" office:value="27.07" table:formula="of:=ROUND([.D711]; 2)" table:style-name="ce2">
            <text:p>27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099440000000003" table:style-name="ce2">
            <text:p>0,7109944</text:p>
          </table:table-cell>
          <table:table-cell office:value-type="string" table:style-name="ce2">
            <text:p><text:s/>error rate</text:p>
          </table:table-cell>
          <table:table-cell office:value-type="float" office:value="27.89" table:style-name="ce2">
            <text:p>27,89</text:p>
          </table:table-cell>
          <table:table-cell office:value-type="float" office:value="27.89" table:formula="of:=ROUND([.D712]; 2)" table:style-name="ce2">
            <text:p>27,8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199440000000003" table:style-name="ce2">
            <text:p>0,7119944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713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299440000000003" table:style-name="ce2">
            <text:p>0,7129944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714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399440000000003" table:style-name="ce2">
            <text:p>0,7139944</text:p>
          </table:table-cell>
          <table:table-cell office:value-type="string" table:style-name="ce2">
            <text:p><text:s/>error rate</text:p>
          </table:table-cell>
          <table:table-cell office:value-type="float" office:value="33.719996999999999" table:style-name="ce2">
            <text:p>33,719997</text:p>
          </table:table-cell>
          <table:table-cell office:value-type="float" office:value="33.72" table:formula="of:=ROUND([.D715]; 2)" table:style-name="ce2">
            <text:p>33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499440000000003" table:style-name="ce2">
            <text:p>0,7149944</text:p>
          </table:table-cell>
          <table:table-cell office:value-type="string" table:style-name="ce2">
            <text:p><text:s/>error rate</text:p>
          </table:table-cell>
          <table:table-cell office:value-type="float" office:value="30.779999" table:style-name="ce2">
            <text:p>30,779999</text:p>
          </table:table-cell>
          <table:table-cell office:value-type="float" office:value="30.78" table:formula="of:=ROUND([.D716]; 2)" table:style-name="ce2">
            <text:p>30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599436000000005" table:style-name="ce2">
            <text:p>0,71599436</text:p>
          </table:table-cell>
          <table:table-cell office:value-type="string" table:style-name="ce2">
            <text:p><text:s/>error rate</text:p>
          </table:table-cell>
          <table:table-cell office:value-type="float" office:value="24.81" table:style-name="ce2">
            <text:p>24,81</text:p>
          </table:table-cell>
          <table:table-cell office:value-type="float" office:value="24.81" table:formula="of:=ROUND([.D717]; 2)" table:style-name="ce2">
            <text:p>24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699435" table:style-name="ce2">
            <text:p>0,71699435</text:p>
          </table:table-cell>
          <table:table-cell office:value-type="string" table:style-name="ce2">
            <text:p><text:s/>error rate</text:p>
          </table:table-cell>
          <table:table-cell office:value-type="float" office:value="27.02" table:style-name="ce2">
            <text:p>27,02</text:p>
          </table:table-cell>
          <table:table-cell office:value-type="float" office:value="27.02" table:formula="of:=ROUND([.D718]; 2)" table:style-name="ce2">
            <text:p>27,0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799433000000001" table:style-name="ce2">
            <text:p>0,71799433</text:p>
          </table:table-cell>
          <table:table-cell office:value-type="string" table:style-name="ce2">
            <text:p><text:s/>error rate</text:p>
          </table:table-cell>
          <table:table-cell office:value-type="float" office:value="27.439999" table:style-name="ce2">
            <text:p>27,439999</text:p>
          </table:table-cell>
          <table:table-cell office:value-type="float" office:value="27.44" table:formula="of:=ROUND([.D719]; 2)" table:style-name="ce2">
            <text:p>27,4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899429999999998" table:style-name="ce2">
            <text:p>0,7189943</text:p>
          </table:table-cell>
          <table:table-cell office:value-type="string" table:style-name="ce2">
            <text:p><text:s/>error rate</text:p>
          </table:table-cell>
          <table:table-cell office:value-type="float" office:value="28.66" table:style-name="ce2">
            <text:p>28,66</text:p>
          </table:table-cell>
          <table:table-cell office:value-type="float" office:value="28.66" table:formula="of:=ROUND([.D720]; 2)" table:style-name="ce2">
            <text:p>28,6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1999429999999998" table:style-name="ce2">
            <text:p>0,7199943</text:p>
          </table:table-cell>
          <table:table-cell office:value-type="string" table:style-name="ce2">
            <text:p><text:s/>error rate</text:p>
          </table:table-cell>
          <table:table-cell office:value-type="float" office:value="29.53" table:style-name="ce2">
            <text:p>29,53</text:p>
          </table:table-cell>
          <table:table-cell office:value-type="float" office:value="29.53" table:formula="of:=ROUND([.D721]; 2)" table:style-name="ce2">
            <text:p>29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099429999999998" table:style-name="ce2">
            <text:p>0,7209943</text:p>
          </table:table-cell>
          <table:table-cell office:value-type="string" table:style-name="ce2">
            <text:p><text:s/>error rate</text:p>
          </table:table-cell>
          <table:table-cell office:value-type="float" office:value="25.83" table:style-name="ce2">
            <text:p>25,83</text:p>
          </table:table-cell>
          <table:table-cell office:value-type="float" office:value="25.83" table:formula="of:=ROUND([.D722]; 2)" table:style-name="ce2">
            <text:p>25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199429999999998" table:style-name="ce2">
            <text:p>0,7219943</text:p>
          </table:table-cell>
          <table:table-cell office:value-type="string" table:style-name="ce2">
            <text:p><text:s/>error rate</text:p>
          </table:table-cell>
          <table:table-cell office:value-type="float" office:value="27.95" table:style-name="ce2">
            <text:p>27,95</text:p>
          </table:table-cell>
          <table:table-cell office:value-type="float" office:value="27.95" table:formula="of:=ROUND([.D723]; 2)" table:style-name="ce2">
            <text:p>27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299427000000005" table:style-name="ce2">
            <text:p>0,72299427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724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399426" table:style-name="ce2">
            <text:p>0,72399426</text:p>
          </table:table-cell>
          <table:table-cell office:value-type="string" table:style-name="ce2">
            <text:p><text:s/>error rate</text:p>
          </table:table-cell>
          <table:table-cell office:value-type="float" office:value="27.369999" table:style-name="ce2">
            <text:p>27,369999</text:p>
          </table:table-cell>
          <table:table-cell office:value-type="float" office:value="27.37" table:formula="of:=ROUND([.D725]; 2)" table:style-name="ce2">
            <text:p>27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499424000000001" table:style-name="ce2">
            <text:p>0,72499424</text:p>
          </table:table-cell>
          <table:table-cell office:value-type="string" table:style-name="ce2">
            <text:p><text:s/>error rate</text:p>
          </table:table-cell>
          <table:table-cell office:value-type="float" office:value="25.82" table:style-name="ce2">
            <text:p>25,82</text:p>
          </table:table-cell>
          <table:table-cell office:value-type="float" office:value="25.82" table:formula="of:=ROUND([.D726]; 2)" table:style-name="ce2">
            <text:p>25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599420000000003" table:style-name="ce2">
            <text:p>0,7259942</text:p>
          </table:table-cell>
          <table:table-cell office:value-type="string" table:style-name="ce2">
            <text:p><text:s/>error rate</text:p>
          </table:table-cell>
          <table:table-cell office:value-type="float" office:value="23.99" table:style-name="ce2">
            <text:p>23,99</text:p>
          </table:table-cell>
          <table:table-cell office:value-type="float" office:value="23.99" table:formula="of:=ROUND([.D727]; 2)" table:style-name="ce2">
            <text:p>23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699420000000003" table:style-name="ce2">
            <text:p>0,7269942</text:p>
          </table:table-cell>
          <table:table-cell office:value-type="string" table:style-name="ce2">
            <text:p><text:s/>error rate</text:p>
          </table:table-cell>
          <table:table-cell office:value-type="float" office:value="30.050001000000002" table:style-name="ce2">
            <text:p>30,050001</text:p>
          </table:table-cell>
          <table:table-cell office:value-type="float" office:value="30.05" table:formula="of:=ROUND([.D728]; 2)" table:style-name="ce2">
            <text:p>30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799420000000004" table:style-name="ce2">
            <text:p>0,7279942</text:p>
          </table:table-cell>
          <table:table-cell office:value-type="string" table:style-name="ce2">
            <text:p><text:s/>error rate</text:p>
          </table:table-cell>
          <table:table-cell office:value-type="float" office:value="27.7" table:style-name="ce2">
            <text:p>27,7</text:p>
          </table:table-cell>
          <table:table-cell office:value-type="float" office:value="27.7" table:formula="of:=ROUND([.D729]; 2)" table:style-name="ce2">
            <text:p>27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899420000000004" table:style-name="ce2">
            <text:p>0,7289942</text:p>
          </table:table-cell>
          <table:table-cell office:value-type="string" table:style-name="ce2">
            <text:p><text:s/>error rate</text:p>
          </table:table-cell>
          <table:table-cell office:value-type="float" office:value="28.490002" table:style-name="ce2">
            <text:p>28,490002</text:p>
          </table:table-cell>
          <table:table-cell office:value-type="float" office:value="28.49" table:formula="of:=ROUND([.D730]; 2)" table:style-name="ce2">
            <text:p>28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2999420000000004" table:style-name="ce2">
            <text:p>0,7299942</text:p>
          </table:table-cell>
          <table:table-cell office:value-type="string" table:style-name="ce2">
            <text:p><text:s/>error rate</text:p>
          </table:table-cell>
          <table:table-cell office:value-type="float" office:value="24.26" table:style-name="ce2">
            <text:p>24,26</text:p>
          </table:table-cell>
          <table:table-cell office:value-type="float" office:value="24.26" table:formula="of:=ROUND([.D731]; 2)" table:style-name="ce2">
            <text:p>24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099415999999995" table:style-name="ce2">
            <text:p>0,73099416</text:p>
          </table:table-cell>
          <table:table-cell office:value-type="string" table:style-name="ce2">
            <text:p><text:s/>error rate</text:p>
          </table:table-cell>
          <table:table-cell office:value-type="float" office:value="25.98" table:style-name="ce2">
            <text:p>25,98</text:p>
          </table:table-cell>
          <table:table-cell office:value-type="float" office:value="25.98" table:formula="of:=ROUND([.D732]; 2)" table:style-name="ce2">
            <text:p>25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199415000000001" table:style-name="ce2">
            <text:p>0,73199415</text:p>
          </table:table-cell>
          <table:table-cell office:value-type="string" table:style-name="ce2">
            <text:p><text:s/>error rate</text:p>
          </table:table-cell>
          <table:table-cell office:value-type="float" office:value="28.64" table:style-name="ce2">
            <text:p>28,64</text:p>
          </table:table-cell>
          <table:table-cell office:value-type="float" office:value="28.64" table:formula="of:=ROUND([.D733]; 2)" table:style-name="ce2">
            <text:p>28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299413999999996" table:style-name="ce2">
            <text:p>0,73299414</text:p>
          </table:table-cell>
          <table:table-cell office:value-type="string" table:style-name="ce2">
            <text:p><text:s/>error rate</text:p>
          </table:table-cell>
          <table:table-cell office:value-type="float" office:value="30.939999" table:style-name="ce2">
            <text:p>30,939999</text:p>
          </table:table-cell>
          <table:table-cell office:value-type="float" office:value="30.94" table:formula="of:=ROUND([.D734]; 2)" table:style-name="ce2">
            <text:p>30,9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399409999999998" table:style-name="ce2">
            <text:p>0,7339941</text:p>
          </table:table-cell>
          <table:table-cell office:value-type="string" table:style-name="ce2">
            <text:p><text:s/>error rate</text:p>
          </table:table-cell>
          <table:table-cell office:value-type="float" office:value="26.06" table:style-name="ce2">
            <text:p>26,06</text:p>
          </table:table-cell>
          <table:table-cell office:value-type="float" office:value="26.06" table:formula="of:=ROUND([.D735]; 2)" table:style-name="ce2">
            <text:p>26,0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499409999999998" table:style-name="ce2">
            <text:p>0,7349941</text:p>
          </table:table-cell>
          <table:table-cell office:value-type="string" table:style-name="ce2">
            <text:p><text:s/>error rate</text:p>
          </table:table-cell>
          <table:table-cell office:value-type="float" office:value="27.140001000000002" table:style-name="ce2">
            <text:p>27,140001</text:p>
          </table:table-cell>
          <table:table-cell office:value-type="float" office:value="27.14" table:formula="of:=ROUND([.D736]; 2)" table:style-name="ce2">
            <text:p>27,1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599409999999998" table:style-name="ce2">
            <text:p>0,7359941</text:p>
          </table:table-cell>
          <table:table-cell office:value-type="string" table:style-name="ce2">
            <text:p><text:s/>error rate</text:p>
          </table:table-cell>
          <table:table-cell office:value-type="float" office:value="27.61" table:style-name="ce2">
            <text:p>27,61</text:p>
          </table:table-cell>
          <table:table-cell office:value-type="float" office:value="27.61" table:formula="of:=ROUND([.D737]; 2)" table:style-name="ce2">
            <text:p>27,6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699409999999999" table:style-name="ce2">
            <text:p>0,7369941</text:p>
          </table:table-cell>
          <table:table-cell office:value-type="string" table:style-name="ce2">
            <text:p><text:s/>error rate</text:p>
          </table:table-cell>
          <table:table-cell office:value-type="float" office:value="27.45" table:style-name="ce2">
            <text:p>27,45</text:p>
          </table:table-cell>
          <table:table-cell office:value-type="float" office:value="27.45" table:formula="of:=ROUND([.D738]; 2)" table:style-name="ce2">
            <text:p>27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799409999999999" table:style-name="ce2">
            <text:p>0,7379941</text:p>
          </table:table-cell>
          <table:table-cell office:value-type="string" table:style-name="ce2">
            <text:p><text:s/>error rate</text:p>
          </table:table-cell>
          <table:table-cell office:value-type="float" office:value="26.230001000000001" table:style-name="ce2">
            <text:p>26,230001</text:p>
          </table:table-cell>
          <table:table-cell office:value-type="float" office:value="26.23" table:formula="of:=ROUND([.D739]; 2)" table:style-name="ce2">
            <text:p>26,2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899406000000001" table:style-name="ce2">
            <text:p>0,73899406</text:p>
          </table:table-cell>
          <table:table-cell office:value-type="string" table:style-name="ce2">
            <text:p><text:s/>error rate</text:p>
          </table:table-cell>
          <table:table-cell office:value-type="float" office:value="28.009998" table:style-name="ce2">
            <text:p>28,009998</text:p>
          </table:table-cell>
          <table:table-cell office:value-type="float" office:value="28.01" table:formula="of:=ROUND([.D740]; 2)" table:style-name="ce2">
            <text:p>28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3999404999999996" table:style-name="ce2">
            <text:p>0,73999405</text:p>
          </table:table-cell>
          <table:table-cell office:value-type="string" table:style-name="ce2">
            <text:p><text:s/>error rate</text:p>
          </table:table-cell>
          <table:table-cell office:value-type="float" office:value="26.699998999999998" table:style-name="ce2">
            <text:p>26,699999</text:p>
          </table:table-cell>
          <table:table-cell office:value-type="float" office:value="26.7" table:formula="of:=ROUND([.D741]; 2)" table:style-name="ce2">
            <text:p>26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099404000000002" table:style-name="ce2">
            <text:p>0,74099404</text:p>
          </table:table-cell>
          <table:table-cell office:value-type="string" table:style-name="ce2">
            <text:p><text:s/>error rate</text:p>
          </table:table-cell>
          <table:table-cell office:value-type="float" office:value="28.349997999999999" table:style-name="ce2">
            <text:p>28,349998</text:p>
          </table:table-cell>
          <table:table-cell office:value-type="float" office:value="28.35" table:formula="of:=ROUND([.D742]; 2)" table:style-name="ce2">
            <text:p>28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199400000000004" table:style-name="ce2">
            <text:p>0,741994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743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299400000000004" table:style-name="ce2">
            <text:p>0,742994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744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399400000000004" table:style-name="ce2">
            <text:p>0,743994</text:p>
          </table:table-cell>
          <table:table-cell office:value-type="string" table:style-name="ce2">
            <text:p><text:s/>error rate</text:p>
          </table:table-cell>
          <table:table-cell office:value-type="float" office:value="26.49" table:style-name="ce2">
            <text:p>26,49</text:p>
          </table:table-cell>
          <table:table-cell office:value-type="float" office:value="26.49" table:formula="of:=ROUND([.D745]; 2)" table:style-name="ce2">
            <text:p>26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499400000000005" table:style-name="ce2">
            <text:p>0,744994</text:p>
          </table:table-cell>
          <table:table-cell office:value-type="string" table:style-name="ce2">
            <text:p><text:s/>error rate</text:p>
          </table:table-cell>
          <table:table-cell office:value-type="float" office:value="33.82" table:style-name="ce2">
            <text:p>33,82</text:p>
          </table:table-cell>
          <table:table-cell office:value-type="float" office:value="33.82" table:formula="of:=ROUND([.D746]; 2)" table:style-name="ce2">
            <text:p>33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599400000000005" table:style-name="ce2">
            <text:p>0,745994</text:p>
          </table:table-cell>
          <table:table-cell office:value-type="string" table:style-name="ce2">
            <text:p><text:s/>error rate</text:p>
          </table:table-cell>
          <table:table-cell office:value-type="float" office:value="28.3" table:style-name="ce2">
            <text:p>28,3</text:p>
          </table:table-cell>
          <table:table-cell office:value-type="float" office:value="28.3" table:formula="of:=ROUND([.D747]; 2)" table:style-name="ce2">
            <text:p>28,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699395999999996" table:style-name="ce2">
            <text:p>0,74699396</text:p>
          </table:table-cell>
          <table:table-cell office:value-type="string" table:style-name="ce2">
            <text:p><text:s/>error rate</text:p>
          </table:table-cell>
          <table:table-cell office:value-type="float" office:value="25.170002" table:style-name="ce2">
            <text:p>25,170002</text:p>
          </table:table-cell>
          <table:table-cell office:value-type="float" office:value="25.17" table:formula="of:=ROUND([.D748]; 2)" table:style-name="ce2">
            <text:p>25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799395000000002" table:style-name="ce2">
            <text:p>0,74799395</text:p>
          </table:table-cell>
          <table:table-cell office:value-type="string" table:style-name="ce2">
            <text:p><text:s/>error rate</text:p>
          </table:table-cell>
          <table:table-cell office:value-type="float" office:value="27.18" table:style-name="ce2">
            <text:p>27,18</text:p>
          </table:table-cell>
          <table:table-cell office:value-type="float" office:value="27.18" table:formula="of:=ROUND([.D749]; 2)" table:style-name="ce2">
            <text:p>27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899393000000003" table:style-name="ce2">
            <text:p>0,74899393</text:p>
          </table:table-cell>
          <table:table-cell office:value-type="string" table:style-name="ce2">
            <text:p><text:s/>error rate</text:p>
          </table:table-cell>
          <table:table-cell office:value-type="float" office:value="31.07" table:style-name="ce2">
            <text:p>31,07</text:p>
          </table:table-cell>
          <table:table-cell office:value-type="float" office:value="31.07" table:formula="of:=ROUND([.D750]; 2)" table:style-name="ce2">
            <text:p>31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4999389999999999" table:style-name="ce2">
            <text:p>0,7499939</text:p>
          </table:table-cell>
          <table:table-cell office:value-type="string" table:style-name="ce2">
            <text:p><text:s/>error rate</text:p>
          </table:table-cell>
          <table:table-cell office:value-type="float" office:value="27.759998" table:style-name="ce2">
            <text:p>27,759998</text:p>
          </table:table-cell>
          <table:table-cell office:value-type="float" office:value="27.76" table:formula="of:=ROUND([.D751]; 2)" table:style-name="ce2">
            <text:p>27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099389999999999" table:style-name="ce2">
            <text:p>0,7509939</text:p>
          </table:table-cell>
          <table:table-cell office:value-type="string" table:style-name="ce2">
            <text:p><text:s/>error rate</text:p>
          </table:table-cell>
          <table:table-cell office:value-type="float" office:value="27.669998" table:style-name="ce2">
            <text:p>27,669998</text:p>
          </table:table-cell>
          <table:table-cell office:value-type="float" office:value="27.67" table:formula="of:=ROUND([.D752]; 2)" table:style-name="ce2">
            <text:p>27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199389999999999" table:style-name="ce2">
            <text:p>0,7519939</text:p>
          </table:table-cell>
          <table:table-cell office:value-type="string" table:style-name="ce2">
            <text:p><text:s/>error rate</text:p>
          </table:table-cell>
          <table:table-cell office:value-type="float" office:value="27.439999" table:style-name="ce2">
            <text:p>27,439999</text:p>
          </table:table-cell>
          <table:table-cell office:value-type="float" office:value="27.44" table:formula="of:=ROUND([.D753]; 2)" table:style-name="ce2">
            <text:p>27,4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299389999999999" table:style-name="ce2">
            <text:p>0,7529939</text:p>
          </table:table-cell>
          <table:table-cell office:value-type="string" table:style-name="ce2">
            <text:p><text:s/>error rate</text:p>
          </table:table-cell>
          <table:table-cell office:value-type="float" office:value="27.03" table:style-name="ce2">
            <text:p>27,03</text:p>
          </table:table-cell>
          <table:table-cell office:value-type="float" office:value="27.03" table:formula="of:=ROUND([.D754]; 2)" table:style-name="ce2">
            <text:p>27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399386999999995" table:style-name="ce2">
            <text:p>0,75399387</text:p>
          </table:table-cell>
          <table:table-cell office:value-type="string" table:style-name="ce2">
            <text:p><text:s/>error rate</text:p>
          </table:table-cell>
          <table:table-cell office:value-type="float" office:value="28.169998" table:style-name="ce2">
            <text:p>28,169998</text:p>
          </table:table-cell>
          <table:table-cell office:value-type="float" office:value="28.17" table:formula="of:=ROUND([.D755]; 2)" table:style-name="ce2">
            <text:p>28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499386000000002" table:style-name="ce2">
            <text:p>0,75499386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756]; 2)" table:style-name="ce2">
            <text:p>26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599384000000003" table:style-name="ce2">
            <text:p>0,75599384</text:p>
          </table:table-cell>
          <table:table-cell office:value-type="string" table:style-name="ce2">
            <text:p><text:s/>error rate</text:p>
          </table:table-cell>
          <table:table-cell office:value-type="float" office:value="26.99" table:style-name="ce2">
            <text:p>26,99</text:p>
          </table:table-cell>
          <table:table-cell office:value-type="float" office:value="26.99" table:formula="of:=ROUND([.D757]; 2)" table:style-name="ce2">
            <text:p>26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699382999999998" table:style-name="ce2">
            <text:p>0,75699383</text:p>
          </table:table-cell>
          <table:table-cell office:value-type="string" table:style-name="ce2">
            <text:p><text:s/>error rate</text:p>
          </table:table-cell>
          <table:table-cell office:value-type="float" office:value="28.009998" table:style-name="ce2">
            <text:p>28,009998</text:p>
          </table:table-cell>
          <table:table-cell office:value-type="float" office:value="28.01" table:formula="of:=ROUND([.D758]; 2)" table:style-name="ce2">
            <text:p>28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799380000000005" table:style-name="ce2">
            <text:p>0,7579938</text:p>
          </table:table-cell>
          <table:table-cell office:value-type="string" table:style-name="ce2">
            <text:p><text:s/>error rate</text:p>
          </table:table-cell>
          <table:table-cell office:value-type="float" office:value="26.750001999999999" table:style-name="ce2">
            <text:p>26,750002</text:p>
          </table:table-cell>
          <table:table-cell office:value-type="float" office:value="26.75" table:formula="of:=ROUND([.D759]; 2)" table:style-name="ce2">
            <text:p>26,7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899380000000005" table:style-name="ce2">
            <text:p>0,7589938</text:p>
          </table:table-cell>
          <table:table-cell office:value-type="string" table:style-name="ce2">
            <text:p><text:s/>error rate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formula="of:=ROUND([.D760]; 2)" table:style-name="ce2">
            <text:p>26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5999380000000005" table:style-name="ce2">
            <text:p>0,7599938</text:p>
          </table:table-cell>
          <table:table-cell office:value-type="string" table:style-name="ce2">
            <text:p><text:s/>error rate</text:p>
          </table:table-cell>
          <table:table-cell office:value-type="float" office:value="28.119999" table:style-name="ce2">
            <text:p>28,119999</text:p>
          </table:table-cell>
          <table:table-cell office:value-type="float" office:value="28.12" table:formula="of:=ROUND([.D761]; 2)" table:style-name="ce2">
            <text:p>28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099380000000005" table:style-name="ce2">
            <text:p>0,7609938</text:p>
          </table:table-cell>
          <table:table-cell office:value-type="string" table:style-name="ce2">
            <text:p><text:s/>error rate</text:p>
          </table:table-cell>
          <table:table-cell office:value-type="float" office:value="26.78" table:style-name="ce2">
            <text:p>26,78</text:p>
          </table:table-cell>
          <table:table-cell office:value-type="float" office:value="26.78" table:formula="of:=ROUND([.D762]; 2)" table:style-name="ce2">
            <text:p>26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199377000000001" table:style-name="ce2">
            <text:p>0,76199377</text:p>
          </table:table-cell>
          <table:table-cell office:value-type="string" table:style-name="ce2">
            <text:p><text:s/>error rate</text:p>
          </table:table-cell>
          <table:table-cell office:value-type="float" office:value="26.460000999999998" table:style-name="ce2">
            <text:p>26,460001</text:p>
          </table:table-cell>
          <table:table-cell office:value-type="float" office:value="26.46" table:formula="of:=ROUND([.D763]; 2)" table:style-name="ce2">
            <text:p>26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299375000000003" table:style-name="ce2">
            <text:p>0,76299375</text:p>
          </table:table-cell>
          <table:table-cell office:value-type="string" table:style-name="ce2">
            <text:p><text:s/>error rate</text:p>
          </table:table-cell>
          <table:table-cell office:value-type="float" office:value="26.76" table:style-name="ce2">
            <text:p>26,76</text:p>
          </table:table-cell>
          <table:table-cell office:value-type="float" office:value="26.76" table:formula="of:=ROUND([.D764]; 2)" table:style-name="ce2">
            <text:p>26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399373999999998" table:style-name="ce2">
            <text:p>0,76399374</text:p>
          </table:table-cell>
          <table:table-cell office:value-type="string" table:style-name="ce2">
            <text:p><text:s/>error rate</text:p>
          </table:table-cell>
          <table:table-cell office:value-type="float" office:value="31.45" table:style-name="ce2">
            <text:p>31,45</text:p>
          </table:table-cell>
          <table:table-cell office:value-type="float" office:value="31.45" table:formula="of:=ROUND([.D765]; 2)" table:style-name="ce2">
            <text:p>31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49937" table:style-name="ce2">
            <text:p>0,7649937</text:p>
          </table:table-cell>
          <table:table-cell office:value-type="string" table:style-name="ce2">
            <text:p><text:s/>error rate</text:p>
          </table:table-cell>
          <table:table-cell office:value-type="float" office:value="27.59" table:style-name="ce2">
            <text:p>27,59</text:p>
          </table:table-cell>
          <table:table-cell office:value-type="float" office:value="27.59" table:formula="of:=ROUND([.D766]; 2)" table:style-name="ce2">
            <text:p>27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59937" table:style-name="ce2">
            <text:p>0,7659937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767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69937" table:style-name="ce2">
            <text:p>0,7669937</text:p>
          </table:table-cell>
          <table:table-cell office:value-type="string" table:style-name="ce2">
            <text:p><text:s/>error rate</text:p>
          </table:table-cell>
          <table:table-cell office:value-type="float" office:value="30.22" table:style-name="ce2">
            <text:p>30,22</text:p>
          </table:table-cell>
          <table:table-cell office:value-type="float" office:value="30.22" table:formula="of:=ROUND([.D768]; 2)" table:style-name="ce2">
            <text:p>30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79937" table:style-name="ce2">
            <text:p>0,7679937</text:p>
          </table:table-cell>
          <table:table-cell office:value-type="string" table:style-name="ce2">
            <text:p><text:s/>error rate</text:p>
          </table:table-cell>
          <table:table-cell office:value-type="float" office:value="26.589998000000001" table:style-name="ce2">
            <text:p>26,589998</text:p>
          </table:table-cell>
          <table:table-cell office:value-type="float" office:value="26.59" table:formula="of:=ROUND([.D769]; 2)" table:style-name="ce2">
            <text:p>26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89937" table:style-name="ce2">
            <text:p>0,7689937</text:p>
          </table:table-cell>
          <table:table-cell office:value-type="string" table:style-name="ce2">
            <text:p><text:s/>error rate</text:p>
          </table:table-cell>
          <table:table-cell office:value-type="float" office:value="23.880001" table:style-name="ce2">
            <text:p>23,880001</text:p>
          </table:table-cell>
          <table:table-cell office:value-type="float" office:value="23.88" table:formula="of:=ROUND([.D770]; 2)" table:style-name="ce2">
            <text:p>23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6999366000000002" table:style-name="ce2">
            <text:p>0,76999366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771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099364999999997" table:style-name="ce2">
            <text:p>0,77099365</text:p>
          </table:table-cell>
          <table:table-cell office:value-type="string" table:style-name="ce2">
            <text:p><text:s/>error rate</text:p>
          </table:table-cell>
          <table:table-cell office:value-type="float" office:value="28.330002" table:style-name="ce2">
            <text:p>28,330002</text:p>
          </table:table-cell>
          <table:table-cell office:value-type="float" office:value="28.33" table:formula="of:=ROUND([.D772]; 2)" table:style-name="ce2">
            <text:p>28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199364000000004" table:style-name="ce2">
            <text:p>0,77199364</text:p>
          </table:table-cell>
          <table:table-cell office:value-type="string" table:style-name="ce2">
            <text:p><text:s/>error rate</text:p>
          </table:table-cell>
          <table:table-cell office:value-type="float" office:value="29.269998999999999" table:style-name="ce2">
            <text:p>29,269999</text:p>
          </table:table-cell>
          <table:table-cell office:value-type="float" office:value="29.27" table:formula="of:=ROUND([.D773]; 2)" table:style-name="ce2">
            <text:p>29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299359999999995" table:style-name="ce2">
            <text:p>0,7729936</text:p>
          </table:table-cell>
          <table:table-cell office:value-type="string" table:style-name="ce2">
            <text:p><text:s/>error rate</text:p>
          </table:table-cell>
          <table:table-cell office:value-type="float" office:value="30.52" table:style-name="ce2">
            <text:p>30,52</text:p>
          </table:table-cell>
          <table:table-cell office:value-type="float" office:value="30.52" table:formula="of:=ROUND([.D774]; 2)" table:style-name="ce2">
            <text:p>30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399359999999995" table:style-name="ce2">
            <text:p>0,7739936</text:p>
          </table:table-cell>
          <table:table-cell office:value-type="string" table:style-name="ce2">
            <text:p><text:s/>error rate</text:p>
          </table:table-cell>
          <table:table-cell office:value-type="float" office:value="28.14" table:style-name="ce2">
            <text:p>28,14</text:p>
          </table:table-cell>
          <table:table-cell office:value-type="float" office:value="28.14" table:formula="of:=ROUND([.D775]; 2)" table:style-name="ce2">
            <text:p>28,1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499359999999995" table:style-name="ce2">
            <text:p>0,7749936</text:p>
          </table:table-cell>
          <table:table-cell office:value-type="string" table:style-name="ce2">
            <text:p><text:s/>error rate</text:p>
          </table:table-cell>
          <table:table-cell office:value-type="float" office:value="25.27" table:style-name="ce2">
            <text:p>25,27</text:p>
          </table:table-cell>
          <table:table-cell office:value-type="float" office:value="25.27" table:formula="of:=ROUND([.D776]; 2)" table:style-name="ce2">
            <text:p>25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599359999999995" table:style-name="ce2">
            <text:p>0,7759936</text:p>
          </table:table-cell>
          <table:table-cell office:value-type="string" table:style-name="ce2">
            <text:p><text:s/>error rate</text:p>
          </table:table-cell>
          <table:table-cell office:value-type="float" office:value="29.339998000000001" table:style-name="ce2">
            <text:p>29,339998</text:p>
          </table:table-cell>
          <table:table-cell office:value-type="float" office:value="29.34" table:formula="of:=ROUND([.D777]; 2)" table:style-name="ce2">
            <text:p>29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699359999999995" table:style-name="ce2">
            <text:p>0,7769936</text:p>
          </table:table-cell>
          <table:table-cell office:value-type="string" table:style-name="ce2">
            <text:p><text:s/>error rate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formula="of:=ROUND([.D778]; 2)" table:style-name="ce2">
            <text:p>26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799355999999997" table:style-name="ce2">
            <text:p>0,77799356</text:p>
          </table:table-cell>
          <table:table-cell office:value-type="string" table:style-name="ce2">
            <text:p><text:s/>error rate</text:p>
          </table:table-cell>
          <table:table-cell office:value-type="float" office:value="27.289999000000002" table:style-name="ce2">
            <text:p>27,289999</text:p>
          </table:table-cell>
          <table:table-cell office:value-type="float" office:value="27.29" table:formula="of:=ROUND([.D779]; 2)" table:style-name="ce2">
            <text:p>27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899355000000003" table:style-name="ce2">
            <text:p>0,77899355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780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7999353000000005" table:style-name="ce2">
            <text:p>0,77999353</text:p>
          </table:table-cell>
          <table:table-cell office:value-type="string" table:style-name="ce2">
            <text:p><text:s/>error rate</text:p>
          </table:table-cell>
          <table:table-cell office:value-type="float" office:value="29.429998000000001" table:style-name="ce2">
            <text:p>29,429998</text:p>
          </table:table-cell>
          <table:table-cell office:value-type="float" office:value="29.43" table:formula="of:=ROUND([.D781]; 2)" table:style-name="ce2">
            <text:p>29,4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099350000000001" table:style-name="ce2">
            <text:p>0,7809935</text:p>
          </table:table-cell>
          <table:table-cell office:value-type="string" table:style-name="ce2">
            <text:p><text:s/>error rate</text:p>
          </table:table-cell>
          <table:table-cell office:value-type="float" office:value="25.87" table:style-name="ce2">
            <text:p>25,87</text:p>
          </table:table-cell>
          <table:table-cell office:value-type="float" office:value="25.87" table:formula="of:=ROUND([.D782]; 2)" table:style-name="ce2">
            <text:p>25,8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199350000000001" table:style-name="ce2">
            <text:p>0,7819935</text:p>
          </table:table-cell>
          <table:table-cell office:value-type="string" table:style-name="ce2">
            <text:p><text:s/>error rate</text:p>
          </table:table-cell>
          <table:table-cell office:value-type="float" office:value="27.289999000000002" table:style-name="ce2">
            <text:p>27,289999</text:p>
          </table:table-cell>
          <table:table-cell office:value-type="float" office:value="27.29" table:formula="of:=ROUND([.D783]; 2)" table:style-name="ce2">
            <text:p>27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299350000000001" table:style-name="ce2">
            <text:p>0,7829935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784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399350000000001" table:style-name="ce2">
            <text:p>0,7839935</text:p>
          </table:table-cell>
          <table:table-cell office:value-type="string" table:style-name="ce2">
            <text:p><text:s/>error rate</text:p>
          </table:table-cell>
          <table:table-cell office:value-type="float" office:value="27.95" table:style-name="ce2">
            <text:p>27,95</text:p>
          </table:table-cell>
          <table:table-cell office:value-type="float" office:value="27.95" table:formula="of:=ROUND([.D785]; 2)" table:style-name="ce2">
            <text:p>27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499346999999997" table:style-name="ce2">
            <text:p>0,78499347</text:p>
          </table:table-cell>
          <table:table-cell office:value-type="string" table:style-name="ce2">
            <text:p><text:s/>error rate</text:p>
          </table:table-cell>
          <table:table-cell office:value-type="float" office:value="29.58" table:style-name="ce2">
            <text:p>29,58</text:p>
          </table:table-cell>
          <table:table-cell office:value-type="float" office:value="29.58" table:formula="of:=ROUND([.D786]; 2)" table:style-name="ce2">
            <text:p>29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599346000000003" table:style-name="ce2">
            <text:p>0,78599346</text:p>
          </table:table-cell>
          <table:table-cell office:value-type="string" table:style-name="ce2">
            <text:p><text:s/>error rate</text:p>
          </table:table-cell>
          <table:table-cell office:value-type="float" office:value="29.249998000000001" table:style-name="ce2">
            <text:p>29,249998</text:p>
          </table:table-cell>
          <table:table-cell office:value-type="float" office:value="29.25" table:formula="of:=ROUND([.D787]; 2)" table:style-name="ce2">
            <text:p>29,2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699344000000004" table:style-name="ce2">
            <text:p>0,78699344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788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799342999999999" table:style-name="ce2">
            <text:p>0,78799343</text:p>
          </table:table-cell>
          <table:table-cell office:value-type="string" table:style-name="ce2">
            <text:p><text:s/>error rate</text:p>
          </table:table-cell>
          <table:table-cell office:value-type="float" office:value="24.95" table:style-name="ce2">
            <text:p>24,95</text:p>
          </table:table-cell>
          <table:table-cell office:value-type="float" office:value="24.95" table:formula="of:=ROUND([.D789]; 2)" table:style-name="ce2">
            <text:p>24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899339999999996" table:style-name="ce2">
            <text:p>0,7889934</text:p>
          </table:table-cell>
          <table:table-cell office:value-type="string" table:style-name="ce2">
            <text:p><text:s/>error rate</text:p>
          </table:table-cell>
          <table:table-cell office:value-type="float" office:value="25.009998" table:style-name="ce2">
            <text:p>25,009998</text:p>
          </table:table-cell>
          <table:table-cell office:value-type="float" office:value="25.01" table:formula="of:=ROUND([.D790]; 2)" table:style-name="ce2">
            <text:p>25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8999339999999996" table:style-name="ce2">
            <text:p>0,7899934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791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099339999999996" table:style-name="ce2">
            <text:p>0,7909934</text:p>
          </table:table-cell>
          <table:table-cell office:value-type="string" table:style-name="ce2">
            <text:p><text:s/>error rate</text:p>
          </table:table-cell>
          <table:table-cell office:value-type="float" office:value="27.810001" table:style-name="ce2">
            <text:p>27,810001</text:p>
          </table:table-cell>
          <table:table-cell office:value-type="float" office:value="27.81" table:formula="of:=ROUND([.D792]; 2)" table:style-name="ce2">
            <text:p>27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199339999999996" table:style-name="ce2">
            <text:p>0,7919934</text:p>
          </table:table-cell>
          <table:table-cell office:value-type="string" table:style-name="ce2">
            <text:p><text:s/>error rate</text:p>
          </table:table-cell>
          <table:table-cell office:value-type="float" office:value="29.390001000000002" table:style-name="ce2">
            <text:p>29,390001</text:p>
          </table:table-cell>
          <table:table-cell office:value-type="float" office:value="29.39" table:formula="of:=ROUND([.D793]; 2)" table:style-name="ce2">
            <text:p>29,3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299337000000003" table:style-name="ce2">
            <text:p>0,79299337</text:p>
          </table:table-cell>
          <table:table-cell office:value-type="string" table:style-name="ce2">
            <text:p><text:s/>error rate</text:p>
          </table:table-cell>
          <table:table-cell office:value-type="float" office:value="26.42" table:style-name="ce2">
            <text:p>26,42</text:p>
          </table:table-cell>
          <table:table-cell office:value-type="float" office:value="26.42" table:formula="of:=ROUND([.D794]; 2)" table:style-name="ce2">
            <text:p>26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399335000000004" table:style-name="ce2">
            <text:p>0,79399335</text:p>
          </table:table-cell>
          <table:table-cell office:value-type="string" table:style-name="ce2">
            <text:p><text:s/>error rate</text:p>
          </table:table-cell>
          <table:table-cell office:value-type="float" office:value="27.7" table:style-name="ce2">
            <text:p>27,7</text:p>
          </table:table-cell>
          <table:table-cell office:value-type="float" office:value="27.7" table:formula="of:=ROUND([.D795]; 2)" table:style-name="ce2">
            <text:p>27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499333999999999" table:style-name="ce2">
            <text:p>0,79499334</text:p>
          </table:table-cell>
          <table:table-cell office:value-type="string" table:style-name="ce2">
            <text:p><text:s/>error rate</text:p>
          </table:table-cell>
          <table:table-cell office:value-type="float" office:value="26.230001000000001" table:style-name="ce2">
            <text:p>26,230001</text:p>
          </table:table-cell>
          <table:table-cell office:value-type="float" office:value="26.23" table:formula="of:=ROUND([.D796]; 2)" table:style-name="ce2">
            <text:p>26,2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599330000000001" table:style-name="ce2">
            <text:p>0,7959933</text:p>
          </table:table-cell>
          <table:table-cell office:value-type="string" table:style-name="ce2">
            <text:p><text:s/>error rate</text:p>
          </table:table-cell>
          <table:table-cell office:value-type="float" office:value="30.84" table:style-name="ce2">
            <text:p>30,84</text:p>
          </table:table-cell>
          <table:table-cell office:value-type="float" office:value="30.84" table:formula="of:=ROUND([.D797]; 2)" table:style-name="ce2">
            <text:p>30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699330000000002" table:style-name="ce2">
            <text:p>0,7969933</text:p>
          </table:table-cell>
          <table:table-cell office:value-type="string" table:style-name="ce2">
            <text:p><text:s/>error rate</text:p>
          </table:table-cell>
          <table:table-cell office:value-type="float" office:value="29.289999000000002" table:style-name="ce2">
            <text:p>29,289999</text:p>
          </table:table-cell>
          <table:table-cell office:value-type="float" office:value="29.29" table:formula="of:=ROUND([.D798]; 2)" table:style-name="ce2">
            <text:p>29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799330000000002" table:style-name="ce2">
            <text:p>0,7979933</text:p>
          </table:table-cell>
          <table:table-cell office:value-type="string" table:style-name="ce2">
            <text:p><text:s/>error rate</text:p>
          </table:table-cell>
          <table:table-cell office:value-type="float" office:value="25.85" table:style-name="ce2">
            <text:p>25,85</text:p>
          </table:table-cell>
          <table:table-cell office:value-type="float" office:value="25.85" table:formula="of:=ROUND([.D799]; 2)" table:style-name="ce2">
            <text:p>25,8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899330000000002" table:style-name="ce2">
            <text:p>0,7989933</text:p>
          </table:table-cell>
          <table:table-cell office:value-type="string" table:style-name="ce2">
            <text:p><text:s/>error rate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formula="of:=ROUND([.D800]; 2)" table:style-name="ce2">
            <text:p>26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79999330000000002" table:style-name="ce2">
            <text:p>0,7999933</text:p>
          </table:table-cell>
          <table:table-cell office:value-type="string" table:style-name="ce2">
            <text:p><text:s/>error rate</text:p>
          </table:table-cell>
          <table:table-cell office:value-type="float" office:value="27.49" table:style-name="ce2">
            <text:p>27,49</text:p>
          </table:table-cell>
          <table:table-cell office:value-type="float" office:value="27.49" table:formula="of:=ROUND([.D801]; 2)" table:style-name="ce2">
            <text:p>27,4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099326000000004" table:style-name="ce2">
            <text:p>0,80099326</text:p>
          </table:table-cell>
          <table:table-cell office:value-type="string" table:style-name="ce2">
            <text:p><text:s/>error rate</text:p>
          </table:table-cell>
          <table:table-cell office:value-type="float" office:value="29.17" table:style-name="ce2">
            <text:p>29,17</text:p>
          </table:table-cell>
          <table:table-cell office:value-type="float" office:value="29.17" table:formula="of:=ROUND([.D802]; 2)" table:style-name="ce2">
            <text:p>29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199324999999999" table:style-name="ce2">
            <text:p>0,80199325</text:p>
          </table:table-cell>
          <table:table-cell office:value-type="string" table:style-name="ce2">
            <text:p><text:s/>error rate</text:p>
          </table:table-cell>
          <table:table-cell office:value-type="float" office:value="27.71" table:style-name="ce2">
            <text:p>27,71</text:p>
          </table:table-cell>
          <table:table-cell office:value-type="float" office:value="27.71" table:formula="of:=ROUND([.D803]; 2)" table:style-name="ce2">
            <text:p>27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299324000000005" table:style-name="ce2">
            <text:p>0,80299324</text:p>
          </table:table-cell>
          <table:table-cell office:value-type="string" table:style-name="ce2">
            <text:p><text:s/>error rate</text:p>
          </table:table-cell>
          <table:table-cell office:value-type="float" office:value="28.91" table:style-name="ce2">
            <text:p>28,91</text:p>
          </table:table-cell>
          <table:table-cell office:value-type="float" office:value="28.91" table:formula="of:=ROUND([.D804]; 2)" table:style-name="ce2">
            <text:p>28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399319999999996" table:style-name="ce2">
            <text:p>0,8039932</text:p>
          </table:table-cell>
          <table:table-cell office:value-type="string" table:style-name="ce2">
            <text:p><text:s/>error rate</text:p>
          </table:table-cell>
          <table:table-cell office:value-type="float" office:value="27.070001999999999" table:style-name="ce2">
            <text:p>27,070002</text:p>
          </table:table-cell>
          <table:table-cell office:value-type="float" office:value="27.07" table:formula="of:=ROUND([.D805]; 2)" table:style-name="ce2">
            <text:p>27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499319999999996" table:style-name="ce2">
            <text:p>0,8049932</text:p>
          </table:table-cell>
          <table:table-cell office:value-type="string" table:style-name="ce2">
            <text:p><text:s/>error rate</text:p>
          </table:table-cell>
          <table:table-cell office:value-type="float" office:value="27.93" table:style-name="ce2">
            <text:p>27,93</text:p>
          </table:table-cell>
          <table:table-cell office:value-type="float" office:value="27.93" table:formula="of:=ROUND([.D806]; 2)" table:style-name="ce2">
            <text:p>27,9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599319999999997" table:style-name="ce2">
            <text:p>0,8059932</text:p>
          </table:table-cell>
          <table:table-cell office:value-type="string" table:style-name="ce2">
            <text:p><text:s/>error rate</text:p>
          </table:table-cell>
          <table:table-cell office:value-type="float" office:value="26.640001000000002" table:style-name="ce2">
            <text:p>26,640001</text:p>
          </table:table-cell>
          <table:table-cell office:value-type="float" office:value="26.64" table:formula="of:=ROUND([.D807]; 2)" table:style-name="ce2">
            <text:p>26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699319999999997" table:style-name="ce2">
            <text:p>0,8069932</text:p>
          </table:table-cell>
          <table:table-cell office:value-type="string" table:style-name="ce2">
            <text:p><text:s/>error rate</text:p>
          </table:table-cell>
          <table:table-cell office:value-type="float" office:value="28.79" table:style-name="ce2">
            <text:p>28,79</text:p>
          </table:table-cell>
          <table:table-cell office:value-type="float" office:value="28.79" table:formula="of:=ROUND([.D808]; 2)" table:style-name="ce2">
            <text:p>28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799319999999997" table:style-name="ce2">
            <text:p>0,8079932</text:p>
          </table:table-cell>
          <table:table-cell office:value-type="string" table:style-name="ce2">
            <text:p><text:s/>error rate</text:p>
          </table:table-cell>
          <table:table-cell office:value-type="float" office:value="26.94" table:style-name="ce2">
            <text:p>26,94</text:p>
          </table:table-cell>
          <table:table-cell office:value-type="float" office:value="26.94" table:formula="of:=ROUND([.D809]; 2)" table:style-name="ce2">
            <text:p>26,9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899315999999999" table:style-name="ce2">
            <text:p>0,80899316</text:p>
          </table:table-cell>
          <table:table-cell office:value-type="string" table:style-name="ce2">
            <text:p><text:s/>error rate</text:p>
          </table:table-cell>
          <table:table-cell office:value-type="float" office:value="25.76" table:style-name="ce2">
            <text:p>25,76</text:p>
          </table:table-cell>
          <table:table-cell office:value-type="float" office:value="25.76" table:formula="of:=ROUND([.D810]; 2)" table:style-name="ce2">
            <text:p>25,7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0999315000000005" table:style-name="ce2">
            <text:p>0,80999315</text:p>
          </table:table-cell>
          <table:table-cell office:value-type="string" table:style-name="ce2">
            <text:p><text:s/>error rate</text:p>
          </table:table-cell>
          <table:table-cell office:value-type="float" office:value="28.59" table:style-name="ce2">
            <text:p>28,59</text:p>
          </table:table-cell>
          <table:table-cell office:value-type="float" office:value="28.59" table:formula="of:=ROUND([.D811]; 2)" table:style-name="ce2">
            <text:p>28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099312999999995" table:style-name="ce2">
            <text:p>0,81099313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812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199310000000002" table:style-name="ce2">
            <text:p>0,8119931</text:p>
          </table:table-cell>
          <table:table-cell office:value-type="string" table:style-name="ce2">
            <text:p><text:s/>error rate</text:p>
          </table:table-cell>
          <table:table-cell office:value-type="float" office:value="26.74" table:style-name="ce2">
            <text:p>26,74</text:p>
          </table:table-cell>
          <table:table-cell office:value-type="float" office:value="26.74" table:formula="of:=ROUND([.D813]; 2)" table:style-name="ce2">
            <text:p>26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299310000000002" table:style-name="ce2">
            <text:p>0,8129931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814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399310000000002" table:style-name="ce2">
            <text:p>0,8139931</text:p>
          </table:table-cell>
          <table:table-cell office:value-type="string" table:style-name="ce2">
            <text:p><text:s/>error rate</text:p>
          </table:table-cell>
          <table:table-cell office:value-type="float" office:value="26.699998999999998" table:style-name="ce2">
            <text:p>26,699999</text:p>
          </table:table-cell>
          <table:table-cell office:value-type="float" office:value="26.7" table:formula="of:=ROUND([.D815]; 2)" table:style-name="ce2">
            <text:p>26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499310000000003" table:style-name="ce2">
            <text:p>0,8149931</text:p>
          </table:table-cell>
          <table:table-cell office:value-type="string" table:style-name="ce2">
            <text:p><text:s/>error rate</text:p>
          </table:table-cell>
          <table:table-cell office:value-type="float" office:value="28.740002" table:style-name="ce2">
            <text:p>28,740002</text:p>
          </table:table-cell>
          <table:table-cell office:value-type="float" office:value="28.74" table:formula="of:=ROUND([.D816]; 2)" table:style-name="ce2">
            <text:p>28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599310000000003" table:style-name="ce2">
            <text:p>0,8159931</text:p>
          </table:table-cell>
          <table:table-cell office:value-type="string" table:style-name="ce2">
            <text:p><text:s/>error rate</text:p>
          </table:table-cell>
          <table:table-cell office:value-type="float" office:value="27.59" table:style-name="ce2">
            <text:p>27,59</text:p>
          </table:table-cell>
          <table:table-cell office:value-type="float" office:value="27.59" table:formula="of:=ROUND([.D817]; 2)" table:style-name="ce2">
            <text:p>27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699306000000005" table:style-name="ce2">
            <text:p>0,81699306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818]; 2)" table:style-name="ce2">
            <text:p>27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799303999999995" table:style-name="ce2">
            <text:p>0,81799304</text:p>
          </table:table-cell>
          <table:table-cell office:value-type="string" table:style-name="ce2">
            <text:p><text:s/>error rate</text:p>
          </table:table-cell>
          <table:table-cell office:value-type="float" office:value="25.92" table:style-name="ce2">
            <text:p>25,92</text:p>
          </table:table-cell>
          <table:table-cell office:value-type="float" office:value="25.92" table:formula="of:=ROUND([.D819]; 2)" table:style-name="ce2">
            <text:p>25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899303000000001" table:style-name="ce2">
            <text:p>0,81899303</text:p>
          </table:table-cell>
          <table:table-cell office:value-type="string" table:style-name="ce2">
            <text:p><text:s/>error rate</text:p>
          </table:table-cell>
          <table:table-cell office:value-type="float" office:value="26.24" table:style-name="ce2">
            <text:p>26,24</text:p>
          </table:table-cell>
          <table:table-cell office:value-type="float" office:value="26.24" table:formula="of:=ROUND([.D820]; 2)" table:style-name="ce2">
            <text:p>26,2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1999299999999997" table:style-name="ce2">
            <text:p>0,819993</text:p>
          </table:table-cell>
          <table:table-cell office:value-type="string" table:style-name="ce2">
            <text:p><text:s/>error rate</text:p>
          </table:table-cell>
          <table:table-cell office:value-type="float" office:value="28.75" table:style-name="ce2">
            <text:p>28,75</text:p>
          </table:table-cell>
          <table:table-cell office:value-type="float" office:value="28.75" table:formula="of:=ROUND([.D821]; 2)" table:style-name="ce2">
            <text:p>28,7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099299999999997" table:style-name="ce2">
            <text:p>0,820993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822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199299999999997" table:style-name="ce2">
            <text:p>0,821993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823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299299999999997" table:style-name="ce2">
            <text:p>0,822993</text:p>
          </table:table-cell>
          <table:table-cell office:value-type="string" table:style-name="ce2">
            <text:p><text:s/>error rate</text:p>
          </table:table-cell>
          <table:table-cell office:value-type="float" office:value="26.35" table:style-name="ce2">
            <text:p>26,35</text:p>
          </table:table-cell>
          <table:table-cell office:value-type="float" office:value="26.35" table:formula="of:=ROUND([.D824]; 2)" table:style-name="ce2">
            <text:p>26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399297000000005" table:style-name="ce2">
            <text:p>0,82399297</text:p>
          </table:table-cell>
          <table:table-cell office:value-type="string" table:style-name="ce2">
            <text:p><text:s/>error rate</text:p>
          </table:table-cell>
          <table:table-cell office:value-type="float" office:value="28.32" table:style-name="ce2">
            <text:p>28,32</text:p>
          </table:table-cell>
          <table:table-cell office:value-type="float" office:value="28.32" table:formula="of:=ROUND([.D825]; 2)" table:style-name="ce2">
            <text:p>28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499294999999995" table:style-name="ce2">
            <text:p>0,82499295</text:p>
          </table:table-cell>
          <table:table-cell office:value-type="string" table:style-name="ce2">
            <text:p><text:s/>error rate</text:p>
          </table:table-cell>
          <table:table-cell office:value-type="float" office:value="25.74" table:style-name="ce2">
            <text:p>25,74</text:p>
          </table:table-cell>
          <table:table-cell office:value-type="float" office:value="25.74" table:formula="of:=ROUND([.D826]; 2)" table:style-name="ce2">
            <text:p>25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599294000000001" table:style-name="ce2">
            <text:p>0,82599294</text:p>
          </table:table-cell>
          <table:table-cell office:value-type="string" table:style-name="ce2">
            <text:p><text:s/>error rate</text:p>
          </table:table-cell>
          <table:table-cell office:value-type="float" office:value="31.05" table:style-name="ce2">
            <text:p>31,05</text:p>
          </table:table-cell>
          <table:table-cell office:value-type="float" office:value="31.05" table:formula="of:=ROUND([.D827]; 2)" table:style-name="ce2">
            <text:p>31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699290000000003" table:style-name="ce2">
            <text:p>0,8269929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828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799290000000003" table:style-name="ce2">
            <text:p>0,8279929</text:p>
          </table:table-cell>
          <table:table-cell office:value-type="string" table:style-name="ce2">
            <text:p><text:s/>error rate</text:p>
          </table:table-cell>
          <table:table-cell office:value-type="float" office:value="27.42" table:style-name="ce2">
            <text:p>27,42</text:p>
          </table:table-cell>
          <table:table-cell office:value-type="float" office:value="27.42" table:formula="of:=ROUND([.D829]; 2)" table:style-name="ce2">
            <text:p>27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899290000000003" table:style-name="ce2">
            <text:p>0,8289929</text:p>
          </table:table-cell>
          <table:table-cell office:value-type="string" table:style-name="ce2">
            <text:p><text:s/>error rate</text:p>
          </table:table-cell>
          <table:table-cell office:value-type="float" office:value="28.36" table:style-name="ce2">
            <text:p>28,36</text:p>
          </table:table-cell>
          <table:table-cell office:value-type="float" office:value="28.36" table:formula="of:=ROUND([.D830]; 2)" table:style-name="ce2">
            <text:p>28,3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2999290000000003" table:style-name="ce2">
            <text:p>0,8299929</text:p>
          </table:table-cell>
          <table:table-cell office:value-type="string" table:style-name="ce2">
            <text:p><text:s/>error rate</text:p>
          </table:table-cell>
          <table:table-cell office:value-type="float" office:value="26.03" table:style-name="ce2">
            <text:p>26,03</text:p>
          </table:table-cell>
          <table:table-cell office:value-type="float" office:value="26.03" table:formula="of:=ROUND([.D831]; 2)" table:style-name="ce2">
            <text:p>26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099290000000003" table:style-name="ce2">
            <text:p>0,8309929</text:p>
          </table:table-cell>
          <table:table-cell office:value-type="string" table:style-name="ce2">
            <text:p><text:s/>error rate</text:p>
          </table:table-cell>
          <table:table-cell office:value-type="float" office:value="26.859998999999998" table:style-name="ce2">
            <text:p>26,859999</text:p>
          </table:table-cell>
          <table:table-cell office:value-type="float" office:value="26.86" table:formula="of:=ROUND([.D832]; 2)" table:style-name="ce2">
            <text:p>26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199285999999995" table:style-name="ce2">
            <text:p>0,83199286</text:p>
          </table:table-cell>
          <table:table-cell office:value-type="string" table:style-name="ce2">
            <text:p><text:s/>error rate</text:p>
          </table:table-cell>
          <table:table-cell office:value-type="float" office:value="26.42" table:style-name="ce2">
            <text:p>26,42</text:p>
          </table:table-cell>
          <table:table-cell office:value-type="float" office:value="26.42" table:formula="of:=ROUND([.D833]; 2)" table:style-name="ce2">
            <text:p>26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299285000000001" table:style-name="ce2">
            <text:p>0,83299285</text:p>
          </table:table-cell>
          <table:table-cell office:value-type="string" table:style-name="ce2">
            <text:p><text:s/>error rate</text:p>
          </table:table-cell>
          <table:table-cell office:value-type="float" office:value="25.93" table:style-name="ce2">
            <text:p>25,93</text:p>
          </table:table-cell>
          <table:table-cell office:value-type="float" office:value="25.93" table:formula="of:=ROUND([.D834]; 2)" table:style-name="ce2">
            <text:p>25,9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399283999999996" table:style-name="ce2">
            <text:p>0,83399284</text:p>
          </table:table-cell>
          <table:table-cell office:value-type="string" table:style-name="ce2">
            <text:p><text:s/>error rate</text:p>
          </table:table-cell>
          <table:table-cell office:value-type="float" office:value="28.83" table:style-name="ce2">
            <text:p>28,83</text:p>
          </table:table-cell>
          <table:table-cell office:value-type="float" office:value="28.83" table:formula="of:=ROUND([.D835]; 2)" table:style-name="ce2">
            <text:p>28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499279999999998" table:style-name="ce2">
            <text:p>0,8349928</text:p>
          </table:table-cell>
          <table:table-cell office:value-type="string" table:style-name="ce2">
            <text:p><text:s/>error rate</text:p>
          </table:table-cell>
          <table:table-cell office:value-type="float" office:value="30.39" table:style-name="ce2">
            <text:p>30,39</text:p>
          </table:table-cell>
          <table:table-cell office:value-type="float" office:value="30.39" table:formula="of:=ROUND([.D836]; 2)" table:style-name="ce2">
            <text:p>30,3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599279999999998" table:style-name="ce2">
            <text:p>0,8359928</text:p>
          </table:table-cell>
          <table:table-cell office:value-type="string" table:style-name="ce2">
            <text:p><text:s/>error rate</text:p>
          </table:table-cell>
          <table:table-cell office:value-type="float" office:value="29.840001999999998" table:style-name="ce2">
            <text:p>29,840002</text:p>
          </table:table-cell>
          <table:table-cell office:value-type="float" office:value="29.84" table:formula="of:=ROUND([.D837]; 2)" table:style-name="ce2">
            <text:p>29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699279999999998" table:style-name="ce2">
            <text:p>0,8369928</text:p>
          </table:table-cell>
          <table:table-cell office:value-type="string" table:style-name="ce2">
            <text:p><text:s/>error rate</text:p>
          </table:table-cell>
          <table:table-cell office:value-type="float" office:value="30.160001999999999" table:style-name="ce2">
            <text:p>30,160002</text:p>
          </table:table-cell>
          <table:table-cell office:value-type="float" office:value="30.16" table:formula="of:=ROUND([.D838]; 2)" table:style-name="ce2">
            <text:p>30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799279999999998" table:style-name="ce2">
            <text:p>0,8379928</text:p>
          </table:table-cell>
          <table:table-cell office:value-type="string" table:style-name="ce2">
            <text:p><text:s/>error rate</text:p>
          </table:table-cell>
          <table:table-cell office:value-type="float" office:value="28.630001" table:style-name="ce2">
            <text:p>28,630001</text:p>
          </table:table-cell>
          <table:table-cell office:value-type="float" office:value="28.63" table:formula="of:=ROUND([.D839]; 2)" table:style-name="ce2">
            <text:p>28,6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899279999999998" table:style-name="ce2">
            <text:p>0,8389928</text:p>
          </table:table-cell>
          <table:table-cell office:value-type="string" table:style-name="ce2">
            <text:p><text:s/>error rate</text:p>
          </table:table-cell>
          <table:table-cell office:value-type="float" office:value="27.970001" table:style-name="ce2">
            <text:p>27,970001</text:p>
          </table:table-cell>
          <table:table-cell office:value-type="float" office:value="27.97" table:formula="of:=ROUND([.D840]; 2)" table:style-name="ce2">
            <text:p>27,9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3999276" table:style-name="ce2">
            <text:p>0,83999276</text:p>
          </table:table-cell>
          <table:table-cell office:value-type="string" table:style-name="ce2">
            <text:p><text:s/>error rate</text:p>
          </table:table-cell>
          <table:table-cell office:value-type="float" office:value="26.249998000000001" table:style-name="ce2">
            <text:p>26,249998</text:p>
          </table:table-cell>
          <table:table-cell office:value-type="float" office:value="26.25" table:formula="of:=ROUND([.D841]; 2)" table:style-name="ce2">
            <text:p>26,2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099274999999996" table:style-name="ce2">
            <text:p>0,84099275</text:p>
          </table:table-cell>
          <table:table-cell office:value-type="string" table:style-name="ce2">
            <text:p><text:s/>error rate</text:p>
          </table:table-cell>
          <table:table-cell office:value-type="float" office:value="27.47" table:style-name="ce2">
            <text:p>27,47</text:p>
          </table:table-cell>
          <table:table-cell office:value-type="float" office:value="27.47" table:formula="of:=ROUND([.D842]; 2)" table:style-name="ce2">
            <text:p>27,4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199274000000002" table:style-name="ce2">
            <text:p>0,84199274</text:p>
          </table:table-cell>
          <table:table-cell office:value-type="string" table:style-name="ce2">
            <text:p><text:s/>error rate</text:p>
          </table:table-cell>
          <table:table-cell office:value-type="float" office:value="30.24" table:style-name="ce2">
            <text:p>30,24</text:p>
          </table:table-cell>
          <table:table-cell office:value-type="float" office:value="30.24" table:formula="of:=ROUND([.D843]; 2)" table:style-name="ce2">
            <text:p>30,2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299270000000004" table:style-name="ce2">
            <text:p>0,8429927</text:p>
          </table:table-cell>
          <table:table-cell office:value-type="string" table:style-name="ce2">
            <text:p><text:s/>error rate</text:p>
          </table:table-cell>
          <table:table-cell office:value-type="float" office:value="29.750001999999999" table:style-name="ce2">
            <text:p>29,750002</text:p>
          </table:table-cell>
          <table:table-cell office:value-type="float" office:value="29.75" table:formula="of:=ROUND([.D844]; 2)" table:style-name="ce2">
            <text:p>29,7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399270000000004" table:style-name="ce2">
            <text:p>0,8439927</text:p>
          </table:table-cell>
          <table:table-cell office:value-type="string" table:style-name="ce2">
            <text:p><text:s/>error rate</text:p>
          </table:table-cell>
          <table:table-cell office:value-type="float" office:value="29.289999000000002" table:style-name="ce2">
            <text:p>29,289999</text:p>
          </table:table-cell>
          <table:table-cell office:value-type="float" office:value="29.29" table:formula="of:=ROUND([.D845]; 2)" table:style-name="ce2">
            <text:p>29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499270000000004" table:style-name="ce2">
            <text:p>0,8449927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846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599270000000004" table:style-name="ce2">
            <text:p>0,8459927</text:p>
          </table:table-cell>
          <table:table-cell office:value-type="string" table:style-name="ce2">
            <text:p><text:s/>error rate</text:p>
          </table:table-cell>
          <table:table-cell office:value-type="float" office:value="24.529999" table:style-name="ce2">
            <text:p>24,529999</text:p>
          </table:table-cell>
          <table:table-cell office:value-type="float" office:value="24.53" table:formula="of:=ROUND([.D847]; 2)" table:style-name="ce2">
            <text:p>24,5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699270000000004" table:style-name="ce2">
            <text:p>0,8469927</text:p>
          </table:table-cell>
          <table:table-cell office:value-type="string" table:style-name="ce2">
            <text:p><text:s/>error rate</text:p>
          </table:table-cell>
          <table:table-cell office:value-type="float" office:value="27.46" table:style-name="ce2">
            <text:p>27,46</text:p>
          </table:table-cell>
          <table:table-cell office:value-type="float" office:value="27.46" table:formula="of:=ROUND([.D848]; 2)" table:style-name="ce2">
            <text:p>27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799265999999995" table:style-name="ce2">
            <text:p>0,84799266</text:p>
          </table:table-cell>
          <table:table-cell office:value-type="string" table:style-name="ce2">
            <text:p><text:s/>error rate</text:p>
          </table:table-cell>
          <table:table-cell office:value-type="float" office:value="27.79" table:style-name="ce2">
            <text:p>27,79</text:p>
          </table:table-cell>
          <table:table-cell office:value-type="float" office:value="27.79" table:formula="of:=ROUND([.D849]; 2)" table:style-name="ce2">
            <text:p>27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899265000000002" table:style-name="ce2">
            <text:p>0,84899265</text:p>
          </table:table-cell>
          <table:table-cell office:value-type="string" table:style-name="ce2">
            <text:p><text:s/>error rate</text:p>
          </table:table-cell>
          <table:table-cell office:value-type="float" office:value="26.789999000000002" table:style-name="ce2">
            <text:p>26,789999</text:p>
          </table:table-cell>
          <table:table-cell office:value-type="float" office:value="26.79" table:formula="of:=ROUND([.D850]; 2)" table:style-name="ce2">
            <text:p>26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4999263000000003" table:style-name="ce2">
            <text:p>0,84999263</text:p>
          </table:table-cell>
          <table:table-cell office:value-type="string" table:style-name="ce2">
            <text:p><text:s/>error rate</text:p>
          </table:table-cell>
          <table:table-cell office:value-type="float" office:value="24.369999" table:style-name="ce2">
            <text:p>24,369999</text:p>
          </table:table-cell>
          <table:table-cell office:value-type="float" office:value="24.37" table:formula="of:=ROUND([.D851]; 2)" table:style-name="ce2">
            <text:p>24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099259999999999" table:style-name="ce2">
            <text:p>0,8509926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852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199259999999999" table:style-name="ce2">
            <text:p>0,8519926</text:p>
          </table:table-cell>
          <table:table-cell office:value-type="string" table:style-name="ce2">
            <text:p><text:s/>error rate</text:p>
          </table:table-cell>
          <table:table-cell office:value-type="float" office:value="27.84" table:style-name="ce2">
            <text:p>27,84</text:p>
          </table:table-cell>
          <table:table-cell office:value-type="float" office:value="27.84" table:formula="of:=ROUND([.D853]; 2)" table:style-name="ce2">
            <text:p>27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299259999999999" table:style-name="ce2">
            <text:p>0,8529926</text:p>
          </table:table-cell>
          <table:table-cell office:value-type="string" table:style-name="ce2">
            <text:p><text:s/>error rate</text:p>
          </table:table-cell>
          <table:table-cell office:value-type="float" office:value="24.01" table:style-name="ce2">
            <text:p>24,01</text:p>
          </table:table-cell>
          <table:table-cell office:value-type="float" office:value="24.01" table:formula="of:=ROUND([.D854]; 2)" table:style-name="ce2">
            <text:p>24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399259999999999" table:style-name="ce2">
            <text:p>0,8539926</text:p>
          </table:table-cell>
          <table:table-cell office:value-type="string" table:style-name="ce2">
            <text:p><text:s/>error rate</text:p>
          </table:table-cell>
          <table:table-cell office:value-type="float" office:value="26.449998999999998" table:style-name="ce2">
            <text:p>26,449999</text:p>
          </table:table-cell>
          <table:table-cell office:value-type="float" office:value="26.45" table:formula="of:=ROUND([.D855]; 2)" table:style-name="ce2">
            <text:p>26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499256999999995" table:style-name="ce2">
            <text:p>0,85499257</text:p>
          </table:table-cell>
          <table:table-cell office:value-type="string" table:style-name="ce2">
            <text:p><text:s/>error rate</text:p>
          </table:table-cell>
          <table:table-cell office:value-type="float" office:value="27.42" table:style-name="ce2">
            <text:p>27,42</text:p>
          </table:table-cell>
          <table:table-cell office:value-type="float" office:value="27.42" table:formula="of:=ROUND([.D856]; 2)" table:style-name="ce2">
            <text:p>27,4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599256000000001" table:style-name="ce2">
            <text:p>0,85599256</text:p>
          </table:table-cell>
          <table:table-cell office:value-type="string" table:style-name="ce2">
            <text:p><text:s/>error rate</text:p>
          </table:table-cell>
          <table:table-cell office:value-type="float" office:value="26.81" table:style-name="ce2">
            <text:p>26,81</text:p>
          </table:table-cell>
          <table:table-cell office:value-type="float" office:value="26.81" table:formula="of:=ROUND([.D857]; 2)" table:style-name="ce2">
            <text:p>26,8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699254000000002" table:style-name="ce2">
            <text:p>0,85699254</text:p>
          </table:table-cell>
          <table:table-cell office:value-type="string" table:style-name="ce2">
            <text:p><text:s/>error rate</text:p>
          </table:table-cell>
          <table:table-cell office:value-type="float" office:value="25.369999" table:style-name="ce2">
            <text:p>25,369999</text:p>
          </table:table-cell>
          <table:table-cell office:value-type="float" office:value="25.37" table:formula="of:=ROUND([.D858]; 2)" table:style-name="ce2">
            <text:p>25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799252999999998" table:style-name="ce2">
            <text:p>0,85799253</text:p>
          </table:table-cell>
          <table:table-cell office:value-type="string" table:style-name="ce2">
            <text:p><text:s/>error rate</text:p>
          </table:table-cell>
          <table:table-cell office:value-type="float" office:value="29.31" table:style-name="ce2">
            <text:p>29,31</text:p>
          </table:table-cell>
          <table:table-cell office:value-type="float" office:value="29.31" table:formula="of:=ROUND([.D859]; 2)" table:style-name="ce2">
            <text:p>29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899250000000005" table:style-name="ce2">
            <text:p>0,8589925</text:p>
          </table:table-cell>
          <table:table-cell office:value-type="string" table:style-name="ce2">
            <text:p><text:s/>error rate</text:p>
          </table:table-cell>
          <table:table-cell office:value-type="float" office:value="26.910001999999999" table:style-name="ce2">
            <text:p>26,910002</text:p>
          </table:table-cell>
          <table:table-cell office:value-type="float" office:value="26.91" table:formula="of:=ROUND([.D860]; 2)" table:style-name="ce2">
            <text:p>26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5999250000000005" table:style-name="ce2">
            <text:p>0,8599925</text:p>
          </table:table-cell>
          <table:table-cell office:value-type="string" table:style-name="ce2">
            <text:p><text:s/>error rate</text:p>
          </table:table-cell>
          <table:table-cell office:value-type="float" office:value="24.92" table:style-name="ce2">
            <text:p>24,92</text:p>
          </table:table-cell>
          <table:table-cell office:value-type="float" office:value="24.92" table:formula="of:=ROUND([.D861]; 2)" table:style-name="ce2">
            <text:p>24,9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099250000000005" table:style-name="ce2">
            <text:p>0,8609925</text:p>
          </table:table-cell>
          <table:table-cell office:value-type="string" table:style-name="ce2">
            <text:p><text:s/>error rate</text:p>
          </table:table-cell>
          <table:table-cell office:value-type="float" office:value="28.91" table:style-name="ce2">
            <text:p>28,91</text:p>
          </table:table-cell>
          <table:table-cell office:value-type="float" office:value="28.91" table:formula="of:=ROUND([.D862]; 2)" table:style-name="ce2">
            <text:p>28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199250000000005" table:style-name="ce2">
            <text:p>0,8619925</text:p>
          </table:table-cell>
          <table:table-cell office:value-type="string" table:style-name="ce2">
            <text:p><text:s/>error rate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formula="of:=ROUND([.D863]; 2)" table:style-name="ce2">
            <text:p>28,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299247000000001" table:style-name="ce2">
            <text:p>0,86299247</text:p>
          </table:table-cell>
          <table:table-cell office:value-type="string" table:style-name="ce2">
            <text:p><text:s/>error rate</text:p>
          </table:table-cell>
          <table:table-cell office:value-type="float" office:value="31.05" table:style-name="ce2">
            <text:p>31,05</text:p>
          </table:table-cell>
          <table:table-cell office:value-type="float" office:value="31.05" table:formula="of:=ROUND([.D864]; 2)" table:style-name="ce2">
            <text:p>31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399245000000002" table:style-name="ce2">
            <text:p>0,86399245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865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499243999999997" table:style-name="ce2">
            <text:p>0,86499244</text:p>
          </table:table-cell>
          <table:table-cell office:value-type="string" table:style-name="ce2">
            <text:p><text:s/>error rate</text:p>
          </table:table-cell>
          <table:table-cell office:value-type="float" office:value="27.82" table:style-name="ce2">
            <text:p>27,82</text:p>
          </table:table-cell>
          <table:table-cell office:value-type="float" office:value="27.82" table:formula="of:=ROUND([.D866]; 2)" table:style-name="ce2">
            <text:p>27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59924" table:style-name="ce2">
            <text:p>0,8659924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867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69924" table:style-name="ce2">
            <text:p>0,8669924</text:p>
          </table:table-cell>
          <table:table-cell office:value-type="string" table:style-name="ce2">
            <text:p><text:s/>error rate</text:p>
          </table:table-cell>
          <table:table-cell office:value-type="float" office:value="26.589998000000001" table:style-name="ce2">
            <text:p>26,589998</text:p>
          </table:table-cell>
          <table:table-cell office:value-type="float" office:value="26.59" table:formula="of:=ROUND([.D868]; 2)" table:style-name="ce2">
            <text:p>26,5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79924" table:style-name="ce2">
            <text:p>0,8679924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869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89924" table:style-name="ce2">
            <text:p>0,8689924</text:p>
          </table:table-cell>
          <table:table-cell office:value-type="string" table:style-name="ce2">
            <text:p><text:s/>error rate</text:p>
          </table:table-cell>
          <table:table-cell office:value-type="float" office:value="28.34" table:style-name="ce2">
            <text:p>28,34</text:p>
          </table:table-cell>
          <table:table-cell office:value-type="float" office:value="28.34" table:formula="of:=ROUND([.D870]; 2)" table:style-name="ce2">
            <text:p>28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699924" table:style-name="ce2">
            <text:p>0,8699924</text:p>
          </table:table-cell>
          <table:table-cell office:value-type="string" table:style-name="ce2">
            <text:p><text:s/>error rate</text:p>
          </table:table-cell>
          <table:table-cell office:value-type="float" office:value="31.75" table:style-name="ce2">
            <text:p>31,75</text:p>
          </table:table-cell>
          <table:table-cell office:value-type="float" office:value="31.75" table:formula="of:=ROUND([.D871]; 2)" table:style-name="ce2">
            <text:p>31,7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099236000000002" table:style-name="ce2">
            <text:p>0,87099236</text:p>
          </table:table-cell>
          <table:table-cell office:value-type="string" table:style-name="ce2">
            <text:p><text:s/>error rate</text:p>
          </table:table-cell>
          <table:table-cell office:value-type="float" office:value="27.17" table:style-name="ce2">
            <text:p>27,17</text:p>
          </table:table-cell>
          <table:table-cell office:value-type="float" office:value="27.17" table:formula="of:=ROUND([.D872]; 2)" table:style-name="ce2">
            <text:p>27,1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199234999999997" table:style-name="ce2">
            <text:p>0,87199235</text:p>
          </table:table-cell>
          <table:table-cell office:value-type="string" table:style-name="ce2">
            <text:p><text:s/>error rate</text:p>
          </table:table-cell>
          <table:table-cell office:value-type="float" office:value="24.86" table:style-name="ce2">
            <text:p>24,86</text:p>
          </table:table-cell>
          <table:table-cell office:value-type="float" office:value="24.86" table:formula="of:=ROUND([.D873]; 2)" table:style-name="ce2">
            <text:p>24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299234000000003" table:style-name="ce2">
            <text:p>0,87299234</text:p>
          </table:table-cell>
          <table:table-cell office:value-type="string" table:style-name="ce2">
            <text:p><text:s/>error rate</text:p>
          </table:table-cell>
          <table:table-cell office:value-type="float" office:value="28.45" table:style-name="ce2">
            <text:p>28,45</text:p>
          </table:table-cell>
          <table:table-cell office:value-type="float" office:value="28.45" table:formula="of:=ROUND([.D874]; 2)" table:style-name="ce2">
            <text:p>28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399230000000006" table:style-name="ce2">
            <text:p>0,8739923</text:p>
          </table:table-cell>
          <table:table-cell office:value-type="string" table:style-name="ce2">
            <text:p><text:s/>error rate</text:p>
          </table:table-cell>
          <table:table-cell office:value-type="float" office:value="27.57" table:style-name="ce2">
            <text:p>27,57</text:p>
          </table:table-cell>
          <table:table-cell office:value-type="float" office:value="27.57" table:formula="of:=ROUND([.D875]; 2)" table:style-name="ce2">
            <text:p>27,5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499229999999995" table:style-name="ce2">
            <text:p>0,8749923</text:p>
          </table:table-cell>
          <table:table-cell office:value-type="string" table:style-name="ce2">
            <text:p><text:s/>error rate</text:p>
          </table:table-cell>
          <table:table-cell office:value-type="float" office:value="26.72" table:style-name="ce2">
            <text:p>26,72</text:p>
          </table:table-cell>
          <table:table-cell office:value-type="float" office:value="26.72" table:formula="of:=ROUND([.D876]; 2)" table:style-name="ce2">
            <text:p>26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599229999999995" table:style-name="ce2">
            <text:p>0,8759923</text:p>
          </table:table-cell>
          <table:table-cell office:value-type="string" table:style-name="ce2">
            <text:p><text:s/>error rate</text:p>
          </table:table-cell>
          <table:table-cell office:value-type="float" office:value="25.310001" table:style-name="ce2">
            <text:p>25,310001</text:p>
          </table:table-cell>
          <table:table-cell office:value-type="float" office:value="25.31" table:formula="of:=ROUND([.D877]; 2)" table:style-name="ce2">
            <text:p>25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699229999999995" table:style-name="ce2">
            <text:p>0,8769923</text:p>
          </table:table-cell>
          <table:table-cell office:value-type="string" table:style-name="ce2">
            <text:p><text:s/>error rate</text:p>
          </table:table-cell>
          <table:table-cell office:value-type="float" office:value="25.27" table:style-name="ce2">
            <text:p>25,27</text:p>
          </table:table-cell>
          <table:table-cell office:value-type="float" office:value="25.27" table:formula="of:=ROUND([.D878]; 2)" table:style-name="ce2">
            <text:p>25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799229999999995" table:style-name="ce2">
            <text:p>0,8779923</text:p>
          </table:table-cell>
          <table:table-cell office:value-type="string" table:style-name="ce2">
            <text:p><text:s/>error rate</text:p>
          </table:table-cell>
          <table:table-cell office:value-type="float" office:value="26.74" table:style-name="ce2">
            <text:p>26,74</text:p>
          </table:table-cell>
          <table:table-cell office:value-type="float" office:value="26.74" table:formula="of:=ROUND([.D879]; 2)" table:style-name="ce2">
            <text:p>26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899225999999997" table:style-name="ce2">
            <text:p>0,87899226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880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7999225000000003" table:style-name="ce2">
            <text:p>0,87999225</text:p>
          </table:table-cell>
          <table:table-cell office:value-type="string" table:style-name="ce2">
            <text:p><text:s/>error rate</text:p>
          </table:table-cell>
          <table:table-cell office:value-type="float" office:value="27.34" table:style-name="ce2">
            <text:p>27,34</text:p>
          </table:table-cell>
          <table:table-cell office:value-type="float" office:value="27.34" table:formula="of:=ROUND([.D881]; 2)" table:style-name="ce2">
            <text:p>27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099223000000004" table:style-name="ce2">
            <text:p>0,88099223</text:p>
          </table:table-cell>
          <table:table-cell office:value-type="string" table:style-name="ce2">
            <text:p><text:s/>error rate</text:p>
          </table:table-cell>
          <table:table-cell office:value-type="float" office:value="31" table:style-name="ce2">
            <text:p>31</text:p>
          </table:table-cell>
          <table:table-cell office:value-type="float" office:value="31" table:formula="of:=ROUND([.D882]; 2)" table:style-name="ce2">
            <text:p>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19922" table:style-name="ce2">
            <text:p>0,8819922</text:p>
          </table:table-cell>
          <table:table-cell office:value-type="string" table:style-name="ce2">
            <text:p><text:s/>error rate</text:p>
          </table:table-cell>
          <table:table-cell office:value-type="float" office:value="28.93" table:style-name="ce2">
            <text:p>28,93</text:p>
          </table:table-cell>
          <table:table-cell office:value-type="float" office:value="28.93" table:formula="of:=ROUND([.D883]; 2)" table:style-name="ce2">
            <text:p>28,9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29922" table:style-name="ce2">
            <text:p>0,8829922</text:p>
          </table:table-cell>
          <table:table-cell office:value-type="string" table:style-name="ce2">
            <text:p><text:s/>error rate</text:p>
          </table:table-cell>
          <table:table-cell office:value-type="float" office:value="27.15" table:style-name="ce2">
            <text:p>27,15</text:p>
          </table:table-cell>
          <table:table-cell office:value-type="float" office:value="27.15" table:formula="of:=ROUND([.D884]; 2)" table:style-name="ce2">
            <text:p>27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399220000000001" table:style-name="ce2">
            <text:p>0,8839922</text:p>
          </table:table-cell>
          <table:table-cell office:value-type="string" table:style-name="ce2">
            <text:p><text:s/>error rate</text:p>
          </table:table-cell>
          <table:table-cell office:value-type="float" office:value="28.55" table:style-name="ce2">
            <text:p>28,55</text:p>
          </table:table-cell>
          <table:table-cell office:value-type="float" office:value="28.55" table:formula="of:=ROUND([.D885]; 2)" table:style-name="ce2">
            <text:p>28,5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499220000000001" table:style-name="ce2">
            <text:p>0,8849922</text:p>
          </table:table-cell>
          <table:table-cell office:value-type="string" table:style-name="ce2">
            <text:p><text:s/>error rate</text:p>
          </table:table-cell>
          <table:table-cell office:value-type="float" office:value="25.94" table:style-name="ce2">
            <text:p>25,94</text:p>
          </table:table-cell>
          <table:table-cell office:value-type="float" office:value="25.94" table:formula="of:=ROUND([.D886]; 2)" table:style-name="ce2">
            <text:p>25,9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599216999999997" table:style-name="ce2">
            <text:p>0,88599217</text:p>
          </table:table-cell>
          <table:table-cell office:value-type="string" table:style-name="ce2">
            <text:p><text:s/>error rate</text:p>
          </table:table-cell>
          <table:table-cell office:value-type="float" office:value="29.03" table:style-name="ce2">
            <text:p>29,03</text:p>
          </table:table-cell>
          <table:table-cell office:value-type="float" office:value="29.03" table:formula="of:=ROUND([.D887]; 2)" table:style-name="ce2">
            <text:p>29,0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699216000000003" table:style-name="ce2">
            <text:p>0,88699216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888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799214000000004" table:style-name="ce2">
            <text:p>0,88799214</text:p>
          </table:table-cell>
          <table:table-cell office:value-type="string" table:style-name="ce2">
            <text:p><text:s/>error rate</text:p>
          </table:table-cell>
          <table:table-cell office:value-type="float" office:value="26.31" table:style-name="ce2">
            <text:p>26,31</text:p>
          </table:table-cell>
          <table:table-cell office:value-type="float" office:value="26.31" table:formula="of:=ROUND([.D889]; 2)" table:style-name="ce2">
            <text:p>26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899212999999999" table:style-name="ce2">
            <text:p>0,88899213</text:p>
          </table:table-cell>
          <table:table-cell office:value-type="string" table:style-name="ce2">
            <text:p><text:s/>error rate</text:p>
          </table:table-cell>
          <table:table-cell office:value-type="float" office:value="24.99" table:style-name="ce2">
            <text:p>24,99</text:p>
          </table:table-cell>
          <table:table-cell office:value-type="float" office:value="24.99" table:formula="of:=ROUND([.D890]; 2)" table:style-name="ce2">
            <text:p>24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8999209999999995" table:style-name="ce2">
            <text:p>0,8899921</text:p>
          </table:table-cell>
          <table:table-cell office:value-type="string" table:style-name="ce2">
            <text:p><text:s/>error rate</text:p>
          </table:table-cell>
          <table:table-cell office:value-type="float" office:value="26.62" table:style-name="ce2">
            <text:p>26,62</text:p>
          </table:table-cell>
          <table:table-cell office:value-type="float" office:value="26.62" table:formula="of:=ROUND([.D891]; 2)" table:style-name="ce2">
            <text:p>26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099209999999995" table:style-name="ce2">
            <text:p>0,8909921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892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199209999999995" table:style-name="ce2">
            <text:p>0,8919921</text:p>
          </table:table-cell>
          <table:table-cell office:value-type="string" table:style-name="ce2">
            <text:p><text:s/>error rate</text:p>
          </table:table-cell>
          <table:table-cell office:value-type="float" office:value="28.600002" table:style-name="ce2">
            <text:p>28,600002</text:p>
          </table:table-cell>
          <table:table-cell office:value-type="float" office:value="28.6" table:formula="of:=ROUND([.D893]; 2)" table:style-name="ce2">
            <text:p>28,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299209999999996" table:style-name="ce2">
            <text:p>0,8929921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894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399207000000003" table:style-name="ce2">
            <text:p>0,89399207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895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499205000000004" table:style-name="ce2">
            <text:p>0,89499205</text:p>
          </table:table-cell>
          <table:table-cell office:value-type="string" table:style-name="ce2">
            <text:p><text:s/>error rate</text:p>
          </table:table-cell>
          <table:table-cell office:value-type="float" office:value="27.33" table:style-name="ce2">
            <text:p>27,33</text:p>
          </table:table-cell>
          <table:table-cell office:value-type="float" office:value="27.33" table:formula="of:=ROUND([.D896]; 2)" table:style-name="ce2">
            <text:p>27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599203999999999" table:style-name="ce2">
            <text:p>0,89599204</text:p>
          </table:table-cell>
          <table:table-cell office:value-type="string" table:style-name="ce2">
            <text:p><text:s/>error rate</text:p>
          </table:table-cell>
          <table:table-cell office:value-type="float" office:value="28.52" table:style-name="ce2">
            <text:p>28,52</text:p>
          </table:table-cell>
          <table:table-cell office:value-type="float" office:value="28.52" table:formula="of:=ROUND([.D897]; 2)" table:style-name="ce2">
            <text:p>28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699200000000001" table:style-name="ce2">
            <text:p>0,896992</text:p>
          </table:table-cell>
          <table:table-cell office:value-type="string" table:style-name="ce2">
            <text:p><text:s/>error rate</text:p>
          </table:table-cell>
          <table:table-cell office:value-type="float" office:value="27.86" table:style-name="ce2">
            <text:p>27,86</text:p>
          </table:table-cell>
          <table:table-cell office:value-type="float" office:value="27.86" table:formula="of:=ROUND([.D898]; 2)" table:style-name="ce2">
            <text:p>27,8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799200000000001" table:style-name="ce2">
            <text:p>0,897992</text:p>
          </table:table-cell>
          <table:table-cell office:value-type="string" table:style-name="ce2">
            <text:p><text:s/>error rate</text:p>
          </table:table-cell>
          <table:table-cell office:value-type="float" office:value="27.289999000000002" table:style-name="ce2">
            <text:p>27,289999</text:p>
          </table:table-cell>
          <table:table-cell office:value-type="float" office:value="27.29" table:formula="of:=ROUND([.D899]; 2)" table:style-name="ce2">
            <text:p>27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899200000000001" table:style-name="ce2">
            <text:p>0,898992</text:p>
          </table:table-cell>
          <table:table-cell office:value-type="string" table:style-name="ce2">
            <text:p><text:s/>error rate</text:p>
          </table:table-cell>
          <table:table-cell office:value-type="float" office:value="24.47" table:style-name="ce2">
            <text:p>24,47</text:p>
          </table:table-cell>
          <table:table-cell office:value-type="float" office:value="24.47" table:formula="of:=ROUND([.D900]; 2)" table:style-name="ce2">
            <text:p>24,4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89999200000000001" table:style-name="ce2">
            <text:p>0,899992</text:p>
          </table:table-cell>
          <table:table-cell office:value-type="string" table:style-name="ce2">
            <text:p><text:s/>error rate</text:p>
          </table:table-cell>
          <table:table-cell office:value-type="float" office:value="25.45" table:style-name="ce2">
            <text:p>25,45</text:p>
          </table:table-cell>
          <table:table-cell office:value-type="float" office:value="25.45" table:formula="of:=ROUND([.D901]; 2)" table:style-name="ce2">
            <text:p>25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099200000000002" table:style-name="ce2">
            <text:p>0,900992</text:p>
          </table:table-cell>
          <table:table-cell office:value-type="string" table:style-name="ce2">
            <text:p><text:s/>error rate</text:p>
          </table:table-cell>
          <table:table-cell office:value-type="float" office:value="25.619999" table:style-name="ce2">
            <text:p>25,619999</text:p>
          </table:table-cell>
          <table:table-cell office:value-type="float" office:value="25.62" table:formula="of:=ROUND([.D902]; 2)" table:style-name="ce2">
            <text:p>25,6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199196000000004" table:style-name="ce2">
            <text:p>0,90199196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903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299194999999999" table:style-name="ce2">
            <text:p>0,90299195</text:p>
          </table:table-cell>
          <table:table-cell office:value-type="string" table:style-name="ce2">
            <text:p><text:s/>error rate</text:p>
          </table:table-cell>
          <table:table-cell office:value-type="float" office:value="30.06" table:style-name="ce2">
            <text:p>30,06</text:p>
          </table:table-cell>
          <table:table-cell office:value-type="float" office:value="30.06" table:formula="of:=ROUND([.D904]; 2)" table:style-name="ce2">
            <text:p>30,0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399194000000005" table:style-name="ce2">
            <text:p>0,90399194</text:p>
          </table:table-cell>
          <table:table-cell office:value-type="string" table:style-name="ce2">
            <text:p><text:s/>error rate</text:p>
          </table:table-cell>
          <table:table-cell office:value-type="float" office:value="28.259998" table:style-name="ce2">
            <text:p>28,259998</text:p>
          </table:table-cell>
          <table:table-cell office:value-type="float" office:value="28.26" table:formula="of:=ROUND([.D905]; 2)" table:style-name="ce2">
            <text:p>28,2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499189999999996" table:style-name="ce2">
            <text:p>0,9049919</text:p>
          </table:table-cell>
          <table:table-cell office:value-type="string" table:style-name="ce2">
            <text:p><text:s/>error rate</text:p>
          </table:table-cell>
          <table:table-cell office:value-type="float" office:value="28.29" table:style-name="ce2">
            <text:p>28,29</text:p>
          </table:table-cell>
          <table:table-cell office:value-type="float" office:value="28.29" table:formula="of:=ROUND([.D906]; 2)" table:style-name="ce2">
            <text:p>28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599189999999996" table:style-name="ce2">
            <text:p>0,9059919</text:p>
          </table:table-cell>
          <table:table-cell office:value-type="string" table:style-name="ce2">
            <text:p><text:s/>error rate</text:p>
          </table:table-cell>
          <table:table-cell office:value-type="float" office:value="26.74" table:style-name="ce2">
            <text:p>26,74</text:p>
          </table:table-cell>
          <table:table-cell office:value-type="float" office:value="26.74" table:formula="of:=ROUND([.D907]; 2)" table:style-name="ce2">
            <text:p>26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699189999999996" table:style-name="ce2">
            <text:p>0,9069919</text:p>
          </table:table-cell>
          <table:table-cell office:value-type="string" table:style-name="ce2">
            <text:p><text:s/>error rate</text:p>
          </table:table-cell>
          <table:table-cell office:value-type="float" office:value="26.78" table:style-name="ce2">
            <text:p>26,78</text:p>
          </table:table-cell>
          <table:table-cell office:value-type="float" office:value="26.78" table:formula="of:=ROUND([.D908]; 2)" table:style-name="ce2">
            <text:p>26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799189999999996" table:style-name="ce2">
            <text:p>0,9079919</text:p>
          </table:table-cell>
          <table:table-cell office:value-type="string" table:style-name="ce2">
            <text:p><text:s/>error rate</text:p>
          </table:table-cell>
          <table:table-cell office:value-type="float" office:value="29.319997999999998" table:style-name="ce2">
            <text:p>29,319998</text:p>
          </table:table-cell>
          <table:table-cell office:value-type="float" office:value="29.32" table:formula="of:=ROUND([.D909]; 2)" table:style-name="ce2">
            <text:p>29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899189999999996" table:style-name="ce2">
            <text:p>0,9089919</text:p>
          </table:table-cell>
          <table:table-cell office:value-type="string" table:style-name="ce2">
            <text:p><text:s/>error rate</text:p>
          </table:table-cell>
          <table:table-cell office:value-type="float" office:value="29.730001000000001" table:style-name="ce2">
            <text:p>29,730001</text:p>
          </table:table-cell>
          <table:table-cell office:value-type="float" office:value="29.73" table:formula="of:=ROUND([.D910]; 2)" table:style-name="ce2">
            <text:p>29,7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0999185999999999" table:style-name="ce2">
            <text:p>0,90999186</text:p>
          </table:table-cell>
          <table:table-cell office:value-type="string" table:style-name="ce2">
            <text:p><text:s/>error rate</text:p>
          </table:table-cell>
          <table:table-cell office:value-type="float" office:value="26.460000999999998" table:style-name="ce2">
            <text:p>26,460001</text:p>
          </table:table-cell>
          <table:table-cell office:value-type="float" office:value="26.46" table:formula="of:=ROUND([.D911]; 2)" table:style-name="ce2">
            <text:p>26,4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099185000000005" table:style-name="ce2">
            <text:p>0,91099185</text:p>
          </table:table-cell>
          <table:table-cell office:value-type="string" table:style-name="ce2">
            <text:p><text:s/>error rate</text:p>
          </table:table-cell>
          <table:table-cell office:value-type="float" office:value="27.84" table:style-name="ce2">
            <text:p>27,84</text:p>
          </table:table-cell>
          <table:table-cell office:value-type="float" office:value="27.84" table:formula="of:=ROUND([.D912]; 2)" table:style-name="ce2">
            <text:p>27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199182999999995" table:style-name="ce2">
            <text:p>0,91199183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913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299180000000002" table:style-name="ce2">
            <text:p>0,9129918</text:p>
          </table:table-cell>
          <table:table-cell office:value-type="string" table:style-name="ce2">
            <text:p><text:s/>error rate</text:p>
          </table:table-cell>
          <table:table-cell office:value-type="float" office:value="27.18" table:style-name="ce2">
            <text:p>27,18</text:p>
          </table:table-cell>
          <table:table-cell office:value-type="float" office:value="27.18" table:formula="of:=ROUND([.D914]; 2)" table:style-name="ce2">
            <text:p>27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399180000000002" table:style-name="ce2">
            <text:p>0,9139918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915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499180000000002" table:style-name="ce2">
            <text:p>0,9149918</text:p>
          </table:table-cell>
          <table:table-cell office:value-type="string" table:style-name="ce2">
            <text:p><text:s/>error rate</text:p>
          </table:table-cell>
          <table:table-cell office:value-type="float" office:value="27.739998" table:style-name="ce2">
            <text:p>27,739998</text:p>
          </table:table-cell>
          <table:table-cell office:value-type="float" office:value="27.74" table:formula="of:=ROUND([.D916]; 2)" table:style-name="ce2">
            <text:p>27,7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599180000000002" table:style-name="ce2">
            <text:p>0,9159918</text:p>
          </table:table-cell>
          <table:table-cell office:value-type="string" table:style-name="ce2">
            <text:p><text:s/>error rate</text:p>
          </table:table-cell>
          <table:table-cell office:value-type="float" office:value="26.570001999999999" table:style-name="ce2">
            <text:p>26,570002</text:p>
          </table:table-cell>
          <table:table-cell office:value-type="float" office:value="26.57" table:formula="of:=ROUND([.D917]; 2)" table:style-name="ce2">
            <text:p>26,5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699180000000002" table:style-name="ce2">
            <text:p>0,9169918</text:p>
          </table:table-cell>
          <table:table-cell office:value-type="string" table:style-name="ce2">
            <text:p><text:s/>error rate</text:p>
          </table:table-cell>
          <table:table-cell office:value-type="float" office:value="27.22" table:style-name="ce2">
            <text:p>27,22</text:p>
          </table:table-cell>
          <table:table-cell office:value-type="float" office:value="27.22" table:formula="of:=ROUND([.D918]; 2)" table:style-name="ce2">
            <text:p>27,2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799176000000005" table:style-name="ce2">
            <text:p>0,91799176</text:p>
          </table:table-cell>
          <table:table-cell office:value-type="string" table:style-name="ce2">
            <text:p><text:s/>error rate</text:p>
          </table:table-cell>
          <table:table-cell office:value-type="float" office:value="26.089998000000001" table:style-name="ce2">
            <text:p>26,089998</text:p>
          </table:table-cell>
          <table:table-cell office:value-type="float" office:value="26.09" table:formula="of:=ROUND([.D919]; 2)" table:style-name="ce2">
            <text:p>26,0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899173999999995" table:style-name="ce2">
            <text:p>0,91899174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920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1999173000000001" table:style-name="ce2">
            <text:p>0,91999173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921]; 2)" table:style-name="ce2">
            <text:p>27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099169999999997" table:style-name="ce2">
            <text:p>0,9209917</text:p>
          </table:table-cell>
          <table:table-cell office:value-type="string" table:style-name="ce2">
            <text:p><text:s/>error rate</text:p>
          </table:table-cell>
          <table:table-cell office:value-type="float" office:value="30.989998" table:style-name="ce2">
            <text:p>30,989998</text:p>
          </table:table-cell>
          <table:table-cell office:value-type="float" office:value="30.99" table:formula="of:=ROUND([.D922]; 2)" table:style-name="ce2">
            <text:p>30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199169999999997" table:style-name="ce2">
            <text:p>0,9219917</text:p>
          </table:table-cell>
          <table:table-cell office:value-type="string" table:style-name="ce2">
            <text:p><text:s/>error rate</text:p>
          </table:table-cell>
          <table:table-cell office:value-type="float" office:value="29.660001999999999" table:style-name="ce2">
            <text:p>29,660002</text:p>
          </table:table-cell>
          <table:table-cell office:value-type="float" office:value="29.66" table:formula="of:=ROUND([.D923]; 2)" table:style-name="ce2">
            <text:p>29,6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299169999999997" table:style-name="ce2">
            <text:p>0,9229917</text:p>
          </table:table-cell>
          <table:table-cell office:value-type="string" table:style-name="ce2">
            <text:p><text:s/>error rate</text:p>
          </table:table-cell>
          <table:table-cell office:value-type="float" office:value="27.33" table:style-name="ce2">
            <text:p>27,33</text:p>
          </table:table-cell>
          <table:table-cell office:value-type="float" office:value="27.33" table:formula="of:=ROUND([.D924]; 2)" table:style-name="ce2">
            <text:p>27,3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399169999999997" table:style-name="ce2">
            <text:p>0,9239917</text:p>
          </table:table-cell>
          <table:table-cell office:value-type="string" table:style-name="ce2">
            <text:p><text:s/>error rate</text:p>
          </table:table-cell>
          <table:table-cell office:value-type="float" office:value="26.13" table:style-name="ce2">
            <text:p>26,13</text:p>
          </table:table-cell>
          <table:table-cell office:value-type="float" office:value="26.13" table:formula="of:=ROUND([.D925]; 2)" table:style-name="ce2">
            <text:p>26,1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499167000000004" table:style-name="ce2">
            <text:p>0,92499167</text:p>
          </table:table-cell>
          <table:table-cell office:value-type="string" table:style-name="ce2">
            <text:p><text:s/>error rate</text:p>
          </table:table-cell>
          <table:table-cell office:value-type="float" office:value="28.95" table:style-name="ce2">
            <text:p>28,95</text:p>
          </table:table-cell>
          <table:table-cell office:value-type="float" office:value="28.95" table:formula="of:=ROUND([.D926]; 2)" table:style-name="ce2">
            <text:p>28,9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599165000000005" table:style-name="ce2">
            <text:p>0,92599165</text:p>
          </table:table-cell>
          <table:table-cell office:value-type="string" table:style-name="ce2">
            <text:p><text:s/>error rate</text:p>
          </table:table-cell>
          <table:table-cell office:value-type="float" office:value="27.649998" table:style-name="ce2">
            <text:p>27,649998</text:p>
          </table:table-cell>
          <table:table-cell office:value-type="float" office:value="27.65" table:formula="of:=ROUND([.D927]; 2)" table:style-name="ce2">
            <text:p>27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699164000000001" table:style-name="ce2">
            <text:p>0,92699164</text:p>
          </table:table-cell>
          <table:table-cell office:value-type="string" table:style-name="ce2">
            <text:p><text:s/>error rate</text:p>
          </table:table-cell>
          <table:table-cell office:value-type="float" office:value="30.79" table:style-name="ce2">
            <text:p>30,79</text:p>
          </table:table-cell>
          <table:table-cell office:value-type="float" office:value="30.79" table:formula="of:=ROUND([.D928]; 2)" table:style-name="ce2">
            <text:p>30,7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799160000000003" table:style-name="ce2">
            <text:p>0,9279916</text:p>
          </table:table-cell>
          <table:table-cell office:value-type="string" table:style-name="ce2">
            <text:p><text:s/>error rate</text:p>
          </table:table-cell>
          <table:table-cell office:value-type="float" office:value="31.29" table:style-name="ce2">
            <text:p>31,29</text:p>
          </table:table-cell>
          <table:table-cell office:value-type="float" office:value="31.29" table:formula="of:=ROUND([.D929]; 2)" table:style-name="ce2">
            <text:p>31,2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899160000000003" table:style-name="ce2">
            <text:p>0,9289916</text:p>
          </table:table-cell>
          <table:table-cell office:value-type="string" table:style-name="ce2">
            <text:p><text:s/>error rate</text:p>
          </table:table-cell>
          <table:table-cell office:value-type="float" office:value="27.11" table:style-name="ce2">
            <text:p>27,11</text:p>
          </table:table-cell>
          <table:table-cell office:value-type="float" office:value="27.11" table:formula="of:=ROUND([.D930]; 2)" table:style-name="ce2">
            <text:p>27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2999160000000003" table:style-name="ce2">
            <text:p>0,9299916</text:p>
          </table:table-cell>
          <table:table-cell office:value-type="string" table:style-name="ce2">
            <text:p><text:s/>error rate</text:p>
          </table:table-cell>
          <table:table-cell office:value-type="float" office:value="26.47" table:style-name="ce2">
            <text:p>26,47</text:p>
          </table:table-cell>
          <table:table-cell office:value-type="float" office:value="26.47" table:formula="of:=ROUND([.D931]; 2)" table:style-name="ce2">
            <text:p>26,4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099160000000003" table:style-name="ce2">
            <text:p>0,9309916</text:p>
          </table:table-cell>
          <table:table-cell office:value-type="string" table:style-name="ce2">
            <text:p><text:s/>error rate</text:p>
          </table:table-cell>
          <table:table-cell office:value-type="float" office:value="26.83" table:style-name="ce2">
            <text:p>26,83</text:p>
          </table:table-cell>
          <table:table-cell office:value-type="float" office:value="26.83" table:formula="of:=ROUND([.D932]; 2)" table:style-name="ce2">
            <text:p>26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199160000000003" table:style-name="ce2">
            <text:p>0,9319916</text:p>
          </table:table-cell>
          <table:table-cell office:value-type="string" table:style-name="ce2">
            <text:p><text:s/>error rate</text:p>
          </table:table-cell>
          <table:table-cell office:value-type="float" office:value="29.699998999999998" table:style-name="ce2">
            <text:p>29,699999</text:p>
          </table:table-cell>
          <table:table-cell office:value-type="float" office:value="29.7" table:formula="of:=ROUND([.D933]; 2)" table:style-name="ce2">
            <text:p>29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299156000000005" table:style-name="ce2">
            <text:p>0,93299156</text:p>
          </table:table-cell>
          <table:table-cell office:value-type="string" table:style-name="ce2">
            <text:p><text:s/>error rate</text:p>
          </table:table-cell>
          <table:table-cell office:value-type="float" office:value="26.12" table:style-name="ce2">
            <text:p>26,12</text:p>
          </table:table-cell>
          <table:table-cell office:value-type="float" office:value="26.12" table:formula="of:=ROUND([.D934]; 2)" table:style-name="ce2">
            <text:p>26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399155" table:style-name="ce2">
            <text:p>0,93399155</text:p>
          </table:table-cell>
          <table:table-cell office:value-type="string" table:style-name="ce2">
            <text:p><text:s/>error rate</text:p>
          </table:table-cell>
          <table:table-cell office:value-type="float" office:value="29.99" table:style-name="ce2">
            <text:p>29,99</text:p>
          </table:table-cell>
          <table:table-cell office:value-type="float" office:value="29.99" table:formula="of:=ROUND([.D935]; 2)" table:style-name="ce2">
            <text:p>29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499153999999995" table:style-name="ce2">
            <text:p>0,93499154</text:p>
          </table:table-cell>
          <table:table-cell office:value-type="string" table:style-name="ce2">
            <text:p><text:s/>error rate</text:p>
          </table:table-cell>
          <table:table-cell office:value-type="float" office:value="27.56" table:style-name="ce2">
            <text:p>27,56</text:p>
          </table:table-cell>
          <table:table-cell office:value-type="float" office:value="27.56" table:formula="of:=ROUND([.D936]; 2)" table:style-name="ce2">
            <text:p>27,5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599149999999998" table:style-name="ce2">
            <text:p>0,9359915</text:p>
          </table:table-cell>
          <table:table-cell office:value-type="string" table:style-name="ce2">
            <text:p><text:s/>error rate</text:p>
          </table:table-cell>
          <table:table-cell office:value-type="float" office:value="26.85" table:style-name="ce2">
            <text:p>26,85</text:p>
          </table:table-cell>
          <table:table-cell office:value-type="float" office:value="26.85" table:formula="of:=ROUND([.D937]; 2)" table:style-name="ce2">
            <text:p>26,8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699149999999998" table:style-name="ce2">
            <text:p>0,9369915</text:p>
          </table:table-cell>
          <table:table-cell office:value-type="string" table:style-name="ce2">
            <text:p><text:s/>error rate</text:p>
          </table:table-cell>
          <table:table-cell office:value-type="float" office:value="28.369999" table:style-name="ce2">
            <text:p>28,369999</text:p>
          </table:table-cell>
          <table:table-cell office:value-type="float" office:value="28.37" table:formula="of:=ROUND([.D938]; 2)" table:style-name="ce2">
            <text:p>28,3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799149999999998" table:style-name="ce2">
            <text:p>0,9379915</text:p>
          </table:table-cell>
          <table:table-cell office:value-type="string" table:style-name="ce2">
            <text:p><text:s/>error rate</text:p>
          </table:table-cell>
          <table:table-cell office:value-type="float" office:value="28.52" table:style-name="ce2">
            <text:p>28,52</text:p>
          </table:table-cell>
          <table:table-cell office:value-type="float" office:value="28.52" table:formula="of:=ROUND([.D939]; 2)" table:style-name="ce2">
            <text:p>28,5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899149999999998" table:style-name="ce2">
            <text:p>0,9389915</text:p>
          </table:table-cell>
          <table:table-cell office:value-type="string" table:style-name="ce2">
            <text:p><text:s/>error rate</text:p>
          </table:table-cell>
          <table:table-cell office:value-type="float" office:value="27.55" table:style-name="ce2">
            <text:p>27,55</text:p>
          </table:table-cell>
          <table:table-cell office:value-type="float" office:value="27.55" table:formula="of:=ROUND([.D940]; 2)" table:style-name="ce2">
            <text:p>27,5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3999149999999998" table:style-name="ce2">
            <text:p>0,9399915</text:p>
          </table:table-cell>
          <table:table-cell office:value-type="string" table:style-name="ce2">
            <text:p><text:s/>error rate</text:p>
          </table:table-cell>
          <table:table-cell office:value-type="float" office:value="26.83" table:style-name="ce2">
            <text:p>26,83</text:p>
          </table:table-cell>
          <table:table-cell office:value-type="float" office:value="26.83" table:formula="of:=ROUND([.D941]; 2)" table:style-name="ce2">
            <text:p>26,8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099146" table:style-name="ce2">
            <text:p>0,94099146</text:p>
          </table:table-cell>
          <table:table-cell office:value-type="string" table:style-name="ce2">
            <text:p><text:s/>error rate</text:p>
          </table:table-cell>
          <table:table-cell office:value-type="float" office:value="29.72" table:style-name="ce2">
            <text:p>29,72</text:p>
          </table:table-cell>
          <table:table-cell office:value-type="float" office:value="29.72" table:formula="of:=ROUND([.D942]; 2)" table:style-name="ce2">
            <text:p>29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199144999999995" table:style-name="ce2">
            <text:p>0,94199145</text:p>
          </table:table-cell>
          <table:table-cell office:value-type="string" table:style-name="ce2">
            <text:p><text:s/>error rate</text:p>
          </table:table-cell>
          <table:table-cell office:value-type="float" office:value="24.98" table:style-name="ce2">
            <text:p>24,98</text:p>
          </table:table-cell>
          <table:table-cell office:value-type="float" office:value="24.98" table:formula="of:=ROUND([.D943]; 2)" table:style-name="ce2">
            <text:p>24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299144000000001" table:style-name="ce2">
            <text:p>0,94299144</text:p>
          </table:table-cell>
          <table:table-cell office:value-type="string" table:style-name="ce2">
            <text:p><text:s/>error rate</text:p>
          </table:table-cell>
          <table:table-cell office:value-type="float" office:value="25.440002" table:style-name="ce2">
            <text:p>25,440002</text:p>
          </table:table-cell>
          <table:table-cell office:value-type="float" office:value="25.44" table:formula="of:=ROUND([.D944]; 2)" table:style-name="ce2">
            <text:p>25,4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399140000000004" table:style-name="ce2">
            <text:p>0,9439914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945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499140000000004" table:style-name="ce2">
            <text:p>0,9449914</text:p>
          </table:table-cell>
          <table:table-cell office:value-type="string" table:style-name="ce2">
            <text:p><text:s/>error rate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formula="of:=ROUND([.D946]; 2)" table:style-name="ce2">
            <text:p>26,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599140000000004" table:style-name="ce2">
            <text:p>0,9459914</text:p>
          </table:table-cell>
          <table:table-cell office:value-type="string" table:style-name="ce2">
            <text:p><text:s/>error rate</text:p>
          </table:table-cell>
          <table:table-cell office:value-type="float" office:value="26.320001999999999" table:style-name="ce2">
            <text:p>26,320002</text:p>
          </table:table-cell>
          <table:table-cell office:value-type="float" office:value="26.32" table:formula="of:=ROUND([.D947]; 2)" table:style-name="ce2">
            <text:p>26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699140000000004" table:style-name="ce2">
            <text:p>0,9469914</text:p>
          </table:table-cell>
          <table:table-cell office:value-type="string" table:style-name="ce2">
            <text:p><text:s/>error rate</text:p>
          </table:table-cell>
          <table:table-cell office:value-type="float" office:value="28.670002" table:style-name="ce2">
            <text:p>28,670002</text:p>
          </table:table-cell>
          <table:table-cell office:value-type="float" office:value="28.67" table:formula="of:=ROUND([.D948]; 2)" table:style-name="ce2">
            <text:p>28,6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799140000000004" table:style-name="ce2">
            <text:p>0,9479914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949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899135999999995" table:style-name="ce2">
            <text:p>0,94899136</text:p>
          </table:table-cell>
          <table:table-cell office:value-type="string" table:style-name="ce2">
            <text:p><text:s/>error rate</text:p>
          </table:table-cell>
          <table:table-cell office:value-type="float" office:value="26.710000999999998" table:style-name="ce2">
            <text:p>26,710001</text:p>
          </table:table-cell>
          <table:table-cell office:value-type="float" office:value="26.71" table:formula="of:=ROUND([.D950]; 2)" table:style-name="ce2">
            <text:p>26,7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4999135000000001" table:style-name="ce2">
            <text:p>0,94999135</text:p>
          </table:table-cell>
          <table:table-cell office:value-type="string" table:style-name="ce2">
            <text:p><text:s/>error rate</text:p>
          </table:table-cell>
          <table:table-cell office:value-type="float" office:value="27.15" table:style-name="ce2">
            <text:p>27,15</text:p>
          </table:table-cell>
          <table:table-cell office:value-type="float" office:value="27.15" table:formula="of:=ROUND([.D951]; 2)" table:style-name="ce2">
            <text:p>27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099133000000002" table:style-name="ce2">
            <text:p>0,95099133</text:p>
          </table:table-cell>
          <table:table-cell office:value-type="string" table:style-name="ce2">
            <text:p><text:s/>error rate</text:p>
          </table:table-cell>
          <table:table-cell office:value-type="float" office:value="26.28" table:style-name="ce2">
            <text:p>26,28</text:p>
          </table:table-cell>
          <table:table-cell office:value-type="float" office:value="26.28" table:formula="of:=ROUND([.D952]; 2)" table:style-name="ce2">
            <text:p>26,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199129999999998" table:style-name="ce2">
            <text:p>0,9519913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953]; 2)" table:style-name="ce2">
            <text:p>27,0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299129999999999" table:style-name="ce2">
            <text:p>0,9529913</text:p>
          </table:table-cell>
          <table:table-cell office:value-type="string" table:style-name="ce2">
            <text:p><text:s/>error rate</text:p>
          </table:table-cell>
          <table:table-cell office:value-type="float" office:value="25.05" table:style-name="ce2">
            <text:p>25,05</text:p>
          </table:table-cell>
          <table:table-cell office:value-type="float" office:value="25.05" table:formula="of:=ROUND([.D954]; 2)" table:style-name="ce2">
            <text:p>25,0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399129999999999" table:style-name="ce2">
            <text:p>0,9539913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955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499129999999999" table:style-name="ce2">
            <text:p>0,9549913</text:p>
          </table:table-cell>
          <table:table-cell office:value-type="string" table:style-name="ce2">
            <text:p><text:s/>error rate</text:p>
          </table:table-cell>
          <table:table-cell office:value-type="float" office:value="29.08" table:style-name="ce2">
            <text:p>29,08</text:p>
          </table:table-cell>
          <table:table-cell office:value-type="float" office:value="29.08" table:formula="of:=ROUND([.D956]; 2)" table:style-name="ce2">
            <text:p>29,0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599126999999995" table:style-name="ce2">
            <text:p>0,95599127</text:p>
          </table:table-cell>
          <table:table-cell office:value-type="string" table:style-name="ce2">
            <text:p><text:s/>error rate</text:p>
          </table:table-cell>
          <table:table-cell office:value-type="float" office:value="29.109998999999998" table:style-name="ce2">
            <text:p>29,109999</text:p>
          </table:table-cell>
          <table:table-cell office:value-type="float" office:value="29.11" table:formula="of:=ROUND([.D957]; 2)" table:style-name="ce2">
            <text:p>29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699126000000001" table:style-name="ce2">
            <text:p>0,95699126</text:p>
          </table:table-cell>
          <table:table-cell office:value-type="string" table:style-name="ce2">
            <text:p><text:s/>error rate</text:p>
          </table:table-cell>
          <table:table-cell office:value-type="float" office:value="26.72" table:style-name="ce2">
            <text:p>26,72</text:p>
          </table:table-cell>
          <table:table-cell office:value-type="float" office:value="26.72" table:formula="of:=ROUND([.D958]; 2)" table:style-name="ce2">
            <text:p>26,7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799124000000002" table:style-name="ce2">
            <text:p>0,95799124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959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899120000000004" table:style-name="ce2">
            <text:p>0,9589912</text:p>
          </table:table-cell>
          <table:table-cell office:value-type="string" table:style-name="ce2">
            <text:p><text:s/>error rate</text:p>
          </table:table-cell>
          <table:table-cell office:value-type="float" office:value="29.63" table:style-name="ce2">
            <text:p>29,63</text:p>
          </table:table-cell>
          <table:table-cell office:value-type="float" office:value="29.63" table:formula="of:=ROUND([.D960]; 2)" table:style-name="ce2">
            <text:p>29,6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5999120000000004" table:style-name="ce2">
            <text:p>0,9599912</text:p>
          </table:table-cell>
          <table:table-cell office:value-type="string" table:style-name="ce2">
            <text:p><text:s/>error rate</text:p>
          </table:table-cell>
          <table:table-cell office:value-type="float" office:value="27.66" table:style-name="ce2">
            <text:p>27,66</text:p>
          </table:table-cell>
          <table:table-cell office:value-type="float" office:value="27.66" table:formula="of:=ROUND([.D961]; 2)" table:style-name="ce2">
            <text:p>27,6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099120000000005" table:style-name="ce2">
            <text:p>0,9609912</text:p>
          </table:table-cell>
          <table:table-cell office:value-type="string" table:style-name="ce2">
            <text:p><text:s/>error rate</text:p>
          </table:table-cell>
          <table:table-cell office:value-type="float" office:value="29.94" table:style-name="ce2">
            <text:p>29,94</text:p>
          </table:table-cell>
          <table:table-cell office:value-type="float" office:value="29.94" table:formula="of:=ROUND([.D962]; 2)" table:style-name="ce2">
            <text:p>29,9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199120000000005" table:style-name="ce2">
            <text:p>0,9619912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963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299120000000005" table:style-name="ce2">
            <text:p>0,9629912</text:p>
          </table:table-cell>
          <table:table-cell office:value-type="string" table:style-name="ce2">
            <text:p><text:s/>error rate</text:p>
          </table:table-cell>
          <table:table-cell office:value-type="float" office:value="27.75" table:style-name="ce2">
            <text:p>27,75</text:p>
          </table:table-cell>
          <table:table-cell office:value-type="float" office:value="27.75" table:formula="of:=ROUND([.D964]; 2)" table:style-name="ce2">
            <text:p>27,7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399117000000001" table:style-name="ce2">
            <text:p>0,96399117</text:p>
          </table:table-cell>
          <table:table-cell office:value-type="string" table:style-name="ce2">
            <text:p><text:s/>error rate</text:p>
          </table:table-cell>
          <table:table-cell office:value-type="float" office:value="26.07" table:style-name="ce2">
            <text:p>26,07</text:p>
          </table:table-cell>
          <table:table-cell office:value-type="float" office:value="26.07" table:formula="of:=ROUND([.D965]; 2)" table:style-name="ce2">
            <text:p>26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499115000000002" table:style-name="ce2">
            <text:p>0,96499115</text:p>
          </table:table-cell>
          <table:table-cell office:value-type="string" table:style-name="ce2">
            <text:p><text:s/>error rate</text:p>
          </table:table-cell>
          <table:table-cell office:value-type="float" office:value="28.27" table:style-name="ce2">
            <text:p>28,27</text:p>
          </table:table-cell>
          <table:table-cell office:value-type="float" office:value="28.27" table:formula="of:=ROUND([.D966]; 2)" table:style-name="ce2">
            <text:p>28,2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599113999999997" table:style-name="ce2">
            <text:p>0,96599114</text:p>
          </table:table-cell>
          <table:table-cell office:value-type="string" table:style-name="ce2">
            <text:p><text:s/>error rate</text:p>
          </table:table-cell>
          <table:table-cell office:value-type="float" office:value="30.64" table:style-name="ce2">
            <text:p>30,64</text:p>
          </table:table-cell>
          <table:table-cell office:value-type="float" office:value="30.64" table:formula="of:=ROUND([.D967]; 2)" table:style-name="ce2">
            <text:p>30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699109999999999" table:style-name="ce2">
            <text:p>0,9669911</text:p>
          </table:table-cell>
          <table:table-cell office:value-type="string" table:style-name="ce2">
            <text:p><text:s/>error rate</text:p>
          </table:table-cell>
          <table:table-cell office:value-type="float" office:value="25.91" table:style-name="ce2">
            <text:p>25,91</text:p>
          </table:table-cell>
          <table:table-cell office:value-type="float" office:value="25.91" table:formula="of:=ROUND([.D968]; 2)" table:style-name="ce2">
            <text:p>25,9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799109999999999" table:style-name="ce2">
            <text:p>0,9679911</text:p>
          </table:table-cell>
          <table:table-cell office:value-type="string" table:style-name="ce2">
            <text:p><text:s/>error rate</text:p>
          </table:table-cell>
          <table:table-cell office:value-type="float" office:value="29.640001000000002" table:style-name="ce2">
            <text:p>29,640001</text:p>
          </table:table-cell>
          <table:table-cell office:value-type="float" office:value="29.64" table:formula="of:=ROUND([.D969]; 2)" table:style-name="ce2">
            <text:p>29,6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899109999999999" table:style-name="ce2">
            <text:p>0,9689911</text:p>
          </table:table-cell>
          <table:table-cell office:value-type="string" table:style-name="ce2">
            <text:p><text:s/>error rate</text:p>
          </table:table-cell>
          <table:table-cell office:value-type="float" office:value="23.54" table:style-name="ce2">
            <text:p>23,54</text:p>
          </table:table-cell>
          <table:table-cell office:value-type="float" office:value="23.54" table:formula="of:=ROUND([.D970]; 2)" table:style-name="ce2">
            <text:p>23,5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6999109999999999" table:style-name="ce2">
            <text:p>0,9699911</text:p>
          </table:table-cell>
          <table:table-cell office:value-type="string" table:style-name="ce2">
            <text:p><text:s/>error rate</text:p>
          </table:table-cell>
          <table:table-cell office:value-type="float" office:value="27.45" table:style-name="ce2">
            <text:p>27,45</text:p>
          </table:table-cell>
          <table:table-cell office:value-type="float" office:value="27.45" table:formula="of:=ROUND([.D971]; 2)" table:style-name="ce2">
            <text:p>27,4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09911" table:style-name="ce2">
            <text:p>0,9709911</text:p>
          </table:table-cell>
          <table:table-cell office:value-type="string" table:style-name="ce2">
            <text:p><text:s/>error rate</text:p>
          </table:table-cell>
          <table:table-cell office:value-type="float" office:value="28.93" table:style-name="ce2">
            <text:p>28,93</text:p>
          </table:table-cell>
          <table:table-cell office:value-type="float" office:value="28.93" table:formula="of:=ROUND([.D972]; 2)" table:style-name="ce2">
            <text:p>28,9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199106000000002" table:style-name="ce2">
            <text:p>0,97199106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973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299104999999997" table:style-name="ce2">
            <text:p>0,97299105</text:p>
          </table:table-cell>
          <table:table-cell office:value-type="string" table:style-name="ce2">
            <text:p><text:s/>error rate</text:p>
          </table:table-cell>
          <table:table-cell office:value-type="float" office:value="26.699998999999998" table:style-name="ce2">
            <text:p>26,699999</text:p>
          </table:table-cell>
          <table:table-cell office:value-type="float" office:value="26.7" table:formula="of:=ROUND([.D974]; 2)" table:style-name="ce2">
            <text:p>26,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399104000000003" table:style-name="ce2">
            <text:p>0,97399104</text:p>
          </table:table-cell>
          <table:table-cell office:value-type="string" table:style-name="ce2">
            <text:p><text:s/>error rate</text:p>
          </table:table-cell>
          <table:table-cell office:value-type="float" office:value="29.300001000000002" table:style-name="ce2">
            <text:p>29,300001</text:p>
          </table:table-cell>
          <table:table-cell office:value-type="float" office:value="29.3" table:formula="of:=ROUND([.D975]; 2)" table:style-name="ce2">
            <text:p>29,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499100000000005" table:style-name="ce2">
            <text:p>0,974991</text:p>
          </table:table-cell>
          <table:table-cell office:value-type="string" table:style-name="ce2">
            <text:p><text:s/>error rate</text:p>
          </table:table-cell>
          <table:table-cell office:value-type="float" office:value="26.320001999999999" table:style-name="ce2">
            <text:p>26,320002</text:p>
          </table:table-cell>
          <table:table-cell office:value-type="float" office:value="26.32" table:formula="of:=ROUND([.D976]; 2)" table:style-name="ce2">
            <text:p>26,3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599100000000005" table:style-name="ce2">
            <text:p>0,975991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977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699100000000005" table:style-name="ce2">
            <text:p>0,976991</text:p>
          </table:table-cell>
          <table:table-cell office:value-type="string" table:style-name="ce2">
            <text:p><text:s/>error rate</text:p>
          </table:table-cell>
          <table:table-cell office:value-type="float" office:value="29.07" table:style-name="ce2">
            <text:p>29,07</text:p>
          </table:table-cell>
          <table:table-cell office:value-type="float" office:value="29.07" table:formula="of:=ROUND([.D978]; 2)" table:style-name="ce2">
            <text:p>29,07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799100000000005" table:style-name="ce2">
            <text:p>0,977991</text:p>
          </table:table-cell>
          <table:table-cell office:value-type="string" table:style-name="ce2">
            <text:p><text:s/>error rate</text:p>
          </table:table-cell>
          <table:table-cell office:value-type="float" office:value="28.41" table:style-name="ce2">
            <text:p>28,41</text:p>
          </table:table-cell>
          <table:table-cell office:value-type="float" office:value="28.41" table:formula="of:=ROUND([.D979]; 2)" table:style-name="ce2">
            <text:p>28,4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899099999999994" table:style-name="ce2">
            <text:p>0,978991</text:p>
          </table:table-cell>
          <table:table-cell office:value-type="string" table:style-name="ce2">
            <text:p><text:s/>error rate</text:p>
          </table:table-cell>
          <table:table-cell office:value-type="float" office:value="30.18" table:style-name="ce2">
            <text:p>30,18</text:p>
          </table:table-cell>
          <table:table-cell office:value-type="float" office:value="30.18" table:formula="of:=ROUND([.D980]; 2)" table:style-name="ce2">
            <text:p>30,1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7999095999999997" table:style-name="ce2">
            <text:p>0,97999096</text:p>
          </table:table-cell>
          <table:table-cell office:value-type="string" table:style-name="ce2">
            <text:p><text:s/>error rate</text:p>
          </table:table-cell>
          <table:table-cell office:value-type="float" office:value="28.34" table:style-name="ce2">
            <text:p>28,34</text:p>
          </table:table-cell>
          <table:table-cell office:value-type="float" office:value="28.34" table:formula="of:=ROUND([.D981]; 2)" table:style-name="ce2">
            <text:p>28,3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099095000000003" table:style-name="ce2">
            <text:p>0,98099095</text:p>
          </table:table-cell>
          <table:table-cell office:value-type="string" table:style-name="ce2">
            <text:p><text:s/>error rate</text:p>
          </table:table-cell>
          <table:table-cell office:value-type="float" office:value="24.99" table:style-name="ce2">
            <text:p>24,99</text:p>
          </table:table-cell>
          <table:table-cell office:value-type="float" office:value="24.99" table:formula="of:=ROUND([.D982]; 2)" table:style-name="ce2">
            <text:p>24,9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199093000000004" table:style-name="ce2">
            <text:p>0,98199093</text:p>
          </table:table-cell>
          <table:table-cell office:value-type="string" table:style-name="ce2">
            <text:p><text:s/>error rate</text:p>
          </table:table-cell>
          <table:table-cell office:value-type="float" office:value="28.43" table:style-name="ce2">
            <text:p>28,43</text:p>
          </table:table-cell>
          <table:table-cell office:value-type="float" office:value="28.43" table:formula="of:=ROUND([.D983]; 2)" table:style-name="ce2">
            <text:p>28,4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29909" table:style-name="ce2">
            <text:p>0,9829909</text:p>
          </table:table-cell>
          <table:table-cell office:value-type="string" table:style-name="ce2">
            <text:p><text:s/>error rate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formula="of:=ROUND([.D984]; 2)" table:style-name="ce2">
            <text:p>26,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39909" table:style-name="ce2">
            <text:p>0,9839909</text:p>
          </table:table-cell>
          <table:table-cell office:value-type="string" table:style-name="ce2">
            <text:p><text:s/>error rate</text:p>
          </table:table-cell>
          <table:table-cell office:value-type="float" office:value="29.35" table:style-name="ce2">
            <text:p>29,35</text:p>
          </table:table-cell>
          <table:table-cell office:value-type="float" office:value="29.35" table:formula="of:=ROUND([.D985]; 2)" table:style-name="ce2">
            <text:p>29,3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49909" table:style-name="ce2">
            <text:p>0,9849909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986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59909" table:style-name="ce2">
            <text:p>0,9859909</text:p>
          </table:table-cell>
          <table:table-cell office:value-type="string" table:style-name="ce2">
            <text:p><text:s/>error rate</text:p>
          </table:table-cell>
          <table:table-cell office:value-type="float" office:value="29.679998000000001" table:style-name="ce2">
            <text:p>29,679998</text:p>
          </table:table-cell>
          <table:table-cell office:value-type="float" office:value="29.68" table:formula="of:=ROUND([.D987]; 2)" table:style-name="ce2">
            <text:p>29,6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699086999999996" table:style-name="ce2">
            <text:p>0,98699087</text:p>
          </table:table-cell>
          <table:table-cell office:value-type="string" table:style-name="ce2">
            <text:p><text:s/>error rate</text:p>
          </table:table-cell>
          <table:table-cell office:value-type="float" office:value="29.31" table:style-name="ce2">
            <text:p>29,31</text:p>
          </table:table-cell>
          <table:table-cell office:value-type="float" office:value="29.31" table:formula="of:=ROUND([.D988]; 2)" table:style-name="ce2">
            <text:p>29,3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799086000000003" table:style-name="ce2">
            <text:p>0,98799086</text:p>
          </table:table-cell>
          <table:table-cell office:value-type="string" table:style-name="ce2">
            <text:p><text:s/>error rate</text:p>
          </table:table-cell>
          <table:table-cell office:value-type="float" office:value="28" table:style-name="ce2">
            <text:p>28</text:p>
          </table:table-cell>
          <table:table-cell office:value-type="float" office:value="28" table:formula="of:=ROUND([.D989]; 2)" table:style-name="ce2">
            <text:p>2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899084000000004" table:style-name="ce2">
            <text:p>0,98899084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990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8999082999999999" table:style-name="ce2">
            <text:p>0,98999083</text:p>
          </table:table-cell>
          <table:table-cell office:value-type="string" table:style-name="ce2">
            <text:p><text:s/>error rate</text:p>
          </table:table-cell>
          <table:table-cell office:value-type="float" office:value="30.230001000000001" table:style-name="ce2">
            <text:p>30,230001</text:p>
          </table:table-cell>
          <table:table-cell office:value-type="float" office:value="30.23" table:formula="of:=ROUND([.D991]; 2)" table:style-name="ce2">
            <text:p>30,2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099079999999995" table:style-name="ce2">
            <text:p>0,9909908</text:p>
          </table:table-cell>
          <table:table-cell office:value-type="string" table:style-name="ce2">
            <text:p><text:s/>error rate</text:p>
          </table:table-cell>
          <table:table-cell office:value-type="float" office:value="30.19" table:style-name="ce2">
            <text:p>30,19</text:p>
          </table:table-cell>
          <table:table-cell office:value-type="float" office:value="30.19" table:formula="of:=ROUND([.D992]; 2)" table:style-name="ce2">
            <text:p>30,1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199079999999995" table:style-name="ce2">
            <text:p>0,9919908</text:p>
          </table:table-cell>
          <table:table-cell office:value-type="string" table:style-name="ce2">
            <text:p><text:s/>error rate</text:p>
          </table:table-cell>
          <table:table-cell office:value-type="float" office:value="26.44" table:style-name="ce2">
            <text:p>26,44</text:p>
          </table:table-cell>
          <table:table-cell office:value-type="float" office:value="26.44" table:formula="of:=ROUND([.D993]; 2)" table:style-name="ce2">
            <text:p>26,44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299079999999995" table:style-name="ce2">
            <text:p>0,9929908</text:p>
          </table:table-cell>
          <table:table-cell office:value-type="string" table:style-name="ce2">
            <text:p><text:s/>error rate</text:p>
          </table:table-cell>
          <table:table-cell office:value-type="float" office:value="27.55" table:style-name="ce2">
            <text:p>27,55</text:p>
          </table:table-cell>
          <table:table-cell office:value-type="float" office:value="27.55" table:formula="of:=ROUND([.D994]; 2)" table:style-name="ce2">
            <text:p>27,5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399079999999995" table:style-name="ce2">
            <text:p>0,9939908</text:p>
          </table:table-cell>
          <table:table-cell office:value-type="string" table:style-name="ce2">
            <text:p><text:s/>error rate</text:p>
          </table:table-cell>
          <table:table-cell office:value-type="float" office:value="27.15" table:style-name="ce2">
            <text:p>27,15</text:p>
          </table:table-cell>
          <table:table-cell office:value-type="float" office:value="27.15" table:formula="of:=ROUND([.D995]; 2)" table:style-name="ce2">
            <text:p>27,15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499077000000002" table:style-name="ce2">
            <text:p>0,99499077</text:p>
          </table:table-cell>
          <table:table-cell office:value-type="string" table:style-name="ce2">
            <text:p><text:s/>error rate</text:p>
          </table:table-cell>
          <table:table-cell office:value-type="float" office:value="27.579998" table:style-name="ce2">
            <text:p>27,579998</text:p>
          </table:table-cell>
          <table:table-cell office:value-type="float" office:value="27.58" table:formula="of:=ROUND([.D996]; 2)" table:style-name="ce2">
            <text:p>27,5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599075000000004" table:style-name="ce2">
            <text:p>0,99599075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997]; 2)" table:style-name="ce2">
            <text:p>27,1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699073999999999" table:style-name="ce2">
            <text:p>0,99699074</text:p>
          </table:table-cell>
          <table:table-cell office:value-type="string" table:style-name="ce2">
            <text:p><text:s/>error rate</text:p>
          </table:table-cell>
          <table:table-cell office:value-type="float" office:value="28.82" table:style-name="ce2">
            <text:p>28,82</text:p>
          </table:table-cell>
          <table:table-cell office:value-type="float" office:value="28.82" table:formula="of:=ROUND([.D998]; 2)" table:style-name="ce2">
            <text:p>28,8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799070000000001" table:style-name="ce2">
            <text:p>0,9979907</text:p>
          </table:table-cell>
          <table:table-cell office:value-type="string" table:style-name="ce2">
            <text:p><text:s/>error rate</text:p>
          </table:table-cell>
          <table:table-cell office:value-type="float" office:value="26.890001000000002" table:style-name="ce2">
            <text:p>26,890001</text:p>
          </table:table-cell>
          <table:table-cell office:value-type="float" office:value="26.89" table:formula="of:=ROUND([.D999]; 2)" table:style-name="ce2">
            <text:p>26,89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899070000000001" table:style-name="ce2">
            <text:p>0,9989907</text:p>
          </table:table-cell>
          <table:table-cell office:value-type="string" table:style-name="ce2">
            <text:p><text:s/>error rate</text:p>
          </table:table-cell>
          <table:table-cell office:value-type="float" office:value="28.11" table:style-name="ce2">
            <text:p>28,11</text:p>
          </table:table-cell>
          <table:table-cell office:value-type="float" office:value="28.11" table:formula="of:=ROUND([.D1000]; 2)" table:style-name="ce2">
            <text:p>28,1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Learning rate</text:p>
          </table:table-cell>
          <table:table-cell office:value-type="float" office:value="0.99999070000000001" table:style-name="ce2">
            <text:p>0,9999907</text:p>
          </table:table-cell>
          <table:table-cell office:value-type="string" table:style-name="ce2">
            <text:p><text:s/>error rate</text:p>
          </table:table-cell>
          <table:table-cell office:value-type="float" office:value="25.97" table:style-name="ce2">
            <text:p>25,97</text:p>
          </table:table-cell>
          <table:table-cell office:value-type="float" office:value="25.97" table:formula="of:=ROUND([.D1001]; 2)" table:style-name="ce2">
            <text:p>25,97</text:p>
          </table:table-cell>
          <table:table-cell table:style-name="ce2"/>
          <table:table-cell table:number-columns-repeated="16378"/>
        </table:table-row>
        <table:table-row table:number-rows-repeated="1047575" table:style-name="ro1">
          <table:table-cell table:number-columns-repeated="16384"/>
        </table:table-row>
      </table:table>
      <table:database-ranges>
        <table:database-range table:target-range-address="Sheet1.F6:Sheet1.I2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guel Gonçalves</dc:creator>
    <meta:creation-date>2018-11-24T19:13:06Z</meta:creation-date>
    <dc:date>2018-11-27T02:31:24Z</dc:date>
    <meta:editing-cycles>1</meta:editing-cycles>
    <meta:editing-duration>PT3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Frecuencia Absolut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asa de Error (%)</text:p>
            </chart:title>
            <chart:categories table:cell-range-address="Sheet1.$H$7:.$H$27"/>
          </chart:axis>
          <chart:series chart:values-cell-range-address="Sheet1.$I$7:.$I$27" chart:class="chart:bar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40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asa de Error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asa de Aprendisaje</text:p>
            </chart:title>
            <chart:grid chart:class="major" chart:style-name="GMa1"/>
          </chart:axis>
          <chart:series chart:values-cell-range-address="Sheet1.$D$2:.$D$1001" chart:class="chart:scatter" chart:attached-axis="primary-y" chart:style-name="G0S0">
            <chart:domain table:cell-range-address="Sheet1.$B$2:.$B$1001"/>
            <chart:data-point chart:repeated="10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